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1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6" table:default-cell-style-name="Default"/>
        <table:table-row table:style-name="ro1">
          <table:table-cell office:value-type="string" calcext:value-type="string">
            <text:p>Journal title</text:p>
          </table:table-cell>
          <table:table-cell office:value-type="string" calcext:value-type="string">
            <text:p>Journal URL</text:p>
          </table:table-cell>
          <table:table-cell office:value-type="string" calcext:value-type="string">
            <text:p>URL in DOAJ</text:p>
          </table:table-cell>
          <table:table-cell office:value-type="string" calcext:value-type="string">
            <text:p>Alternative title</text:p>
          </table:table-cell>
          <table:table-cell office:value-type="string" calcext:value-type="string">
            <text:p>Journal ISSN (print version)</text:p>
          </table:table-cell>
          <table:table-cell office:value-type="string" calcext:value-type="string">
            <text:p>Journal EISSN (online version)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Languages in which the journal accepts manuscripts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untry of publisher</text:p>
          </table:table-cell>
          <table:table-cell office:value-type="string" calcext:value-type="string">
            <text:p>Society or institution</text:p>
          </table:table-cell>
          <table:table-cell office:value-type="string" calcext:value-type="string">
            <text:p>Country of society or institution</text:p>
          </table:table-cell>
          <table:table-cell office:value-type="string" calcext:value-type="string">
            <text:p>Journal license</text:p>
          </table:table-cell>
          <table:table-cell office:value-type="string" calcext:value-type="string">
            <text:p>License attributes</text:p>
          </table:table-cell>
          <table:table-cell office:value-type="string" calcext:value-type="string">
            <text:p>URL for license terms</text:p>
          </table:table-cell>
          <table:table-cell office:value-type="string" calcext:value-type="string">
            <text:p>Machine-readable CC licensing information embedded or displayed in articles</text:p>
          </table:table-cell>
          <table:table-cell office:value-type="string" calcext:value-type="string">
            <text:p>URL to an example page with embedded licensing information</text:p>
          </table:table-cell>
          <table:table-cell office:value-type="string" calcext:value-type="string">
            <text:p>Author holds copyright without restrictions</text:p>
          </table:table-cell>
          <table:table-cell office:value-type="string" calcext:value-type="string">
            <text:p>Copyright information URL</text:p>
          </table:table-cell>
          <table:table-cell office:value-type="string" calcext:value-type="string">
            <text:p>Review process</text:p>
          </table:table-cell>
          <table:table-cell office:value-type="string" calcext:value-type="string">
            <text:p>Review process information URL</text:p>
          </table:table-cell>
          <table:table-cell office:value-type="string" calcext:value-type="string">
            <text:p>Journal plagiarism screening policy</text:p>
          </table:table-cell>
          <table:table-cell office:value-type="string" calcext:value-type="string">
            <text:p>Plagiarism information URL</text:p>
          </table:table-cell>
          <table:table-cell office:value-type="string" calcext:value-type="string">
            <text:p>URL for journal's aims &amp; scope</text:p>
          </table:table-cell>
          <table:table-cell office:value-type="string" calcext:value-type="string">
            <text:p>URL for the Editorial Board page</text:p>
          </table:table-cell>
          <table:table-cell office:value-type="string" calcext:value-type="string">
            <text:p>URL for journal's instructions for authors</text:p>
          </table:table-cell>
          <table:table-cell office:value-type="string" calcext:value-type="string">
            <text:p>Average number of weeks between article submission and publication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PC information URL</text:p>
          </table:table-cell>
          <table:table-cell office:value-type="string" calcext:value-type="string">
            <text:p>APC amount</text:p>
          </table:table-cell>
          <table:table-cell office:value-type="string" calcext:value-type="string">
            <text:p>Journal waiver policy (for developing country authors etc)</text:p>
          </table:table-cell>
          <table:table-cell office:value-type="string" calcext:value-type="string">
            <text:p>Waiver policy information URL</text:p>
          </table:table-cell>
          <table:table-cell office:value-type="string" calcext:value-type="string">
            <text:p>Has other fees</text:p>
          </table:table-cell>
          <table:table-cell office:value-type="string" calcext:value-type="string">
            <text:p>Other submission fees information URL</text:p>
          </table:table-cell>
          <table:table-cell office:value-type="string" calcext:value-type="string">
            <text:p>Preservation Services</text:p>
          </table:table-cell>
          <table:table-cell office:value-type="string" calcext:value-type="string">
            <text:p>Preservation Service: national library</text:p>
          </table:table-cell>
          <table:table-cell office:value-type="string" calcext:value-type="string">
            <text:p>Preservation information URL</text:p>
          </table:table-cell>
          <table:table-cell office:value-type="string" calcext:value-type="string">
            <text:p>Deposit policy directory</text:p>
          </table:table-cell>
          <table:table-cell office:value-type="string" calcext:value-type="string">
            <text:p>URL for deposit policy</text:p>
          </table:table-cell>
          <table:table-cell office:value-type="string" calcext:value-type="string">
            <text:p>Persistent article identifiers</text:p>
          </table:table-cell>
          <table:table-cell office:value-type="string" calcext:value-type="string">
            <text:p>Article metadata includes ORCIDs</text:p>
          </table:table-cell>
          <table:table-cell office:value-type="string" calcext:value-type="string">
            <text:p>Journal complies with I4OC standards for open citations</text:p>
          </table:table-cell>
          <table:table-cell office:value-type="string" calcext:value-type="string">
            <text:p>Does this journal allow unrestricted reuse in compliance with BOAI?</text:p>
          </table:table-cell>
          <table:table-cell office:value-type="string" calcext:value-type="string">
            <text:p>URL for journal's Open Access statement</text:p>
          </table:table-cell>
          <table:table-cell office:value-type="string" calcext:value-type="string">
            <text:p>Continues</text:p>
          </table:table-cell>
          <table:table-cell office:value-type="string" calcext:value-type="string">
            <text:p>Continued By</text:p>
          </table:table-cell>
          <table:table-cell office:value-type="string" calcext:value-type="string">
            <text:p>LCC Codes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DOAJ Seal</text:p>
          </table:table-cell>
          <table:table-cell office:value-type="string" calcext:value-type="string">
            <text:p>Added on Date</text:p>
          </table:table-cell>
          <table:table-cell office:value-type="string" calcext:value-type="string">
            <text:p>Last updated Date</text:p>
          </table:table-cell>
          <table:table-cell office:value-type="string" calcext:value-type="string">
            <text:p>Number of Article Records</text:p>
          </table:table-cell>
          <table:table-cell office:value-type="string" calcext:value-type="string">
            <text:p>Most Recent Article Added</text:p>
          </table:table-cell>
        </table:table-row>
        <table:table-row table:style-name="ro1">
          <table:table-cell office:value-type="string" calcext:value-type="string">
            <text:p>Acta Palaeobotanica</text:p>
          </table:table-cell>
          <table:table-cell office:value-type="string" calcext:value-type="string">
            <text:p>https://acpa.botany.pl/</text:p>
          </table:table-cell>
          <table:table-cell office:value-type="string" calcext:value-type="string">
            <text:p>https://doaj.org/toc/1fe88973c9e142b188f5148415480aec</text:p>
          </table:table-cell>
          <table:table-cell table:number-columns-repeated="2"/>
          <table:table-cell office:value-type="string" calcext:value-type="string">
            <text:p>2082-0259</text:p>
          </table:table-cell>
          <table:table-cell office:value-type="string" calcext:value-type="string">
            <text:p>palaeobotany, palynology, palaeoecology, palaeophytogeography, archaeobotan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. Szafer Institute of Botany, Polish Academy of Science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. Szafer Institute of Botany, Polish Academy of Science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C BY, CC BY-NC-ND</text:p>
          </table:table-cell>
          <table:table-cell/>
          <table:table-cell office:value-type="string" calcext:value-type="string">
            <text:p>https://acpa.botany.pl/Open-Access-Policy,2444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cpa.botany.pl/The-Miocene-Red-Lake-macroflora-of-the-Deadman-River-Formation-Chilcotin-Group-Interior,128366,0,2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cpa.botany.pl/Open-Access-Policy,2444.html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acpa.botany.pl/For-Reviewers,2210.htm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acpa.botany.pl/About-the-Journal,2208.html</text:p>
          </table:table-cell>
          <table:table-cell office:value-type="string" calcext:value-type="string">
            <text:p>https://acpa.botany.pl/Editorial-Board,2209.html</text:p>
          </table:table-cell>
          <table:table-cell office:value-type="string" calcext:value-type="string">
            <text:p>https://acpa.botany.pl/Guidelines-for-authors,2212.htm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acpa.botany.pl/Guidelines-for-authors,2212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O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cpa.botany.pl/Open-Access-Policy,2444.html</text:p>
          </table:table-cell>
          <table:table-cell table:number-columns-repeated="2"/>
          <table:table-cell office:value-type="string" calcext:value-type="string">
            <text:p>QE701-760|QK1-989</text:p>
          </table:table-cell>
          <table:table-cell office:value-type="string" calcext:value-type="string">
            <text:p>Science: Geology: Paleontology | Science: Botan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9-10T13:04:20Z</text:p>
          </table:table-cell>
          <table:table-cell office:value-type="string" calcext:value-type="string">
            <text:p>2021-01-21T15:37:43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1-21T14:38:48Z</text:p>
          </table:table-cell>
        </table:table-row>
        <table:table-row table:style-name="ro1">
          <table:table-cell office:value-type="string" calcext:value-type="string">
            <text:p>Acta Universitatis Lodziensis: Folia Archaeologica</text:p>
          </table:table-cell>
          <table:table-cell office:value-type="string" calcext:value-type="string">
            <text:p>https://czasopisma.uni.lodz.pl/archaeo/</text:p>
          </table:table-cell>
          <table:table-cell office:value-type="string" calcext:value-type="string">
            <text:p>https://doaj.org/toc/79334b6ccccc496793b4af79be68c107</text:p>
          </table:table-cell>
          <table:table-cell/>
          <table:table-cell office:value-type="string" calcext:value-type="string">
            <text:p>0208-6034</text:p>
          </table:table-cell>
          <table:table-cell office:value-type="string" calcext:value-type="string">
            <text:p>2449-8300</text:p>
          </table:table-cell>
          <table:table-cell office:value-type="string" calcext:value-type="string">
            <text:p>archeological research, archaeology, central europe</text:p>
          </table:table-cell>
          <table:table-cell office:value-type="string" calcext:value-type="string">
            <text:p>English, German, Polish</text:p>
          </table:table-cell>
          <table:table-cell office:value-type="string" calcext:value-type="string">
            <text:p>Lodz University Pres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Lodz, Poland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czasopisma.uni.lodz.pl/archaeo/open_access_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czasopisma.uni.lodz.pl/archaeo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czasopisma.uni.lodz.pl/archaeo/about</text:p>
          </table:table-cell>
          <table:table-cell office:value-type="string" calcext:value-type="string">
            <text:p>https://czasopisma.uni.lodz.pl/archaeo/about/editorialTeam</text:p>
          </table:table-cell>
          <table:table-cell office:value-type="string" calcext:value-type="string">
            <text:p>https://czasopisma.uni.lodz.pl/archaeo/editorial_instructio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czasopisma.uni.lodz.pl/archaeo/publication_fe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czasopisma.uni.lodz.pl/archaeo/publication_fee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czasopisma.uni.lodz.pl/archaeo/open_access_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6-25T12:22:09Z</text:p>
          </table:table-cell>
          <table:table-cell office:value-type="string" calcext:value-type="string">
            <text:p>2019-07-23T10:17:21Z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0-10-02T16:52:59Z</text:p>
          </table:table-cell>
        </table:table-row>
        <table:table-row table:style-name="ro1">
          <table:table-cell office:value-type="string" calcext:value-type="string">
            <text:p>Aethiopica</text:p>
          </table:table-cell>
          <table:table-cell office:value-type="string" calcext:value-type="string">
            <text:p>https://journals.sub.uni-hamburg.de/aethiopica/about</text:p>
          </table:table-cell>
          <table:table-cell office:value-type="string" calcext:value-type="string">
            <text:p>https://doaj.org/toc/bff075de51d54c8c9b39ed3797709029</text:p>
          </table:table-cell>
          <table:table-cell/>
          <table:table-cell office:value-type="string" calcext:value-type="string">
            <text:p>1430-1938</text:p>
          </table:table-cell>
          <table:table-cell office:value-type="string" calcext:value-type="string">
            <text:p>2194-4024</text:p>
          </table:table-cell>
          <table:table-cell office:value-type="string" calcext:value-type="string">
            <text:p>ethiopian and eritrean studies, philology, linguistics, archaeology, history, cultural anthropology</text:p>
          </table:table-cell>
          <table:table-cell office:value-type="string" calcext:value-type="string">
            <text:p>English, French, German, Italian</text:p>
          </table:table-cell>
          <table:table-cell office:value-type="string" calcext:value-type="string">
            <text:p>Universität Hamburg <text:s text:c="2"/>Hiob Ludolf Centre for Ethiopian and Eritrean Studies <text:s text:c="2"/>Asien-Afrika-Institut Alsterterrasse 1 <text:s text:c="2"/>D-20354 Hamburg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Hamburg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s://journals.sub.uni-hamburg.de/aethiopica/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sub.uni-hamburg.de/aethiopica/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ournals.sub.uni-hamburg.de/aethiopica/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journals.sub.uni-hamburg.de/aethiopica/about#focusAndScope</text:p>
          </table:table-cell>
          <table:table-cell office:value-type="string" calcext:value-type="string">
            <text:p>https://journals.sub.uni-hamburg.de/aethiopica/about/editorialTeam</text:p>
          </table:table-cell>
          <table:table-cell office:value-type="string" calcext:value-type="string">
            <text:p>https://journals.sub.uni-hamburg.de/aethiopica/authorguidelin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s.sub.uni-hamburg.de/aethiopica/ethic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s.sub.uni-hamburg.de/aethiopica/ethics</text:p>
          </table:table-cell>
          <table:table-cell/>
          <table:table-cell office:value-type="string" calcext:value-type="string">
            <text:p>All articles are archived by the German National Library (Deutsche Nationalbibliothek, https://nbn-resolving.org/, for example the editoial of the current issue is stored here: http://nbn-resolving.de/urn:nbn:de:gbv:18-8-14901), <text:s/>in the near future additionally via PKP Preservation Network (The PKP PN plugin for OJS 3 is currently in development and will be available in the plugin gallery soon.)</text:p>
          </table:table-cell>
          <table:table-cell office:value-type="string" calcext:value-type="string">
            <text:p>http://d-nb.info/1023398311</text:p>
          </table:table-cell>
          <table:table-cell table:number-columns-repeated="2"/>
          <table:table-cell office:value-type="string" calcext:value-type="string">
            <text:p>DOI, UR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sub.uni-hamburg.de/aethiopica/about#openAccessPolicy</text:p>
          </table:table-cell>
          <table:table-cell table:number-columns-repeated="2"/>
          <table:table-cell office:value-type="string" calcext:value-type="string">
            <text:p>GN301-674|P1-1091</text:p>
          </table:table-cell>
          <table:table-cell office:value-type="string" calcext:value-type="string">
            <text:p>Geography. Anthropology. Recreation: Anthropology: Ethnology. Social and cultural anthropology | Language and Literature: Philology. Linguist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1-09T17:37:51Z</text:p>
          </table:table-cell>
          <table:table-cell office:value-type="string" calcext:value-type="string">
            <text:p>2020-11-24T14:40:20Z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2020-11-13T12:05:19Z</text:p>
          </table:table-cell>
        </table:table-row>
        <table:table-row table:style-name="ro1">
          <table:table-cell office:value-type="string" calcext:value-type="string">
            <text:p>Americanía: Revista de Estudios Latinoamericanos</text:p>
          </table:table-cell>
          <table:table-cell office:value-type="string" calcext:value-type="string">
            <text:p>http://www.upo.es/revistas/index.php/americania/index</text:p>
          </table:table-cell>
          <table:table-cell office:value-type="string" calcext:value-type="string">
            <text:p>https://doaj.org/toc/92dbd7f9c3594d67859472620d67e116</text:p>
          </table:table-cell>
          <table:table-cell table:number-columns-repeated="2"/>
          <table:table-cell office:value-type="string" calcext:value-type="string">
            <text:p>2174-0178</text:p>
          </table:table-cell>
          <table:table-cell office:value-type="string" calcext:value-type="string">
            <text:p>latin america, history, anthropology, archaeology</text:p>
          </table:table-cell>
          <table:table-cell office:value-type="string" calcext:value-type="string">
            <text:p>Portuguese, Spanish</text:p>
          </table:table-cell>
          <table:table-cell office:value-type="string" calcext:value-type="string">
            <text:p>Universidad Pablo de Olavide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www.upo.es/revistas/index.php/americani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upo.es/revistas/index.php/americania/article/view/1596/13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upo.es/revistas/index.php/americani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upo.es/revistas/index.php/americania/about/editorialPolicies#sectionPolic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upo.es/revistas/index.php/americania/about/editorialPolicies#custom-3</text:p>
          </table:table-cell>
          <table:table-cell office:value-type="string" calcext:value-type="string">
            <text:p>http://www.upo.es/revistas/index.php/americania/about/editorialPolicies#focusAndScope</text:p>
          </table:table-cell>
          <table:table-cell office:value-type="string" calcext:value-type="string">
            <text:p>http://www.upo.es/revistas/index.php/americania/about/editorialTeam</text:p>
          </table:table-cell>
          <table:table-cell office:value-type="string" calcext:value-type="string">
            <text:p>http://www.upo.es/revistas/index.php/americania/about/submissions#authorGuidelin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upo.es/revistas/index.php/americani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upo.es/revistas/index.php/americania/about/editorialPolicies#openAccessPolicy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www.upo.es/revistas/index.php/americania/about/editorialPolicies#custom-0</text:p>
          </table:table-cell>
          <table:table-cell table:number-columns-repeated="2"/>
          <table:table-cell office:value-type="string" calcext:value-type="string">
            <text:p>F1201-3799</text:p>
          </table:table-cell>
          <table:table-cell office:value-type="string" calcext:value-type="string">
            <text:p>History America: Latin America. Spanish Americ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5-12-08T19:56:31Z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6-05-11T10:34:21Z</text:p>
          </table:table-cell>
        </table:table-row>
        <table:table-row table:style-name="ro1">
          <table:table-cell office:value-type="string" calcext:value-type="string">
            <text:p>Anales de Antropología</text:p>
          </table:table-cell>
          <table:table-cell office:value-type="string" calcext:value-type="string">
            <text:p>http://www.revistas.unam.mx/index.php/antropologia</text:p>
          </table:table-cell>
          <table:table-cell office:value-type="string" calcext:value-type="string">
            <text:p>https://doaj.org/toc/30fb3d92a87142258d06078ddbd28ecf</text:p>
          </table:table-cell>
          <table:table-cell/>
          <table:table-cell office:value-type="string" calcext:value-type="string">
            <text:p>0185-1225</text:p>
          </table:table-cell>
          <table:table-cell office:value-type="string" calcext:value-type="string">
            <text:p>2448-6221</text:p>
          </table:table-cell>
          <table:table-cell office:value-type="string" calcext:value-type="string">
            <text:p>latinamerican anthropology, linguistics, ethnology, biological anthropology, archae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, Instituto de Investigaciones Antropológicas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revistas.unam.mx/index.php/antropologia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revistas.unam.mx/index.php/antropologi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revistas.unam.mx/index.php/antropologia/about/submissions#authorGuidelines</text:p>
          </table:table-cell>
          <table:table-cell office:value-type="string" calcext:value-type="string">
            <text:p>http://www.revistas.unam.mx/index.php/antropologia/about/editorialPolicies#focusAndScope</text:p>
          </table:table-cell>
          <table:table-cell office:value-type="string" calcext:value-type="string">
            <text:p>http://www.revistas.unam.mx/index.php/antropologia/about/editorialTeam</text:p>
          </table:table-cell>
          <table:table-cell office:value-type="string" calcext:value-type="string">
            <text:p>http://www.revistas.unam.mx/index.php/antropologia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revistas.unam.mx/index.php/antropologia/about/editorialPolicies#custom-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revistas.unam.mx/index.php/antropologia/about/editorialPolicies#custom-1</text:p>
          </table:table-cell>
          <table:table-cell office:value-type="string" calcext:value-type="string">
            <text:p>CLOCKSS, Portico</text:p>
          </table:table-cell>
          <table:table-cell/>
          <table:table-cell office:value-type="string" calcext:value-type="string">
            <text:p>https://thekeepers.org/journals/0185-122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revistas.unam.mx/index.php/antropologia/about/editorialPolicies#openAccessPolicy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4-06T11:37:02Z</text:p>
          </table:table-cell>
          <table:table-cell office:value-type="string" calcext:value-type="string">
            <text:p>2018-06-12T11:37:37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cient Asia</text:p>
          </table:table-cell>
          <table:table-cell office:value-type="string" calcext:value-type="string">
            <text:p>http://www.ancient-asia-journal.com/</text:p>
          </table:table-cell>
          <table:table-cell office:value-type="string" calcext:value-type="string">
            <text:p>https://doaj.org/toc/e1a62641f91743ef80d11373e1e394a6</text:p>
          </table:table-cell>
          <table:table-cell table:number-columns-repeated="2"/>
          <table:table-cell office:value-type="string" calcext:value-type="string">
            <text:p>2042-5937</text:p>
          </table:table-cell>
          <table:table-cell office:value-type="string" calcext:value-type="string">
            <text:p>archaeology, history, anthropology, art, architecture, numis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biquity Pres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ciety of South Asian Archaeology (SOSAA)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ancient-asia-journal.com/about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ncient-asia-journal.com/articles/10.5334/aa.12328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ncient-asia-journal.com/about/submissions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www.ancient-asia-journal.com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ncient-asia-journal.com/about/research-integrity/</text:p>
          </table:table-cell>
          <table:table-cell office:value-type="string" calcext:value-type="string">
            <text:p>http://www.ancient-asia-journal.com/about/</text:p>
          </table:table-cell>
          <table:table-cell office:value-type="string" calcext:value-type="string">
            <text:p>http://www.ancient-asia-journal.com/about/editorialteam/</text:p>
          </table:table-cell>
          <table:table-cell office:value-type="string" calcext:value-type="string">
            <text:p>http://www.ancient-asia-journal.com/about/submissions/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ncient-asia-journal.com/about/submissions/</text:p>
          </table:table-cell>
          <table:table-cell office:value-type="string" calcext:value-type="string">
            <text:p>3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ncient-asia-journal.com/about/submissions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ncient-asia-journal.com/about/submissions/</text:p>
          </table:table-cell>
          <table:table-cell office:value-type="string" calcext:value-type="string">
            <text:p>LOCKSS, CLOCKSS</text:p>
          </table:table-cell>
          <table:table-cell/>
          <table:table-cell office:value-type="string" calcext:value-type="string">
            <text:p>http://www.ancient-asia-journal.com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ancient-asia-journal.com/about/</text:p>
          </table:table-cell>
          <table:table-cell table:number-columns-repeated="2"/>
          <table:table-cell office:value-type="string" calcext:value-type="string">
            <text:p>NA1-9428|CC1-960|DS1-937</text:p>
          </table:table-cell>
          <table:table-cell office:value-type="string" calcext:value-type="string">
            <text:p>Fine Arts: Architecture | Auxiliary sciences of history: Archaeology | History (General) and history of Europe: History of Asi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16-02-17T10:37:22Z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1-11T05:06:21Z</text:p>
          </table:table-cell>
        </table:table-row>
        <table:table-row table:style-name="ro1">
          <table:table-cell office:value-type="string" calcext:value-type="string">
            <text:p>Antípoda: Revista de Antropología y Arqueología</text:p>
          </table:table-cell>
          <table:table-cell office:value-type="string" calcext:value-type="string">
            <text:p>http://revistas.uniandes.edu.co/journal/antipoda</text:p>
          </table:table-cell>
          <table:table-cell office:value-type="string" calcext:value-type="string">
            <text:p>https://doaj.org/toc/aecbd259c1ff4ec98edfb075ed3854bf</text:p>
          </table:table-cell>
          <table:table-cell/>
          <table:table-cell office:value-type="string" calcext:value-type="string">
            <text:p>1900-5407</text:p>
          </table:table-cell>
          <table:table-cell office:value-type="string" calcext:value-type="string">
            <text:p>2011-4273</text:p>
          </table:table-cell>
          <table:table-cell office:value-type="string" calcext:value-type="string">
            <text:p>social sciences, humanities, anthropology, ethnography, archaeology</text:p>
          </table:table-cell>
          <table:table-cell office:value-type="string" calcext:value-type="string">
            <text:p>English, Portuguese, Spanish</text:p>
          </table:table-cell>
          <table:table-cell office:value-type="string" calcext:value-type="string">
            <text:p>Universidad de los Andes (Bogotá)</text:p>
          </table:table-cell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antipod.uniandes.edu.co/index.php/es/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antipod.uniandes.edu.co/index.php/es/autores/politica-editor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antipod.uniandes.edu.co/index.php/es/autores/politica-editorial</text:p>
          </table:table-cell>
          <table:table-cell office:value-type="string" calcext:value-type="string">
            <text:p>https://antipod.uniandes.edu.co/index.php/es/la-revista/consejo-editorial</text:p>
          </table:table-cell>
          <table:table-cell office:value-type="string" calcext:value-type="string">
            <text:p>https://antipod.uniandes.edu.co/index.php/es/autores/politica-editori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antipod.uniandes.edu.co/index.php/es/autores/politica-editori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antipod.uniandes.edu.co/index.php/es/autores/politica-editorial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antipod.uniandes.edu.co/index.php/es/inicio/acerca-de-la-revista</text:p>
          </table:table-cell>
          <table:table-cell table:number-columns-repeated="2"/>
          <table:table-cell office:value-type="string" calcext:value-type="string">
            <text:p>GN1-890|CC1-960</text:p>
          </table:table-cell>
          <table:table-cell office:value-type="string" calcext:value-type="string">
            <text:p>Geography. Anthropology. Recreation: Anthrop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7-08-15T13:46:55Z</text:p>
          </table:table-cell>
          <table:table-cell office:value-type="string" calcext:value-type="string">
            <text:p>2017-11-26T17:42:19Z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2020-12-18T16:46:24Z</text:p>
          </table:table-cell>
        </table:table-row>
        <table:table-row table:style-name="ro1">
          <table:table-cell office:value-type="string" calcext:value-type="string">
            <text:p>AntropoWebzin</text:p>
          </table:table-cell>
          <table:table-cell office:value-type="string" calcext:value-type="string">
            <text:p>http://www.antropoweb.cz/webzin/</text:p>
          </table:table-cell>
          <table:table-cell office:value-type="string" calcext:value-type="string">
            <text:p>https://doaj.org/toc/84f1a961f6074f3f91a3f4065b67b5e3</text:p>
          </table:table-cell>
          <table:table-cell table:number-columns-repeated="2"/>
          <table:table-cell office:value-type="string" calcext:value-type="string">
            <text:p>1801-8807</text:p>
          </table:table-cell>
          <table:table-cell office:value-type="string" calcext:value-type="string">
            <text:p>anthropology, sociology, ethnography, social sciences, history, archaeology</text:p>
          </table:table-cell>
          <table:table-cell office:value-type="string" calcext:value-type="string">
            <text:p>Czech, English, Slovak</text:p>
          </table:table-cell>
          <table:table-cell office:value-type="string" calcext:value-type="string">
            <text:p>AntropoWeb</text:p>
          </table:table-cell>
          <table:table-cell office:value-type="string" calcext:value-type="string">
            <text:p>Czech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antropoweb.cz/webzin/index.php/webzin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antropoweb.cz/webzin/index.php/webzin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antropoweb.cz/webzin/index.php/webzin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antropoweb.cz/webzin/index.php/webzin/about/editorialPolicies#focusAndScope</text:p>
          </table:table-cell>
          <table:table-cell office:value-type="string" calcext:value-type="string">
            <text:p>http://www.antropoweb.cz/webzin/index.php/webzin/pages/view/editorialboard</text:p>
          </table:table-cell>
          <table:table-cell office:value-type="string" calcext:value-type="string">
            <text:p>http://www.antropoweb.cz/webzin/index.php/webzin/about/submissions#authorGuidel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ntropoweb.cz/webzin/index.php/webzin/about/editorialPolicies#custom-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antropoweb.cz/webzin/index.php/webzin/about/editorialPolicies#custom-2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antropoweb.cz/webzin/index.php/webzin/about/editorialPolicies#openAccessPolicy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11-29T14:21:40Z</text:p>
          </table:table-cell>
          <table:table-cell office:value-type="string" calcext:value-type="string">
            <text:p>2017-01-08T18:13:56Z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017-12-04T22:53:03Z</text:p>
          </table:table-cell>
        </table:table-row>
        <table:table-row table:style-name="ro1">
          <table:table-cell office:value-type="string" calcext:value-type="string">
            <text:p>Anuario de Arqueología</text:p>
          </table:table-cell>
          <table:table-cell office:value-type="string" calcext:value-type="string">
            <text:p>https://revistaanuarioarqueologia.unr.edu.ar/index.php/AA</text:p>
          </table:table-cell>
          <table:table-cell office:value-type="string" calcext:value-type="string">
            <text:p>https://doaj.org/toc/2c68915683c44ea281cece94f926eabc</text:p>
          </table:table-cell>
          <table:table-cell/>
          <table:table-cell office:value-type="string" calcext:value-type="string">
            <text:p>1852-8554</text:p>
          </table:table-cell>
          <table:table-cell office:value-type="string" calcext:value-type="string">
            <text:p>2684-0138</text:p>
          </table:table-cell>
          <table:table-cell office:value-type="string" calcext:value-type="string">
            <text:p>archae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Nacional de Rosar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Rosario, Departamento de Arqueolgía, Escuela de Antropología, Facultad de Humanidades y Artes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revistaanuarioarqueologia.unr.edu.ar/index.php/AA/abo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anuarioarqueologia.unr.edu.ar/index.php/AA/Politicas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revistaanuarioarqueologia.unr.edu.ar/index.php/A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anuarioarqueologia.unr.edu.ar/index.php/AA/about</text:p>
          </table:table-cell>
          <table:table-cell office:value-type="string" calcext:value-type="string">
            <text:p>https://revistaanuarioarqueologia.unr.edu.ar/index.php/AA/about/editorialTeam</text:p>
          </table:table-cell>
          <table:table-cell office:value-type="string" calcext:value-type="string">
            <text:p>https://revistaanuarioarqueologia.unr.edu.ar/index.php/AA/norm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anuarioarqueologia.unr.edu.ar/index.php/AA/Politica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anuarioarqueologia.unr.edu.ar/index.php/AA/Politica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anuarioarqueologia.unr.edu.ar/index.php/AA/Politicas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06T15:44:32Z</text:p>
          </table:table-cell>
          <table:table-cell office:value-type="string" calcext:value-type="string">
            <text:p>2020-08-11T11:05:46Z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1-02-02T19:58:42Z</text:p>
          </table:table-cell>
        </table:table-row>
        <table:table-row table:style-name="ro1">
          <table:table-cell office:value-type="string" calcext:value-type="string">
            <text:p>AP : Online Journal in Public Archaeology</text:p>
          </table:table-cell>
          <table:table-cell office:value-type="string" calcext:value-type="string">
            <text:p>http://revistas.jasarqueologia.es/index.php/APJournal</text:p>
          </table:table-cell>
          <table:table-cell office:value-type="string" calcext:value-type="string">
            <text:p>https://doaj.org/toc/aac272badca34dfa9b3e0d9e81f2fe97</text:p>
          </table:table-cell>
          <table:table-cell office:value-type="string" calcext:value-type="string">
            <text:p>AP Journal</text:p>
          </table:table-cell>
          <table:table-cell/>
          <table:table-cell office:value-type="string" calcext:value-type="string">
            <text:p>2171-6315</text:p>
          </table:table-cell>
          <table:table-cell office:value-type="string" calcext:value-type="string">
            <text:p>cultural heritage, popular culture, archaeological theory, public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JAS Arqueología S.L.U.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as.jasarqueologia.es/index.php/APJournal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jasarqueologia.es/index.php/APJournal/article/view/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jasarqueologia.es/index.php/APJournal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.jasarqueologia.es/index.php/APJournal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.jasarqueologia.es/index.php/APJournal/about/editorialPolicies#focusAndScope</text:p>
          </table:table-cell>
          <table:table-cell office:value-type="string" calcext:value-type="string">
            <text:p>http://revistas.jasarqueologia.es/index.php/APJournal/about/editorialTeam</text:p>
          </table:table-cell>
          <table:table-cell office:value-type="string" calcext:value-type="string">
            <text:p>http://revistas.jasarqueologia.es/index.php/APJournal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jasarqueologia.es/index.php/APJournal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.jasarqueologia.es/index.php/APJournal/about/editorialPolicies#openAccessPolicy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s.jasarqueologia.es/index.php/APJournal/about/editorialPolicies#openAccessPolicy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5-07T15:41:09Z</text:p>
          </table:table-cell>
          <table:table-cell office:value-type="string" calcext:value-type="string">
            <text:p>2017-03-28T07:17:37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7-08-08T09:10:01Z</text:p>
          </table:table-cell>
        </table:table-row>
        <table:table-row table:style-name="ro1">
          <table:table-cell office:value-type="string" calcext:value-type="string">
            <text:p>Arabian Epigraphic Notes</text:p>
          </table:table-cell>
          <table:table-cell office:value-type="string" calcext:value-type="string">
            <text:p>http://www.arabianepigraphicnotes.org</text:p>
          </table:table-cell>
          <table:table-cell office:value-type="string" calcext:value-type="string">
            <text:p>https://doaj.org/toc/7df58960ae64420f8abd457b86c71415</text:p>
          </table:table-cell>
          <table:table-cell office:value-type="string" calcext:value-type="string">
            <text:p>AEN</text:p>
          </table:table-cell>
          <table:table-cell/>
          <table:table-cell office:value-type="string" calcext:value-type="string">
            <text:p>2451-8875</text:p>
          </table:table-cell>
          <table:table-cell office:value-type="string" calcext:value-type="string">
            <text:p>ancient north arabian, ancient south arabian, arabian archaeology, arabic epigraphy, greek epigraphy, nabataean epigraph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eiden University Librar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eiden Center for the Study of Ancient Arabia</text:p>
          </table:table-cell>
          <table:table-cell/>
          <table:table-cell office:value-type="string" calcext:value-type="string">
            <text:p>CC BY-ND</text:p>
          </table:table-cell>
          <table:table-cell/>
          <table:table-cell office:value-type="string" calcext:value-type="string">
            <text:p>http://arabianepigraphicnotes.org/authors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rabianepigraphicnotes.org/author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rabianepigraphicnotes.org/authors/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http://arabianepigraphicnotes.org/about/</text:p>
          </table:table-cell>
          <table:table-cell office:value-type="string" calcext:value-type="string">
            <text:p>http://arabianepigraphicnotes.org/author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rabianepigraphicnotes.org/author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rabianepigraphicnotes.org/authors/</text:p>
          </table:table-cell>
          <table:table-cell/>
          <table:table-cell office:value-type="string" calcext:value-type="string">
            <text:p>Leiden University Library</text:p>
          </table:table-cell>
          <table:table-cell office:value-type="string" calcext:value-type="string">
            <text:p>http://arabianepigraphicnotes.org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Handl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rabianepigraphicnotes.org/about/</text:p>
          </table:table-cell>
          <table:table-cell table:number-columns-repeated="2"/>
          <table:table-cell office:value-type="string" calcext:value-type="string">
            <text:p>G|D51-90</text:p>
          </table:table-cell>
          <table:table-cell office:value-type="string" calcext:value-type="string">
            <text:p>Geography. Anthropology. Recreation | History (General) and history of Europe: History (General): Ancient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1-04T11:12:55Z</text:p>
          </table:table-cell>
          <table:table-cell office:value-type="string" calcext:value-type="string">
            <text:p>2017-11-24T16:04:22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chaeology International</text:p>
          </table:table-cell>
          <table:table-cell office:value-type="string" calcext:value-type="string">
            <text:p>https://www.uclpress.co.uk/pages/archaeology-international</text:p>
          </table:table-cell>
          <table:table-cell office:value-type="string" calcext:value-type="string">
            <text:p>https://doaj.org/toc/dc8beef9f8894f3abef5e96cfe8ea690</text:p>
          </table:table-cell>
          <table:table-cell/>
          <table:table-cell office:value-type="string" calcext:value-type="string">
            <text:p>1463-1725</text:p>
          </table:table-cell>
          <table:table-cell office:value-type="string" calcext:value-type="string">
            <text:p>2048-4194</text:p>
          </table:table-cell>
          <table:table-cell office:value-type="string" calcext:value-type="string">
            <text:p>museum studies, conservation, world archaeology, historical archaeology, cultural heritag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CL Pres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CL Institute of Archaeolog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www.uclpress.co.uk/pages/archaeology-interna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scienceopen.com/document/read?vid=98c62882-a680-449f-be3b-947012a7e60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uclpress.co.uk/pages/journals-editorial-policy#OPEN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www.uclpress.co.uk/pages/archaeology-internati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uclpress.co.uk/pages/journals-editorial-policy#TEXTUAL</text:p>
          </table:table-cell>
          <table:table-cell table:number-columns-repeated="3" office:value-type="string" calcext:value-type="string">
            <text:p>https://www.uclpress.co.uk/pages/archaeology-internati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uclpress.co.uk/pages/archaeology-internation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s://portal.issn.org/resource/ISSN/2048-4194#</text:p>
          </table:table-cell>
          <table:table-cell office:value-type="string" calcext:value-type="string">
            <text:p>Sherpa/Romeo</text:p>
          </table:table-cell>
          <table:table-cell office:value-type="string" calcext:value-type="string">
            <text:p>https://v2.sherpa.ac.uk/id/publication/24600</text:p>
          </table:table-cell>
          <table:table-cell office:value-type="string" calcext:value-type="string">
            <text:p>DOI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https://www.uclpress.co.uk/pages/archaeology-international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3-06-03T17:56:09Z</text:p>
          </table:table-cell>
          <table:table-cell office:value-type="string" calcext:value-type="string">
            <text:p>2021-01-14T15:06:07Z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020-02-11T07:48:57Z</text:p>
          </table:table-cell>
        </table:table-row>
        <table:table-row table:style-name="ro1">
          <table:table-cell office:value-type="string" calcext:value-type="string">
            <text:p>Archeologia e Calcolatori</text:p>
          </table:table-cell>
          <table:table-cell office:value-type="string" calcext:value-type="string">
            <text:p>http://www.archcalc.cnr.it/index.php</text:p>
          </table:table-cell>
          <table:table-cell office:value-type="string" calcext:value-type="string">
            <text:p>https://doaj.org/toc/a4bc21c2290f4c959e3582cc307a4295</text:p>
          </table:table-cell>
          <table:table-cell/>
          <table:table-cell office:value-type="string" calcext:value-type="string">
            <text:p>1120-6861</text:p>
          </table:table-cell>
          <table:table-cell/>
          <table:table-cell office:value-type="string" calcext:value-type="string">
            <text:p>archaelogy, archaeological computing, theory and methods in archaeology</text:p>
          </table:table-cell>
          <table:table-cell office:value-type="string" calcext:value-type="string">
            <text:p>English, French, German, Italian, Spanish</text:p>
          </table:table-cell>
          <table:table-cell office:value-type="string" calcext:value-type="string">
            <text:p>Edizioni All'Insegna del Gigl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nsiglio Nazionale delle Ricerche (CNR)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archcalc.cnr.it/pages/guidelines.p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progettocaere.rm.cnr.it/databasegestione/open_oai_page.asp?id=oai:www.progettocaere.rm.cnr.it/databasegestione/A_C_oai_Archive.xml:77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archcalc.cnr.it/pages/guidelines.ph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archcalc.cnr.it/pages/presentation.php</text:p>
          </table:table-cell>
          <table:table-cell office:value-type="string" calcext:value-type="string">
            <text:p>http://www.archcalc.cnr.it/pages/editorial_staff.php</text:p>
          </table:table-cell>
          <table:table-cell office:value-type="string" calcext:value-type="string">
            <text:p>http://www.archcalc.cnr.it/pages/guidelines.ph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rchcalc.cnr.it/pages/guidelines.php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archcalc.cnr.it/pages/guidelines.php</text:p>
          </table:table-cell>
          <table:table-cell office:value-type="string" calcext:value-type="string">
            <text:p>Italian National Research Council - SOLAR</text:p>
          </table:table-cell>
          <table:table-cell/>
          <table:table-cell office:value-type="string" calcext:value-type="string">
            <text:p>http://www.archcalc.cnr.it/pages/guidelines.php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archcalc.cnr.it/pages/guidelines.php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8-02T12:01:07Z</text:p>
          </table:table-cell>
          <table:table-cell office:value-type="string" calcext:value-type="string">
            <text:p>2020-08-03T09:47:26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heologia Moldovei</text:p>
          </table:table-cell>
          <table:table-cell office:value-type="string" calcext:value-type="string">
            <text:p>http://www.arheo.ro/arheologia-moldovei</text:p>
          </table:table-cell>
          <table:table-cell office:value-type="string" calcext:value-type="string">
            <text:p>https://doaj.org/toc/464126b5331f461ab2a377dddcb8e9ef</text:p>
          </table:table-cell>
          <table:table-cell office:value-type="string" calcext:value-type="string">
            <text:p>Arheologia Moldovei</text:p>
          </table:table-cell>
          <table:table-cell office:value-type="string" calcext:value-type="string">
            <text:p>0066-7358</text:p>
          </table:table-cell>
          <table:table-cell/>
          <table:table-cell office:value-type="string" calcext:value-type="string">
            <text:p>archaeology, history, moldavia, ancient history, byzantine, antiquity</text:p>
          </table:table-cell>
          <table:table-cell office:value-type="string" calcext:value-type="string">
            <text:p>English, French, German, Romanian</text:p>
          </table:table-cell>
          <table:table-cell office:value-type="string" calcext:value-type="string">
            <text:p>Romanian Academ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nstitute of Archaeology Iasi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arheo.ro/arheologia-moldove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arheo.ro/arheologia-moldovei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arheo.ro/arheologia-moldovei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http://www.arheo.ro/arheologia-moldovei</text:p>
          </table:table-cell>
          <table:table-cell office:value-type="string" calcext:value-type="string">
            <text:p>http://arheo.ro/images/evenimente/AM%202015%20Instructions%20for%20authors.pd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rheo.ro/arheologia-moldovei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arheo.ro/arheologia-moldovei</text:p>
          </table:table-cell>
          <table:table-cell table:number-columns-repeated="2"/>
          <table:table-cell office:value-type="string" calcext:value-type="string">
            <text:p>http://www.arheo.ro/arheologia-moldovei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arheo.ro/arheologia-moldovei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1-14T14:14:4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khaia Anatolika</text:p>
          </table:table-cell>
          <table:table-cell office:value-type="string" calcext:value-type="string">
            <text:p>http://arkhaiaanatolika.org</text:p>
          </table:table-cell>
          <table:table-cell office:value-type="string" calcext:value-type="string">
            <text:p>https://doaj.org/toc/3bb76fd23f034d8f8070a1412f9a044d</text:p>
          </table:table-cell>
          <table:table-cell table:number-columns-repeated="2"/>
          <table:table-cell office:value-type="string" calcext:value-type="string">
            <text:p>2651-4664</text:p>
          </table:table-cell>
          <table:table-cell office:value-type="string" calcext:value-type="string">
            <text:p>archeology, anatolian archaeology, anatolian studies</text:p>
          </table:table-cell>
          <table:table-cell office:value-type="string" calcext:value-type="string">
            <text:p>English, German, Turkish</text:p>
          </table:table-cell>
          <table:table-cell office:value-type="string" calcext:value-type="string">
            <text:p>Zeliha Gider Büyüköze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Zeliha Gider Büyüközer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arkhaiaanatolika.org/Sayfalar.asp?dil=1&amp;sid=1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rkhaiaanatolika.org/Sayfalar.asp?dil=1&amp;sid=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khaiaanatolika.org/Sayfalar.asp?dil=1&amp;sid=3</text:p>
          </table:table-cell>
          <table:table-cell office:value-type="string" calcext:value-type="string">
            <text:p>http://arkhaiaanatolika.org/Sayfalar.asp?dil=1&amp;sid=1</text:p>
          </table:table-cell>
          <table:table-cell office:value-type="string" calcext:value-type="string">
            <text:p>http://arkhaiaanatolika.org/Sayfalar.asp?dil=1&amp;sid=4</text:p>
          </table:table-cell>
          <table:table-cell office:value-type="string" calcext:value-type="string">
            <text:p>http://arkhaiaanatolika.org/Sayfalar.asp?dil=1&amp;sid=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rkhaiaanatolika.org/Sayfalar.asp?dil=1&amp;sid=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rkhaiaanatolika.org/Sayfalar.asp?dil=1&amp;sid=3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rkhaiaanatolika.org/Sayfalar.asp?dil=1&amp;sid=1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5-13T18:41:09Z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01-18T09:18:34Z</text:p>
          </table:table-cell>
        </table:table-row>
        <table:table-row table:style-name="ro1">
          <table:table-cell office:value-type="string" calcext:value-type="string">
            <text:p>Arqueologia</text:p>
          </table:table-cell>
          <table:table-cell office:value-type="string" calcext:value-type="string">
            <text:p>http://revistascientificas.filo.uba.ar/index.php/Arqueologia</text:p>
          </table:table-cell>
          <table:table-cell office:value-type="string" calcext:value-type="string">
            <text:p>https://doaj.org/toc/54654c731e2b4f6e876687ab5757b399</text:p>
          </table:table-cell>
          <table:table-cell/>
          <table:table-cell office:value-type="string" calcext:value-type="string">
            <text:p>0327-5159</text:p>
          </table:table-cell>
          <table:table-cell office:value-type="string" calcext:value-type="string">
            <text:p>1853-8126</text:p>
          </table:table-cell>
          <table:table-cell office:value-type="string" calcext:value-type="string">
            <text:p>archaeology, history, social sciences, humanities, cultural heritage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Instituto de Arqueología, Facultad de Filosofía y Letras, Universidad de Buenos Ai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de Buenos Aires. Facultad de Filosofía y Letras. Instituto de Arqueologí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ascientificas.filo.uba.ar/index.php/Arqueolog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Arqueologia/article/view/84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Arqueologia/about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revistascientificas.filo.uba.ar/index.php/Arqueologia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Arqueologia/Etica</text:p>
          </table:table-cell>
          <table:table-cell office:value-type="string" calcext:value-type="string">
            <text:p>http://revistascientificas.filo.uba.ar/index.php/Arqueologia/about</text:p>
          </table:table-cell>
          <table:table-cell office:value-type="string" calcext:value-type="string">
            <text:p>http://revistascientificas.filo.uba.ar/index.php/Arqueologia/about/editorialTeam</text:p>
          </table:table-cell>
          <table:table-cell office:value-type="string" calcext:value-type="string">
            <text:p>http://revistascientificas.filo.uba.ar/index.php/Arqueologia/about/submissio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cientificas.filo.uba.ar/index.php/Arqueologia/OpenAcces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http://www.caicyt-conicet.gov.ar/malena/items/show/1294</text:p>
          </table:table-cell>
          <table:table-cell office:value-type="string" calcext:value-type="string">
            <text:p>http://revistascientificas.filo.uba.ar/index.php/Arqueologia/about</text:p>
          </table:table-cell>
          <table:table-cell office:value-type="string" calcext:value-type="string">
            <text:p>DOI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http://revistascientificas.filo.uba.ar/index.php/Arqueologia/OpenAcces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9-12T16:07:31Z</text:p>
          </table:table-cell>
          <table:table-cell office:value-type="string" calcext:value-type="string">
            <text:p>2020-12-01T20:36:46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12-18T15:40:44Z</text:p>
          </table:table-cell>
        </table:table-row>
        <table:table-row table:style-name="ro1">
          <table:table-cell office:value-type="string" calcext:value-type="string">
            <text:p>Arqueología de la Arquitectura</text:p>
          </table:table-cell>
          <table:table-cell office:value-type="string" calcext:value-type="string">
            <text:p>http://arqarqt.revistas.csic.es/index.php/arqarqt</text:p>
          </table:table-cell>
          <table:table-cell office:value-type="string" calcext:value-type="string">
            <text:p>https://doaj.org/toc/3ddbf2f800c447cca9aedfc3b0bff2ba</text:p>
          </table:table-cell>
          <table:table-cell/>
          <table:table-cell office:value-type="string" calcext:value-type="string">
            <text:p>1695-2731</text:p>
          </table:table-cell>
          <table:table-cell office:value-type="string" calcext:value-type="string">
            <text:p>1989-5313</text:p>
          </table:table-cell>
          <table:table-cell office:value-type="string" calcext:value-type="string">
            <text:p>archaeology of architecture, building heritage, cultural heritage, architectural history, preservation of historical monuments</text:p>
          </table:table-cell>
          <table:table-cell office:value-type="string" calcext:value-type="string">
            <text:p>English, French, Italian, Portuguese, Spanish</text:p>
          </table:table-cell>
          <table:table-cell office:value-type="string" calcext:value-type="string">
            <text:p>Consejo Superior de Investigaciones Científic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l Pais Vasco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arqarqt.revistas.csic.es/index.php/arqarqt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qarqt.revistas.csic.es/index.php/arqarqt/article/view/154/16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rqarqt.revistas.csic.es/index.php/arqarqt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qarqt.revistas.csic.es/index.php/arqarqt/about/editorialPolicies#custom-0</text:p>
          </table:table-cell>
          <table:table-cell office:value-type="string" calcext:value-type="string">
            <text:p>http://arqarqt.revistas.csic.es/index.php/arqarqt/about/editorialPolicies#focusAndScope</text:p>
          </table:table-cell>
          <table:table-cell office:value-type="string" calcext:value-type="string">
            <text:p>http://arqarqt.revistas.csic.es/index.php/arqarqt/about/editorialTeam</text:p>
          </table:table-cell>
          <table:table-cell office:value-type="string" calcext:value-type="string">
            <text:p>http://arqarqt.revistas.csic.es/index.php/arqarqt/about/submissions#authorGuidelin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rqarqt.revistas.csic.es/index.php/arqarqt/about/editorialPolici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rqarqt.revistas.csic.es/index.php/arqarqt/about/editorialPolicies</text:p>
          </table:table-cell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://arqarqt.revistas.csic.es/index.php/arqarqt/about/editorialPolicies</text:p>
          </table:table-cell>
          <table:table-cell office:value-type="string" calcext:value-type="string">
            <text:p>Sherpa/Romeo, 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arqarqt.revistas.csic.es/index.php/arqarqt/about/editorialPolicies#openAccessPolicy</text:p>
          </table:table-cell>
          <table:table-cell table:number-columns-repeated="2"/>
          <table:table-cell office:value-type="string" calcext:value-type="string">
            <text:p>NA1-9428|CC1-960</text:p>
          </table:table-cell>
          <table:table-cell office:value-type="string" calcext:value-type="string">
            <text:p>Fine Arts: Architecture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3-08T17:54:52Z</text:p>
          </table:table-cell>
          <table:table-cell office:value-type="string" calcext:value-type="string">
            <text:p>2019-11-04T18:33:23Z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020-12-29T14:43:15Z</text:p>
          </table:table-cell>
        </table:table-row>
        <table:table-row table:style-name="ro1">
          <table:table-cell office:value-type="string" calcext:value-type="string">
            <text:p>Arqueología Iberoamericana</text:p>
          </table:table-cell>
          <table:table-cell office:value-type="string" calcext:value-type="string">
            <text:p>http://www.laiesken.net/arqueologia/</text:p>
          </table:table-cell>
          <table:table-cell office:value-type="string" calcext:value-type="string">
            <text:p>https://doaj.org/toc/46708be656e3414981253e19dcc30158</text:p>
          </table:table-cell>
          <table:table-cell/>
          <table:table-cell office:value-type="string" calcext:value-type="string">
            <text:p>1989-4104</text:p>
          </table:table-cell>
          <table:table-cell/>
          <table:table-cell office:value-type="string" calcext:value-type="string">
            <text:p>latin american archaeology, iberian archaeology, theoretical archaeology</text:p>
          </table:table-cell>
          <table:table-cell office:value-type="string" calcext:value-type="string">
            <text:p>English, Portuguese, Spanish</text:p>
          </table:table-cell>
          <table:table-cell office:value-type="string" calcext:value-type="string">
            <text:p>Dr. Pascual Izquierdo-Egea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laiesken.net/arqueologia/norm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laiesken.net/arqueologia/pdf/2015/AI2601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laiesken.net/arqueologia/norma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laiesken.net/arqueologia/norma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www.laiesken.net/arqueologia/acerca</text:p>
          </table:table-cell>
          <table:table-cell office:value-type="string" calcext:value-type="string">
            <text:p>http://www.laiesken.net/arqueologia/editorial-team</text:p>
          </table:table-cell>
          <table:table-cell office:value-type="string" calcext:value-type="string">
            <text:p>http://www.laiesken.net/arqueologia/nor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laiesken.net/arqueologia/norm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laiesken.net/arqueologia/norms</text:p>
          </table:table-cell>
          <table:table-cell office:value-type="string" calcext:value-type="string">
            <text:p>Internet Archive</text:p>
          </table:table-cell>
          <table:table-cell/>
          <table:table-cell office:value-type="string" calcext:value-type="string">
            <text:p>http://www.laiesken.net/arqueologia/publicar</text:p>
          </table:table-cell>
          <table:table-cell office:value-type="string" calcext:value-type="string">
            <text:p>Dulcinea</text:p>
          </table:table-cell>
          <table:table-cell/>
          <table:table-cell office:value-type="string" calcext:value-type="string">
            <text:p>PUR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laiesken.net/arqueologia/normas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1-19T21:02:25Z</text:p>
          </table:table-cell>
          <table:table-cell office:value-type="string" calcext:value-type="string">
            <text:p>2017-01-31T11:14:58Z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21-02-10T01:21:39Z</text:p>
          </table:table-cell>
        </table:table-row>
        <table:table-row table:style-name="ro1">
          <table:table-cell office:value-type="string" calcext:value-type="string">
            <text:p>Atek Na</text:p>
          </table:table-cell>
          <table:table-cell office:value-type="string" calcext:value-type="string">
            <text:p>http://www.atekna.plarci.org</text:p>
          </table:table-cell>
          <table:table-cell office:value-type="string" calcext:value-type="string">
            <text:p>https://doaj.org/toc/3cde97ac3e414c63b5da148ff898c61f</text:p>
          </table:table-cell>
          <table:table-cell/>
          <table:table-cell office:value-type="string" calcext:value-type="string">
            <text:p>1668-1479</text:p>
          </table:table-cell>
          <table:table-cell office:value-type="string" calcext:value-type="string">
            <text:p>2422-6726</text:p>
          </table:table-cell>
          <table:table-cell office:value-type="string" calcext:value-type="string">
            <text:p>social science, humanities, anthropology, archaeology, history</text:p>
          </table:table-cell>
          <table:table-cell office:value-type="string" calcext:value-type="string">
            <text:p>English, Portuguese, Spanish</text:p>
          </table:table-cell>
          <table:table-cell office:value-type="string" calcext:value-type="string">
            <text:p>Universidad Nacional de Lujá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Luján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plarci.org/index.php/atekna/abo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plarci.org/index.php/atekna/abou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plarci.org/index.php/atekna/about/submission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plarci.org/index.php/atekna/about</text:p>
          </table:table-cell>
          <table:table-cell office:value-type="string" calcext:value-type="string">
            <text:p>https://plarci.org/index.php/atekna/about/editorialTeam</text:p>
          </table:table-cell>
          <table:table-cell office:value-type="string" calcext:value-type="string">
            <text:p>https://plarci.org/index.php/atekna/about/submissio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larci.org/index.php/atekn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plarci.org/index.php/atekna/about</text:p>
          </table:table-cell>
          <table:table-cell table:number-columns-repeated="3"/>
          <table:table-cell office:value-type="string" calcext:value-type="string">
            <text:p>Sherpa/Rome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s://plarci.org/index.php/atekna/about</text:p>
          </table:table-cell>
          <table:table-cell table:number-columns-repeated="2"/>
          <table:table-cell office:value-type="string" calcext:value-type="string">
            <text:p>GN1-890|C|CC1-960|CB3-482</text:p>
          </table:table-cell>
          <table:table-cell office:value-type="string" calcext:value-type="string">
            <text:p>Geography. Anthropology. Recreation: Anthropology | Auxiliary sciences of history: Archaeology | Auxiliary sciences of history: History of Civilization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10-07T19:12:34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F-Online</text:p>
          </table:table-cell>
          <table:table-cell office:value-type="string" calcext:value-type="string">
            <text:p>https://bop.unibe.ch/baf</text:p>
          </table:table-cell>
          <table:table-cell office:value-type="string" calcext:value-type="string">
            <text:p>https://doaj.org/toc/3f28f41413854037b999bf9054bf9328</text:p>
          </table:table-cell>
          <table:table-cell table:number-columns-repeated="2"/>
          <table:table-cell office:value-type="string" calcext:value-type="string">
            <text:p>2504-2076</text:p>
          </table:table-cell>
          <table:table-cell office:value-type="string" calcext:value-type="string">
            <text:p>ancient near east, ancient near eastern archaeology, vidcast, scientific communication, interdisciplina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Bern Open Publishin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 Bern, Institut für Archäologische Wissenschaften (IAW)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bop.unibe.ch/baf/about/editorialPolicies#openAccess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bop.unibe.ch/baf/about/submissions#copyrightNotice</text:p>
          </table:table-cell>
          <table:table-cell office:value-type="string" calcext:value-type="string">
            <text:p>Editorial review</text:p>
          </table:table-cell>
          <table:table-cell office:value-type="string" calcext:value-type="string">
            <text:p>https://bop.unibe.ch/baf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bop.unibe.ch/baf/about/editorialPolicies#focusAndScope</text:p>
          </table:table-cell>
          <table:table-cell office:value-type="string" calcext:value-type="string">
            <text:p>https://bop.unibe.ch/baf/about/editorialTeam</text:p>
          </table:table-cell>
          <table:table-cell office:value-type="string" calcext:value-type="string">
            <text:p>https://bop.unibe.ch/baf/about/submissions#onlineSubmiss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bop.unibe.ch/baf/about/submissions#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bop.unibe.ch/baf/about/submissions#authorGuidelines</text:p>
          </table:table-cell>
          <table:table-cell table:number-columns-repeated="3"/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bop.unibe.ch/baf/about/editorialPolicies#openAccessPolicy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Auxiliary sciences of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6-07T14:59:13Z</text:p>
          </table:table-cell>
          <table:table-cell office:value-type="string" calcext:value-type="string">
            <text:p>2018-06-07T15:59:13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canica</text:p>
          </table:table-cell>
          <table:table-cell office:value-type="string" calcext:value-type="string">
            <text:p>http://www.balcanica.rs</text:p>
          </table:table-cell>
          <table:table-cell office:value-type="string" calcext:value-type="string">
            <text:p>https://doaj.org/toc/1cf5bba432f24d07b302b5cdf40773d1</text:p>
          </table:table-cell>
          <table:table-cell/>
          <table:table-cell office:value-type="string" calcext:value-type="string">
            <text:p>0350-7653</text:p>
          </table:table-cell>
          <table:table-cell office:value-type="string" calcext:value-type="string">
            <text:p>2406-0801</text:p>
          </table:table-cell>
          <table:table-cell office:value-type="string" calcext:value-type="string">
            <text:p>history, anthropology, balkan, archaeology, linguistics, ethnology</text:p>
          </table:table-cell>
          <table:table-cell office:value-type="string" calcext:value-type="string">
            <text:p>English, French</text:p>
          </table:table-cell>
          <table:table-cell office:value-type="string" calcext:value-type="string">
            <text:p>Institute for Balkan Studies SASA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balcanica.rs/balcanica-open-access.htm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balcanica.rs/copyright-notice.html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balcanica.rs/peer-review-process.htm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balcanica.rs/aims-and-scope.html</text:p>
          </table:table-cell>
          <table:table-cell office:value-type="string" calcext:value-type="string">
            <text:p>http://www.balcanica.rs/editorial-board.html</text:p>
          </table:table-cell>
          <table:table-cell office:value-type="string" calcext:value-type="string">
            <text:p>http://www.balcanica.rs/manuscript-preparation.htm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balcanica.rs/balcanica-open-access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balcanica.rs/balcanica-open-access.html</text:p>
          </table:table-cell>
          <table:table-cell/>
          <table:table-cell office:value-type="string" calcext:value-type="string">
            <text:p>National Library of Serbia</text:p>
          </table:table-cell>
          <table:table-cell office:value-type="string" calcext:value-type="string">
            <text:p>http://doiserbia.nb.rs/journal.aspx?issn=0350-7653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balcanica.rs/balcanica-open-access.html</text:p>
          </table:table-cell>
          <table:table-cell table:number-columns-repeated="2"/>
          <table:table-cell office:value-type="string" calcext:value-type="string">
            <text:p>DR1-2285</text:p>
          </table:table-cell>
          <table:table-cell office:value-type="string" calcext:value-type="string">
            <text:p>History (General) and history of Europe: History of Balkan Peninsul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10-24T17:40:02Z</text:p>
          </table:table-cell>
          <table:table-cell office:value-type="string" calcext:value-type="string">
            <text:p>2017-10-24T18:40:02Z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21-02-05T08:02:41Z</text:p>
          </table:table-cell>
        </table:table-row>
        <table:table-row table:style-name="ro1">
          <table:table-cell office:value-type="string" calcext:value-type="string">
            <text:p>Berkala Arkeologi</text:p>
          </table:table-cell>
          <table:table-cell office:value-type="string" calcext:value-type="string">
            <text:p>https://berkalaarkeologi.kemdikbud.go.id/index.php/berkalaarkeologi/index</text:p>
          </table:table-cell>
          <table:table-cell office:value-type="string" calcext:value-type="string">
            <text:p>https://doaj.org/toc/697db9548aa44e66b997e833ffb20b4f</text:p>
          </table:table-cell>
          <table:table-cell office:value-type="string" calcext:value-type="string">
            <text:p>Jurnal Berkala Arkeologi</text:p>
          </table:table-cell>
          <table:table-cell office:value-type="string" calcext:value-type="string">
            <text:p>0216-1419</text:p>
          </table:table-cell>
          <table:table-cell office:value-type="string" calcext:value-type="string">
            <text:p>2548-7132</text:p>
          </table:table-cell>
          <table:table-cell office:value-type="string" calcext:value-type="string">
            <text:p>archaeology, history, arts and humanities, anthropology</text:p>
          </table:table-cell>
          <table:table-cell office:value-type="string" calcext:value-type="string">
            <text:p>English, Indonesian</text:p>
          </table:table-cell>
          <table:table-cell office:value-type="string" calcext:value-type="string">
            <text:p>Balai Arkeologi Yogyakarta</text:p>
          </table:table-cell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berkalaarkeologi.kemdikbud.go.id/index.php/berkalaarkeologi/licens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berkalaarkeologi.kemdikbud.go.id/index.php/berkalaarkeologi/peerre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berkalaarkeologi.kemdikbud.go.id/index.php/berkalaarkeologi/plagiarismcheck</text:p>
          </table:table-cell>
          <table:table-cell office:value-type="string" calcext:value-type="string">
            <text:p>https://berkalaarkeologi.kemdikbud.go.id/index.php/berkalaarkeologi/focus</text:p>
          </table:table-cell>
          <table:table-cell office:value-type="string" calcext:value-type="string">
            <text:p>https://berkalaarkeologi.kemdikbud.go.id/index.php/berkalaarkeologi/about/editorialTeam</text:p>
          </table:table-cell>
          <table:table-cell office:value-type="string" calcext:value-type="string">
            <text:p>https://berkalaarkeologi.kemdikbud.go.id/index.php/berkalaarkeologi/guidelin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berkalaarkeologi.kemdikbud.go.id/index.php/berkalaarkeologi/ap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berkalaarkeologi.kemdikbud.go.id/index.php/berkalaarkeologi/apc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berkalaarkeologi.kemdikbud.go.id/index.php/berkalaarkeologi/openacces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1T15:03:26Z</text:p>
          </table:table-cell>
          <table:table-cell office:value-type="string" calcext:value-type="string">
            <text:p>2020-08-26T02:04:50Z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0-11-13T14:06:53Z</text:p>
          </table:table-cell>
        </table:table-row>
        <table:table-row table:style-name="ro1">
          <table:table-cell office:value-type="string" calcext:value-type="string">
            <text:p>Boletim do Museu Paraense Emílio Goeldi. Ciências Humanas</text:p>
          </table:table-cell>
          <table:table-cell office:value-type="string" calcext:value-type="string">
            <text:p>http://www.scielo.br/scielo.php?script=sci_serial&amp;pid=1981-8122&amp;lng=en&amp;nrm=iso</text:p>
          </table:table-cell>
          <table:table-cell office:value-type="string" calcext:value-type="string">
            <text:p>https://doaj.org/toc/1ed13f87d2a3459587949fe3b3faac39</text:p>
          </table:table-cell>
          <table:table-cell office:value-type="string" calcext:value-type="string">
            <text:p>Bol. Mus. Para. Emílio Goeldi. Cienc. Hum.</text:p>
          </table:table-cell>
          <table:table-cell office:value-type="string" calcext:value-type="string">
            <text:p>1981-8122</text:p>
          </table:table-cell>
          <table:table-cell office:value-type="string" calcext:value-type="string">
            <text:p>2178-2547</text:p>
          </table:table-cell>
          <table:table-cell office:value-type="string" calcext:value-type="string">
            <text:p>anthropology, linguistics, archaeology, related fields</text:p>
          </table:table-cell>
          <table:table-cell office:value-type="string" calcext:value-type="string">
            <text:p>English, French, Portuguese, Spanish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scielo.br/revistas/bgoeldi/iaboutj.h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scielo.br/scielo.php?script=sci_arttext&amp;pid=S1981-81222016000200363&amp;lng=en&amp;nrm=iso&amp;tlng=p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scielo.br/revistas/bgoeldi/iinstruc.htm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www.scielo.br/revistas/bgoeldi/iaboutj.htm</text:p>
          </table:table-cell>
          <table:table-cell office:value-type="string" calcext:value-type="string">
            <text:p>http://www.scielo.br/revistas/bgoeldi/iedboard.htm</text:p>
          </table:table-cell>
          <table:table-cell office:value-type="string" calcext:value-type="string">
            <text:p>http://www.scielo.br/revistas/bgoeldi/iinstruc.ht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scielo.br/revistas/bgoeldi/iinstruc.ht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scielo.br/revistas/bgoeldi/iinstruc.htm</text:p>
          </table:table-cell>
          <table:table-cell table:number-columns-repeated="2"/>
          <table:table-cell office:value-type="string" calcext:value-type="string">
            <text:p>https://www.clockss.org/keepers/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scielo.br/revistas/bgoeldi/iaboutj.htm</text:p>
          </table:table-cell>
          <table:table-cell table:number-columns-repeated="2"/>
          <table:table-cell office:value-type="string" calcext:value-type="string">
            <text:p>F1201-3799|H</text:p>
          </table:table-cell>
          <table:table-cell office:value-type="string" calcext:value-type="string">
            <text:p>History America: Latin America. Spanish America | Social Scien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1-19T20:11:33Z</text:p>
          </table:table-cell>
          <table:table-cell office:value-type="string" calcext:value-type="string">
            <text:p>2017-01-19T20:11:32Z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2019-09-09T21:25:24Z</text:p>
          </table:table-cell>
        </table:table-row>
        <table:table-row table:style-name="ro1">
          <table:table-cell office:value-type="string" calcext:value-type="string">
            <text:p>Buletinul Cercurilor Științifice Studențești</text:p>
          </table:table-cell>
          <table:table-cell office:value-type="string" calcext:value-type="string">
            <text:p>http://diam.uab.ro/index.php?s=8&amp;p=47</text:p>
          </table:table-cell>
          <table:table-cell office:value-type="string" calcext:value-type="string">
            <text:p>https://doaj.org/toc/336a6043df3344a9b2e14298c9d06d30</text:p>
          </table:table-cell>
          <table:table-cell office:value-type="string" calcext:value-type="string">
            <text:p>Buletinul Cercurilor Ştiinţifice Studenţeşti: Arheologie-Istorie-Muzeologie</text:p>
          </table:table-cell>
          <table:table-cell office:value-type="string" calcext:value-type="string">
            <text:p>1454-8097</text:p>
          </table:table-cell>
          <table:table-cell/>
          <table:table-cell office:value-type="string" calcext:value-type="string">
            <text:p>history, archaeology, museology, art history and culture</text:p>
          </table:table-cell>
          <table:table-cell office:value-type="string" calcext:value-type="string">
            <text:p>English, Romanian</text:p>
          </table:table-cell>
          <table:table-cell office:value-type="string" calcext:value-type="string">
            <text:p>“1 Decembrie 1918” University of Alba Iul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“1 Decembrie 1918” University of Alba Iulia, Department of History, Archaeology and Museology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diam.uab.ro/index.php?s=8&amp;p=4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diam.uab.ro/index.php?s=8&amp;p=47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diam.uab.ro/index.php?s=8&amp;p=4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diam.uab.ro/index.php?s=8&amp;p=47</text:p>
          </table:table-cell>
          <table:table-cell office:value-type="string" calcext:value-type="string">
            <text:p>http://diam.uab.ro/index.php?s=8&amp;p=137</text:p>
          </table:table-cell>
          <table:table-cell office:value-type="string" calcext:value-type="string">
            <text:p>http://diam.uab.ro/index.php?s=8&amp;p=1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diam.uab.ro/index.php?s=8&amp;p=47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diam.uab.ro/index.php?s=8&amp;p=47</text:p>
          </table:table-cell>
          <table:table-cell table:number-columns-repeated="2"/>
          <table:table-cell office:value-type="string" calcext:value-type="string">
            <text:p>http://diam.uab.ro/index.php?s=8&amp;p=4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diam.uab.ro/index.php?s=8&amp;p=47</text:p>
          </table:table-cell>
          <table:table-cell table:number-columns-repeated="2"/>
          <table:table-cell office:value-type="string" calcext:value-type="string">
            <text:p>C|CC1-960|D1-2009</text:p>
          </table:table-cell>
          <table:table-cell office:value-type="string" calcext:value-type="string">
            <text:p>Auxiliary sciences of history: Archaeology | History (General) and history of Europe: Histor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12-18T17:32:47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letin de l'Institut Français d'Études Andines</text:p>
          </table:table-cell>
          <table:table-cell office:value-type="string" calcext:value-type="string">
            <text:p>http://bifea.revues.org</text:p>
          </table:table-cell>
          <table:table-cell office:value-type="string" calcext:value-type="string">
            <text:p>https://doaj.org/toc/8f4cee516230440d8a3d8cb968db1475</text:p>
          </table:table-cell>
          <table:table-cell/>
          <table:table-cell office:value-type="string" calcext:value-type="string">
            <text:p>0303-7495</text:p>
          </table:table-cell>
          <table:table-cell office:value-type="string" calcext:value-type="string">
            <text:p>2076-5827</text:p>
          </table:table-cell>
          <table:table-cell office:value-type="string" calcext:value-type="string">
            <text:p>anthropology, history, archaeology, geography, ethnology</text:p>
          </table:table-cell>
          <table:table-cell office:value-type="string" calcext:value-type="string">
            <text:p>French, Spanish</text:p>
          </table:table-cell>
          <table:table-cell office:value-type="string" calcext:value-type="string">
            <text:p>Institut Français d'Études Andines</text:p>
          </table:table-cell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bifea.revues.org/?page=inform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bifea.revues.org/799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bifea.revues.org/?page=informat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bifea.revues.org/1961</text:p>
          </table:table-cell>
          <table:table-cell office:value-type="string" calcext:value-type="string">
            <text:p>http://bifea.revues.org/1962</text:p>
          </table:table-cell>
          <table:table-cell office:value-type="string" calcext:value-type="string">
            <text:p>http://bifea.revues.org/19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bifea.revues.org/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bifea.revues.org/?page=informations</text:p>
          </table:table-cell>
          <table:table-cell table:number-columns-repeated="3"/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, Handl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bifea.revues.org/?page=informations</text:p>
          </table:table-cell>
          <table:table-cell table:number-columns-repeated="2"/>
          <table:table-cell office:value-type="string" calcext:value-type="string">
            <text:p>F1201-3799|H1-99</text:p>
          </table:table-cell>
          <table:table-cell office:value-type="string" calcext:value-type="string">
            <text:p>History America: Latin America. Spanish America | Social Sciences: Social sciences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6-02T20:25:48Z</text:p>
          </table:table-cell>
          <table:table-cell office:value-type="string" calcext:value-type="string">
            <text:p>2017-11-08T13:50:12Z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2020-10-29T11:05:40Z</text:p>
          </table:table-cell>
        </table:table-row>
        <table:table-row table:style-name="ro1">
          <table:table-cell office:value-type="string" calcext:value-type="string">
            <text:p>Bulletin du Centre d’Études Médiévales d’Auxerre</text:p>
          </table:table-cell>
          <table:table-cell office:value-type="string" calcext:value-type="string">
            <text:p>http://cem.revues.org</text:p>
          </table:table-cell>
          <table:table-cell office:value-type="string" calcext:value-type="string">
            <text:p>https://doaj.org/toc/b5327d43dbee4565b8692ac7fbf6f4f3</text:p>
          </table:table-cell>
          <table:table-cell office:value-type="string" calcext:value-type="string">
            <text:p>Bulletin du CEM</text:p>
          </table:table-cell>
          <table:table-cell office:value-type="string" calcext:value-type="string">
            <text:p>1623-5770</text:p>
          </table:table-cell>
          <table:table-cell office:value-type="string" calcext:value-type="string">
            <text:p>1954-3093</text:p>
          </table:table-cell>
          <table:table-cell office:value-type="string" calcext:value-type="string">
            <text:p>archaeology, middle ages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entre d'Études Médievales Auxerr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cem.revues.org/1098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cem.revues.org/142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em.revues.org/?page=informat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cem.revues.org/12204</text:p>
          </table:table-cell>
          <table:table-cell office:value-type="string" calcext:value-type="string">
            <text:p>http://cem.revues.org/516</text:p>
          </table:table-cell>
          <table:table-cell office:value-type="string" calcext:value-type="string">
            <text:p>http://cem.revues.org/5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em.revues.org/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cem.revues.org/?page=information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cem.revues.org/?page=informations</text:p>
          </table:table-cell>
          <table:table-cell table:number-columns-repeated="2"/>
          <table:table-cell office:value-type="string" calcext:value-type="string">
            <text:p>D111-203</text:p>
          </table:table-cell>
          <table:table-cell office:value-type="string" calcext:value-type="string">
            <text:p>History (General) and history of Europe: History (General): Medieval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8-05-21T16:39:04Z</text:p>
          </table:table-cell>
          <table:table-cell office:value-type="string" calcext:value-type="string">
            <text:p>2016-09-25T13:47:28Z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2021-02-09T15:46:34Z</text:p>
          </table:table-cell>
        </table:table-row>
        <table:table-row table:style-name="ro1">
          <table:table-cell office:value-type="string" calcext:value-type="string">
            <text:p>Bulletin of the History of Archaeology</text:p>
          </table:table-cell>
          <table:table-cell office:value-type="string" calcext:value-type="string">
            <text:p>http://www.archaeologybulletin.org/</text:p>
          </table:table-cell>
          <table:table-cell office:value-type="string" calcext:value-type="string">
            <text:p>https://doaj.org/toc/ba5ced89fff14b57acac29512ddee5f9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1062-4740</text:p>
          </table:table-cell>
          <table:table-cell office:value-type="string" calcext:value-type="string">
            <text:p>2047-6930</text:p>
          </table:table-cell>
          <table:table-cell office:value-type="string" calcext:value-type="string">
            <text:p>archaeology, history of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biquity Press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archaeologybulletin.org/about/sub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ybulletin.org/articles/10.5334/bha.2112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ybulletin.org/about/submissions/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www.archaeologybulletin.org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ybulletin.org/about/research-integrity/</text:p>
          </table:table-cell>
          <table:table-cell office:value-type="string" calcext:value-type="string">
            <text:p>http://www.archaeologybulletin.org/about/</text:p>
          </table:table-cell>
          <table:table-cell office:value-type="string" calcext:value-type="string">
            <text:p>http://www.archaeologybulletin.org/about/editorialteam/</text:p>
          </table:table-cell>
          <table:table-cell office:value-type="string" calcext:value-type="string">
            <text:p>http://www.archaeologybulletin.org/about/submissions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ybulletin.org/about/submissions/</text:p>
          </table:table-cell>
          <table:table-cell office:value-type="string" calcext:value-type="string">
            <text:p>3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ybulletin.org/about/submissions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rchaeologybulletin.org/about/submissions/</text:p>
          </table:table-cell>
          <table:table-cell office:value-type="string" calcext:value-type="string">
            <text:p>LOCKSS, CLOCKSS</text:p>
          </table:table-cell>
          <table:table-cell/>
          <table:table-cell office:value-type="string" calcext:value-type="string">
            <text:p>http://www.archaeologybulletin.org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archaeologybulletin.org/about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2-08-24T09:49:15Z</text:p>
          </table:table-cell>
          <table:table-cell office:value-type="string" calcext:value-type="string">
            <text:p>2016-07-26T11:40:02Z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2020-12-10T13:11:47Z</text:p>
          </table:table-cell>
        </table:table-row>
        <table:table-row table:style-name="ro1">
          <table:table-cell office:value-type="string" calcext:value-type="string">
            <text:p>Bulletin of the International Association for Paleodontology</text:p>
          </table:table-cell>
          <table:table-cell office:value-type="string" calcext:value-type="string">
            <text:p>http://hrcak.srce.hr/paleodontology</text:p>
          </table:table-cell>
          <table:table-cell office:value-type="string" calcext:value-type="string">
            <text:p>https://doaj.org/toc/68746bc2b3394011b8b1d4e644d5ebf0</text:p>
          </table:table-cell>
          <table:table-cell table:number-columns-repeated="2"/>
          <table:table-cell office:value-type="string" calcext:value-type="string">
            <text:p>1846-6273</text:p>
          </table:table-cell>
          <table:table-cell office:value-type="string" calcext:value-type="string">
            <text:p>bioarchaeology, paleodont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ternational Association for Paleodontology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International Association for Paleodontology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hrcak.srce.hr/paleodontology?lang=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rcak.srce.hr/file/27013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hrcak.srce.hr/paleodontology?lang=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hrcak.srce.hr/paleodontology?lang=en</text:p>
          </table:table-cell>
          <table:table-cell office:value-type="string" calcext:value-type="string">
            <text:p>http://hrcak.srce.hr/paleodontology</text:p>
          </table:table-cell>
          <table:table-cell office:value-type="string" calcext:value-type="string">
            <text:p>http://hrcak.srce.hr/paleodontology?lang=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hrcak.srce.hr/paleodontolog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hrcak.srce.hr/paleodontology</text:p>
          </table:table-cell>
          <table:table-cell office:value-type="string" calcext:value-type="string">
            <text:p>Hrcak - Portal of scientific journals of Croatia</text:p>
          </table:table-cell>
          <table:table-cell/>
          <table:table-cell office:value-type="string" calcext:value-type="string">
            <text:p>http://hrcak.srce.hr/paleodontology?lang=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hrcak.srce.hr/paleodontology?lang=en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8-22T20:30:49Z</text:p>
          </table:table-cell>
          <table:table-cell office:value-type="string" calcext:value-type="string">
            <text:p>2017-08-22T21:30:49Z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12-20T10:28:30Z</text:p>
          </table:table-cell>
        </table:table-row>
        <table:table-row table:style-name="ro1">
          <table:table-cell office:value-type="string" calcext:value-type="string">
            <text:p>Bylye Gody</text:p>
          </table:table-cell>
          <table:table-cell office:value-type="string" calcext:value-type="string">
            <text:p>http://bg.sutr.ru/en/index.html</text:p>
          </table:table-cell>
          <table:table-cell office:value-type="string" calcext:value-type="string">
            <text:p>https://doaj.org/toc/c5c70f51e489419991a16cc2a706da3a</text:p>
          </table:table-cell>
          <table:table-cell/>
          <table:table-cell office:value-type="string" calcext:value-type="string">
            <text:p>2073-9745</text:p>
          </table:table-cell>
          <table:table-cell office:value-type="string" calcext:value-type="string">
            <text:p>2310-0028</text:p>
          </table:table-cell>
          <table:table-cell office:value-type="string" calcext:value-type="string">
            <text:p>history, archaeology</text:p>
          </table:table-cell>
          <table:table-cell office:value-type="string" calcext:value-type="string">
            <text:p>English, Russian</text:p>
          </table:table-cell>
          <table:table-cell office:value-type="string" calcext:value-type="string">
            <text:p>Sochi State University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bg.sutr.ru/en/index.htm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bg.sutr.ru/en/dlya-avtorov.html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bg.sutr.ru/en/institut-retsenzirovaniya.htm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bg.sutr.ru</text:p>
          </table:table-cell>
          <table:table-cell office:value-type="string" calcext:value-type="string">
            <text:p>http://bg.sutr.ru/en/redaktsionnyiy-sovet.html</text:p>
          </table:table-cell>
          <table:table-cell office:value-type="string" calcext:value-type="string">
            <text:p>http://bg.sutr.ru/en/dlya-avtorov.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bg.sutr.ru/en/dlya-avtorov.html</text:p>
          </table:table-cell>
          <table:table-cell office:value-type="string" calcext:value-type="string">
            <text:p>15000 RUB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bg.sutr.ru/en/dlya-avtorov.html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bg.sutr.ru/en/index.html</text:p>
          </table:table-cell>
          <table:table-cell table:number-columns-repeated="2"/>
          <table:table-cell office:value-type="string" calcext:value-type="string">
            <text:p>DK1-4735</text:p>
          </table:table-cell>
          <table:table-cell office:value-type="string" calcext:value-type="string">
            <text:p>History (General) and history of Europe: History of Russia. Soviet Union. Former Soviet Republ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9-04T09:42:26Z</text:p>
          </table:table-cell>
          <table:table-cell office:value-type="string" calcext:value-type="string">
            <text:p>2017-03-31T10:36:01Z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2017-03-25T10:52:59Z</text:p>
          </table:table-cell>
        </table:table-row>
        <table:table-row table:style-name="ro1">
          <table:table-cell office:value-type="string" calcext:value-type="string">
            <text:p>Cartagine. Studi e Ricerche</text:p>
          </table:table-cell>
          <table:table-cell office:value-type="string" calcext:value-type="string">
            <text:p>http://ojs.unica.it/index.php/caster</text:p>
          </table:table-cell>
          <table:table-cell office:value-type="string" calcext:value-type="string">
            <text:p>https://doaj.org/toc/c69f0a8351ed429eae5b626a3e5765e4</text:p>
          </table:table-cell>
          <table:table-cell office:value-type="string" calcext:value-type="string">
            <text:p>Rivista della Società Scientifica "Scuola Archeologica Italiana di Cartagine"</text:p>
          </table:table-cell>
          <table:table-cell/>
          <table:table-cell office:value-type="string" calcext:value-type="string">
            <text:p>2532-1110</text:p>
          </table:table-cell>
          <table:table-cell office:value-type="string" calcext:value-type="string">
            <text:p>archaeology, ancient history, landscape history, landscape archaeology, restoration, policies of cultural heritage</text:p>
          </table:table-cell>
          <table:table-cell office:value-type="string" calcext:value-type="string">
            <text:p>Spanish, Italian, German, French, English</text:p>
          </table:table-cell>
          <table:table-cell office:value-type="string" calcext:value-type="string">
            <text:p>Università degli Studi di Cagliar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cuola Archeologica Italiana di Cartagine</text:p>
          </table:table-cell>
          <table:table-cell/>
          <table:table-cell office:value-type="string" calcext:value-type="string">
            <text:p>CC BY-ND</text:p>
          </table:table-cell>
          <table:table-cell/>
          <table:table-cell office:value-type="string" calcext:value-type="string">
            <text:p>http://ojs.unica.it/index.php/caster/about/editorialPolicies#openAccessPoli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js.unica.it/index.php/caster/article/view/2640/23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js.unica.it/index.php/caster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ojs.unica.it/index.php/caster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ojs.unica.it/index.php/caster/about/editorialPolicies#focusAndScope</text:p>
          </table:table-cell>
          <table:table-cell office:value-type="string" calcext:value-type="string">
            <text:p>http://ojs.unica.it/index.php/caster/about/editorialTeam</text:p>
          </table:table-cell>
          <table:table-cell office:value-type="string" calcext:value-type="string">
            <text:p>http://ojs.unica.it/index.php/caster/about/submissions#authorGuideli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unica.it/index.php/caster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://ojs.unica.it/index.php/caster/about/editorialPolicies#custom-4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unica.it/index.php/caster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5-16T09:04:07Z</text:p>
          </table:table-cell>
          <table:table-cell office:value-type="string" calcext:value-type="string">
            <text:p>2021-01-24T17:19:04Z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1-22T12:53:10Z</text:p>
          </table:table-cell>
        </table:table-row>
        <table:table-row table:style-name="ro1">
          <table:table-cell office:value-type="string" calcext:value-type="string">
            <text:p>Chronika</text:p>
          </table:table-cell>
          <table:table-cell office:value-type="string" calcext:value-type="string">
            <text:p>http://www.chronikajournal.com</text:p>
          </table:table-cell>
          <table:table-cell office:value-type="string" calcext:value-type="string">
            <text:p>https://doaj.org/toc/df47a155f08f4dcea0fe1f423c6eee70</text:p>
          </table:table-cell>
          <table:table-cell/>
          <table:table-cell office:value-type="string" calcext:value-type="string">
            <text:p>2159-9904</text:p>
          </table:table-cell>
          <table:table-cell office:value-type="string" calcext:value-type="string">
            <text:p>2159-9912</text:p>
          </table:table-cell>
          <table:table-cell office:value-type="string" calcext:value-type="string">
            <text:p>mediterranean archaeology, european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stitute for European and Mediterranean Archaeology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chronikajournal.com/notes-for-contributors.php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www.chronikajournal.com/submit-an-article.ph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chronikajournal.com/</text:p>
          </table:table-cell>
          <table:table-cell office:value-type="string" calcext:value-type="string">
            <text:p>http://www.chronikajournal.com/editorial-board.php</text:p>
          </table:table-cell>
          <table:table-cell office:value-type="string" calcext:value-type="string">
            <text:p>http://www.chronikajournal.com/notes-for-contributors.ph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chronikajournal.com/notes-for-contributors.php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chronikajournal.com/notes-for-contributors.php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chronikajournal.com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12-10T17:11:31Z</text:p>
          </table:table-cell>
          <table:table-cell office:value-type="string" calcext:value-type="string">
            <text:p>2017-07-07T11:50:02Z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4-12T19:40:42Z</text:p>
          </table:table-cell>
        </table:table-row>
        <table:table-row table:style-name="ro1">
          <table:table-cell office:value-type="string" calcext:value-type="string">
            <text:p>Clio Arqueológica</text:p>
          </table:table-cell>
          <table:table-cell office:value-type="string" calcext:value-type="string">
            <text:p>https://periodicos.ufpe.br/revistas/clioarqueologica</text:p>
          </table:table-cell>
          <table:table-cell office:value-type="string" calcext:value-type="string">
            <text:p>https://doaj.org/toc/a036f027246e4b0288c4382abac5b5af</text:p>
          </table:table-cell>
          <table:table-cell table:number-columns-repeated="2"/>
          <table:table-cell office:value-type="string" calcext:value-type="string">
            <text:p>2448-2331</text:p>
          </table:table-cell>
          <table:table-cell office:value-type="string" calcext:value-type="string">
            <text:p>archaeology, patrimony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, PPG Arqueologia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periodicos.ufpe.br/revistas/clioarqueologica/about/editorialPolicies#custom-4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periodicos.ufpe.br/revistas/clioarqueologic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eriodicos.ufpe.br/revistas/clioarqueologica/about/editorialPolicies#custom-1</text:p>
          </table:table-cell>
          <table:table-cell office:value-type="string" calcext:value-type="string">
            <text:p>https://periodicos.ufpe.br/revistas/clioarqueologica/about/editorialPolicies#focusAndScope</text:p>
          </table:table-cell>
          <table:table-cell office:value-type="string" calcext:value-type="string">
            <text:p>https://periodicos.ufpe.br/revistas/clioarqueologica/about/editorialTeam</text:p>
          </table:table-cell>
          <table:table-cell office:value-type="string" calcext:value-type="string">
            <text:p>https://periodicos.ufpe.br/revistas/clioarqueologica/about/submissions#authorGuidelin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eriodicos.ufpe.br/revistas/clioarqueologica/about/editorialPolicies#custom-6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periodicos.ufpe.br/revistas/clioarqueologica/about/editorialPolicies#custom-6</text:p>
          </table:table-cell>
          <table:table-cell table:number-columns-repeated="2"/>
          <table:table-cell office:value-type="string" calcext:value-type="string">
            <text:p>https://periodicos.ufpe.br/revistas/clioarqueologica/about/editorialPolicies#archiving</text:p>
          </table:table-cell>
          <table:table-cell office:value-type="string" calcext:value-type="string">
            <text:p>Diadorim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periodicos.ufpe.br/revistas/clioarqueologica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7-17T17:26:55Z</text:p>
          </table:table-cell>
          <table:table-cell office:value-type="string" calcext:value-type="string">
            <text:p>2020-07-17T17:27:36Z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020-07-20T19:56:59Z</text:p>
          </table:table-cell>
        </table:table-row>
        <table:table-row table:style-name="ro1">
          <table:table-cell office:value-type="string" calcext:value-type="string">
            <text:p>Codrul Cosminului</text:p>
          </table:table-cell>
          <table:table-cell office:value-type="string" calcext:value-type="string">
            <text:p>http://atlas.usv.ro/www/codru_net/</text:p>
          </table:table-cell>
          <table:table-cell office:value-type="string" calcext:value-type="string">
            <text:p>https://doaj.org/toc/50dab5c1bcae428abc1c244ac0a5d57a</text:p>
          </table:table-cell>
          <table:table-cell/>
          <table:table-cell office:value-type="string" calcext:value-type="string">
            <text:p>1224-032X</text:p>
          </table:table-cell>
          <table:table-cell office:value-type="string" calcext:value-type="string">
            <text:p>2067-5860</text:p>
          </table:table-cell>
          <table:table-cell office:value-type="string" calcext:value-type="string">
            <text:p>regional history, archaeology, museology, history of international relations</text:p>
          </table:table-cell>
          <table:table-cell office:value-type="string" calcext:value-type="string">
            <text:p>English, French, German, Russian</text:p>
          </table:table-cell>
          <table:table-cell office:value-type="string" calcext:value-type="string">
            <text:p>Stefan cel Mare University of Suceava</text:p>
          </table:table-cell>
          <table:table-cell office:value-type="string" calcext:value-type="string">
            <text:p>Roman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atlas.usv.ro/www/codru_net/index.html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tlas.usv.ro/www/codru_net/review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tlas.usv.ro/www/codru_net/info.html</text:p>
          </table:table-cell>
          <table:table-cell office:value-type="string" calcext:value-type="string">
            <text:p>http://atlas.usv.ro/www/codru_net/index.html#Codrul%20Cosminului</text:p>
          </table:table-cell>
          <table:table-cell office:value-type="string" calcext:value-type="string">
            <text:p>http://atlas.usv.ro/www/codru_net/colege.html</text:p>
          </table:table-cell>
          <table:table-cell office:value-type="string" calcext:value-type="string">
            <text:p>http://atlas.usv.ro/www/codru_net/info.htm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tlas.usv.ro/www/codru_net/index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tlas.usv.ro/www/codru_net/index.html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tlas.usv.ro/www/codru_net/index.html#Codrul%20Cosminului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6-15T09:30:03Z</text:p>
          </table:table-cell>
          <table:table-cell office:value-type="string" calcext:value-type="string">
            <text:p>2019-09-09T06:55:32Z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2021-01-07T09:08:14Z</text:p>
          </table:table-cell>
        </table:table-row>
        <table:table-row table:style-name="ro1">
          <table:table-cell office:value-type="string" calcext:value-type="string">
            <text:p>Comechingonia</text:p>
          </table:table-cell>
          <table:table-cell office:value-type="string" calcext:value-type="string">
            <text:p>https://revistas.unc.edu.ar/index.php/comechingonia</text:p>
          </table:table-cell>
          <table:table-cell office:value-type="string" calcext:value-type="string">
            <text:p>https://doaj.org/toc/6b3bfc97d99143df8bc68f3e4fce0d9e</text:p>
          </table:table-cell>
          <table:table-cell office:value-type="string" calcext:value-type="string">
            <text:p>Comechingonia. Revista de Arqueología</text:p>
          </table:table-cell>
          <table:table-cell office:value-type="string" calcext:value-type="string">
            <text:p>0326-7911</text:p>
          </table:table-cell>
          <table:table-cell office:value-type="string" calcext:value-type="string">
            <text:p>2250-7728</text:p>
          </table:table-cell>
          <table:table-cell office:value-type="string" calcext:value-type="string">
            <text:p>archaeology, pre-history, south americ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entro de Estudios Históric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sejo Nacional de Investigaciones Científicas y Técnicas, Centro Argentino de Información Científica y Tecnológica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s://revistas.unc.edu.ar/index.php/comechingonia/copyr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s.unc.edu.ar/index.php/comechingonia/copyrigh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revistas.unc.edu.ar/index.php/comechingonia/ev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s.unc.edu.ar/index.php/comechingonia/plagio</text:p>
          </table:table-cell>
          <table:table-cell office:value-type="string" calcext:value-type="string">
            <text:p>https://revistas.unc.edu.ar/index.php/comechingonia/Enfoque</text:p>
          </table:table-cell>
          <table:table-cell office:value-type="string" calcext:value-type="string">
            <text:p>https://revistas.unc.edu.ar/index.php/comechingonia/about/editorialTeam</text:p>
          </table:table-cell>
          <table:table-cell office:value-type="string" calcext:value-type="string">
            <text:p>https://revistas.unc.edu.ar/index.php/comechingonia/directr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nc.edu.ar/index.php/comechingonia/openacces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nc.edu.ar/index.php/comechingonia/openaccess</text:p>
          </table:table-cell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s://revistas.unc.edu.ar/index.php/comechingonia/Indexacion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s.unc.edu.ar/index.php/comechingonia/openaccess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8-29T18:04:5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imbriga</text:p>
          </table:table-cell>
          <table:table-cell office:value-type="string" calcext:value-type="string">
            <text:p>https://impactum-journals.uc.pt/conimbriga</text:p>
          </table:table-cell>
          <table:table-cell office:value-type="string" calcext:value-type="string">
            <text:p>https://doaj.org/toc/9f2d77e953c84be7a4894238d9005e42</text:p>
          </table:table-cell>
          <table:table-cell/>
          <table:table-cell office:value-type="string" calcext:value-type="string">
            <text:p>0084-9189</text:p>
          </table:table-cell>
          <table:table-cell office:value-type="string" calcext:value-type="string">
            <text:p>1647-8657</text:p>
          </table:table-cell>
          <table:table-cell office:value-type="string" calcext:value-type="string">
            <text:p>archaeology, critical studies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Coimbra University Press</text:p>
          </table:table-cell>
          <table:table-cell office:value-type="string" calcext:value-type="string">
            <text:p>Portugal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impactum-journals.uc.pt/conimbriga/about/submission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impactum-journals.uc.pt/conimbriga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impactum-journals.uc.pt/conimbrig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impactum-journals.uc.pt/conimbriga/about</text:p>
          </table:table-cell>
          <table:table-cell office:value-type="string" calcext:value-type="string">
            <text:p>https://impactum-journals.uc.pt/conimbriga/about/editorialTeam</text:p>
          </table:table-cell>
          <table:table-cell office:value-type="string" calcext:value-type="string">
            <text:p>https://impactum-journals.uc.pt/conimbriga/about/submissions/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impactum-journals.uc.pt/conimbrig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impactum-journals.uc.pt/conimbriga/about</text:p>
          </table:table-cell>
          <table:table-cell table:number-columns-repeated="2"/>
          <table:table-cell office:value-type="string" calcext:value-type="string">
            <text:p>https://impactum-journals.uc.pt/conimbriga/about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impactum-journals.uc.pt/conimbriga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6-19T14:56:48Z</text:p>
          </table:table-cell>
          <table:table-cell office:value-type="string" calcext:value-type="string">
            <text:p>2020-06-22T08:48:50Z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10-29T10:00:03Z</text:p>
          </table:table-cell>
        </table:table-row>
        <table:table-row table:style-name="ro1">
          <table:table-cell office:value-type="string" calcext:value-type="string">
            <text:p>Conservar Património</text:p>
          </table:table-cell>
          <table:table-cell office:value-type="string" calcext:value-type="string">
            <text:p>http://revista.arp.org.pt/</text:p>
          </table:table-cell>
          <table:table-cell office:value-type="string" calcext:value-type="string">
            <text:p>https://doaj.org/toc/3d193913fc43467e8dbaa20acce2348c</text:p>
          </table:table-cell>
          <table:table-cell/>
          <table:table-cell office:value-type="string" calcext:value-type="string">
            <text:p>1646-043X</text:p>
          </table:table-cell>
          <table:table-cell office:value-type="string" calcext:value-type="string">
            <text:p>2182-9942</text:p>
          </table:table-cell>
          <table:table-cell office:value-type="string" calcext:value-type="string">
            <text:p>cultural heritage, conservation, restoration, history of art, archaeology, museum studies</text:p>
          </table:table-cell>
          <table:table-cell office:value-type="string" calcext:value-type="string">
            <text:p>English, Portuguese, Spanish</text:p>
          </table:table-cell>
          <table:table-cell office:value-type="string" calcext:value-type="string">
            <text:p>Associação Profissional de Conservadores - Restauradores de Portuga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ssociação Profissional de Conservadores - Restauradores de Portugal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vista.arp.org.pt/en/normas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.arp.org.pt/pdf/2015001.pdf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revista.arp.org.pt/en/principios.htm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.arp.org.pt/en/apresenta.html</text:p>
          </table:table-cell>
          <table:table-cell office:value-type="string" calcext:value-type="string">
            <text:p>http://revista.arp.org.pt/en/conselho.html</text:p>
          </table:table-cell>
          <table:table-cell office:value-type="string" calcext:value-type="string">
            <text:p>http://revista.arp.org.pt/en/normas.ht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.arp.org.pt/en/normas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.arp.org.pt/en/normas.html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.arp.org.pt/en/apresenta.html</text:p>
          </table:table-cell>
          <table:table-cell table:number-columns-repeated="2"/>
          <table:table-cell office:value-type="string" calcext:value-type="string">
            <text:p>CC1-960|H</text:p>
          </table:table-cell>
          <table:table-cell office:value-type="string" calcext:value-type="string">
            <text:p>Auxiliary sciences of history: Archaeology | Social Scien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8-23T15:18:43Z</text:p>
          </table:table-cell>
          <table:table-cell office:value-type="string" calcext:value-type="string">
            <text:p>2016-11-30T08:41:38Z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019-11-14T12:22:00Z</text:p>
          </table:table-cell>
        </table:table-row>
        <table:table-row table:style-name="ro1">
          <table:table-cell office:value-type="string" calcext:value-type="string">
            <text:p>Conservation Science in Cultural Heritage</text:p>
          </table:table-cell>
          <table:table-cell office:value-type="string" calcext:value-type="string">
            <text:p>http://conservation-science.unibo.it</text:p>
          </table:table-cell>
          <table:table-cell office:value-type="string" calcext:value-type="string">
            <text:p>https://doaj.org/toc/142d9116950c4f45a09dc99ee4145b08</text:p>
          </table:table-cell>
          <table:table-cell office:value-type="string" calcext:value-type="string">
            <text:p>Quaderni di Scienza della Conservazione</text:p>
          </table:table-cell>
          <table:table-cell office:value-type="string" calcext:value-type="string">
            <text:p>1974-4951</text:p>
          </table:table-cell>
          <table:table-cell office:value-type="string" calcext:value-type="string">
            <text:p>1973-9494</text:p>
          </table:table-cell>
          <table:table-cell office:value-type="string" calcext:value-type="string">
            <text:p>art history, archaeology, environment, restoration, conservation, valorization</text:p>
          </table:table-cell>
          <table:table-cell office:value-type="string" calcext:value-type="string">
            <text:p>English, Italian</text:p>
          </table:table-cell>
          <table:table-cell office:value-type="string" calcext:value-type="string">
            <text:p>University of Bolog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Bologna – Dipartimento di Beni Culturali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conservation-science.unibo.it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onservation-science.unibo.it/article/view/47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conservation-science.unibo.it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conservation-science.unibo.it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conservation-science.unibo.it/about/editorialPolicies#focusAndScope</text:p>
          </table:table-cell>
          <table:table-cell office:value-type="string" calcext:value-type="string">
            <text:p>http://conservation-science.unibo.it/index</text:p>
          </table:table-cell>
          <table:table-cell office:value-type="string" calcext:value-type="string">
            <text:p>http://conservation-science.unibo.it/about/submissions#authorGuideli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conservation-science.unibo.it/about/editorialPolicies#custom-4</text:p>
          </table:table-cell>
          <table:table-cell office:value-type="string" calcext:value-type="string">
            <text:p>312 EU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conservation-science.unibo.it/about/editorialPolicies#custom-5</text:p>
          </table:table-cell>
          <table:table-cell/>
          <table:table-cell office:value-type="string" calcext:value-type="string">
            <text:p>Biblioteche Nazionali Centrali di Roma e Firenze - Magazzini Digitali</text:p>
          </table:table-cell>
          <table:table-cell office:value-type="string" calcext:value-type="string">
            <text:p>https://conservation-science.unibo.it/about/editorialPolicies#custom-4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conservation-science.unibo.it/about/editorialPolicies#openAccessPolicy</text:p>
          </table:table-cell>
          <table:table-cell table:number-columns-repeated="2"/>
          <table:table-cell office:value-type="string" calcext:value-type="string">
            <text:p>NX1-820</text:p>
          </table:table-cell>
          <table:table-cell office:value-type="string" calcext:value-type="string">
            <text:p>Fine Arts: Arts in gene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9-05-15T10:58:19Z</text:p>
          </table:table-cell>
          <table:table-cell office:value-type="string" calcext:value-type="string">
            <text:p>2020-08-13T08:56:20Z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020-03-18T11:45:37Z</text:p>
          </table:table-cell>
        </table:table-row>
        <table:table-row table:style-name="ro1">
          <table:table-cell office:value-type="string" calcext:value-type="string">
            <text:p>Corpus: Archivos Virtuales de la Alteridad Americana</text:p>
          </table:table-cell>
          <table:table-cell office:value-type="string" calcext:value-type="string">
            <text:p>http://corpusarchivos.revues.org/</text:p>
          </table:table-cell>
          <table:table-cell office:value-type="string" calcext:value-type="string">
            <text:p>https://doaj.org/toc/5836f1675b574354841a499a594e44ec</text:p>
          </table:table-cell>
          <table:table-cell/>
          <table:table-cell office:value-type="string" calcext:value-type="string">
            <text:p>1853-8037</text:p>
          </table:table-cell>
          <table:table-cell/>
          <table:table-cell office:value-type="string" calcext:value-type="string">
            <text:p>social anthropology, ethnography, indigenous people, history, linguistics, archaeology</text:p>
          </table:table-cell>
          <table:table-cell office:value-type="string" calcext:value-type="string">
            <text:p>English, French, Portuguese, Spanish</text:p>
          </table:table-cell>
          <table:table-cell office:value-type="string" calcext:value-type="string">
            <text:p>Centro Científico y Tecnológico-CONICET, Mendoza &amp; Universidad Nacional de La Pampa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corpusarchivos.revues.org/1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orpusarchivos.revues.org/135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orpusarchivos.revues.org/2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orpusarchivos.revues.org/1336#tocto1n4</text:p>
          </table:table-cell>
          <table:table-cell office:value-type="string" calcext:value-type="string">
            <text:p>http://corpusarchivos.revues.org/1337</text:p>
          </table:table-cell>
          <table:table-cell office:value-type="string" calcext:value-type="string">
            <text:p>http://corpusarchivos.revues.org/382</text:p>
          </table:table-cell>
          <table:table-cell office:value-type="string" calcext:value-type="string">
            <text:p>http://corpusarchivos.revues.org/2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orpusarchivos.revues.org/260#tocto1n3 (item 3)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corpusarchivos.revues.org/260#tocto1n3 (item 3)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corpusarchivos.revues.org/1431</text:p>
          </table:table-cell>
          <table:table-cell table:number-columns-repeated="2"/>
          <table:table-cell office:value-type="string" calcext:value-type="string">
            <text:p>GN1-890|GN301-674</text:p>
          </table:table-cell>
          <table:table-cell office:value-type="string" calcext:value-type="string">
            <text:p>Geography. Anthropology. Recreation: Anthropology: Ethnology. Social and cultural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7-09T09:06:43Z</text:p>
          </table:table-cell>
          <table:table-cell office:value-type="string" calcext:value-type="string">
            <text:p>2019-02-26T06:43:32Z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021-01-04T08:00:26Z</text:p>
          </table:table-cell>
        </table:table-row>
        <table:table-row table:style-name="ro1">
          <table:table-cell office:value-type="string" calcext:value-type="string">
            <text:p>Cuadernos de Arqueología de la Universidad de Navarra</text:p>
          </table:table-cell>
          <table:table-cell office:value-type="string" calcext:value-type="string">
            <text:p>https://www.unav.edu/publicaciones/revistas/index.php/cuadernos-de-arqueologia</text:p>
          </table:table-cell>
          <table:table-cell office:value-type="string" calcext:value-type="string">
            <text:p>https://doaj.org/toc/37b41faffe1f4f75803930bdeb61bcb8</text:p>
          </table:table-cell>
          <table:table-cell/>
          <table:table-cell office:value-type="string" calcext:value-type="string">
            <text:p>1133-1542</text:p>
          </table:table-cell>
          <table:table-cell office:value-type="string" calcext:value-type="string">
            <text:p>2387-1814</text:p>
          </table:table-cell>
          <table:table-cell office:value-type="string" calcext:value-type="string">
            <text:p>archaeology, ancient history, prehistory, epigraphy, cultural heritage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de Navar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Navarra, Servicio de Publicacione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www.unav.edu/publicaciones/revistas/index.php/cuadernos-de-arqueologi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s.unav.edu/index.php/cuadernos-de-arqueologia/article/view/3417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revistas.unav.edu/index.php/cuadernos-de-arqueologi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s.unav.edu/index.php/cuadernos-de-arqueologia/about</text:p>
          </table:table-cell>
          <table:table-cell office:value-type="string" calcext:value-type="string">
            <text:p>https://www.unav.edu/publicaciones/revistas/index.php/cuadernos-de-arqueologia/about/editorialTeam</text:p>
          </table:table-cell>
          <table:table-cell office:value-type="string" calcext:value-type="string">
            <text:p>https://www.unav.edu/publicaciones/revistas/index.php/cuadernos-de-arqueologia/about/submissions#authorGuideli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nav.edu/index.php/cuadernos-de-arqueologi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nav.edu/index.php/cuadernos-de-arqueologia/about</text:p>
          </table:table-cell>
          <table:table-cell table:number-columns-repeated="2"/>
          <table:table-cell office:value-type="string" calcext:value-type="string">
            <text:p>http://dadun.unav.edu/</text:p>
          </table:table-cell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s://revistas.unav.edu/index.php/cuadernos-de-arqueologia/about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3-24T15:57:00Z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20-04-29T11:20:38Z</text:p>
          </table:table-cell>
        </table:table-row>
        <table:table-row table:style-name="ro1">
          <table:table-cell office:value-type="string" calcext:value-type="string">
            <text:p>Cuadernos Medievales</text:p>
          </table:table-cell>
          <table:table-cell office:value-type="string" calcext:value-type="string">
            <text:p>http://fh.mdp.edu.ar/revistas/index.php/cm</text:p>
          </table:table-cell>
          <table:table-cell office:value-type="string" calcext:value-type="string">
            <text:p>https://doaj.org/toc/cdbc913f414c4e00a5146934cdf77bdf</text:p>
          </table:table-cell>
          <table:table-cell table:number-columns-repeated="2"/>
          <table:table-cell office:value-type="string" calcext:value-type="string">
            <text:p>2451-6821</text:p>
          </table:table-cell>
          <table:table-cell office:value-type="string" calcext:value-type="string">
            <text:p>medievalism, history, philosophy, literature, archaeology, religion</text:p>
          </table:table-cell>
          <table:table-cell office:value-type="string" calcext:value-type="string">
            <text:p>Italian, Portuguese, Spanish</text:p>
          </table:table-cell>
          <table:table-cell office:value-type="string" calcext:value-type="string">
            <text:p>Universidad Nacional de Mar del Plat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acultad de Humanidade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fh.mdp.edu.ar/revistas/index.php/cm/inde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fh.mdp.edu.ar/revistas/index.php/cm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fh.mdp.edu.ar/revistas/index.php/cm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fh.mdp.edu.ar/revistas/index.php/cm/about/submissions#onlineSubmissions</text:p>
          </table:table-cell>
          <table:table-cell office:value-type="string" calcext:value-type="string">
            <text:p>http://fh.mdp.edu.ar/revistas/index.php/cm/about/editorialPolicies#focusAndScope</text:p>
          </table:table-cell>
          <table:table-cell office:value-type="string" calcext:value-type="string">
            <text:p>http://fh.mdp.edu.ar/revistas/index.php/cm/about/displayMembership/78</text:p>
          </table:table-cell>
          <table:table-cell office:value-type="string" calcext:value-type="string">
            <text:p>http://fh.mdp.edu.ar/revistas/index.php/cm/about/submissions#authorGuidelin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fh.mdp.edu.ar/revistas/index.php/cm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fh.mdp.edu.ar/revistas/index.php/cm/about/editorialPolicies#openAccessPolic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fh.mdp.edu.ar/revistas/index.php/cm/about/editorialPolicies#openAccessPolicy</text:p>
          </table:table-cell>
          <table:table-cell table:number-columns-repeated="2"/>
          <table:table-cell office:value-type="string" calcext:value-type="string">
            <text:p>CC1-960|D111-203</text:p>
          </table:table-cell>
          <table:table-cell office:value-type="string" calcext:value-type="string">
            <text:p>Auxiliary sciences of history: Archaeology | History (General) and history of Europe: History (General): Medieval histor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11-20T14:40:27Z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20-12-07T16:08:46Z</text:p>
          </table:table-cell>
        </table:table-row>
        <table:table-row table:style-name="ro1">
          <table:table-cell office:value-type="string" calcext:value-type="string">
            <text:p>Cuadiernu</text:p>
          </table:table-cell>
          <table:table-cell office:value-type="string" calcext:value-type="string">
            <text:p>http://www.laponte.org/cuadiernu</text:p>
          </table:table-cell>
          <table:table-cell office:value-type="string" calcext:value-type="string">
            <text:p>https://doaj.org/toc/5ea9709940c94e238910a46bc7484b91</text:p>
          </table:table-cell>
          <table:table-cell office:value-type="string" calcext:value-type="string">
            <text:p>Cuadiernu: Difusión, Investigación y Conservación del Patrimonio Cultural</text:p>
          </table:table-cell>
          <table:table-cell office:value-type="string" calcext:value-type="string">
            <text:p>2444-7765</text:p>
          </table:table-cell>
          <table:table-cell office:value-type="string" calcext:value-type="string">
            <text:p>2340-6895</text:p>
          </table:table-cell>
          <table:table-cell office:value-type="string" calcext:value-type="string">
            <text:p>archaeology, cultural studies, history, cultural heritage, etnograph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La Ponte-Ecomuséu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 Ponte-Ecomuséu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laponte.org/cuadiernu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www.laponte.org/cuadiernu/normas-publicacion-revista-cuadiernu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http://www.laponte.org/cuadiernu</text:p>
          </table:table-cell>
          <table:table-cell office:value-type="string" calcext:value-type="string">
            <text:p>http://www.laponte.org/cuadiernu/normas-publicacion-revista-cuadiern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laponte.org/cuadiern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laponte.org/cuadiernu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www.laponte.org/cuadiernu</text:p>
          </table:table-cell>
          <table:table-cell table:number-columns-repeated="2"/>
          <table:table-cell office:value-type="string" calcext:value-type="string">
            <text:p>GN301-674|CC1-960</text:p>
          </table:table-cell>
          <table:table-cell office:value-type="string" calcext:value-type="string">
            <text:p>Geography. Anthropology. Recreation: Anthropology: Ethnology. Social and cultural anthrop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8-11-26T18:10:26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sertationes Archaeologicae: Ex Instituto Archaeologico Universitatis de Rolando Eötvös Nominatae</text:p>
          </table:table-cell>
          <table:table-cell office:value-type="string" calcext:value-type="string">
            <text:p>http://dissarch.elte.hu</text:p>
          </table:table-cell>
          <table:table-cell office:value-type="string" calcext:value-type="string">
            <text:p>https://doaj.org/toc/7c9d5d8defa74832ad01e08b5c054b70</text:p>
          </table:table-cell>
          <table:table-cell table:number-columns-repeated="2"/>
          <table:table-cell office:value-type="string" calcext:value-type="string">
            <text:p>2064-4574</text:p>
          </table:table-cell>
          <table:table-cell office:value-type="string" calcext:value-type="string">
            <text:p>archaeology</text:p>
          </table:table-cell>
          <table:table-cell office:value-type="string" calcext:value-type="string">
            <text:p>English, Hungarian</text:p>
          </table:table-cell>
          <table:table-cell office:value-type="string" calcext:value-type="string">
            <text:p>Eötvös Loránd University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ötvös Loránd University, Institute of Archaeological Science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dissarch.elte.h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dissarch.elte.hu/index.php/dissarch/article/view/23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dissarch.elte.hu/index.php/dissarch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dissarch.elte.hu/public/Guidelines_DissArch.pdf</text:p>
          </table:table-cell>
          <table:table-cell office:value-type="string" calcext:value-type="string">
            <text:p>http://dissarch.elte.hu/index.php/dissarch/about</text:p>
          </table:table-cell>
          <table:table-cell office:value-type="string" calcext:value-type="string">
            <text:p>http://dissarch.elte.hu/public/Guidelines_DissArch.pd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dissarch.elte.hu/index.php/dissarch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dissarch.elte.hu/index.php/dissarch/about</text:p>
          </table:table-cell>
          <table:table-cell office:value-type="string" calcext:value-type="string">
            <text:p>Országos Széchenyi Könyvtár</text:p>
          </table:table-cell>
          <table:table-cell/>
          <table:table-cell office:value-type="string" calcext:value-type="string">
            <text:p>http://www.oszk.hu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dissarch.elte.hu/public/Guidelines_DissArch.pdf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2-13T15:40:15Z</text:p>
          </table:table-cell>
          <table:table-cell office:value-type="string" calcext:value-type="string">
            <text:p>2020-02-27T20:35:15Z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16-02-26T15:30:48Z</text:p>
          </table:table-cell>
        </table:table-row>
        <table:table-row table:style-name="ro1">
          <table:table-cell office:value-type="string" calcext:value-type="string">
            <text:p>Documenta Praehistorica</text:p>
          </table:table-cell>
          <table:table-cell office:value-type="string" calcext:value-type="string">
            <text:p>http://revije.ff.uni-lj.si/DocumentaPraehistorica</text:p>
          </table:table-cell>
          <table:table-cell office:value-type="string" calcext:value-type="string">
            <text:p>https://doaj.org/toc/b99c8a565dac41028abe710709fa0a47</text:p>
          </table:table-cell>
          <table:table-cell/>
          <table:table-cell office:value-type="string" calcext:value-type="string">
            <text:p>1408-967X</text:p>
          </table:table-cell>
          <table:table-cell office:value-type="string" calcext:value-type="string">
            <text:p>1854-2492</text:p>
          </table:table-cell>
          <table:table-cell office:value-type="string" calcext:value-type="string">
            <text:p>archeology, european and asian prehistory, archaeogenetic studies, population dynamics and cultural trajectories in prehistory, radiocarbon dating, palaeodietary reconstruction based on stable isotope analysi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Znanstvena založba Filozofske fakultete Univerze v Ljubljani (Ljubljana University Press, Faculty of Arts)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University of Ljubljana, Faculty of Arts 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revije.ff.uni-lj.si/DocumentaPraehistorica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je.ff.uni-lj.si/DocumentaPraehistorica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revije.ff.uni-lj.si/DocumentaPraehistoric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je.ff.uni-lj.si/DocumentaPraehistorica/index</text:p>
          </table:table-cell>
          <table:table-cell office:value-type="string" calcext:value-type="string">
            <text:p>http://revije.ff.uni-lj.si/DocumentaPraehistorica/about/editorialTeam</text:p>
          </table:table-cell>
          <table:table-cell office:value-type="string" calcext:value-type="string">
            <text:p>http://revije.ff.uni-lj.si/DocumentaPraehistorica/about/submissions#authorGuidel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je.ff.uni-lj.si/DocumentaPraehistoric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je.ff.uni-lj.si/DocumentaPraehistorica/about/editorialPolicies#openAccessPolicy</text:p>
          </table:table-cell>
          <table:table-cell/>
          <table:table-cell office:value-type="string" calcext:value-type="string">
            <text:p>dLib</text:p>
          </table:table-cell>
          <table:table-cell office:value-type="string" calcext:value-type="string">
            <text:p>http://www.dlib.si/results/?query=%27keywords%3dDocumenta+Praehistorica%27&amp;pageSize=25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je.ff.uni-lj.si/DocumentaPraehistorica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5-11-07T17:00:38Z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2021-02-01T11:07:18Z</text:p>
          </table:table-cell>
        </table:table-row>
        <table:table-row table:style-name="ro1">
          <table:table-cell office:value-type="string" calcext:value-type="string">
            <text:p>e-conservation Journal</text:p>
          </table:table-cell>
          <table:table-cell office:value-type="string" calcext:value-type="string">
            <text:p>http://e-conservation.org/</text:p>
          </table:table-cell>
          <table:table-cell office:value-type="string" calcext:value-type="string">
            <text:p>https://doaj.org/toc/c3694721720d4fadafd23ea92e45c4cc</text:p>
          </table:table-cell>
          <table:table-cell table:number-columns-repeated="2"/>
          <table:table-cell office:value-type="string" calcext:value-type="string">
            <text:p>2183-1335</text:p>
          </table:table-cell>
          <table:table-cell office:value-type="string" calcext:value-type="string">
            <text:p>cultural heritage, conservation, history of art, archaeology, material science, chemis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ERCULES Laborator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Évora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e-conservation.org/sub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-conservation.org/issue-1/20-macro-photography-for-reflectance-transformation-imag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-conservation.org/submission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e-conservation.org/submi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www.e-conservation.org/submission</text:p>
          </table:table-cell>
          <table:table-cell office:value-type="string" calcext:value-type="string">
            <text:p>http://www.e-conservation.org/about-us</text:p>
          </table:table-cell>
          <table:table-cell office:value-type="string" calcext:value-type="string">
            <text:p>http://www.e-conservation.org/submi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http://www.e-conservation.org/submission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General W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05-21T16:14:37Z</text:p>
          </table:table-cell>
          <table:table-cell office:value-type="string" calcext:value-type="string">
            <text:p>2016-07-20T11:47:33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5-23T17:10:33Z</text:p>
          </table:table-cell>
        </table:table-row>
        <table:table-row table:style-name="ro1">
          <table:table-cell office:value-type="string" calcext:value-type="string">
            <text:p>Eesti Arheoloogiaajakiri</text:p>
          </table:table-cell>
          <table:table-cell office:value-type="string" calcext:value-type="string">
            <text:p>http://www.eap.ee/archaeology</text:p>
          </table:table-cell>
          <table:table-cell office:value-type="string" calcext:value-type="string">
            <text:p>https://doaj.org/toc/372d83463c094e348561343dce949988</text:p>
          </table:table-cell>
          <table:table-cell office:value-type="string" calcext:value-type="string">
            <text:p>Estonian Journal of Archaeology</text:p>
          </table:table-cell>
          <table:table-cell office:value-type="string" calcext:value-type="string">
            <text:p>1406-2933</text:p>
          </table:table-cell>
          <table:table-cell office:value-type="string" calcext:value-type="string">
            <text:p>1736-7484</text:p>
          </table:table-cell>
          <table:table-cell office:value-type="string" calcext:value-type="string">
            <text:p>archaeology</text:p>
          </table:table-cell>
          <table:table-cell office:value-type="string" calcext:value-type="string">
            <text:p>German, English</text:p>
          </table:table-cell>
          <table:table-cell office:value-type="string" calcext:value-type="string">
            <text:p>Estonian Academy Publisher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ian Academy of Science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eap.ee//estonian-journal-of-archaeology-editorial-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eap.ee/estonian-journal-of-archaeology-copyright-and-licensing-policy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www.eap.ee/estonian-journal-of-archaeology-guidelines-for-autho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eap.ee/archaeology</text:p>
          </table:table-cell>
          <table:table-cell office:value-type="string" calcext:value-type="string">
            <text:p>http://www.eap.ee/estonian-journal-of-archaeology-editorial-board</text:p>
          </table:table-cell>
          <table:table-cell office:value-type="string" calcext:value-type="string">
            <text:p>http://www.eap.ee/estonian-journal-of-archaeology-instructions-to-autho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ap.ee/article-publication-charges-2</text:p>
          </table:table-cell>
          <table:table-cell office:value-type="string" calcext:value-type="string">
            <text:p>250 EU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ap.ee/article-publication-charges-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DIGAR</text:p>
          </table:table-cell>
          <table:table-cell office:value-type="string" calcext:value-type="string">
            <text:p>http://www.eap.ee/estonian-journal-of-archaeology-archival-policy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ap.ee/estonian-journal-of-archaeology-editorial-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1-01-21T09:04:40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szeitalter und Gegenwart</text:p>
          </table:table-cell>
          <table:table-cell office:value-type="string" calcext:value-type="string">
            <text:p>https://www.eg-quaternary-science-journal.net/</text:p>
          </table:table-cell>
          <table:table-cell office:value-type="string" calcext:value-type="string">
            <text:p>https://doaj.org/toc/29aa7801e17f495fb1a0267ff30aed56</text:p>
          </table:table-cell>
          <table:table-cell office:value-type="string" calcext:value-type="string">
            <text:p>E&amp;G Quaternary Science Journal</text:p>
          </table:table-cell>
          <table:table-cell office:value-type="string" calcext:value-type="string">
            <text:p>0424-7116</text:p>
          </table:table-cell>
          <table:table-cell office:value-type="string" calcext:value-type="string">
            <text:p>2199-9090</text:p>
          </table:table-cell>
          <table:table-cell office:value-type="string" calcext:value-type="string">
            <text:p>paleo-climatology, paleo-environments, geomorphology, geology, geoarchaeology</text:p>
          </table:table-cell>
          <table:table-cell office:value-type="string" calcext:value-type="string">
            <text:p>English, German</text:p>
          </table:table-cell>
          <table:table-cell office:value-type="string" calcext:value-type="string">
            <text:p>Copernicus Publication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Quaternary Association (DEUQUA)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www.eg-quaternary-science-journal.net/about/licence_and_copyright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g-quaternary-sci-j.net/67/1/2018/egqsj-67-1-2018.x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g-quaternary-science-journal.net/about/licence_and_copyright.html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www.eg-quaternary-science-journal.net/peer_review/review_process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g-quaternary-science-journal.net/for_authors/plagiarism_detection.html</text:p>
          </table:table-cell>
          <table:table-cell office:value-type="string" calcext:value-type="string">
            <text:p>https://www.eg-quaternary-science-journal.net/about/aims_and_scope.html</text:p>
          </table:table-cell>
          <table:table-cell office:value-type="string" calcext:value-type="string">
            <text:p>https://www.eg-quaternary-science-journal.net/editorial_board.html</text:p>
          </table:table-cell>
          <table:table-cell office:value-type="string" calcext:value-type="string">
            <text:p>https://www.eg-quaternary-science-journal.net/for_authors/manuscript_preparation.htm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g-quaternary-science-journal.net//for_authors/article_processing_charges.htm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eg-quaternary-science-journal.net/for_authors/financial_support.ht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g-quaternary-science-journal.net/for_authors/article_processing_charges.html</text:p>
          </table:table-cell>
          <table:table-cell office:value-type="string" calcext:value-type="string">
            <text:p>CLOCKSS, Portico</text:p>
          </table:table-cell>
          <table:table-cell office:value-type="string" calcext:value-type="string">
            <text:p>German National Library</text:p>
          </table:table-cell>
          <table:table-cell office:value-type="string" calcext:value-type="string">
            <text:p>https://thekeepers.org/journals?query=0424-7116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eg-quaternary-science-journal.net/about/publication_policy.html</text:p>
          </table:table-cell>
          <table:table-cell table:number-columns-repeated="2"/>
          <table:table-cell office:value-type="string" calcext:value-type="string">
            <text:p>QE1-996.5</text:p>
          </table:table-cell>
          <table:table-cell office:value-type="string" calcext:value-type="string">
            <text:p>Science: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8-08-21T12:15:23Z</text:p>
          </table:table-cell>
          <table:table-cell office:value-type="string" calcext:value-type="string">
            <text:p>2019-12-18T05:42:46Z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2021-02-12T09:33:09Z</text:p>
          </table:table-cell>
        </table:table-row>
        <table:table-row table:style-name="ro1">
          <table:table-cell office:value-type="string" calcext:value-type="string">
            <text:p>El Futuro del Pasado</text:p>
          </table:table-cell>
          <table:table-cell office:value-type="string" calcext:value-type="string">
            <text:p>http://www.elfuturodelpasado.com/</text:p>
          </table:table-cell>
          <table:table-cell office:value-type="string" calcext:value-type="string">
            <text:p>https://doaj.org/toc/18ae3989b67743c0b3bebd30af628c4d</text:p>
          </table:table-cell>
          <table:table-cell office:value-type="string" calcext:value-type="string">
            <text:p>El Futuro del Pasado: Revista Electrónica de Historia</text:p>
          </table:table-cell>
          <table:table-cell/>
          <table:table-cell office:value-type="string" calcext:value-type="string">
            <text:p>1989-9289</text:p>
          </table:table-cell>
          <table:table-cell office:value-type="string" calcext:value-type="string">
            <text:p>archaeology, art, interdisciplinary studies, humanities</text:p>
          </table:table-cell>
          <table:table-cell office:value-type="string" calcext:value-type="string">
            <text:p>English, French, Italian, Portuguese, Spanish</text:p>
          </table:table-cell>
          <table:table-cell office:value-type="string" calcext:value-type="string">
            <text:p>FahrenHouse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elfuturodelpasado.com/ojs/index.php/FdP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elfuturodelpasado.com/ojs/index.php/FdP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elfuturodelpasado.com/ojs/index.php/FdP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lfuturodelpasado.com/ojs/index.php/FdP/about/submissions#authorGuidelines</text:p>
          </table:table-cell>
          <table:table-cell office:value-type="string" calcext:value-type="string">
            <text:p>http://www.elfuturodelpasado.com/ojs/index.php/FdP/about/editorialPolicies#focusAndScope</text:p>
          </table:table-cell>
          <table:table-cell office:value-type="string" calcext:value-type="string">
            <text:p>http://www.elfuturodelpasado.com/ojs/index.php/FdP/about/editorialTeam</text:p>
          </table:table-cell>
          <table:table-cell office:value-type="string" calcext:value-type="string">
            <text:p>http://www.elfuturodelpasado.com/ojs/index.php/FdP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elfuturodelpasado.com/ojs/index.php/FdP/about/submissions#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elfuturodelpasado.com/ojs/index.php/FdP/about/submissions#authorGuidelines</text:p>
          </table:table-cell>
          <table:table-cell table:number-columns-repeated="2"/>
          <table:table-cell office:value-type="string" calcext:value-type="string">
            <text:p>http://www.elfuturodelpasado.com/ojs/index.php/FdP/about/editorialPolicies#archiving</text:p>
          </table:table-cell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elfuturodelpasado.com/ojs/index.php/FdP/about/editorialPolicies#openAccessPolicy</text:p>
          </table:table-cell>
          <table:table-cell table:number-columns-repeated="2"/>
          <table:table-cell office:value-type="string" calcext:value-type="string">
            <text:p>D|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6-01T08:23:13Z</text:p>
          </table:table-cell>
          <table:table-cell office:value-type="string" calcext:value-type="string">
            <text:p>2016-11-30T11:42:48Z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2020-09-12T08:20:44Z</text:p>
          </table:table-cell>
        </table:table-row>
        <table:table-row table:style-name="ro1">
          <table:table-cell office:value-type="string" calcext:value-type="string">
            <text:p>Espacio, Tiempo y Forma. Serie I, Prehistoria y Arqueología</text:p>
          </table:table-cell>
          <table:table-cell office:value-type="string" calcext:value-type="string">
            <text:p>http://revistas.uned.es/index.php/ETFI</text:p>
          </table:table-cell>
          <table:table-cell office:value-type="string" calcext:value-type="string">
            <text:p>https://doaj.org/toc/c35f14a4e25d4b528f511ba012b65760</text:p>
          </table:table-cell>
          <table:table-cell office:value-type="string" calcext:value-type="string">
            <text:p>ETF I</text:p>
          </table:table-cell>
          <table:table-cell office:value-type="string" calcext:value-type="string">
            <text:p>1131-7698</text:p>
          </table:table-cell>
          <table:table-cell office:value-type="string" calcext:value-type="string">
            <text:p>2340-1354</text:p>
          </table:table-cell>
          <table:table-cell office:value-type="string" calcext:value-type="string">
            <text:p>prehistory, archaeology, archaeological heritage, rock art, upper paleolithic, solutrean</text:p>
          </table:table-cell>
          <table:table-cell office:value-type="string" calcext:value-type="string">
            <text:p>English, French, Spanish</text:p>
          </table:table-cell>
          <table:table-cell office:value-type="string" calcext:value-type="string">
            <text:p>Universidad Nacional de Educación a Distancia (UNED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partamento de Prehistoria y Arqueología – Facultad de Geografía e Historia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revistas.uned.es/index.php/ETFI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ned.es/index.php/ETFI/article/view/165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ned.es/index.php/ETFI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.uned.es/index.php/ETFI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.uned.es/index.php/ETFI/about/editorialPolicies#focusAndScope</text:p>
          </table:table-cell>
          <table:table-cell office:value-type="string" calcext:value-type="string">
            <text:p>http://revistas.uned.es/index.php/ETFI/about/editorialTeam</text:p>
          </table:table-cell>
          <table:table-cell office:value-type="string" calcext:value-type="string">
            <text:p>http://revistas.uned.es/index.php/ETFI/about/submissions#authorGuidelin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uned.es/index.php/ETFI/about/editorialPolicies#custom-3custom-3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.uned.es/index.php/ETFI/about/editorialPolicies#custom-3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s.uned.es/index.php/ETFI/about/editorialPolicies#openAccessPolicy</text:p>
          </table:table-cell>
          <table:table-cell table:number-columns-repeated="2"/>
          <table:table-cell office:value-type="string" calcext:value-type="string">
            <text:p>GN700-890|C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4-03T12:44:31Z</text:p>
          </table:table-cell>
          <table:table-cell office:value-type="string" calcext:value-type="string">
            <text:p>2017-11-08T13:48:36Z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2020-12-15T11:40:54Z</text:p>
          </table:table-cell>
        </table:table-row>
        <table:table-row table:style-name="ro1">
          <table:table-cell office:value-type="string" calcext:value-type="string">
            <text:p>Espaço Ameríndio</text:p>
          </table:table-cell>
          <table:table-cell office:value-type="string" calcext:value-type="string">
            <text:p>http://seer.ufrgs.br/espacoamerindio/</text:p>
          </table:table-cell>
          <table:table-cell office:value-type="string" calcext:value-type="string">
            <text:p>https://doaj.org/toc/99c47df1e2a64804955565eb7f231170</text:p>
          </table:table-cell>
          <table:table-cell table:number-columns-repeated="2"/>
          <table:table-cell office:value-type="string" calcext:value-type="string">
            <text:p>1982-6524</text:p>
          </table:table-cell>
          <table:table-cell office:value-type="string" calcext:value-type="string">
            <text:p>ethnology, archaeology, anthropology, indigenous</text:p>
          </table:table-cell>
          <table:table-cell office:value-type="string" calcext:value-type="string">
            <text:p>Portuguese, Spanish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www.seer.ufrgs.br/index.php/EspacoAmerindio/index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seer.ufrgs.br/index.php/EspacoAmerindio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seer.ufrgs.br/index.php/EspacoAmerindio/about/editorialPolicies#focusAndScope</text:p>
          </table:table-cell>
          <table:table-cell office:value-type="string" calcext:value-type="string">
            <text:p>http://seer.ufrgs.br/index.php/EspacoAmerindio/about/editorialTeam</text:p>
          </table:table-cell>
          <table:table-cell office:value-type="string" calcext:value-type="string">
            <text:p>http://seer.ufrgs.br/index.php/EspacoAmerindio/about/submissions#onlineSubmissio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seer.ufrgs.br/index.php/EspacoAmerindio/about/editorialPolicies#peerReviewProces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seer.ufrgs.br/index.php/EspacoAmerindio/about/editorialPolicies#peerReviewProcess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://thekeepers.org/purl/issn/1982-6524</text:p>
          </table:table-cell>
          <table:table-cell office:value-type="string" calcext:value-type="string">
            <text:p>Diadorim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seer.ufrgs.br/index.php/EspacoAmerindio/about/editorialPolicies#openAccessPolicy</text:p>
          </table:table-cell>
          <table:table-cell table:number-columns-repeated="2"/>
          <table:table-cell office:value-type="string" calcext:value-type="string">
            <text:p>GN301-674</text:p>
          </table:table-cell>
          <table:table-cell office:value-type="string" calcext:value-type="string">
            <text:p>Geography. Anthropology. Recreation: Anthropology: Ethnology. Social and cultural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9-08-10T17:14:05Z</text:p>
          </table:table-cell>
          <table:table-cell office:value-type="string" calcext:value-type="string">
            <text:p>2016-03-14T18:07:22Z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2016-03-15T02:00:31Z</text:p>
          </table:table-cell>
        </table:table-row>
        <table:table-row table:style-name="ro1">
          <table:table-cell office:value-type="string" calcext:value-type="string">
            <text:p>Estudios de Cultura Maya</text:p>
          </table:table-cell>
          <table:table-cell office:value-type="string" calcext:value-type="string">
            <text:p>https://revistas-filologicas.unam.mx/estudios-cultura-maya/index.php/ecm/index</text:p>
          </table:table-cell>
          <table:table-cell office:value-type="string" calcext:value-type="string">
            <text:p>https://doaj.org/toc/09ebd5ce9e0343daabe7844580d064bb</text:p>
          </table:table-cell>
          <table:table-cell/>
          <table:table-cell office:value-type="string" calcext:value-type="string">
            <text:p>0185-2574</text:p>
          </table:table-cell>
          <table:table-cell/>
          <table:table-cell office:value-type="string" calcext:value-type="string">
            <text:p>maya studies, archaeology, history, culture, linguistics, anthropology</text:p>
          </table:table-cell>
          <table:table-cell office:value-type="string" calcext:value-type="string">
            <text:p>English, French, Spanish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, Instituto de Investigaciones Filológica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revistas-filologicas.unam.mx/estudios-cultura-maya/index.php/ecm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s-filologicas.unam.mx/estudios-cultura-maya/index.php/ecm/article/view/74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revistas-filologicas.unam.mx/estudios-cultura-maya/index.php/ecm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s-filologicas.unam.mx/estudios-cultura-maya/index.php/ecm/about/editorialPolicies#focusAndScope</text:p>
          </table:table-cell>
          <table:table-cell office:value-type="string" calcext:value-type="string">
            <text:p>https://revistas-filologicas.unam.mx/estudios-cultura-maya/index.php/ecm/about/displayMembership/4</text:p>
          </table:table-cell>
          <table:table-cell office:value-type="string" calcext:value-type="string">
            <text:p>https://revistas-filologicas.unam.mx/estudios-cultura-maya/index.php/ecm/about/submissions#authorGuidel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-filologicas.unam.mx/estudios-cultura-maya/index.php/ecm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-filologicas.unam.mx/estudios-cultura-maya/index.php/ecm/about/editorialPolicies#openAccessPolicy</text:p>
          </table:table-cell>
          <table:table-cell table:number-columns-repeated="3"/>
          <table:table-cell office:value-type="string" calcext:value-type="string">
            <text:p>Sherpa/Rome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s://revistas-filologicas.unam.mx/estudios-cultura-maya/index.php/ecm/about/editorialPolicies#openAccessPolicy</text:p>
          </table:table-cell>
          <table:table-cell table:number-columns-repeated="2"/>
          <table:table-cell office:value-type="string" calcext:value-type="string">
            <text:p>F1201-3799|H</text:p>
          </table:table-cell>
          <table:table-cell office:value-type="string" calcext:value-type="string">
            <text:p>History America: Latin America. Spanish America | Social Scien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5-28T08:49:28Z</text:p>
          </table:table-cell>
          <table:table-cell office:value-type="string" calcext:value-type="string">
            <text:p>2017-11-08T13:48:45Z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16-11-15T17:00:09Z</text:p>
          </table:table-cell>
        </table:table-row>
        <table:table-row table:style-name="ro1">
          <table:table-cell office:value-type="string" calcext:value-type="string">
            <text:p>Ethnobiology Letters</text:p>
          </table:table-cell>
          <table:table-cell office:value-type="string" calcext:value-type="string">
            <text:p>http://ojs.ethnobiology.org/index.php/ebl/index</text:p>
          </table:table-cell>
          <table:table-cell office:value-type="string" calcext:value-type="string">
            <text:p>https://doaj.org/toc/74c78f9038974fbb99d2b89763af26d9</text:p>
          </table:table-cell>
          <table:table-cell table:number-columns-repeated="2"/>
          <table:table-cell office:value-type="string" calcext:value-type="string">
            <text:p>2159-8126</text:p>
          </table:table-cell>
          <table:table-cell office:value-type="string" calcext:value-type="string">
            <text:p>ethnobiology, ethnoecology, ethnoarchaeology, ethnobotany, ethnozo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ociety of Ethnobiolog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ociety of Ethnobiology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ojs.ethnobiology.org/index.php/ebl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ethnobiology.org/index.php/ebl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ojs.ethnobiology.org/index.php/ebl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ojs.ethnobiology.org/index.php/ebl/about/editorialPolicies#focusAndScope</text:p>
          </table:table-cell>
          <table:table-cell office:value-type="string" calcext:value-type="string">
            <text:p>http://ojs.ethnobiology.org/index.php/ebl/about/editorialTeam</text:p>
          </table:table-cell>
          <table:table-cell office:value-type="string" calcext:value-type="string">
            <text:p>http://ojs.ethnobiology.org/index.php/ebl/about/submissions#authorGuidelin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ethnobiology.org/index.php/ebl/index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ojs.ethnobiology.org/index.php/ebl/index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://ojs.ethnobiology.org/index.php/ebl/about/editorialPolicies#archiv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ethnobiology.org/index.php/ebl/about/editorialPolicies#openAccessPolicy</text:p>
          </table:table-cell>
          <table:table-cell table:number-columns-repeated="2"/>
          <table:table-cell office:value-type="string" calcext:value-type="string">
            <text:p>GF1-900</text:p>
          </table:table-cell>
          <table:table-cell office:value-type="string" calcext:value-type="string">
            <text:p>Geography. Anthropology. Recreation: Human ecology. Anthropogeograph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3-04T18:38:26Z</text:p>
          </table:table-cell>
          <table:table-cell office:value-type="string" calcext:value-type="string">
            <text:p>2016-02-04T17:49:32Z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18-01-22T14:52:27Z</text:p>
          </table:table-cell>
        </table:table-row>
        <table:table-row table:style-name="ro1">
          <table:table-cell office:value-type="string" calcext:value-type="string">
            <text:p>Etnoantropološki Problemi</text:p>
          </table:table-cell>
          <table:table-cell office:value-type="string" calcext:value-type="string">
            <text:p>http://www.eap-iea.org/index.php/eap/index</text:p>
          </table:table-cell>
          <table:table-cell office:value-type="string" calcext:value-type="string">
            <text:p>https://doaj.org/toc/e52dd7b6703d493db41cfd6bf525d42d</text:p>
          </table:table-cell>
          <table:table-cell office:value-type="string" calcext:value-type="string">
            <text:p>Issues in Ethnology and Anthropology</text:p>
          </table:table-cell>
          <table:table-cell office:value-type="string" calcext:value-type="string">
            <text:p>0353-1589</text:p>
          </table:table-cell>
          <table:table-cell office:value-type="string" calcext:value-type="string">
            <text:p>2334-8801</text:p>
          </table:table-cell>
          <table:table-cell office:value-type="string" calcext:value-type="string">
            <text:p>anthropology, ethnology, archaeology, cultural studies, humanities, social sciences</text:p>
          </table:table-cell>
          <table:table-cell office:value-type="string" calcext:value-type="string">
            <text:p>English, French, Serbian</text:p>
          </table:table-cell>
          <table:table-cell office:value-type="string" calcext:value-type="string">
            <text:p>University of 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Department of Ethnology and Anthropolog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eap-iea.org/index.php/eap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eap-iea.org/index.php/eap/article/view/651/6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ap-iea.org/index.php/eap/about/editorialPolicies#custom-0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eap-iea.org/index.php/eap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ap-iea.org/index.php/eap/about/editorialPolicies#custom-2</text:p>
          </table:table-cell>
          <table:table-cell office:value-type="string" calcext:value-type="string">
            <text:p>http://www.eap-iea.org/index.php/eap/about/editorialPolicies#focusAndScope</text:p>
          </table:table-cell>
          <table:table-cell office:value-type="string" calcext:value-type="string">
            <text:p>http://www.eap-iea.org/index.php/eap/about/editorialTeam</text:p>
          </table:table-cell>
          <table:table-cell office:value-type="string" calcext:value-type="string">
            <text:p>http://www.eap-iea.org/index.php/eap/information/auth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eap-iea.org/index.php/eap/about/editorialPolicies#focusAndScop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eap-iea.org/index.php/eap/about/editorialPolicies#focusAndScope</text:p>
          </table:table-cell>
          <table:table-cell office:value-type="string" calcext:value-type="string">
            <text:p>LOCKSS</text:p>
          </table:table-cell>
          <table:table-cell office:value-type="string" calcext:value-type="string">
            <text:p>National Library of Serbia</text:p>
          </table:table-cell>
          <table:table-cell office:value-type="string" calcext:value-type="string">
            <text:p>http://eap-iea.org/index.php/eap/gateway/lockss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eap-iea.org/index.php/eap/about/editorialPolicies#openAccessPolicy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4-20T14:49:06Z</text:p>
          </table:table-cell>
          <table:table-cell office:value-type="string" calcext:value-type="string">
            <text:p>2017-11-08T13:48:36Z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2021-02-02T22:19:52Z</text:p>
          </table:table-cell>
        </table:table-row>
        <table:table-row table:style-name="ro1">
          <table:table-cell office:value-type="string" calcext:value-type="string">
            <text:p>eTopoi. Journal for Ancient Studies</text:p>
          </table:table-cell>
          <table:table-cell office:value-type="string" calcext:value-type="string">
            <text:p>http://www.topoi.org/publications/etopoi/</text:p>
          </table:table-cell>
          <table:table-cell office:value-type="string" calcext:value-type="string">
            <text:p>https://doaj.org/toc/5fcf5fe17b2b4cfbab1a163cc55c2a7a</text:p>
          </table:table-cell>
          <table:table-cell table:number-columns-repeated="2"/>
          <table:table-cell office:value-type="string" calcext:value-type="string">
            <text:p>2192-2608</text:p>
          </table:table-cell>
          <table:table-cell office:value-type="string" calcext:value-type="string">
            <text:p>interdisciplinary studies, spatial analysis, geoarchaeology, ancient studies, classical studies</text:p>
          </table:table-cell>
          <table:table-cell office:value-type="string" calcext:value-type="string">
            <text:p>English, German</text:p>
          </table:table-cell>
          <table:table-cell office:value-type="string" calcext:value-type="string">
            <text:p>Excellence Cluster Topo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xcellence Cluster Topoi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journal.topoi.org/index.php/etopoi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topoi.org/index.php/etopoi/article/view/174/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topoi.org/index.php/etopoi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.topoi.org/index.php/etopoi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.topoi.org/index.php/etopoi/about/editorialPolicies#focusAndScope</text:p>
          </table:table-cell>
          <table:table-cell office:value-type="string" calcext:value-type="string">
            <text:p>http://journal.topoi.org/index.php/etopoi/about/editorialTeam</text:p>
          </table:table-cell>
          <table:table-cell office:value-type="string" calcext:value-type="string">
            <text:p>http://journal.topoi.org/index.php/etopoi/about/submissions#authorGuideli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.topoi.org/index.php/etopoi/about/editorialPolicies#focusAndScop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.topoi.org/index.php/etopoi/about/editorialPolicies#focusAndScope</text:p>
          </table:table-cell>
          <table:table-cell/>
          <table:table-cell office:value-type="string" calcext:value-type="string">
            <text:p>Deutsche Nationalbibliothek</text:p>
          </table:table-cell>
          <table:table-cell office:value-type="string" calcext:value-type="string">
            <text:p>http://edocs.fu-berlin.de/docs/content/main/leitlinien/leitlinien.xml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journal.topoi.org/index.php/etopoi/about/editorialPolicies#openAccessPolicy</text:p>
          </table:table-cell>
          <table:table-cell table:number-columns-repeated="2"/>
          <table:table-cell office:value-type="string" calcext:value-type="string">
            <text:p>D51-90|PA</text:p>
          </table:table-cell>
          <table:table-cell office:value-type="string" calcext:value-type="string">
            <text:p>History (General) and history of Europe: History (General): Ancient history | Language and Literature: Greek language and literature. Latin language and literatur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1-12T09:22:55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12T14:01:10Z</text:p>
          </table:table-cell>
        </table:table-row>
        <table:table-row table:style-name="ro1">
          <table:table-cell office:value-type="string" calcext:value-type="string">
            <text:p>European Review of Latin American and Caribbean Studies</text:p>
          </table:table-cell>
          <table:table-cell office:value-type="string" calcext:value-type="string">
            <text:p>http://www.erlacs.org</text:p>
          </table:table-cell>
          <table:table-cell office:value-type="string" calcext:value-type="string">
            <text:p>https://doaj.org/toc/c5add341200145ab84989b5db2725491</text:p>
          </table:table-cell>
          <table:table-cell office:value-type="string" calcext:value-type="string">
            <text:p>ERLACS: Revista Europea de Estudios Latinoamericanos y del Caribe</text:p>
          </table:table-cell>
          <table:table-cell office:value-type="string" calcext:value-type="string">
            <text:p>0924-0608</text:p>
          </table:table-cell>
          <table:table-cell office:value-type="string" calcext:value-type="string">
            <text:p>1879-4750</text:p>
          </table:table-cell>
          <table:table-cell office:value-type="string" calcext:value-type="string">
            <text:p>anthropology, archaeology, demography, ecology, economy, geograph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CEDLA</text:p>
          </table:table-cell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erlacs.org/about/sub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rlacs.org/articles/abstract/10.18352/erlacs.9980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erlacs.org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erlacs.org/about/editorialpolicies/#peer-review-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erlacs.org/about/#focus-and-scope</text:p>
          </table:table-cell>
          <table:table-cell office:value-type="string" calcext:value-type="string">
            <text:p>http://www.erlacs.org/about/editorialteam/#editorial-board</text:p>
          </table:table-cell>
          <table:table-cell office:value-type="string" calcext:value-type="string">
            <text:p>http://www.erlacs.org/about/submissions/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erlacs.org/about/submission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erlacs.org/about/submissions/</text:p>
          </table:table-cell>
          <table:table-cell office:value-type="string" calcext:value-type="string">
            <text:p>CLOCKSS, LOCKSS</text:p>
          </table:table-cell>
          <table:table-cell/>
          <table:table-cell office:value-type="string" calcext:value-type="string">
            <text:p>http://www.erlacs.org/about/#archiving-policy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erlacs.org/about/#open-access-policy</text:p>
          </table:table-cell>
          <table:table-cell table:number-columns-repeated="2"/>
          <table:table-cell office:value-type="string" calcext:value-type="string">
            <text:p>G1-922</text:p>
          </table:table-cell>
          <table:table-cell office:value-type="string" calcext:value-type="string">
            <text:p>Geography. Anthropology. Recreation: Geography (Genera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3-08-30T13:43:07Z</text:p>
          </table:table-cell>
          <table:table-cell office:value-type="string" calcext:value-type="string">
            <text:p>2018-10-26T12:33:07Z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021-01-11T05:21:11Z</text:p>
          </table:table-cell>
        </table:table-row>
        <table:table-row table:style-name="ro1">
          <table:table-cell office:value-type="string" calcext:value-type="string">
            <text:p>EXARC Journal</text:p>
          </table:table-cell>
          <table:table-cell office:value-type="string" calcext:value-type="string">
            <text:p>https://exarc.net/journal</text:p>
          </table:table-cell>
          <table:table-cell office:value-type="string" calcext:value-type="string">
            <text:p>https://doaj.org/toc/5099e8f6d9a742a8a1b0382b7ed7cce0</text:p>
          </table:table-cell>
          <table:table-cell/>
          <table:table-cell office:value-type="string" calcext:value-type="string">
            <text:p>2212-523X</text:p>
          </table:table-cell>
          <table:table-cell office:value-type="string" calcext:value-type="string">
            <text:p>2212-8956</text:p>
          </table:table-cell>
          <table:table-cell office:value-type="string" calcext:value-type="string">
            <text:p>archaeological open-air museums, ancient technology, living history, museum education, experimental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XARC</text:p>
          </table:table-cell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exarc.net/journal/open-acces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exarc.net/journal/information-contributors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exarc.net/journal/information-contributo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exarc.net/journal/information-contributors</text:p>
          </table:table-cell>
          <table:table-cell office:value-type="string" calcext:value-type="string">
            <text:p>https://exarc.net/journal/editorial-board</text:p>
          </table:table-cell>
          <table:table-cell office:value-type="string" calcext:value-type="string">
            <text:p>https://exarc.net/journal/information-contributo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exarc.net/journal/information-contributor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exarc.net/journal/information-contributors</text:p>
          </table:table-cell>
          <table:table-cell table:number-columns-repeated="2"/>
          <table:table-cell office:value-type="string" calcext:value-type="string">
            <text:p>https://exarc.net/journal/information-contributors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ARK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exarc.net/journal/open-access</text:p>
          </table:table-cell>
          <table:table-cell table:number-columns-repeated="2"/>
          <table:table-cell office:value-type="string" calcext:value-type="string">
            <text:p>AM1-501|CC1-960</text:p>
          </table:table-cell>
          <table:table-cell office:value-type="string" calcext:value-type="string">
            <text:p>General Works: Museums. Collectors and collecting | Auxiliary sciences of history: Archa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9-09-24T12:13:06Z</text:p>
          </table:table-cell>
          <table:table-cell office:value-type="string" calcext:value-type="string">
            <text:p>2019-11-29T06:22:28Z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2020-11-30T14:05:37Z</text:p>
          </table:table-cell>
        </table:table-row>
        <table:table-row table:style-name="ro1">
          <table:table-cell office:value-type="string" calcext:value-type="string">
            <text:p>Forum Arkeologi</text:p>
          </table:table-cell>
          <table:table-cell office:value-type="string" calcext:value-type="string">
            <text:p>http://forumarkeologi.kemdikbud.go.id</text:p>
          </table:table-cell>
          <table:table-cell office:value-type="string" calcext:value-type="string">
            <text:p>https://doaj.org/toc/7cabf41090664a5fbe1dbb82b0224d88</text:p>
          </table:table-cell>
          <table:table-cell/>
          <table:table-cell office:value-type="string" calcext:value-type="string">
            <text:p>0854-3232</text:p>
          </table:table-cell>
          <table:table-cell office:value-type="string" calcext:value-type="string">
            <text:p>2527-6832</text:p>
          </table:table-cell>
          <table:table-cell office:value-type="string" calcext:value-type="string">
            <text:p>archaeology, history, etnography, anthropology, epigraphy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Balai Arkeologi Ba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ementerian Pendidikan dan Kebudayaan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forumarkeologi.kemdikbud.go.id/index.php/fa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forumarkeologi.kemdikbud.go.id/index.php/f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forumarkeologi.kemdikbud.go.id/index.php/fa/about/editorialPolicies#custom-3</text:p>
          </table:table-cell>
          <table:table-cell office:value-type="string" calcext:value-type="string">
            <text:p>http://forumarkeologi.kemdikbud.go.id/index.php/fa/about/editorialPolicies#focusAndScope</text:p>
          </table:table-cell>
          <table:table-cell office:value-type="string" calcext:value-type="string">
            <text:p>http://forumarkeologi.kemdikbud.go.id/index.php/fa/about/editorialTeam</text:p>
          </table:table-cell>
          <table:table-cell office:value-type="string" calcext:value-type="string">
            <text:p>http://forumarkeologi.kemdikbud.go.id/index.php/fa/about/submissions#authorGuidel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forumarkeologi.kemdikbud.go.id/index.php/fa/about/editorialPolicies#custom-4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forumarkeologi.kemdikbud.go.id/index.php/fa/about/editorialPolicies#custom-4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forumarkeologi.kemdikbud.go.id/index.php/fa/about/editorialPolicies#openAccessPolicy</text:p>
          </table:table-cell>
          <table:table-cell table:number-columns-repeated="2"/>
          <table:table-cell office:value-type="string" calcext:value-type="string">
            <text:p>CC1-960|DS1-937</text:p>
          </table:table-cell>
          <table:table-cell office:value-type="string" calcext:value-type="string">
            <text:p>Auxiliary sciences of history: Archaeology | History (General) and history of Europe: History of Asi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8-24T10:11:18Z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020-08-24T14:13:04Z</text:p>
          </table:table-cell>
        </table:table-row>
        <table:table-row table:style-name="ro1">
          <table:table-cell office:value-type="string" calcext:value-type="string">
            <text:p>Frontiers in Digital Humanities</text:p>
          </table:table-cell>
          <table:table-cell office:value-type="string" calcext:value-type="string">
            <text:p>http://journal.frontiersin.org/journal/digital-humanities</text:p>
          </table:table-cell>
          <table:table-cell office:value-type="string" calcext:value-type="string">
            <text:p>https://doaj.org/toc/808a8cb82abb4f4ab2d9118e3744b360</text:p>
          </table:table-cell>
          <table:table-cell table:number-columns-repeated="2"/>
          <table:table-cell office:value-type="string" calcext:value-type="string">
            <text:p>2297-2668</text:p>
          </table:table-cell>
          <table:table-cell office:value-type="string" calcext:value-type="string">
            <text:p>digital archaeology, cultural heritage digitization, big data, digital literary studies, digital musicology, human-media interacti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ontiers Media S.A.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home.frontiersin.org/about/open-a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frontiersin.org/articles/10.3389/fdigh.2018.00019/f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frontiersin.org/journal/digital-humanities#about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home.frontiersin.org/about/review-syste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.frontiersin.org/journal/digital-humanities#about</text:p>
          </table:table-cell>
          <table:table-cell office:value-type="string" calcext:value-type="string">
            <text:p>http://journal.frontiersin.org/journal/digital-humanities#editorial-board</text:p>
          </table:table-cell>
          <table:table-cell office:value-type="string" calcext:value-type="string">
            <text:p>http://journal.frontiersin.org/journal/digital-humanities#ab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ome.frontiersin.org/about/publishing-fees</text:p>
          </table:table-cell>
          <table:table-cell office:value-type="string" calcext:value-type="string">
            <text:p>950 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ome.frontiersin.org/about/publishing-fe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home.frontiersin.org/about/publishing-fees</text:p>
          </table:table-cell>
          <table:table-cell office:value-type="string" calcext:value-type="string">
            <text:p>CLOCKSS</text:p>
          </table:table-cell>
          <table:table-cell/>
          <table:table-cell office:value-type="string" calcext:value-type="string">
            <text:p>https://www.frontiersin.org/journals/digital-humanities#about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home.frontiersin.org/about/open-access</text:p>
          </table:table-cell>
          <table:table-cell table:number-columns-repeated="2"/>
          <table:table-cell office:value-type="string" calcext:value-type="string">
            <text:p>AZ20-999|QA75.5-76.95</text:p>
          </table:table-cell>
          <table:table-cell office:value-type="string" calcext:value-type="string">
            <text:p>General Works: History of scholarship and learning. The humanities | Science: Mathematics: Instruments and machines: Electronic computers. Computer sci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7-06-19T09:05:45Z</text:p>
          </table:table-cell>
          <table:table-cell office:value-type="string" calcext:value-type="string">
            <text:p>2019-06-28T11:55:31Z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1-14T06:45:12Z</text:p>
          </table:table-cell>
        </table:table-row>
        <table:table-row table:style-name="ro1">
          <table:table-cell office:value-type="string" calcext:value-type="string">
            <text:p>Futhark: International Journal of Runic Studies</text:p>
          </table:table-cell>
          <table:table-cell office:value-type="string" calcext:value-type="string">
            <text:p>http://www.futhark-journal.com/</text:p>
          </table:table-cell>
          <table:table-cell office:value-type="string" calcext:value-type="string">
            <text:p>https://doaj.org/toc/16890a572a44481b840b94cb74446b7f</text:p>
          </table:table-cell>
          <table:table-cell/>
          <table:table-cell office:value-type="string" calcext:value-type="string">
            <text:p>1892-0950</text:p>
          </table:table-cell>
          <table:table-cell office:value-type="string" calcext:value-type="string">
            <text:p>2003-296X</text:p>
          </table:table-cell>
          <table:table-cell office:value-type="string" calcext:value-type="string">
            <text:p>runology, runes, runic inscriptions, linguistics, archaeology</text:p>
          </table:table-cell>
          <table:table-cell office:value-type="string" calcext:value-type="string">
            <text:p>Danish, English, German, Norwegian, Swedish</text:p>
          </table:table-cell>
          <table:table-cell office:value-type="string" calcext:value-type="string">
            <text:p>University of Oslo &amp; Uppsala University</text:p>
          </table:table-cell>
          <table:table-cell office:value-type="string" calcext:value-type="string">
            <text:p>Swede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futhark-journal.com/openacces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uu.diva-portal.org/smash/get/diva2:616873/FULLTEXT01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futhark-journal.com/openacces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futhark-journal.com/information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futhark-journal.com/about/</text:p>
          </table:table-cell>
          <table:table-cell office:value-type="string" calcext:value-type="string">
            <text:p>http://futhark-journal.com/editors/</text:p>
          </table:table-cell>
          <table:table-cell office:value-type="string" calcext:value-type="string">
            <text:p>http://futhark-journal.com/authors/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futhark-journal.com/openacces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futhark-journal.com/openaccess/</text:p>
          </table:table-cell>
          <table:table-cell/>
          <table:table-cell office:value-type="string" calcext:value-type="string">
            <text:p>http://www.diva-portal.org</text:p>
          </table:table-cell>
          <table:table-cell office:value-type="string" calcext:value-type="string">
            <text:p>http://futhark-journal.com/openaccess/</text:p>
          </table:table-cell>
          <table:table-cell table:number-columns-repeated="2"/>
          <table:table-cell office:value-type="string" calcext:value-type="string">
            <text:p>DOI, OA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futhark-journal.com/</text:p>
          </table:table-cell>
          <table:table-cell table:number-columns-repeated="2"/>
          <table:table-cell office:value-type="string" calcext:value-type="string">
            <text:p>PD1-7159</text:p>
          </table:table-cell>
          <table:table-cell office:value-type="string" calcext:value-type="string">
            <text:p>Language and Literature: Germanic languages. Scandinavian langua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2-07T15:05:33Z</text:p>
          </table:table-cell>
          <table:table-cell office:value-type="string" calcext:value-type="string">
            <text:p>2019-07-12T10:41:57Z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19-07-05T09:49:37Z</text:p>
          </table:table-cell>
        </table:table-row>
        <table:table-row table:style-name="ro1">
          <table:table-cell office:value-type="string" calcext:value-type="string">
            <text:p>Gallia</text:p>
          </table:table-cell>
          <table:table-cell office:value-type="string" calcext:value-type="string">
            <text:p>https://journals.openedition.org/gallia</text:p>
          </table:table-cell>
          <table:table-cell office:value-type="string" calcext:value-type="string">
            <text:p>https://doaj.org/toc/3c86d2702ff34232bedcfbf86de6f874</text:p>
          </table:table-cell>
          <table:table-cell/>
          <table:table-cell office:value-type="string" calcext:value-type="string">
            <text:p>0016-4119</text:p>
          </table:table-cell>
          <table:table-cell office:value-type="string" calcext:value-type="string">
            <text:p>2109-9588</text:p>
          </table:table-cell>
          <table:table-cell office:value-type="string" calcext:value-type="string">
            <text:p>archaeology, roman history, gallia</text:p>
          </table:table-cell>
          <table:table-cell office:value-type="string" calcext:value-type="string">
            <text:p>English, French</text:p>
          </table:table-cell>
          <table:table-cell office:value-type="string" calcext:value-type="string">
            <text:p>CNRS Éditions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journals.openedition.org/gallia?page=inform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openedition.org/gallia/4870#licen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journals.openedition.org/gallia/131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s.openedition.org/gallia/267</text:p>
          </table:table-cell>
          <table:table-cell office:value-type="string" calcext:value-type="string">
            <text:p>http://journals.openedition.org/gallia/1318</text:p>
          </table:table-cell>
          <table:table-cell office:value-type="string" calcext:value-type="string">
            <text:p>http://journals.openedition.org/gallia/13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s.openedition.org/gallia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s.openedition.org/gallia?page=information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openedition.org/gallia?page=information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6-28T16:26:27Z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0-12-21T12:51:04Z</text:p>
          </table:table-cell>
        </table:table-row>
        <table:table-row table:style-name="ro1">
          <table:table-cell office:value-type="string" calcext:value-type="string">
            <text:p>Gelar: Jurnal Seni Budaya</text:p>
          </table:table-cell>
          <table:table-cell office:value-type="string" calcext:value-type="string">
            <text:p>https://jurnal.isi-ska.ac.id/index.php/gelar/index</text:p>
          </table:table-cell>
          <table:table-cell office:value-type="string" calcext:value-type="string">
            <text:p>https://doaj.org/toc/51da48fb22c44d8596cb8e8db36699e7</text:p>
          </table:table-cell>
          <table:table-cell office:value-type="string" calcext:value-type="string">
            <text:p>Gelar</text:p>
          </table:table-cell>
          <table:table-cell office:value-type="string" calcext:value-type="string">
            <text:p>1410-9700</text:p>
          </table:table-cell>
          <table:table-cell office:value-type="string" calcext:value-type="string">
            <text:p>2655-9153</text:p>
          </table:table-cell>
          <table:table-cell office:value-type="string" calcext:value-type="string">
            <text:p>performing arts, visual arts, archaeology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Pusat Penerbitan ISI Surakar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SI SURAKARTA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s://jurnal.isi-ska.ac.id/index.php/gelar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urnal.isi-ska.ac.id/index.php/gelar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jurnal.isi-ska.ac.id/index.php/gelar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urnal.isi-ska.ac.id/index.php/gelar/about/editorialPolicies#custom-2</text:p>
          </table:table-cell>
          <table:table-cell office:value-type="string" calcext:value-type="string">
            <text:p>https://jurnal.isi-ska.ac.id/index.php/gelar/about/editorialPolicies#focusAndScope</text:p>
          </table:table-cell>
          <table:table-cell office:value-type="string" calcext:value-type="string">
            <text:p>https://jurnal.isi-ska.ac.id/index.php/gelar/about/editorialTeam</text:p>
          </table:table-cell>
          <table:table-cell office:value-type="string" calcext:value-type="string">
            <text:p>https://jurnal.isi-ska.ac.id/index.php/gelar/about/submissions#authorGuidel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urnal.isi-ska.ac.id/index.php/gelar/about/submissions#authorFe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urnal.isi-ska.ac.id/index.php/gelar/about/submissions#authorFee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urnal.isi-ska.ac.id/index.php/gelar/about/editorialPolicies#openAccessPolic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ine Ar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8-15T08:46:58Z</text:p>
          </table:table-cell>
          <table:table-cell office:value-type="string" calcext:value-type="string">
            <text:p>2020-02-17T12:41:34Z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0-02-24T02:36:29Z</text:p>
          </table:table-cell>
        </table:table-row>
        <table:table-row table:style-name="ro1">
          <table:table-cell office:value-type="string" calcext:value-type="string">
            <text:p>Gephyra</text:p>
          </table:table-cell>
          <table:table-cell office:value-type="string" calcext:value-type="string">
            <text:p>https://dergipark.org.tr/en/pub/gephyra</text:p>
          </table:table-cell>
          <table:table-cell office:value-type="string" calcext:value-type="string">
            <text:p>https://doaj.org/toc/ff300e9293c046a7ad4f7c694c9e59dc</text:p>
          </table:table-cell>
          <table:table-cell/>
          <table:table-cell office:value-type="string" calcext:value-type="string">
            <text:p>1309-3924</text:p>
          </table:table-cell>
          <table:table-cell office:value-type="string" calcext:value-type="string">
            <text:p>2651-5059</text:p>
          </table:table-cell>
          <table:table-cell office:value-type="string" calcext:value-type="string">
            <text:p>greece and rome, antiquity, classical studies, greek and latin epigraphy, ancient history, archaeology</text:p>
          </table:table-cell>
          <table:table-cell office:value-type="string" calcext:value-type="string">
            <text:p>Italian, German, French, English</text:p>
          </table:table-cell>
          <table:table-cell office:value-type="string" calcext:value-type="string">
            <text:p>Akdeniz Universit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kdeniz University, Research Centre for Mediterranean Languages and Culture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dergipark.org.tr/en/pub/gephyra/page/634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https://dergipark.org.tr/en/pub/gephyra/page/6345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dergipark.org.tr/en/pub/gephyra/page/50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gephyra/page/6340</text:p>
          </table:table-cell>
          <table:table-cell office:value-type="string" calcext:value-type="string">
            <text:p>https://dergipark.org.tr/en/pub/gephyra/aim-and-scope</text:p>
          </table:table-cell>
          <table:table-cell office:value-type="string" calcext:value-type="string">
            <text:p>https://dergipark.org.tr/en/pub/gephyra/board</text:p>
          </table:table-cell>
          <table:table-cell office:value-type="string" calcext:value-type="string">
            <text:p>https://dergipark.org.tr/en/pub/gephyra/writing-ru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dergipark.org.tr/en/pub/gephyra/writing-rul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OI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https://dergipark.org.tr/en/pub/gephyra/page/6345</text:p>
          </table:table-cell>
          <table:table-cell table:number-columns-repeated="2"/>
          <table:table-cell office:value-type="string" calcext:value-type="string">
            <text:p>DE1-100</text:p>
          </table:table-cell>
          <table:table-cell office:value-type="string" calcext:value-type="string">
            <text:p>History (General) and history of Europe: History of the Greco-Roman Wor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4-15T15:35:23Z</text:p>
          </table:table-cell>
          <table:table-cell office:value-type="string" calcext:value-type="string">
            <text:p>2021-01-21T08:54:08Z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020-11-25T12:39:57Z</text:p>
          </table:table-cell>
        </table:table-row>
        <table:table-row table:style-name="ro1">
          <table:table-cell office:value-type="string" calcext:value-type="string">
            <text:p>Gerión</text:p>
          </table:table-cell>
          <table:table-cell office:value-type="string" calcext:value-type="string">
            <text:p>https://revistas.ucm.es/index.php/GERI</text:p>
          </table:table-cell>
          <table:table-cell office:value-type="string" calcext:value-type="string">
            <text:p>https://doaj.org/toc/d8a3e1b1fb754f6f9c3dc138f2a43d82</text:p>
          </table:table-cell>
          <table:table-cell office:value-type="string" calcext:value-type="string">
            <text:p>Revista de Historia Antigua</text:p>
          </table:table-cell>
          <table:table-cell office:value-type="string" calcext:value-type="string">
            <text:p>0213-0181</text:p>
          </table:table-cell>
          <table:table-cell office:value-type="string" calcext:value-type="string">
            <text:p>1988-3080</text:p>
          </table:table-cell>
          <table:table-cell office:value-type="string" calcext:value-type="string">
            <text:p>ancient history, classical philology, epigraphy, archaeology, reception studi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diciones Complutens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Complutense de Madrid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revistas.ucm.es/index.php/GERI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revistas.ucm.es/index.php/GERI/estatuto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revistas.ucm.es/index.php/GERI/about</text:p>
          </table:table-cell>
          <table:table-cell office:value-type="string" calcext:value-type="string">
            <text:p>https://revistas.ucm.es/index.php/GERI/equipo</text:p>
          </table:table-cell>
          <table:table-cell office:value-type="string" calcext:value-type="string">
            <text:p>https://revistas.ucm.es/index.php/GERI/about/submiss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cm.es/index.php/GERI/about/submiss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cm.es/index.php/GERI/about/submissions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s.ucm.es/index.php/GERI/about</text:p>
          </table:table-cell>
          <table:table-cell table:number-columns-repeated="2"/>
          <table:table-cell office:value-type="string" calcext:value-type="string">
            <text:p>CC1-960|D51-90</text:p>
          </table:table-cell>
          <table:table-cell office:value-type="string" calcext:value-type="string">
            <text:p>Auxiliary sciences of history: Archaeology | History (General) and history of Europe: History (General): Ancient histor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3-02T01:19:33Z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20-03-06T09:45:41Z</text:p>
          </table:table-cell>
        </table:table-row>
        <table:table-row table:style-name="ro1">
          <table:table-cell office:value-type="string" calcext:value-type="string">
            <text:p>Gilgameš</text:p>
          </table:table-cell>
          <table:table-cell office:value-type="string" calcext:value-type="string">
            <text:p>https://riviste.unimi.it/index.php/gilgames</text:p>
          </table:table-cell>
          <table:table-cell office:value-type="string" calcext:value-type="string">
            <text:p>https://doaj.org/toc/1a6516b10c724cd9aa5e0401a5922930</text:p>
          </table:table-cell>
          <table:table-cell table:number-columns-repeated="2"/>
          <table:table-cell office:value-type="string" calcext:value-type="string">
            <text:p>2531-9515</text:p>
          </table:table-cell>
          <table:table-cell office:value-type="string" calcext:value-type="string">
            <text:p>archaeology, linguistics, literature, art and art history, environmental studies, musicology</text:p>
          </table:table-cell>
          <table:table-cell office:value-type="string" calcext:value-type="string">
            <text:p>English, French, Italian</text:p>
          </table:table-cell>
          <table:table-cell office:value-type="string" calcext:value-type="string">
            <text:p>Università degli Studi di Mil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à degli Studi di Milano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riviste.unimi.it/index.php/gilgames/about/submission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iviste.unimi.it/index.php/gilgames/abou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riviste.unimi.it/index.php/gilgames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iviste.unimi.it/index.php/gilgames/about</text:p>
          </table:table-cell>
          <table:table-cell office:value-type="string" calcext:value-type="string">
            <text:p>https://riviste.unimi.it/index.php/gilgames/about/editorialTeam</text:p>
          </table:table-cell>
          <table:table-cell office:value-type="string" calcext:value-type="string">
            <text:p>https://riviste.unimi.it/index.php/gilgames/about/submissio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iviste.unimi.it/index.php/gilgames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iviste.unimi.it/index.php/gilgames/about</text:p>
          </table:table-cell>
          <table:table-cell/>
          <table:table-cell office:value-type="string" calcext:value-type="string">
            <text:p>http://www.depositolegale.it</text:p>
          </table:table-cell>
          <table:table-cell office:value-type="string" calcext:value-type="string">
            <text:p>https://riviste.unimi.it/index.php/gilgames/about/editorialPolicies#custom-2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iviste.unimi.it/index.php/gilgames/about</text:p>
          </table:table-cell>
          <table:table-cell table:number-columns-repeated="2"/>
          <table:table-cell office:value-type="string" calcext:value-type="string">
            <text:p>NX1-820|P|Z</text:p>
          </table:table-cell>
          <table:table-cell office:value-type="string" calcext:value-type="string">
            <text:p>Fine Arts: Arts in general | Language and Literature | Bibliography. Library science. Information resour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11-20T12:50:46Z</text:p>
          </table:table-cell>
          <table:table-cell office:value-type="string" calcext:value-type="string">
            <text:p>2020-08-13T08:01:01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adius</text:p>
          </table:table-cell>
          <table:table-cell office:value-type="string" calcext:value-type="string">
            <text:p>http://gladius.revistas.csic.es</text:p>
          </table:table-cell>
          <table:table-cell office:value-type="string" calcext:value-type="string">
            <text:p>https://doaj.org/toc/658e9b1296874dde98ef8c6a316a3786</text:p>
          </table:table-cell>
          <table:table-cell/>
          <table:table-cell office:value-type="string" calcext:value-type="string">
            <text:p>0436-029X</text:p>
          </table:table-cell>
          <table:table-cell office:value-type="string" calcext:value-type="string">
            <text:p>1988-4168</text:p>
          </table:table-cell>
          <table:table-cell office:value-type="string" calcext:value-type="string">
            <text:p>military history, war history, polemology, archaeology, armaments, armies</text:p>
          </table:table-cell>
          <table:table-cell office:value-type="string" calcext:value-type="string">
            <text:p>English, French, Spanish</text:p>
          </table:table-cell>
          <table:table-cell office:value-type="string" calcext:value-type="string">
            <text:p>Consejo Superior de Investigaciones Científicas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gladius.revistas.csic.es/index.php/gladius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gladius.revistas.csic.es/index.php/gladius/article/view/303/30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gladius.revistas.csic.es/index.php/gladius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gladius.revistas.csic.es/index.php/gladius/about/editorialPolicies#focusAndScope</text:p>
          </table:table-cell>
          <table:table-cell office:value-type="string" calcext:value-type="string">
            <text:p>http://gladius.revistas.csic.es/index.php/gladius/about/editorialPolicies</text:p>
          </table:table-cell>
          <table:table-cell office:value-type="string" calcext:value-type="string">
            <text:p>http://gladius.revistas.csic.es/index.php/gladius/about/editorialTeam</text:p>
          </table:table-cell>
          <table:table-cell office:value-type="string" calcext:value-type="string">
            <text:p>http://gladius.revistas.csic.es/index.php/gladius/about/submissions#authorGuidelin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gladius.revistas.csic.es/index.php/gladius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gladius.revistas.csic.es/index.php/gladius/about/editorialPolicies#openAccessPolicy</text:p>
          </table:table-cell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://gladius.revistas.csic.es/index.php/gladius/about/editorialPolicies</text:p>
          </table:table-cell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gladius.revistas.csic.es/index.php/gladius/about/editorialPolicies#openAccessPolicy</text:p>
          </table:table-cell>
          <table:table-cell table:number-columns-repeated="2"/>
          <table:table-cell office:value-type="string" calcext:value-type="string">
            <text:p>D1-2009|U</text:p>
          </table:table-cell>
          <table:table-cell office:value-type="string" calcext:value-type="string">
            <text:p>History (General) and history of Europe: History (General) | Military Sc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6-15T16:54:51Z</text:p>
          </table:table-cell>
          <table:table-cell office:value-type="string" calcext:value-type="string">
            <text:p>2019-11-04T20:57:26Z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020-12-22T09:53:39Z</text:p>
          </table:table-cell>
        </table:table-row>
        <table:table-row table:style-name="ro1">
          <table:table-cell office:value-type="string" calcext:value-type="string">
            <text:p>Groma</text:p>
          </table:table-cell>
          <table:table-cell office:value-type="string" calcext:value-type="string">
            <text:p>http://groma.unibo.it/</text:p>
          </table:table-cell>
          <table:table-cell office:value-type="string" calcext:value-type="string">
            <text:p>https://doaj.org/toc/6757dcb37ca94b85930f54421e5df862</text:p>
          </table:table-cell>
          <table:table-cell office:value-type="string" calcext:value-type="string">
            <text:p>GROMA. Documenting archaeology</text:p>
          </table:table-cell>
          <table:table-cell/>
          <table:table-cell office:value-type="string" calcext:value-type="string">
            <text:p>2531-6672</text:p>
          </table:table-cell>
          <table:table-cell office:value-type="string" calcext:value-type="string">
            <text:p>archaeological methodology, landscape archaeology, topographical survey, theory of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BraDypUS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groma.unibo.it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groma.unibo.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groma.unibo.it/about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groma.unibo.it/publish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http://groma.unibo.it/about</text:p>
          </table:table-cell>
          <table:table-cell office:value-type="string" calcext:value-type="string">
            <text:p>http://groma.unibo.it/publ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groma.unibo.it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LOCKSS</text:p>
          </table:table-cell>
          <table:table-cell/>
          <table:table-cell office:value-type="string" calcext:value-type="string">
            <text:p>https://www.clockss.org/clockss/Participating_Publishers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groma.unibo.it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5-24T12:33:17Z</text:p>
          </table:table-cell>
          <table:table-cell office:value-type="string" calcext:value-type="string">
            <text:p>2021-01-24T18:57:38Z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1-01-05T08:02:01Z</text:p>
          </table:table-cell>
        </table:table-row>
        <table:table-row table:style-name="ro1">
          <table:table-cell office:value-type="string" calcext:value-type="string">
            <text:p>Heritage</text:p>
          </table:table-cell>
          <table:table-cell office:value-type="string" calcext:value-type="string">
            <text:p>http://www.mdpi.com/journal/heritage</text:p>
          </table:table-cell>
          <table:table-cell office:value-type="string" calcext:value-type="string">
            <text:p>https://doaj.org/toc/1932be17cc5f432495e6b5d3aa2f2777</text:p>
          </table:table-cell>
          <table:table-cell table:number-columns-repeated="2"/>
          <table:table-cell office:value-type="string" calcext:value-type="string">
            <text:p>2571-9408</text:p>
          </table:table-cell>
          <table:table-cell office:value-type="string" calcext:value-type="string">
            <text:p>archaeological heritage, conservation and architectural restoration, archaeological sensing technologies, heritage risk assessment and mitigation, integrated multiscale remote sensing methods in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DPI AG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mdpi.com/about/openacces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mdpi.com/authors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www.mdpi.com/journal/heritage/instructions#editorial_procedur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mdpi.com/journal/heritage/about</text:p>
          </table:table-cell>
          <table:table-cell office:value-type="string" calcext:value-type="string">
            <text:p>http://www.mdpi.com/journal/heritage/editors</text:p>
          </table:table-cell>
          <table:table-cell office:value-type="string" calcext:value-type="string">
            <text:p>http://www.mdpi.com/journal/heritage/ab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mdpi.com/journal/heritage/apc</text:p>
          </table:table-cell>
          <table:table-cell office:value-type="string" calcext:value-type="string">
            <text:p>1000 CHF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mdpi.com/journal/heritage/apc</text:p>
          </table:table-cell>
          <table:table-cell table:number-columns-repeated="2"/>
          <table:table-cell office:value-type="string" calcext:value-type="string">
            <text:p>http://www.mdpi.com/journal/heritage/index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mdpi.com/about/openacces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8-24T13:19:11Z</text:p>
          </table:table-cell>
          <table:table-cell office:value-type="string" calcext:value-type="string">
            <text:p>2019-07-29T11:30:59Z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21-02-13T00:05:15Z</text:p>
          </table:table-cell>
        </table:table-row>
        <table:table-row table:style-name="ro1">
          <table:table-cell office:value-type="string" calcext:value-type="string">
            <text:p>Humanist Studies &amp; The Digital Age</text:p>
          </table:table-cell>
          <table:table-cell office:value-type="string" calcext:value-type="string">
            <text:p>http://journals.oregondigital.org/hsda</text:p>
          </table:table-cell>
          <table:table-cell office:value-type="string" calcext:value-type="string">
            <text:p>https://doaj.org/toc/1f27f2989ea04762b6d5ccf46393793a</text:p>
          </table:table-cell>
          <table:table-cell table:number-columns-repeated="2"/>
          <table:table-cell office:value-type="string" calcext:value-type="string">
            <text:p>2158-3846</text:p>
          </table:table-cell>
          <table:table-cell office:value-type="string" calcext:value-type="string">
            <text:p>digital humanities, media studies, digital media, digital scholarship, humanist philology, media archaeology</text:p>
          </table:table-cell>
          <table:table-cell office:value-type="string" calcext:value-type="string">
            <text:p>English, Italian</text:p>
          </table:table-cell>
          <table:table-cell office:value-type="string" calcext:value-type="string">
            <text:p>Oregon Digita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versity of Oregon</text:p>
          </table:table-cell>
          <table:table-cell/>
          <table:table-cell office:value-type="string" calcext:value-type="string">
            <text:p>CC BY-ND</text:p>
          </table:table-cell>
          <table:table-cell/>
          <table:table-cell office:value-type="string" calcext:value-type="string">
            <text:p>http://journals.oregondigital.org/index.php/hsd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oregondigital.org/index.php/hsda/article/view/4052/4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oregondigital.org/index.php/hsd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s.oregondigital.org/index.php/hsd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s.oregondigital.org/index.php/hsda/about/editorialPolicies#focusAndScope</text:p>
          </table:table-cell>
          <table:table-cell office:value-type="string" calcext:value-type="string">
            <text:p>http://journals.oregondigital.org/index.php/hsda/about/editorialTeam</text:p>
          </table:table-cell>
          <table:table-cell office:value-type="string" calcext:value-type="string">
            <text:p>http://journals.oregondigital.org/index.php/hsda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s.oregondigital.org/index.php/hsda/about/submissions#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s.oregondigital.org/index.php/hsda/about/submissions#authorGuidelines</text:p>
          </table:table-cell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://journals.oregondigital.org/index.php/hsda/about/editorialPolicies#custom-1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s.oregondigital.org/index.php/hsda/about/editorialPolicies#openAccessPolicy</text:p>
          </table:table-cell>
          <table:table-cell table:number-columns-repeated="2"/>
          <table:table-cell office:value-type="string" calcext:value-type="string">
            <text:p>AZ20-999|P1-1091</text:p>
          </table:table-cell>
          <table:table-cell office:value-type="string" calcext:value-type="string">
            <text:p>General Works: History of scholarship and learning. The humanities | Language and Literature: Philology. Linguist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8-26T07:04:46Z</text:p>
          </table:table-cell>
          <table:table-cell office:value-type="string" calcext:value-type="string">
            <text:p>2019-07-09T15:53:45Z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8-08-31T16:17:40Z</text:p>
          </table:table-cell>
        </table:table-row>
        <table:table-row table:style-name="ro1">
          <table:table-cell office:value-type="string" calcext:value-type="string">
            <text:p>Il Capitale Culturale: Studies on the Value of Cultural Heritage</text:p>
          </table:table-cell>
          <table:table-cell office:value-type="string" calcext:value-type="string">
            <text:p>http://www.unimc.it/riviste/cap-cult</text:p>
          </table:table-cell>
          <table:table-cell office:value-type="string" calcext:value-type="string">
            <text:p>https://doaj.org/toc/194030ad521e4f469f3273a6afe8a6e4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39-2362</text:p>
          </table:table-cell>
          <table:table-cell/>
          <table:table-cell office:value-type="string" calcext:value-type="string">
            <text:p>fine arts, conservation, public economics, archival science, cultural heritage, archaeology</text:p>
          </table:table-cell>
          <table:table-cell office:value-type="string" calcext:value-type="string">
            <text:p>English, Italian</text:p>
          </table:table-cell>
          <table:table-cell office:value-type="string" calcext:value-type="string">
            <text:p>eum edizioni università di macera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Macerata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riviste.unimc.it/index.php/cap-cult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iviste.unimc.it/index.php/cap-cult/article/view/1449/103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iviste.unimc.it/index.php/cap-cult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iviste.unimc.it/index.php/cap-cult/about/editorialPolicies#focusAndScope</text:p>
          </table:table-cell>
          <table:table-cell office:value-type="string" calcext:value-type="string">
            <text:p>http://riviste.unimc.it/index.php/cap-cult/about/editorialTeam</text:p>
          </table:table-cell>
          <table:table-cell office:value-type="string" calcext:value-type="string">
            <text:p>http://riviste.unimc.it/index.php/cap-cult/information/autho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iviste.unimc.it/index.php/cap-cult/about/editorialPolicies#custom-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iviste.unimc.it/index.php/cap-cult/about/editorialPolicies#custom-1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iviste.unimc.it/index.php/cap-cult/about/editorialPolicies#openAccessPolicy</text:p>
          </table:table-cell>
          <table:table-cell table:number-columns-repeated="2"/>
          <table:table-cell office:value-type="string" calcext:value-type="string">
            <text:p>NX1-820|C</text:p>
          </table:table-cell>
          <table:table-cell office:value-type="string" calcext:value-type="string">
            <text:p>Fine Arts: Arts in general | Auxiliary sciences of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2-07T09:42:45Z</text:p>
          </table:table-cell>
          <table:table-cell office:value-type="string" calcext:value-type="string">
            <text:p>2020-08-14T13:46:29Z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2020-12-15T17:47:20Z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https://journals.iai.spk-berlin.de/index.php/indiana/index</text:p>
          </table:table-cell>
          <table:table-cell office:value-type="string" calcext:value-type="string">
            <text:p>https://doaj.org/toc/38ff24add55149a3beed5f267da79161</text:p>
          </table:table-cell>
          <table:table-cell/>
          <table:table-cell office:value-type="string" calcext:value-type="string">
            <text:p>0341-8642</text:p>
          </table:table-cell>
          <table:table-cell office:value-type="string" calcext:value-type="string">
            <text:p>2365-2225</text:p>
          </table:table-cell>
          <table:table-cell office:value-type="string" calcext:value-type="string">
            <text:p>latin america, cultural anthropology, ethnohistory, ethnolinguistics, archaeology, indigenous cultures</text:p>
          </table:table-cell>
          <table:table-cell office:value-type="string" calcext:value-type="string">
            <text:p>English, German, Spanish</text:p>
          </table:table-cell>
          <table:table-cell office:value-type="string" calcext:value-type="string">
            <text:p>Ibero-American Institute - Prussian Heritage Foundati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bero-American Institute - Prussian Heritage Foundation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journals.iai.spk-berlin.de/index.php/indiana/about/editorialPolicies#custom-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iai.spk-berlin.de/index.php/indian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ournals.iai.spk-berlin.de/index.php/indian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journals.iai.spk-berlin.de/index.php/indiana/about/editorialPolicies#focusAndScope</text:p>
          </table:table-cell>
          <table:table-cell office:value-type="string" calcext:value-type="string">
            <text:p>https://journals.iai.spk-berlin.de/index.php/indiana/about/editorialTeam</text:p>
          </table:table-cell>
          <table:table-cell office:value-type="string" calcext:value-type="string">
            <text:p>https://journals.iai.spk-berlin.de/index.php/indiana/about/submissions#authorGuidelin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s.iai.spk-berlin.de/index.php/indiana/about/submissions#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s.iai.spk-berlin.de/index.php/indiana/about/submissions#authorGuidelines</text:p>
          </table:table-cell>
          <table:table-cell table:number-columns-repeated="2"/>
          <table:table-cell office:value-type="string" calcext:value-type="string">
            <text:p>https://journals.iai.spk-berlin.de/index.php/indiana/about/editorialPolicies#archiv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iai.spk-berlin.de/index.php/indiana/about/editorialPolicies#custom-3</text:p>
          </table:table-cell>
          <table:table-cell table:number-columns-repeated="2"/>
          <table:table-cell office:value-type="string" calcext:value-type="string">
            <text:p>GN1-890|F1201-3799|H1-99</text:p>
          </table:table-cell>
          <table:table-cell office:value-type="string" calcext:value-type="string">
            <text:p>Geography. Anthropology. Recreation: Anthropology | History America: Latin America. Spanish America | Social Sciences: Social sciences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3-15T16:19:03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criptions</text:p>
          </table:table-cell>
          <table:table-cell office:value-type="string" calcext:value-type="string">
            <text:p>https://www.tankebanen.no/inscriptions/</text:p>
          </table:table-cell>
          <table:table-cell office:value-type="string" calcext:value-type="string">
            <text:p>https://doaj.org/toc/54e16eaf1db2419896ec1e5938805a94</text:p>
          </table:table-cell>
          <table:table-cell/>
          <table:table-cell office:value-type="string" calcext:value-type="string">
            <text:p>2535-7948</text:p>
          </table:table-cell>
          <table:table-cell office:value-type="string" calcext:value-type="string">
            <text:p>2535-5430</text:p>
          </table:table-cell>
          <table:table-cell office:value-type="string" calcext:value-type="string">
            <text:p>arts, philosophy, archaeology, culture, critique, psycho-analysi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ankebanen forlag</text:p>
          </table:table-cell>
          <table:table-cell office:value-type="string" calcext:value-type="string">
            <text:p>Norway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www.tankebanen.no/inscriptions/index.php/inscriptions/about/submission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tankebanen.no/inscriptions/index.php/inscriptions/about/submission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www.tankebanen.no/inscriptions/index.php/inscriptions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tankebanen.no/inscriptions/index.php/inscriptions/about</text:p>
          </table:table-cell>
          <table:table-cell office:value-type="string" calcext:value-type="string">
            <text:p>https://www.tankebanen.no/inscriptions/index.php/inscriptions/about/editorialTeam</text:p>
          </table:table-cell>
          <table:table-cell office:value-type="string" calcext:value-type="string">
            <text:p>https://www.tankebanen.no/inscriptions/index.php/inscriptions/about/submissio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tankebanen.no/inscriptions/index.php/inscriptions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tankebanen.no/inscriptions/index.php/inscriptions/abou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s://www.tankebanen.no/inscriptions/index.php/inscriptions/about</text:p>
          </table:table-cell>
          <table:table-cell table:number-columns-repeated="2"/>
          <table:table-cell office:value-type="string" calcext:value-type="string">
            <text:p>NX1-820|B</text:p>
          </table:table-cell>
          <table:table-cell office:value-type="string" calcext:value-type="string">
            <text:p>Fine Arts: Arts in general | Philosophy. Psychology. Relig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1-25T15:23:36Z</text:p>
          </table:table-cell>
          <table:table-cell office:value-type="string" calcext:value-type="string">
            <text:p>2020-10-07T10:24:54Z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7-08T12:56:08Z</text:p>
          </table:table-cell>
        </table:table-row>
        <table:table-row table:style-name="ro1">
          <table:table-cell office:value-type="string" calcext:value-type="string">
            <text:p>Interdisciplinaria Archaeologica</text:p>
          </table:table-cell>
          <table:table-cell office:value-type="string" calcext:value-type="string">
            <text:p>http://iansa.eu/index.html</text:p>
          </table:table-cell>
          <table:table-cell office:value-type="string" calcext:value-type="string">
            <text:p>https://doaj.org/toc/53f3149289d042f69f2328265941d125</text:p>
          </table:table-cell>
          <table:table-cell office:value-type="string" calcext:value-type="string">
            <text:p>Interdisciplinaria Archaeologica: Natural Sciences in Archaeology</text:p>
          </table:table-cell>
          <table:table-cell office:value-type="string" calcext:value-type="string">
            <text:p>1804-848X</text:p>
          </table:table-cell>
          <table:table-cell/>
          <table:table-cell office:value-type="string" calcext:value-type="string">
            <text:p>bioarcheaology, geoarchaeology, archaeometry, anthropology, archaeozoology,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rchaeological Centre Olomouc</text:p>
          </table:table-cell>
          <table:table-cell office:value-type="string" calcext:value-type="string">
            <text:p>Czech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iansa.eu/openaccessstatement.html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www.iansa.eu/authors.html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http://www.iansa.eu/about.html</text:p>
          </table:table-cell>
          <table:table-cell office:value-type="string" calcext:value-type="string">
            <text:p>http://www.iansa.eu/authors.ht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iansa.eu/about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iansa.eu/about.html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iansa.eu/openaccessstatement.html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7-09T16:22:28Z</text:p>
          </table:table-cell>
          <table:table-cell office:value-type="string" calcext:value-type="string">
            <text:p>2017-04-25T16:45:31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7-10T13:02:37Z</text:p>
          </table:table-cell>
        </table:table-row>
        <table:table-row table:style-name="ro1">
          <table:table-cell office:value-type="string" calcext:value-type="string">
            <text:p>Internet Archaeology</text:p>
          </table:table-cell>
          <table:table-cell office:value-type="string" calcext:value-type="string">
            <text:p>http://intarch.ac.uk/</text:p>
          </table:table-cell>
          <table:table-cell office:value-type="string" calcext:value-type="string">
            <text:p>https://doaj.org/toc/6a1a2dd3cb1e4d0bbfeadcaad6dcc375</text:p>
          </table:table-cell>
          <table:table-cell table:number-columns-repeated="2"/>
          <table:table-cell office:value-type="string" calcext:value-type="string">
            <text:p>1363-5387</text:p>
          </table:table-cell>
          <table:table-cell office:value-type="string" calcext:value-type="string">
            <text:p>archaeology, heritage, multi-period, internatio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niversity of Yor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uncil for British Archaeolog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intarch.ac.uk/about/index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ntarch.ac.uk/journal/issue37/quintanamorales_index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ntarch.ac.uk/about/index.html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intarch.ac.uk/about/index.htm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intarch.ac.uk/about/index.html</text:p>
          </table:table-cell>
          <table:table-cell office:value-type="string" calcext:value-type="string">
            <text:p>http://intarch.ac.uk/about/advisory.html</text:p>
          </table:table-cell>
          <table:table-cell office:value-type="string" calcext:value-type="string">
            <text:p>http://intarch.ac.uk/authors/index.htm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ntarch.ac.uk/authors/index.html</text:p>
          </table:table-cell>
          <table:table-cell office:value-type="string" calcext:value-type="string">
            <text:p>9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ntarch.ac.uk/authors/index.ht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intarch.ac.uk/authors/index.html</text:p>
          </table:table-cell>
          <table:table-cell office:value-type="string" calcext:value-type="string">
            <text:p>Archaeology Data Service</text:p>
          </table:table-cell>
          <table:table-cell/>
          <table:table-cell office:value-type="string" calcext:value-type="string">
            <text:p>http://intarch.ac.uk/about/index.html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intarch.ac.uk/about/index.html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-12-19T18:52:37Z</text:p>
          </table:table-cell>
          <table:table-cell office:value-type="string" calcext:value-type="string">
            <text:p>2018-10-30T15:13:50Z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021-01-28T15:35:22Z</text:p>
          </table:table-cell>
        </table:table-row>
        <table:table-row table:style-name="ro1">
          <table:table-cell office:value-type="string" calcext:value-type="string">
            <text:p>Intersecciones en Antropología</text:p>
          </table:table-cell>
          <table:table-cell office:value-type="string" calcext:value-type="string">
            <text:p>https://interseccionesantro.soc.unicen.edu.ar/index.php/intersecciones</text:p>
          </table:table-cell>
          <table:table-cell office:value-type="string" calcext:value-type="string">
            <text:p>https://doaj.org/toc/30b2e215dcdf45b8819859ab98125b82</text:p>
          </table:table-cell>
          <table:table-cell/>
          <table:table-cell office:value-type="string" calcext:value-type="string">
            <text:p>1666-2105</text:p>
          </table:table-cell>
          <table:table-cell office:value-type="string" calcext:value-type="string">
            <text:p>1850-373X</text:p>
          </table:table-cell>
          <table:table-cell office:value-type="string" calcext:value-type="string">
            <text:p>archaeology, bioarchaeology, anthropology, south america, argentina</text:p>
          </table:table-cell>
          <table:table-cell office:value-type="string" calcext:value-type="string">
            <text:p>Spanish, English</text:p>
          </table:table-cell>
          <table:table-cell office:value-type="string" calcext:value-type="string">
            <text:p>Universidad Nacional del Centro de la Provincia de Buenos Aires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interseccionesantro.soc.unicen.edu.ar/index.php/intersecciones/abo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interseccionesantro.soc.unicen.edu.ar/index.php/intersecciones/about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interseccionesantro.soc.unicen.edu.ar/index.php/intersecciones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interseccionesantro.soc.unicen.edu.ar/index.php/intersecciones/about</text:p>
          </table:table-cell>
          <table:table-cell office:value-type="string" calcext:value-type="string">
            <text:p>https://interseccionesantro.soc.unicen.edu.ar/index.php/intersecciones/about/editorialTeam</text:p>
          </table:table-cell>
          <table:table-cell office:value-type="string" calcext:value-type="string">
            <text:p>https://interseccionesantro.soc.unicen.edu.ar/index.php/intersecciones/about/submissio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interseccionesantro.soc.unicen.edu.ar/index.php/intersecciones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interseccionesantro.soc.unicen.edu.ar/index.php/intersecciones/about</text:p>
          </table:table-cell>
          <table:table-cell table:number-columns-repeated="2"/>
          <table:table-cell office:value-type="string" calcext:value-type="string">
            <text:p>GN1-890|CC1-960</text:p>
          </table:table-cell>
          <table:table-cell office:value-type="string" calcext:value-type="string">
            <text:p>Geography. Anthropology. Recreation: Anthrop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1-01-14T19:30:07Z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013-09-06T00:05:29Z</text:p>
          </table:table-cell>
        </table:table-row>
        <table:table-row table:style-name="ro1">
          <table:table-cell office:value-type="string" calcext:value-type="string">
            <text:p>Jangwa Pana</text:p>
          </table:table-cell>
          <table:table-cell office:value-type="string" calcext:value-type="string">
            <text:p>https://revistas.unimagdalena.edu.co/index.php/jangwapana</text:p>
          </table:table-cell>
          <table:table-cell office:value-type="string" calcext:value-type="string">
            <text:p>https://doaj.org/toc/217c696102654acbb515f76878625817</text:p>
          </table:table-cell>
          <table:table-cell/>
          <table:table-cell office:value-type="string" calcext:value-type="string">
            <text:p>1657-4923</text:p>
          </table:table-cell>
          <table:table-cell office:value-type="string" calcext:value-type="string">
            <text:p>2389-7872</text:p>
          </table:table-cell>
          <table:table-cell office:value-type="string" calcext:value-type="string">
            <text:p>anthropology, social sciences, archaeology, history, humanities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Universidad del Magdale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Magdalen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ajangwapana.unimagdalena.edu.co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jangwapana.unimagdalena.edu.co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revistas.unimagdalena.edu.co/index.php/jangwapan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s.unimagdalena.edu.co/index.php/jangwapana/about</text:p>
          </table:table-cell>
          <table:table-cell office:value-type="string" calcext:value-type="string">
            <text:p>https://revistas.unimagdalena.edu.co/index.php/jangwapana/about/editorialTeam</text:p>
          </table:table-cell>
          <table:table-cell office:value-type="string" calcext:value-type="string">
            <text:p>https://revistas.unimagdalena.edu.co/index.php/jangwapana/g_autor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nimagdalena.edu.co/index.php/jangwapana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nimagdalena.edu.co/index.php/jangwapana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s://revistas.unimagdalena.edu.co/index.php/jangwapana/abou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General W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4-08T13:58:44Z</text:p>
          </table:table-cell>
          <table:table-cell office:value-type="string" calcext:value-type="string">
            <text:p>2020-02-20T15:42:53Z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020-07-07T18:52:57Z</text:p>
          </table:table-cell>
        </table:table-row>
        <table:table-row table:style-name="ro1">
          <table:table-cell office:value-type="string" calcext:value-type="string">
            <text:p>Journal of Ancient History and Archaeology</text:p>
          </table:table-cell>
          <table:table-cell office:value-type="string" calcext:value-type="string">
            <text:p>http://jaha.org.ro</text:p>
          </table:table-cell>
          <table:table-cell office:value-type="string" calcext:value-type="string">
            <text:p>https://doaj.org/toc/e7813d3093d24b98a6f2b0030033ad90</text:p>
          </table:table-cell>
          <table:table-cell office:value-type="string" calcext:value-type="string">
            <text:p>JAHA</text:p>
          </table:table-cell>
          <table:table-cell/>
          <table:table-cell office:value-type="string" calcext:value-type="string">
            <text:p>2360-266X</text:p>
          </table:table-cell>
          <table:table-cell office:value-type="string" calcext:value-type="string">
            <text:p>ancient history and archaeology, digital history, numisma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ega Publishing House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echnical University of Cluj-Napoca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jaha.org.ro/index.php/JAHA/about/editorialPolicies#openAccess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aha.org.ro/index.php/JAH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aha.org.ro/index.php/JAH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aha.org.ro/index.php/JAHA/about/editorialPolicies#custom-1</text:p>
          </table:table-cell>
          <table:table-cell office:value-type="string" calcext:value-type="string">
            <text:p>http://jaha.org.ro/index.php/JAHA/about/editorialPolicies#focusAndScope</text:p>
          </table:table-cell>
          <table:table-cell office:value-type="string" calcext:value-type="string">
            <text:p>http://jaha.org.ro/index.php/JAHA/about/editorialTeam</text:p>
          </table:table-cell>
          <table:table-cell office:value-type="string" calcext:value-type="string">
            <text:p>http://jaha.org.ro/index.php/JAHA/about/submissions#authorGuideli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 http://jaha.org.ro/index.php/JAHA/about/editorialPolicies#focusAndScop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 http://jaha.org.ro/index.php/JAHA/about/editorialPolicies#focusAndScope</text:p>
          </table:table-cell>
          <table:table-cell table:number-columns-repeated="2"/>
          <table:table-cell office:value-type="string" calcext:value-type="string">
            <text:p>http://www.muri.utcluj.ro:8080/xmlui/handle/123456789/7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aha.org.ro/index.php/JAHA/about/editorialPolicies#openAccessPolicy</text:p>
          </table:table-cell>
          <table:table-cell table:number-columns-repeated="2"/>
          <table:table-cell office:value-type="string" calcext:value-type="string">
            <text:p>CC1-960|D51-90</text:p>
          </table:table-cell>
          <table:table-cell office:value-type="string" calcext:value-type="string">
            <text:p>Auxiliary sciences of history: Archaeology | History (General) and history of Europe: History (General): Ancient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11-07T15:42:57Z</text:p>
          </table:table-cell>
          <table:table-cell office:value-type="string" calcext:value-type="string">
            <text:p>2020-09-01T13:39:09Z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0-12-20T16:40:32Z</text:p>
          </table:table-cell>
        </table:table-row>
        <table:table-row table:style-name="ro1">
          <table:table-cell office:value-type="string" calcext:value-type="string">
            <text:p>Journal of Art Historiography</text:p>
          </table:table-cell>
          <table:table-cell office:value-type="string" calcext:value-type="string">
            <text:p>http://arthistoriography.wordpress.com/</text:p>
          </table:table-cell>
          <table:table-cell office:value-type="string" calcext:value-type="string">
            <text:p>https://doaj.org/toc/c2a92dbaf15046fa848a2efdd8782b0b</text:p>
          </table:table-cell>
          <table:table-cell table:number-columns-repeated="2"/>
          <table:table-cell office:value-type="string" calcext:value-type="string">
            <text:p>2042-4752</text:p>
          </table:table-cell>
          <table:table-cell office:value-type="string" calcext:value-type="string">
            <text:p>art, anthropology, archaeology, historiography, histo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epartment of Art History, University of Birmingham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arthistoriography.wordpress.com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rthistoriography.files.wordpress.com/2015/11/bissonnette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rthistoriography.wordpress.com/journal-submission-guidelines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s://arthistoriography.wordpress.com/peer-review-proces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arthistoriography.wordpress.com/mission-statement/</text:p>
          </table:table-cell>
          <table:table-cell office:value-type="string" calcext:value-type="string">
            <text:p>https://arthistoriography.wordpress.com/editorial-advisory-board/</text:p>
          </table:table-cell>
          <table:table-cell office:value-type="string" calcext:value-type="string">
            <text:p>https://arthistoriography.wordpress.com/journal-submission-guidelines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arthistoriography.wordpress.com/journal-submission-guideline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arthistoriography.wordpress.com/journal-submission-guidelines/</text:p>
          </table:table-cell>
          <table:table-cell office:value-type="string" calcext:value-type="string">
            <text:p>LOCKSS, New York Art Resources Consortium (NYARC) Web Archiving Program</text:p>
          </table:table-cell>
          <table:table-cell office:value-type="string" calcext:value-type="string">
            <text:p>British Library</text:p>
          </table:table-cell>
          <table:table-cell office:value-type="string" calcext:value-type="string">
            <text:p>http://www.lockss.org/community/publishers-titles-gln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Handl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arthistoriography.wordpress.com/journal-submission-guidelines/</text:p>
          </table:table-cell>
          <table:table-cell table:number-columns-repeated="2"/>
          <table:table-cell office:value-type="string" calcext:value-type="string">
            <text:p>NX1-820|GN1-890</text:p>
          </table:table-cell>
          <table:table-cell office:value-type="string" calcext:value-type="string">
            <text:p>Fine Arts: Arts in general | Geography. Anthropology. Recreation: Anthrop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-02-17T16:31:59Z</text:p>
          </table:table-cell>
          <table:table-cell office:value-type="string" calcext:value-type="string">
            <text:p>2015-12-07T08:33:01Z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21-01-28T13:08:11Z</text:p>
          </table:table-cell>
        </table:table-row>
        <table:table-row table:style-name="ro1">
          <table:table-cell office:value-type="string" calcext:value-type="string">
            <text:p>Journal of Computer Applications in Archaeology</text:p>
          </table:table-cell>
          <table:table-cell office:value-type="string" calcext:value-type="string">
            <text:p>https://journal.caa-international.org/</text:p>
          </table:table-cell>
          <table:table-cell office:value-type="string" calcext:value-type="string">
            <text:p>https://doaj.org/toc/4c7b3900b3f247b1932059b9554f11ae</text:p>
          </table:table-cell>
          <table:table-cell table:number-columns-repeated="2"/>
          <table:table-cell office:value-type="string" calcext:value-type="string">
            <text:p>2514-8362</text:p>
          </table:table-cell>
          <table:table-cell office:value-type="string" calcext:value-type="string">
            <text:p>archaeology, spatial analysis, remote sensing, digital modelling, informatics, geophys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biquity Pres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mputer Applications and Quantitative Methods in Archaeolog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journal.caa-international.org/about/sub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.caa-international.org/articles/10.5334/jcaa.6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.caa-international.org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ournal.caa-international.org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.caa-international.org/about/research-integrity/</text:p>
          </table:table-cell>
          <table:table-cell office:value-type="string" calcext:value-type="string">
            <text:p>https://journal.caa-international.org/about/</text:p>
          </table:table-cell>
          <table:table-cell office:value-type="string" calcext:value-type="string">
            <text:p>https://journal.caa-international.org/about/editorialteam/</text:p>
          </table:table-cell>
          <table:table-cell office:value-type="string" calcext:value-type="string">
            <text:p>https://journal.caa-international.org/about/submissions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.caa-international.org/about/submissions/</text:p>
          </table:table-cell>
          <table:table-cell office:value-type="string" calcext:value-type="string">
            <text:p>3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.caa-international.org/about/waiver-policy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.caa-international.org/about/submissions/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s://journal.caa-international.org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.caa-international.org/about/</text:p>
          </table:table-cell>
          <table:table-cell table:number-columns-repeated="2"/>
          <table:table-cell office:value-type="string" calcext:value-type="string">
            <text:p>CC1-960|QA75.5-76.95</text:p>
          </table:table-cell>
          <table:table-cell office:value-type="string" calcext:value-type="string">
            <text:p>Auxiliary sciences of history: Archaeology | Science: Mathematics: Instruments and machines: Electronic computers. Computer sci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8-08-20T13:33:45Z</text:p>
          </table:table-cell>
          <table:table-cell office:value-type="string" calcext:value-type="string">
            <text:p>2018-10-23T14:47:46Z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2-10T13:40:10Z</text:p>
          </table:table-cell>
        </table:table-row>
        <table:table-row table:style-name="ro1">
          <table:table-cell office:value-type="string" calcext:value-type="string">
            <text:p>Journal of Conservation and Museum Studies</text:p>
          </table:table-cell>
          <table:table-cell office:value-type="string" calcext:value-type="string">
            <text:p>http://www.jcms-journal.com</text:p>
          </table:table-cell>
          <table:table-cell office:value-type="string" calcext:value-type="string">
            <text:p>https://doaj.org/toc/b8afde02e346418c97d3199ac9e6bd6a</text:p>
          </table:table-cell>
          <table:table-cell/>
          <table:table-cell office:value-type="string" calcext:value-type="string">
            <text:p>2049-4572</text:p>
          </table:table-cell>
          <table:table-cell office:value-type="string" calcext:value-type="string">
            <text:p>1364-0429</text:p>
          </table:table-cell>
          <table:table-cell office:value-type="string" calcext:value-type="string">
            <text:p>conservation, museums, museum studies,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biquity Press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jcms-journal.com/about/sub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cms-journal.com/articles/10.5334/jcms.7013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cms-journal.com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jcms-journal.com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cms-journal.com/about/research-integrity/</text:p>
          </table:table-cell>
          <table:table-cell office:value-type="string" calcext:value-type="string">
            <text:p>http://www.jcms-journal.com/about/</text:p>
          </table:table-cell>
          <table:table-cell office:value-type="string" calcext:value-type="string">
            <text:p>http://www.jcms-journal.com/about/editorialteam/</text:p>
          </table:table-cell>
          <table:table-cell office:value-type="string" calcext:value-type="string">
            <text:p>http://www.jcms-journal.com/about/submissions/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cms-journal.com/about/submissions/</text:p>
          </table:table-cell>
          <table:table-cell office:value-type="string" calcext:value-type="string">
            <text:p>3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cms-journal.com/about/submissions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jcms-journal.com/about/submissions/</text:p>
          </table:table-cell>
          <table:table-cell office:value-type="string" calcext:value-type="string">
            <text:p>LOCKSS, CLOCKSS</text:p>
          </table:table-cell>
          <table:table-cell/>
          <table:table-cell office:value-type="string" calcext:value-type="string">
            <text:p>http://www.jcms-journal.com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jcms-journal.com/about/</text:p>
          </table:table-cell>
          <table:table-cell table:number-columns-repeated="2"/>
          <table:table-cell office:value-type="string" calcext:value-type="string">
            <text:p>AM1-501</text:p>
          </table:table-cell>
          <table:table-cell office:value-type="string" calcext:value-type="string">
            <text:p>General Works: Museums. Collectors and collect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3-04-19T10:30:54Z</text:p>
          </table:table-cell>
          <table:table-cell office:value-type="string" calcext:value-type="string">
            <text:p>2016-07-26T15:22:31Z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0-11-12T10:20:39Z</text:p>
          </table:table-cell>
        </table:table-row>
        <table:table-row table:style-name="ro1">
          <table:table-cell office:value-type="string" calcext:value-type="string">
            <text:p>Journal of General Union of Arab Archaeologists</text:p>
          </table:table-cell>
          <table:table-cell office:value-type="string" calcext:value-type="string">
            <text:p>http://jguaa.journals.ekb.eg/</text:p>
          </table:table-cell>
          <table:table-cell office:value-type="string" calcext:value-type="string">
            <text:p>https://doaj.org/toc/3e08f1027d154c62b51c43d0a4dd55d4</text:p>
          </table:table-cell>
          <table:table-cell/>
          <table:table-cell office:value-type="string" calcext:value-type="string">
            <text:p>2536-9822</text:p>
          </table:table-cell>
          <table:table-cell office:value-type="string" calcext:value-type="string">
            <text:p>2536-9830</text:p>
          </table:table-cell>
          <table:table-cell office:value-type="string" calcext:value-type="string">
            <text:p>history, arab countries, antiquities, archaeology</text:p>
          </table:table-cell>
          <table:table-cell office:value-type="string" calcext:value-type="string">
            <text:p>Arabic, English</text:p>
          </table:table-cell>
          <table:table-cell office:value-type="string" calcext:value-type="string">
            <text:p>The General Union of Arab Archaeologists</text:p>
          </table:table-cell>
          <table:table-cell office:value-type="string" calcext:value-type="string">
            <text:p>Egypt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jguaa.journals.ekb.eg/journal/abou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guaa.journals.ekb.eg/journal/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guaa.journals.ekb.eg/journal/aim_scope</text:p>
          </table:table-cell>
          <table:table-cell office:value-type="string" calcext:value-type="string">
            <text:p>http://jguaa.journals.ekb.eg/journal/editorial.board</text:p>
          </table:table-cell>
          <table:table-cell office:value-type="string" calcext:value-type="string">
            <text:p>http://jguaa.journals.ekb.eg/journal/authors.no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guaa.journals.ekb.eg/journal/authors.note</text:p>
          </table:table-cell>
          <table:table-cell office:value-type="string" calcext:value-type="string">
            <text:p>200 US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://jguaa.journals.ekb.eg/journal/authors.note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jguaa.journals.ekb.eg/journal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8-01-31T11:17:28Z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0-07-16T15:19:59Z</text:p>
          </table:table-cell>
        </table:table-row>
        <table:table-row table:style-name="ro1">
          <table:table-cell office:value-type="string" calcext:value-type="string">
            <text:p>Journal of Historical Network Research</text:p>
          </table:table-cell>
          <table:table-cell office:value-type="string" calcext:value-type="string">
            <text:p>http://jhnr.uni.lu/</text:p>
          </table:table-cell>
          <table:table-cell office:value-type="string" calcext:value-type="string">
            <text:p>https://doaj.org/toc/377e3cc007ec4d1284f7d63e282217f6</text:p>
          </table:table-cell>
          <table:table-cell office:value-type="string" calcext:value-type="string">
            <text:p>JHNR</text:p>
          </table:table-cell>
          <table:table-cell/>
          <table:table-cell office:value-type="string" calcext:value-type="string">
            <text:p>2535-8863</text:p>
          </table:table-cell>
          <table:table-cell office:value-type="string" calcext:value-type="string">
            <text:p>social network analysis, history, archaeology, historical networks</text:p>
          </table:table-cell>
          <table:table-cell office:value-type="string" calcext:value-type="string">
            <text:p>English, German</text:p>
          </table:table-cell>
          <table:table-cell office:value-type="string" calcext:value-type="string">
            <text:p>Luxembourg Centre for Contemporary and Digital History (C2DH)</text:p>
          </table:table-cell>
          <table:table-cell office:value-type="string" calcext:value-type="string">
            <text:p>Luxembourg</text:p>
          </table:table-cell>
          <table:table-cell table:number-columns-repeated="2"/>
          <table:table-cell office:value-type="string" calcext:value-type="string">
            <text:p>CC BY-ND</text:p>
          </table:table-cell>
          <table:table-cell/>
          <table:table-cell office:value-type="string" calcext:value-type="string">
            <text:p>https://jhnr.uni.lu/index.php/jhnr/copyright-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hnr.uni.lu/index.php/jhnr/copyright-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hnr.uni.lu/index.php/jhnr/about/submiss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jhnr.uni.lu/index.php/jhnr/about</text:p>
          </table:table-cell>
          <table:table-cell office:value-type="string" calcext:value-type="string">
            <text:p>https://jhnr.uni.lu/index.php/jhnr/about/editorialTeam</text:p>
          </table:table-cell>
          <table:table-cell office:value-type="string" calcext:value-type="string">
            <text:p>https://jhnr.uni.lu/index.php/jhnr/about/submissio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hnr.uni.lu/index.php/jhnr/about/submiss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hnr.uni.lu/index.php/jhnr/about/submission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hnr.uni.lu/index.php/jhnr/copyright-notice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4-12T09:07:58Z</text:p>
          </table:table-cell>
          <table:table-cell office:value-type="string" calcext:value-type="string">
            <text:p>2018-04-12T10:07:58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5-05T13:09:59Z</text:p>
          </table:table-cell>
        </table:table-row>
        <table:table-row table:style-name="ro1">
          <table:table-cell office:value-type="string" calcext:value-type="string">
            <text:p>Journal of Lithic Studies</text:p>
          </table:table-cell>
          <table:table-cell office:value-type="string" calcext:value-type="string">
            <text:p>http://journals.ed.ac.uk/lithicstudies/</text:p>
          </table:table-cell>
          <table:table-cell office:value-type="string" calcext:value-type="string">
            <text:p>https://doaj.org/toc/9914710b10ab4b56be55af8da3321af6</text:p>
          </table:table-cell>
          <table:table-cell office:value-type="string" calcext:value-type="string">
            <text:p>JLS</text:p>
          </table:table-cell>
          <table:table-cell/>
          <table:table-cell office:value-type="string" calcext:value-type="string">
            <text:p>2055-0472</text:p>
          </table:table-cell>
          <table:table-cell office:value-type="string" calcext:value-type="string">
            <text:p>archaeology, lithics, geoarchaeology, petroarchaeology, archaeomineralogy, archa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hool of History, Classics and Archaeology, University of Edinburgh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journals.ed.ac.uk/lithicstudies/about/policie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ed.ac.uk/lithicstudies/article/view/9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ed.ac.uk/lithicstudies/about/policie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journals.ed.ac.uk/lithicstudies/about/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ed.ac.uk/lithicstudies/about/editorialPolicies#custom-0</text:p>
          </table:table-cell>
          <table:table-cell office:value-type="string" calcext:value-type="string">
            <text:p>http://journals.ed.ac.uk/lithicstudies/about</text:p>
          </table:table-cell>
          <table:table-cell office:value-type="string" calcext:value-type="string">
            <text:p>http://journals.ed.ac.uk/lithicstudies/about/editorialTeam</text:p>
          </table:table-cell>
          <table:table-cell office:value-type="string" calcext:value-type="string">
            <text:p>http://journals.ed.ac.uk/lithicstudies/about/submissions#authorGuideli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s.ed.ac.uk/lithicstudies/about/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s.ed.ac.uk/lithicstudies/about/policies#openAccessPolicy</text:p>
          </table:table-cell>
          <table:table-cell table:number-columns-repeated="2"/>
          <table:table-cell office:value-type="string" calcext:value-type="string">
            <text:p>http://journals.ed.ac.uk/lithicstudies/about/editorialPolicies#archiv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s.ed.ac.uk/lithicstudies/about/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07-02T18:46:18Z</text:p>
          </table:table-cell>
          <table:table-cell office:value-type="string" calcext:value-type="string">
            <text:p>2018-06-07T05:44:15Z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-01-25T09:51:32Z</text:p>
          </table:table-cell>
        </table:table-row>
        <table:table-row table:style-name="ro1">
          <table:table-cell office:value-type="string" calcext:value-type="string">
            <text:p>Journal of Neolithic Archaeology</text:p>
          </table:table-cell>
          <table:table-cell office:value-type="string" calcext:value-type="string">
            <text:p>http://www.jna.uni-kiel.de/index.php/jna</text:p>
          </table:table-cell>
          <table:table-cell office:value-type="string" calcext:value-type="string">
            <text:p>https://doaj.org/toc/5e8bd48d445d4516812865f58f660761</text:p>
          </table:table-cell>
          <table:table-cell office:value-type="string" calcext:value-type="string">
            <text:p>formerly jungsteinsite (1999-2012)</text:p>
          </table:table-cell>
          <table:table-cell/>
          <table:table-cell office:value-type="string" calcext:value-type="string">
            <text:p>2197-649X</text:p>
          </table:table-cell>
          <table:table-cell office:value-type="string" calcext:value-type="string">
            <text:p>european neolithic, archaeological science, archaeological methods</text:p>
          </table:table-cell>
          <table:table-cell office:value-type="string" calcext:value-type="string">
            <text:p>English, German</text:p>
          </table:table-cell>
          <table:table-cell office:value-type="string" calcext:value-type="string">
            <text:p>Institute of Prehistoric and Protohistoric Archaeology at Kiel University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jna.uni-kiel.de/index.php/jna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jna.uni-kiel.de/index.php/jna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www.jna.uni-kiel.de/index.php/jn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jna.uni-kiel.de/index.php/jna/about</text:p>
          </table:table-cell>
          <table:table-cell office:value-type="string" calcext:value-type="string">
            <text:p>http://www.jna.uni-kiel.de/index.php/jna/about/editorialTeam</text:p>
          </table:table-cell>
          <table:table-cell office:value-type="string" calcext:value-type="string">
            <text:p>http://www.jna.uni-kiel.de/index.php/jna/about/submissions#authorGuidel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jna.uni-kiel.de/index.php/jn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jna.uni-kiel.de/index.php/jna/about</text:p>
          </table:table-cell>
          <table:table-cell/>
          <table:table-cell office:value-type="string" calcext:value-type="string">
            <text:p>German National Library</text:p>
          </table:table-cell>
          <table:table-cell office:value-type="string" calcext:value-type="string">
            <text:p>https://portal.dnb.de/opac.htm?method=simpleSearch&amp;cqlMode=true&amp;query=idn%3D1043826165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jna.uni-kiel.de/index.php/jna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12-29T13:10:34Z</text:p>
          </table:table-cell>
          <table:table-cell office:value-type="string" calcext:value-type="string">
            <text:p>2020-02-24T11:25:17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urnal of Open Archaeology Data</text:p>
          </table:table-cell>
          <table:table-cell office:value-type="string" calcext:value-type="string">
            <text:p>http://openarchaeologydata.metajnl.com/</text:p>
          </table:table-cell>
          <table:table-cell office:value-type="string" calcext:value-type="string">
            <text:p>https://doaj.org/toc/e214dcbff0f84b23b56302ded25f2a09</text:p>
          </table:table-cell>
          <table:table-cell table:number-columns-repeated="2"/>
          <table:table-cell office:value-type="string" calcext:value-type="string">
            <text:p>2049-1565</text:p>
          </table:table-cell>
          <table:table-cell office:value-type="string" calcext:value-type="string">
            <text:p>archaeology data, dataset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biquity Press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openarchaeologydata.metajnl.com/about/sub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penarchaeologydata.metajnl.com/articles/10.5334/4f3bcb3f7f21d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penarchaeologydata.metajnl.com/about/submissions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openarchaeologydata.metajnl.com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penarchaeologydata.metajnl.com/about/research-integrity/</text:p>
          </table:table-cell>
          <table:table-cell office:value-type="string" calcext:value-type="string">
            <text:p>http://openarchaeologydata.metajnl.com/about/</text:p>
          </table:table-cell>
          <table:table-cell office:value-type="string" calcext:value-type="string">
            <text:p>http://openarchaeologydata.metajnl.com/about/editorialteam/</text:p>
          </table:table-cell>
          <table:table-cell office:value-type="string" calcext:value-type="string">
            <text:p>http://openarchaeologydata.metajnl.com/about/submissions/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penarchaeologydata.metajnl.com/about/submissions/</text:p>
          </table:table-cell>
          <table:table-cell office:value-type="string" calcext:value-type="string">
            <text:p>1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penarchaeologydata.metajnl.com/about/submissions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penarchaeologydata.metajnl.com/about/submissions/</text:p>
          </table:table-cell>
          <table:table-cell office:value-type="string" calcext:value-type="string">
            <text:p>LOCKSS, CLOCKSS</text:p>
          </table:table-cell>
          <table:table-cell/>
          <table:table-cell office:value-type="string" calcext:value-type="string">
            <text:p>http://openarchaeologydata.metajnl.com/about/#repo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penarchaeologydata.metajnl.com/about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3-06-16T12:37:13Z</text:p>
          </table:table-cell>
          <table:table-cell office:value-type="string" calcext:value-type="string">
            <text:p>2016-07-26T11:28:43Z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1-11T05:23:26Z</text:p>
          </table:table-cell>
        </table:table-row>
        <table:table-row table:style-name="ro1">
          <table:table-cell office:value-type="string" calcext:value-type="string">
            <text:p>Jurnal Pendidikan dan Kebudayaan</text:p>
          </table:table-cell>
          <table:table-cell office:value-type="string" calcext:value-type="string">
            <text:p>http://jurnaldikbud.kemdikbud.go.id/index.php/jpnk</text:p>
          </table:table-cell>
          <table:table-cell office:value-type="string" calcext:value-type="string">
            <text:p>https://doaj.org/toc/11d75d1620f244d8b5927b3992580390</text:p>
          </table:table-cell>
          <table:table-cell/>
          <table:table-cell office:value-type="string" calcext:value-type="string">
            <text:p>2460-8300</text:p>
          </table:table-cell>
          <table:table-cell office:value-type="string" calcext:value-type="string">
            <text:p>2528-4339</text:p>
          </table:table-cell>
          <table:table-cell office:value-type="string" calcext:value-type="string">
            <text:p>education, culture, education policy, curriculum, language, archaeology</text:p>
          </table:table-cell>
          <table:table-cell office:value-type="string" calcext:value-type="string">
            <text:p>English, Indonesian</text:p>
          </table:table-cell>
          <table:table-cell office:value-type="string" calcext:value-type="string">
            <text:p>Badan Penelitian dan Pengembangan Kementerian Pendidikan dan Kebudayaan</text:p>
          </table:table-cell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jurnaldikbud.kemdikbud.go.id/index.php/jp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urnaldikbud.kemdikbud.go.id/index.php/jpnk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urnaldikbud.kemdikbud.go.id/index.php/jpnk/about/editorialPolicies#custom-2</text:p>
          </table:table-cell>
          <table:table-cell office:value-type="string" calcext:value-type="string">
            <text:p>http://jurnaldikbud.kemdikbud.go.id/index.php/jpnk/about/editorialPolicies#focusAndScope</text:p>
          </table:table-cell>
          <table:table-cell office:value-type="string" calcext:value-type="string">
            <text:p>http://jurnaldikbud.kemdikbud.go.id/index.php/jpnk/about/editorialTeam</text:p>
          </table:table-cell>
          <table:table-cell office:value-type="string" calcext:value-type="string">
            <text:p>http://jurnaldikbud.kemdikbud.go.id/index.php/jpnk/about/submissions#authorGuideli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urnaldikbud.kemdikbud.go.id/index.php/jpnk/about/editorialPolicies#custom-0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urnaldikbud.kemdikbud.go.id/index.php/jpnk/about/editorialPolicies#custom-1</text:p>
          </table:table-cell>
          <table:table-cell/>
          <table:table-cell office:value-type="string" calcext:value-type="string">
            <text:p>Indonesian Scientific Journal Database (ISJD)</text:p>
          </table:table-cell>
          <table:table-cell office:value-type="string" calcext:value-type="string">
            <text:p>http://isjd.pdii.lipi.go.id/index.php/Jurnal/get_jurnal_single/102903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urnaldikbud.kemdikbud.go.id/index.php/jpnk/about/editorialPolicies#openAccessPolicy</text:p>
          </table:table-cell>
          <table:table-cell table:number-columns-repeated="2"/>
          <table:table-cell office:value-type="string" calcext:value-type="string">
            <text:p>L7-991</text:p>
          </table:table-cell>
          <table:table-cell office:value-type="string" calcext:value-type="string">
            <text:p>Education: Education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6-11T16:37:48Z</text:p>
          </table:table-cell>
          <table:table-cell office:value-type="string" calcext:value-type="string">
            <text:p>2018-06-11T17:37:48Z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18-07-26T10:59:38Z</text:p>
          </table:table-cell>
        </table:table-row>
        <table:table-row table:style-name="ro1">
          <table:table-cell office:value-type="string" calcext:value-type="string">
            <text:p>Kapata Arkeologi</text:p>
          </table:table-cell>
          <table:table-cell office:value-type="string" calcext:value-type="string">
            <text:p>http://kapata-arkeologi.kemdikbud.go.id/</text:p>
          </table:table-cell>
          <table:table-cell office:value-type="string" calcext:value-type="string">
            <text:p>https://doaj.org/toc/5a7f6c1b42a743c2a5050df6d4c05428</text:p>
          </table:table-cell>
          <table:table-cell/>
          <table:table-cell office:value-type="string" calcext:value-type="string">
            <text:p>1858-4101</text:p>
          </table:table-cell>
          <table:table-cell office:value-type="string" calcext:value-type="string">
            <text:p>2503-0876</text:p>
          </table:table-cell>
          <table:table-cell office:value-type="string" calcext:value-type="string">
            <text:p>archaeology, anthropology, history, cultural studies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Balai Arkeologi Maluk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ementerian Pendidikan dan Kebudayaan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kapata-arkeologi.kemdikbud.go.id/index.php/kapat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kapata-arkeologi.kemdikbud.go.id/index.php/kapata/article/view/390/31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kapata-arkeologi.kemdikbud.go.id/index.php/kapat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kapata-arkeologi.kemdikbud.go.id/index.php/kapata/about/editorialPolicies#custom-0</text:p>
          </table:table-cell>
          <table:table-cell office:value-type="string" calcext:value-type="string">
            <text:p>http://kapata-arkeologi.kemdikbud.go.id/index.php/kapata/about/editorialPolicies#focusAndScope</text:p>
          </table:table-cell>
          <table:table-cell office:value-type="string" calcext:value-type="string">
            <text:p>http://kapata-arkeologi.kemdikbud.go.id/index.php/kapata/about/editorialTeam</text:p>
          </table:table-cell>
          <table:table-cell office:value-type="string" calcext:value-type="string">
            <text:p>http://kapata-arkeologi.kemdikbud.go.id/index.php/kapata/about/submissions#authorGuidelin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kapata-arkeologi.kemdikbud.go.id/index.php/kapata/about/editorialPolicies#custom-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kapata-arkeologi.kemdikbud.go.id/index.php/kapata/about/editorialPolicies#custom-1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kapata-arkeologi.kemdikbud.go.id/index.php/kapata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7-14T14:23:49Z</text:p>
          </table:table-cell>
          <table:table-cell office:value-type="string" calcext:value-type="string">
            <text:p>2018-02-05T11:54:38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0-06-01T18:55:02Z</text:p>
          </table:table-cell>
        </table:table-row>
        <table:table-row table:style-name="ro1">
          <table:table-cell office:value-type="string" calcext:value-type="string">
            <text:p>Karen: Karadeniz Araştırmaları Enstitüsü Dergisi</text:p>
          </table:table-cell>
          <table:table-cell office:value-type="string" calcext:value-type="string">
            <text:p>http://www.ktu.edu.tr/karenjournal</text:p>
          </table:table-cell>
          <table:table-cell office:value-type="string" calcext:value-type="string">
            <text:p>https://doaj.org/toc/e67694a410474a519f7d78c6ec362d0f</text:p>
          </table:table-cell>
          <table:table-cell office:value-type="string" calcext:value-type="string">
            <text:p>Journal of Institute of Black Sea Studies</text:p>
          </table:table-cell>
          <table:table-cell office:value-type="string" calcext:value-type="string">
            <text:p>2458-7680</text:p>
          </table:table-cell>
          <table:table-cell office:value-type="string" calcext:value-type="string">
            <text:p>2458-9705</text:p>
          </table:table-cell>
          <table:table-cell office:value-type="string" calcext:value-type="string">
            <text:p>anthropology, archaeology, history, art history, culture, language</text:p>
          </table:table-cell>
          <table:table-cell office:value-type="string" calcext:value-type="string">
            <text:p>English, Turkish</text:p>
          </table:table-cell>
          <table:table-cell office:value-type="string" calcext:value-type="string">
            <text:p>Karadeniz Technical Universit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Karadeniz Technical University, Institute of Black Sea Studie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ktu.edu.tr/karenjournal-openaccess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www.ktu.edu.tr/karenjournal-editorialprincipl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ktu.edu.tr/karenjournal-about</text:p>
          </table:table-cell>
          <table:table-cell office:value-type="string" calcext:value-type="string">
            <text:p>http://www.ktu.edu.tr/karenjournal-editorialboard</text:p>
          </table:table-cell>
          <table:table-cell office:value-type="string" calcext:value-type="string">
            <text:p>http://www.ktu.edu.tr/dosyalar/karenjournal_fcd90.pd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ktu.edu.tr/karenjournal-editorialprincipl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ktu.edu.tr/karenjournal-editorialprinciples</text:p>
          </table:table-cell>
          <table:table-cell table:number-columns-repeated="2"/>
          <table:table-cell office:value-type="string" calcext:value-type="string">
            <text:p>http://dergipark.gov.tr/kar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ktu.edu.tr/karenjournal-openaccesspolicy</text:p>
          </table:table-cell>
          <table:table-cell table:number-columns-repeated="2"/>
          <table:table-cell office:value-type="string" calcext:value-type="string">
            <text:p>G1-922</text:p>
          </table:table-cell>
          <table:table-cell office:value-type="string" calcext:value-type="string">
            <text:p>Geography. Anthropology. Recreation: Geograph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8-10T12:24:57Z</text:p>
          </table:table-cell>
          <table:table-cell office:value-type="string" calcext:value-type="string">
            <text:p>2017-08-10T13:24:56Z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0-01-29T08:44:41Z</text:p>
          </table:table-cell>
        </table:table-row>
        <table:table-row table:style-name="ro1">
          <table:table-cell office:value-type="string" calcext:value-type="string">
            <text:p>La Zaranda de Ideas</text:p>
          </table:table-cell>
          <table:table-cell office:value-type="string" calcext:value-type="string">
            <text:p>http://plarci.org/index.php/lazarandadeideas</text:p>
          </table:table-cell>
          <table:table-cell office:value-type="string" calcext:value-type="string">
            <text:p>https://doaj.org/toc/5c6505791d4740ce87836a244ea851d8</text:p>
          </table:table-cell>
          <table:table-cell office:value-type="string" calcext:value-type="string">
            <text:p>La Zaranda de Ideas - Revista de Jóvenes Investigadores en Arqueología</text:p>
          </table:table-cell>
          <table:table-cell office:value-type="string" calcext:value-type="string">
            <text:p>1669-7456</text:p>
          </table:table-cell>
          <table:table-cell office:value-type="string" calcext:value-type="string">
            <text:p>1853-1296</text:p>
          </table:table-cell>
          <table:table-cell office:value-type="string" calcext:value-type="string">
            <text:p>anthropology, archae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sociación de Arqueólogos Profesionales de la República Argen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sociación de Arqueólogos Profesionales de la República Argentin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plarci.org/index.php/lazarandadeideas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plarci.org/index.php/lazarandadeideas/article/view/380/35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plarci.org/index.php/lazarandadeideas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plarci.org/index.php/lazarandadeideas/about</text:p>
          </table:table-cell>
          <table:table-cell office:value-type="string" calcext:value-type="string">
            <text:p>http://plarci.org/index.php/lazarandadeideas/about/editorialTeam</text:p>
          </table:table-cell>
          <table:table-cell office:value-type="string" calcext:value-type="string">
            <text:p>http://plarci.org/index.php/lazarandadeideas/about/submissions#authorGuidel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plarci.org/index.php/lazarandadeideas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plarci.org/index.php/lazarandadeideas/about</text:p>
          </table:table-cell>
          <table:table-cell office:value-type="string" calcext:value-type="string">
            <text:p>CLOCKSS</text:p>
          </table:table-cell>
          <table:table-cell/>
          <table:table-cell office:value-type="string" calcext:value-type="string">
            <text:p>http://plarci.org/index.php/lazarandadeideas/about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plarci.org/index.php/lazarandadeideas/about</text:p>
          </table:table-cell>
          <table:table-cell table:number-columns-repeated="2"/>
          <table:table-cell office:value-type="string" calcext:value-type="string">
            <text:p>GN1-890|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9-11T17:30:25Z</text:p>
          </table:table-cell>
          <table:table-cell office:value-type="string" calcext:value-type="string">
            <text:p>2020-04-27T14:06:03Z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21-01-16T17:41:54Z</text:p>
          </table:table-cell>
        </table:table-row>
        <table:table-row table:style-name="ro1">
          <table:table-cell office:value-type="string" calcext:value-type="string">
            <text:p>Lanx</text:p>
          </table:table-cell>
          <table:table-cell office:value-type="string" calcext:value-type="string">
            <text:p>https://riviste.unimi.it/index.php/lanx/index</text:p>
          </table:table-cell>
          <table:table-cell office:value-type="string" calcext:value-type="string">
            <text:p>https://doaj.org/toc/3d078fab2c8f4e25af04c0f89845536f</text:p>
          </table:table-cell>
          <table:table-cell table:number-columns-repeated="2"/>
          <table:table-cell office:value-type="string" calcext:value-type="string">
            <text:p>2035-4797</text:p>
          </table:table-cell>
          <table:table-cell office:value-type="string" calcext:value-type="string">
            <text:p>archaeological theories, excavations</text:p>
          </table:table-cell>
          <table:table-cell office:value-type="string" calcext:value-type="string">
            <text:p>English, French, Italian</text:p>
          </table:table-cell>
          <table:table-cell office:value-type="string" calcext:value-type="string">
            <text:p>Università degli Studi di Milano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riviste.unimi.it/index.php/lanx/inde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iviste.unimi.it/index.php/lanx/about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riviste.unimi.it/index.php/lanx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iviste.unimi.it/index.php/lanx/about/editorialPolicies#focusAndScope</text:p>
          </table:table-cell>
          <table:table-cell office:value-type="string" calcext:value-type="string">
            <text:p>http://riviste.unimi.it/index.php/lanx/about/editorialPolicies#custom-0</text:p>
          </table:table-cell>
          <table:table-cell office:value-type="string" calcext:value-type="string">
            <text:p>http://riviste.unimi.it/index.php/lanx/about/editorialPolicies#custo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iviste.unimi.it/index.php/lanx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iviste.unimi.it/index.php/lanx/about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s://riviste.unimi.it/index.php/lanx/about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iviste.unimi.it/index.php/lanx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9-12-08T14:15:13Z</text:p>
          </table:table-cell>
          <table:table-cell office:value-type="string" calcext:value-type="string">
            <text:p>2020-03-03T11:28:20Z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19-11-04T13:41:01Z</text:p>
          </table:table-cell>
        </table:table-row>
        <table:table-row table:style-name="ro1">
          <table:table-cell office:value-type="string" calcext:value-type="string">
            <text:p>Layers. Archeologia Territorio Contesti</text:p>
          </table:table-cell>
          <table:table-cell office:value-type="string" calcext:value-type="string">
            <text:p>http://ojs.unica.it/index.php/layers/</text:p>
          </table:table-cell>
          <table:table-cell office:value-type="string" calcext:value-type="string">
            <text:p>https://doaj.org/toc/e5170a0e51bd473ba55ef9083074e9d9</text:p>
          </table:table-cell>
          <table:table-cell table:number-columns-repeated="2"/>
          <table:table-cell office:value-type="string" calcext:value-type="string">
            <text:p>2532-0289</text:p>
          </table:table-cell>
          <table:table-cell office:value-type="string" calcext:value-type="string">
            <text:p>archaeology, landscape archaeology, excavations</text:p>
          </table:table-cell>
          <table:table-cell office:value-type="string" calcext:value-type="string">
            <text:p>Spanish, Italian, German, French, English</text:p>
          </table:table-cell>
          <table:table-cell office:value-type="string" calcext:value-type="string">
            <text:p>Università degli Studi di Cagliari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ojs.unica.it/index.php/layers/about/editorialPolicies#openAccess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unica.it/index.php/layers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ojs.unica.it/index.php/layers/about/editorialPolicies#sectionPolici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ojs.unica.it/index.php/layers/about/editorialPolicies#focusAndScope</text:p>
          </table:table-cell>
          <table:table-cell office:value-type="string" calcext:value-type="string">
            <text:p>http://ojs.unica.it/index.php/layers/about/editorialTeam</text:p>
          </table:table-cell>
          <table:table-cell office:value-type="string" calcext:value-type="string">
            <text:p>http://ojs.unica.it/index.php/layers/about/submissions#authorGuidelin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unica.it/index.php/layers/about/editorialPolicies#custom-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KP PN</text:p>
          </table:table-cell>
          <table:table-cell office:value-type="string" calcext:value-type="string">
            <text:p>Biblioteche Nazionali Centrali di Roma e Firenze - Magazzini Digitali</text:p>
          </table:table-cell>
          <table:table-cell office:value-type="string" calcext:value-type="string">
            <text:p>https://thekeepers.org/journals?query=2532-0289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unica.it/index.php/layers/about/editorialPolicies#peerReviewProcess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5-16T09:06:53Z</text:p>
          </table:table-cell>
          <table:table-cell office:value-type="string" calcext:value-type="string">
            <text:p>2021-01-24T17:18:25Z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1-20T12:55:09Z</text:p>
          </table:table-cell>
        </table:table-row>
        <table:table-row table:style-name="ro1">
          <table:table-cell office:value-type="string" calcext:value-type="string">
            <text:p>Les Cahiers de Framespa</text:p>
          </table:table-cell>
          <table:table-cell office:value-type="string" calcext:value-type="string">
            <text:p>http://journals.openedition.org/framespa</text:p>
          </table:table-cell>
          <table:table-cell office:value-type="string" calcext:value-type="string">
            <text:p>https://doaj.org/toc/566287d000204f8cbfe36a0a29850dc5</text:p>
          </table:table-cell>
          <table:table-cell table:number-columns-repeated="2"/>
          <table:table-cell office:value-type="string" calcext:value-type="string">
            <text:p>1760-4761</text:p>
          </table:table-cell>
          <table:table-cell office:value-type="string" calcext:value-type="string">
            <text:p>history &amp; archaeology, history of social sciences, social history</text:p>
          </table:table-cell>
          <table:table-cell office:value-type="string" calcext:value-type="string">
            <text:p>English, French, Spanish</text:p>
          </table:table-cell>
          <table:table-cell office:value-type="string" calcext:value-type="string">
            <text:p>UMR 5136- France, Amériques, Espagne – Sociétés, Pouvoirs, Acteurs (FRAMESPA)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journals.openedition.org/framespa/?page=inform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s.openedition.org/framespa/435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s.openedition.org/framespa/?page=informat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s.openedition.org/framespa/290</text:p>
          </table:table-cell>
          <table:table-cell office:value-type="string" calcext:value-type="string">
            <text:p>http://journals.openedition.org/framespa/294</text:p>
          </table:table-cell>
          <table:table-cell office:value-type="string" calcext:value-type="string">
            <text:p>http://journals.openedition.org/framespa/36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s.openedition.org/framespa/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s.openedition.org/framespa/?page=information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s.openedition.org/framespa/?page=informations</text:p>
          </table:table-cell>
          <table:table-cell table:number-columns-repeated="2"/>
          <table:table-cell office:value-type="string" calcext:value-type="string">
            <text:p>HN1-995</text:p>
          </table:table-cell>
          <table:table-cell office:value-type="string" calcext:value-type="string">
            <text:p>Social Sciences: Social history and conditions. Social problems. Social re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7-24T18:31:34Z</text:p>
          </table:table-cell>
          <table:table-cell office:value-type="string" calcext:value-type="string">
            <text:p>2019-02-26T08:39:40Z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2020-12-21T12:54:58Z</text:p>
          </table:table-cell>
        </table:table-row>
        <table:table-row table:style-name="ro1">
          <table:table-cell office:value-type="string" calcext:value-type="string">
            <text:p>Les Nouvelles de l’Archéologie</text:p>
          </table:table-cell>
          <table:table-cell office:value-type="string" calcext:value-type="string">
            <text:p>https://journals.openedition.org/nda</text:p>
          </table:table-cell>
          <table:table-cell office:value-type="string" calcext:value-type="string">
            <text:p>https://doaj.org/toc/c02935dba3e5454fafeb65dda072f5bb</text:p>
          </table:table-cell>
          <table:table-cell/>
          <table:table-cell office:value-type="string" calcext:value-type="string">
            <text:p>0242-7702</text:p>
          </table:table-cell>
          <table:table-cell office:value-type="string" calcext:value-type="string">
            <text:p>2425-1941</text:p>
          </table:table-cell>
          <table:table-cell office:value-type="string" calcext:value-type="string">
            <text:p>archaeology, history, prehistory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ditions de la Maison des Sciences de l'Homm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journals.openedition.org/nda?page=information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s://journals.openedition.org/nda/?page=informations#reviewpolic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s.openedition.org/nda/68</text:p>
          </table:table-cell>
          <table:table-cell office:value-type="string" calcext:value-type="string">
            <text:p>http://journals.openedition.org/nda/1553</text:p>
          </table:table-cell>
          <table:table-cell office:value-type="string" calcext:value-type="string">
            <text:p>http://journals.openedition.org/nda/1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s.openedition.org/nda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s.openedition.org/nda?page=informations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openedition.org/nda?page=information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7-20T09:16:53Z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20-12-21T13:39:32Z</text:p>
          </table:table-cell>
        </table:table-row>
        <table:table-row table:style-name="ro1">
          <table:table-cell office:value-type="string" calcext:value-type="string">
            <text:p>Lietuvos Istorijos Studijos</text:p>
          </table:table-cell>
          <table:table-cell office:value-type="string" calcext:value-type="string">
            <text:p>http://www.journals.vu.lt/lietuvos-istorijos-studijos</text:p>
          </table:table-cell>
          <table:table-cell office:value-type="string" calcext:value-type="string">
            <text:p>https://doaj.org/toc/cebeece190794af3b813839a708f87a0</text:p>
          </table:table-cell>
          <table:table-cell/>
          <table:table-cell office:value-type="string" calcext:value-type="string">
            <text:p>1392-0448</text:p>
          </table:table-cell>
          <table:table-cell office:value-type="string" calcext:value-type="string">
            <text:p>1648-9101</text:p>
          </table:table-cell>
          <table:table-cell office:value-type="string" calcext:value-type="string">
            <text:p>sociocultural and political history, cultural anthropology, archaeology, heritage conservation, the lithuanian nation, lithuanian historical development</text:p>
          </table:table-cell>
          <table:table-cell office:value-type="string" calcext:value-type="string">
            <text:p>English, Lithuanian, Russian</text:p>
          </table:table-cell>
          <table:table-cell office:value-type="string" calcext:value-type="string">
            <text:p>Vilnius University Press</text:p>
          </table:table-cell>
          <table:table-cell office:value-type="string" calcext:value-type="string">
            <text:p>Lithuan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journals.vu.lt/lietuvos-istorijos-studijos/journal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journals.vu.lt/lietuvos-istorijos-studijos/journalpolicy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journals.vu.lt/lietuvos-istorijos-studijos/peerre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ournals.vu.lt/lietuvos-istorijos-studijos/journalpolicy</text:p>
          </table:table-cell>
          <table:table-cell office:value-type="string" calcext:value-type="string">
            <text:p>http://www.journals.vu.lt/lietuvos-istorijos-studijos/about</text:p>
          </table:table-cell>
          <table:table-cell office:value-type="string" calcext:value-type="string">
            <text:p>http://www.journals.vu.lt/lietuvos-istorijos-studijos/about/editorialTeam</text:p>
          </table:table-cell>
          <table:table-cell office:value-type="string" calcext:value-type="string">
            <text:p>http://www.journals.vu.lt/lietuvos-istorijos-studijos/about/submissi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journals.vu.lt/lietuvos-istorijos-studijos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journals.vu.lt/lietuvos-istorijos-studijos/about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journals.vu.lt/lietuvos-istorijos-studijos/abou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4-05T15:37:20Z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021-02-03T10:27:01Z</text:p>
          </table:table-cell>
        </table:table-row>
        <table:table-row table:style-name="ro1">
          <table:table-cell office:value-type="string" calcext:value-type="string">
            <text:p>Lucentum</text:p>
          </table:table-cell>
          <table:table-cell office:value-type="string" calcext:value-type="string">
            <text:p>https://lucentum.ua.es</text:p>
          </table:table-cell>
          <table:table-cell office:value-type="string" calcext:value-type="string">
            <text:p>https://doaj.org/toc/9caeb1d80a5f4b83938a957af242ab17</text:p>
          </table:table-cell>
          <table:table-cell office:value-type="string" calcext:value-type="string">
            <text:p>Anales de la Universidad de Alicante. Prehistoria, Arqueología e Historia Antigua</text:p>
          </table:table-cell>
          <table:table-cell office:value-type="string" calcext:value-type="string">
            <text:p>0213-2338</text:p>
          </table:table-cell>
          <table:table-cell office:value-type="string" calcext:value-type="string">
            <text:p>1989-9904</text:p>
          </table:table-cell>
          <table:table-cell office:value-type="string" calcext:value-type="string">
            <text:p>prehistory, history, numismatics, archaeology, epigraphy</text:p>
          </table:table-cell>
          <table:table-cell office:value-type="string" calcext:value-type="string">
            <text:p>Spanish, Catalan, English, Dutch, French</text:p>
          </table:table-cell>
          <table:table-cell office:value-type="string" calcext:value-type="string">
            <text:p>Universidad de Alicante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lucentum.ua.es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ua.ua.es/dspace/bitstream/10045/83074/6/Lucentum_37_04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lucentum.ua.es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lucentum.ua.es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lucentum.ua.es/about/editorialPolicies#focusAndScope</text:p>
          </table:table-cell>
          <table:table-cell office:value-type="string" calcext:value-type="string">
            <text:p>https://lucentum.ua.es/about/editorialTeam</text:p>
          </table:table-cell>
          <table:table-cell office:value-type="string" calcext:value-type="string">
            <text:p>https://lucentum.ua.es/about/submissions#onlineSubmissi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lucentum.ua.es/about/editorialPolicies#custom-0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s://lucentum.ua.es/about/editorialPolicies#archiving</text:p>
          </table:table-cell>
          <table:table-cell table:number-columns-repeated="2" office:value-type="string" calcext:value-type="string">
            <text:p>https://lucentum.ua.es/about/submissions#copyrightNoti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lucentum.ua.es/about/editorialPolicies#openAccessPolicy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5-17T15:09:06Z</text:p>
          </table:table-cell>
          <table:table-cell office:value-type="string" calcext:value-type="string">
            <text:p>2020-12-10T15:16:31Z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020-11-30T18:41:07Z</text:p>
          </table:table-cell>
        </table:table-row>
        <table:table-row table:style-name="ro1">
          <table:table-cell office:value-type="string" calcext:value-type="string">
            <text:p>Materiale și Cercetări Arheologice</text:p>
          </table:table-cell>
          <table:table-cell office:value-type="string" calcext:value-type="string">
            <text:p>http://mcajournal.ro</text:p>
          </table:table-cell>
          <table:table-cell office:value-type="string" calcext:value-type="string">
            <text:p>https://doaj.org/toc/3d414d35f1ea476cb27809970d43fed6</text:p>
          </table:table-cell>
          <table:table-cell/>
          <table:table-cell office:value-type="string" calcext:value-type="string">
            <text:p>0076-5147</text:p>
          </table:table-cell>
          <table:table-cell/>
          <table:table-cell office:value-type="string" calcext:value-type="string">
            <text:p>archaeology, ancient history, interdisciplinary research, archaeozoology, anthropology</text:p>
          </table:table-cell>
          <table:table-cell office:value-type="string" calcext:value-type="string">
            <text:p>English, French, German, Romanian</text:p>
          </table:table-cell>
          <table:table-cell office:value-type="string" calcext:value-type="string">
            <text:p>Editura Academiei Române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nstitutul de Arheologie „Vasile Pârvan”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mcajournal.ro/index.ht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mcajournal.ro/index_eg.htm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mcajournal.ro/index_eg.htm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http://mcajournal.ro/index_eg.ht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mcajournal.ro/index.ht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mcajournal.ro/index.htm</text:p>
          </table:table-cell>
          <table:table-cell office:value-type="string" calcext:value-type="string">
            <text:p>CINES</text:p>
          </table:table-cell>
          <table:table-cell office:value-type="string" calcext:value-type="string">
            <text:p>National Library of Romania</text:p>
          </table:table-cell>
          <table:table-cell office:value-type="string" calcext:value-type="string">
            <text:p>http://mcajournal.ro/index_eg.htm</text:p>
          </table:table-cell>
          <table:table-cell office:value-type="string" calcext:value-type="string">
            <text:p>Sherpa/Rome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mcajournal.ro/index.htm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10-23T11:30:42Z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0-12-20T16:50:28Z</text:p>
          </table:table-cell>
        </table:table-row>
        <table:table-row table:style-name="ro1">
          <table:table-cell office:value-type="string" calcext:value-type="string">
            <text:p>Mélanges de la Casa de Velázquez</text:p>
          </table:table-cell>
          <table:table-cell office:value-type="string" calcext:value-type="string">
            <text:p>https://journals.openedition.org/mcv</text:p>
          </table:table-cell>
          <table:table-cell office:value-type="string" calcext:value-type="string">
            <text:p>https://doaj.org/toc/9815203f5b904062b2c3dc246443da86</text:p>
          </table:table-cell>
          <table:table-cell office:value-type="string" calcext:value-type="string">
            <text:p>Nouvelle Série</text:p>
          </table:table-cell>
          <table:table-cell office:value-type="string" calcext:value-type="string">
            <text:p>0076-230X</text:p>
          </table:table-cell>
          <table:table-cell office:value-type="string" calcext:value-type="string">
            <text:p>2173-1306</text:p>
          </table:table-cell>
          <table:table-cell office:value-type="string" calcext:value-type="string">
            <text:p>history, literature, archaeology, iberian peninsula</text:p>
          </table:table-cell>
          <table:table-cell office:value-type="string" calcext:value-type="string">
            <text:p>French, Spanish</text:p>
          </table:table-cell>
          <table:table-cell office:value-type="string" calcext:value-type="string">
            <text:p>Casa de Velázquez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journals.openedition.org/mcv?page=inform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s.openedition.org/mcv/9173#licen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ournals.openedition.org/mcv/?page=informations#reviewpolic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s.openedition.org/mcv/441</text:p>
          </table:table-cell>
          <table:table-cell office:value-type="string" calcext:value-type="string">
            <text:p>http://journals.openedition.org/mcv/6444</text:p>
          </table:table-cell>
          <table:table-cell office:value-type="string" calcext:value-type="string">
            <text:p>http://journals.openedition.org/mcv/50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s.openedition.org/mcv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s.openedition.org/mcv?page=informations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openedition.org/mcv?page=informations</text:p>
          </table:table-cell>
          <table:table-cell table:number-columns-repeated="2"/>
          <table:table-cell office:value-type="string" calcext:value-type="string">
            <text:p>DP1-402|F1201-3799|PQ1-3999</text:p>
          </table:table-cell>
          <table:table-cell office:value-type="string" calcext:value-type="string">
            <text:p>History (General) and history of Europe: History of Spain | History America: Latin America. Spanish America | Language and Literature: French literature - Italian literature - Spanish literature - Portuguese literatur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7-26T14:37:03Z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2020-12-21T13:36:37Z</text:p>
          </table:table-cell>
        </table:table-row>
        <table:table-row table:style-name="ro1">
          <table:table-cell office:value-type="string" calcext:value-type="string">
            <text:p>Memoria Americana</text:p>
          </table:table-cell>
          <table:table-cell office:value-type="string" calcext:value-type="string">
            <text:p>http://revistascientificas.filo.uba.ar/index.php/MA/about</text:p>
          </table:table-cell>
          <table:table-cell office:value-type="string" calcext:value-type="string">
            <text:p>https://doaj.org/toc/bf1a173f8c76497abb6c627be7c7001d</text:p>
          </table:table-cell>
          <table:table-cell office:value-type="string" calcext:value-type="string">
            <text:p>Memoria Americana: Cuadernos de Etnohistoria</text:p>
          </table:table-cell>
          <table:table-cell office:value-type="string" calcext:value-type="string">
            <text:p>0327-5752</text:p>
          </table:table-cell>
          <table:table-cell office:value-type="string" calcext:value-type="string">
            <text:p>1851-3751</text:p>
          </table:table-cell>
          <table:table-cell office:value-type="string" calcext:value-type="string">
            <text:p>etnohistory, historical anthropology, historical archaeology, colonial history, republican history, latin america</text:p>
          </table:table-cell>
          <table:table-cell office:value-type="string" calcext:value-type="string">
            <text:p>English, Spanish, Portuguese</text:p>
          </table:table-cell>
          <table:table-cell office:value-type="string" calcext:value-type="string">
            <text:p>Universidad de Buenos Ai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de Buenos Aires, Facultad de Filosofía y Letras, Instituto de Ciencias Antropológicas, Sección Etnohistori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ascientificas.filo.uba.ar/index.php/MA/abou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http://revistascientificas.filo.uba.ar/index.php/MA/about/submission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cientificas.filo.uba.ar/index.php/MA/abou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revistascientificas.filo.uba.ar/index.php/MA/about</text:p>
          </table:table-cell>
          <table:table-cell office:value-type="string" calcext:value-type="string">
            <text:p>http://revistascientificas.filo.uba.ar/index.php/MA/about/editorialTeam</text:p>
          </table:table-cell>
          <table:table-cell office:value-type="string" calcext:value-type="string">
            <text:p>http://revistascientificas.filo.uba.ar/index.php/MA/about/submissio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cientificas.filo.uba.ar/index.php/M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MA/about</text:p>
          </table:table-cell>
          <table:table-cell table:number-columns-repeated="2"/>
          <table:table-cell office:value-type="string" calcext:value-type="string">
            <text:p>GN301-674|F1201-3799</text:p>
          </table:table-cell>
          <table:table-cell office:value-type="string" calcext:value-type="string">
            <text:p>Geography. Anthropology. Recreation: Anthropology: Ethnology. Social and cultural anthropology | History America: Latin America. Spanish Amer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1-05T19:08:42Z</text:p>
          </table:table-cell>
          <table:table-cell office:value-type="string" calcext:value-type="string">
            <text:p>2021-01-03T15:17:43Z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20-12-29T20:38:55Z</text:p>
          </table:table-cell>
        </table:table-row>
        <table:table-row table:style-name="ro1">
          <table:table-cell office:value-type="string" calcext:value-type="string">
            <text:p>Miscellanea Hadriatica et Mediterranea</text:p>
          </table:table-cell>
          <table:table-cell office:value-type="string" calcext:value-type="string">
            <text:p>http://hrcak.srce.hr/mhm</text:p>
          </table:table-cell>
          <table:table-cell office:value-type="string" calcext:value-type="string">
            <text:p>https://doaj.org/toc/7f7d92fbaf47481a884ea520cc25a82b</text:p>
          </table:table-cell>
          <table:table-cell/>
          <table:table-cell office:value-type="string" calcext:value-type="string">
            <text:p>1849-0670</text:p>
          </table:table-cell>
          <table:table-cell office:value-type="string" calcext:value-type="string">
            <text:p>2718-1170</text:p>
          </table:table-cell>
          <table:table-cell office:value-type="string" calcext:value-type="string">
            <text:p>history, archaeology, philology, humanistic studies, art history</text:p>
          </table:table-cell>
          <table:table-cell office:value-type="string" calcext:value-type="string">
            <text:p>Croatian, English, Italian</text:p>
          </table:table-cell>
          <table:table-cell office:value-type="string" calcext:value-type="string">
            <text:p><text:s/>University of Zadar, Department of History</text:p>
          </table:table-cell>
          <table:table-cell office:value-type="string" calcext:value-type="string">
            <text:p>Croat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hrcak.srce.hr/mhm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hrcak.srce.hr/mhm?lang=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hrcak.srce.hr/mhm?lang=en</text:p>
          </table:table-cell>
          <table:table-cell office:value-type="string" calcext:value-type="string">
            <text:p>http://hrcak.srce.hr/upute/impressum_en_Miscellanea_Hadriatica_et_Mediterranea.pdf</text:p>
          </table:table-cell>
          <table:table-cell office:value-type="string" calcext:value-type="string">
            <text:p>http://hrcak.srce.hr/upute/guide_authors_Miscellanea_Hadriatica_et_Mediterranea.pd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hrcak.srce.hr/mhm?lang=e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hrcak.srce.hr/mhm?lang=en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hrcak.srce.hr/mhm?lang=en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9-25T16:46:52Z</text:p>
          </table:table-cell>
          <table:table-cell office:value-type="string" calcext:value-type="string">
            <text:p>2020-05-01T11:14:32Z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1-04T11:30:56Z</text:p>
          </table:table-cell>
        </table:table-row>
        <table:table-row table:style-name="ro1">
          <table:table-cell office:value-type="string" calcext:value-type="string">
            <text:p>Mundo de Antes</text:p>
          </table:table-cell>
          <table:table-cell office:value-type="string" calcext:value-type="string">
            <text:p>http://mundodeantes.org.ar/</text:p>
          </table:table-cell>
          <table:table-cell office:value-type="string" calcext:value-type="string">
            <text:p>https://doaj.org/toc/7db8655423a945118e871ca227acc9be</text:p>
          </table:table-cell>
          <table:table-cell table:number-columns-repeated="2"/>
          <table:table-cell office:value-type="string" calcext:value-type="string">
            <text:p>2362-325X</text:p>
          </table:table-cell>
          <table:table-cell office:value-type="string" calcext:value-type="string">
            <text:p>social sciences, archaeology, ethnohistory, anthrop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stituto de Arqueología y Museo, Facultad de Ciencias Naturales e IML, Universidad Nacional de Tucumá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Arqueología y Museo, Facultad de Ciencias Naturales e IML, Universidad Nacional de Tucumán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mundodeantes.org.ar/normas.html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mundodeantes.org.ar/normas.htm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mundodeantes.org.ar/normas.html</text:p>
          </table:table-cell>
          <table:table-cell office:value-type="string" calcext:value-type="string">
            <text:p>http://mundodeantes.org.ar/comite.html</text:p>
          </table:table-cell>
          <table:table-cell office:value-type="string" calcext:value-type="string">
            <text:p>http://www.mundodeantes.org.ar/pdf/normaseditoriales.pd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mundodeantes.org.ar/pdf/normaseditoriales.pdf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mundodeantes.org.ar/pdf/normaseditoriales.pdf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mundodeantes.org.ar/normas.html</text:p>
          </table:table-cell>
          <table:table-cell table:number-columns-repeated="2"/>
          <table:table-cell office:value-type="string" calcext:value-type="string">
            <text:p>GN1-890|CC1-960|H1-99</text:p>
          </table:table-cell>
          <table:table-cell office:value-type="string" calcext:value-type="string">
            <text:p>Geography. Anthropology. Recreation: Anthropology | Auxiliary sciences of history: Archaeology | Social Sciences: Social sciences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11-30T17:51:33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d Testament Essays</text:p>
          </table:table-cell>
          <table:table-cell office:value-type="string" calcext:value-type="string">
            <text:p>http://otwsa-otssa.org.za/ote/index.php/journal</text:p>
          </table:table-cell>
          <table:table-cell office:value-type="string" calcext:value-type="string">
            <text:p>https://doaj.org/toc/da7649dada6d450a990c8c27640e7ee9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1010-9919</text:p>
          </table:table-cell>
          <table:table-cell office:value-type="string" calcext:value-type="string">
            <text:p>2312-3621</text:p>
          </table:table-cell>
          <table:table-cell office:value-type="string" calcext:value-type="string">
            <text:p>old testament, hebrew, biblical hermeneutics, ancient near east history, biblical archaeology, deutero-canonical books</text:p>
          </table:table-cell>
          <table:table-cell office:value-type="string" calcext:value-type="string">
            <text:p>Afrikaans, English, French, German, Southern Sotho, Venda, Xhosa, Zulu</text:p>
          </table:table-cell>
          <table:table-cell office:value-type="string" calcext:value-type="string">
            <text:p>OTSS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Old Testament Society of South Africa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otwsa-otssa.org.za/ote/index.php/journal/pages/view/copyright-and-repri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twsa-otssa.org.za/ote/index.php/journal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twsa-otssa.org.za/ote/index.php/journal/pages/view/copyright-and-reprint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otwsa-otssa.org.za/ote/index.php/journal/pages/view/peer-review-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twsa-otssa.org.za/ote/index.php/journal/pages/view/plagiarism</text:p>
          </table:table-cell>
          <table:table-cell office:value-type="string" calcext:value-type="string">
            <text:p>http://otwsa-otssa.org.za/ote/index.php/journal/pages/view/focus-and-scope</text:p>
          </table:table-cell>
          <table:table-cell office:value-type="string" calcext:value-type="string">
            <text:p>http://otwsa-otssa.org.za/ote/index.php/journal/pages/view/editorial-team</text:p>
          </table:table-cell>
          <table:table-cell office:value-type="string" calcext:value-type="string">
            <text:p>http://otwsa-otssa.org.za/ote/index.php/journal/pages/view/guidelines-for-style-and-referenc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twsa-otssa.org.za/ote/index.php/journal/pages/view/article-processing-charges</text:p>
          </table:table-cell>
          <table:table-cell office:value-type="string" calcext:value-type="string">
            <text:p>200 ZA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otwsa-otssa.org.za/ote/index.php/journal/pages/view/article-processing-charges</text:p>
          </table:table-cell>
          <table:table-cell office:value-type="string" calcext:value-type="string">
            <text:p>Portico, ATLA; Old Testament Abstracts</text:p>
          </table:table-cell>
          <table:table-cell/>
          <table:table-cell office:value-type="string" calcext:value-type="string">
            <text:p>http://otwsa-otssa.org.za/ote/index.php/journal/pages/view/abstracts-and-index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twsa-otssa.org.za/ote/index.php/journal/pages/view/subscription-models</text:p>
          </table:table-cell>
          <table:table-cell table:number-columns-repeated="2"/>
          <table:table-cell office:value-type="string" calcext:value-type="string">
            <text:p>BS1-2970</text:p>
          </table:table-cell>
          <table:table-cell office:value-type="string" calcext:value-type="string">
            <text:p>Philosophy. Psychology. Religion: The B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6-02-23T10:08:24Z</text:p>
          </table:table-cell>
          <table:table-cell office:value-type="string" calcext:value-type="string">
            <text:p>2020-07-13T10:19:03Z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0-12-30T14:59:22Z</text:p>
          </table:table-cell>
        </table:table-row>
        <table:table-row table:style-name="ro1">
          <table:table-cell office:value-type="string" calcext:value-type="string">
            <text:p>Open Archaeology</text:p>
          </table:table-cell>
          <table:table-cell office:value-type="string" calcext:value-type="string">
            <text:p>http://www.degruyter.com/view/j/opar</text:p>
          </table:table-cell>
          <table:table-cell office:value-type="string" calcext:value-type="string">
            <text:p>https://doaj.org/toc/8371989fb70948d385639d2eccc5de6e</text:p>
          </table:table-cell>
          <table:table-cell table:number-columns-repeated="2"/>
          <table:table-cell office:value-type="string" calcext:value-type="string">
            <text:p>2300-6560</text:p>
          </table:table-cell>
          <table:table-cell office:value-type="string" calcext:value-type="string">
            <text:p>archaeological heritage, archaeological research, prehistory, archaeological science, archaeological visualisation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e Gruyter</text:p>
          </table:table-cell>
          <table:table-cell office:value-type="string" calcext:value-type="string">
            <text:p>Poland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www.degruyter.com/view/supplement/s23006560_Open_Access_License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egruyter.com/view/j/opar.2019.5.issue-1/opar-2019-0013/opar-2019-0013.xml?format=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www.degruyter.com/view/supplement/s23006560_Instructions_for_Authors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egruyter.com/dg/page/plagiarism/de-gruyter-takes-a-further-step-to-ward-off-plagiarism</text:p>
          </table:table-cell>
          <table:table-cell table:number-columns-repeated="2" office:value-type="string" calcext:value-type="string">
            <text:p>http://www.degruyter.com/view/j/opar</text:p>
          </table:table-cell>
          <table:table-cell office:value-type="string" calcext:value-type="string">
            <text:p>http://www.degruyter.com/view/supplement/s23006560_Instructions_for_Authors.p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egruyter.com/view/supplement/s23006560_Article_Processing_Charges.pdf</text:p>
          </table:table-cell>
          <table:table-cell office:value-type="string" calcext:value-type="string">
            <text:p>500 EU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degruyter.com/view/supplement/s23006560_Article_Processing_Charges.pdf</text:p>
          </table:table-cell>
          <table:table-cell office:value-type="string" calcext:value-type="string">
            <text:p>Portico</text:p>
          </table:table-cell>
          <table:table-cell/>
          <table:table-cell office:value-type="string" calcext:value-type="string">
            <text:p>https://www.degruyter.com/view/j/opar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degruyter.com/page/943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8-06T18:45:58Z</text:p>
          </table:table-cell>
          <table:table-cell office:value-type="string" calcext:value-type="string">
            <text:p>2019-07-22T13:40:12Z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21-01-10T14:30:50Z</text:p>
          </table:table-cell>
        </table:table-row>
        <table:table-row table:style-name="ro1">
          <table:table-cell office:value-type="string" calcext:value-type="string">
            <text:p>Open Journal for Studies in History</text:p>
          </table:table-cell>
          <table:table-cell office:value-type="string" calcext:value-type="string">
            <text:p>http://centerprode.com/ojsh.html</text:p>
          </table:table-cell>
          <table:table-cell office:value-type="string" calcext:value-type="string">
            <text:p>https://doaj.org/toc/805aac94c44b49698eba2f3622d43e34</text:p>
          </table:table-cell>
          <table:table-cell office:value-type="string" calcext:value-type="string">
            <text:p>OJSH</text:p>
          </table:table-cell>
          <table:table-cell/>
          <table:table-cell office:value-type="string" calcext:value-type="string">
            <text:p>2620-066X</text:p>
          </table:table-cell>
          <table:table-cell office:value-type="string" calcext:value-type="string">
            <text:p>world history, regional history, history of arts, historiography, political history,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enter for Open Access in Science, Belgrade, Serbia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centerprode.com/ojsh/ojsh_open_access_policy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enterprode.com/ojsh/ojsh0102/coas.ojsh.0102.01039n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enterprode.com/ojsh/ojsh_open_access_policy.html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enterprode.com/ojsh/ojsh_peer_review_policy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enterprode.com/ojsh/ojsh_publication_ethics.html</text:p>
          </table:table-cell>
          <table:table-cell office:value-type="string" calcext:value-type="string">
            <text:p>http://centerprode.com/ojsh/ojsh_aims_and_scope.html</text:p>
          </table:table-cell>
          <table:table-cell office:value-type="string" calcext:value-type="string">
            <text:p>http://centerprode.com/ojsh/ojsh_editorial_team.html</text:p>
          </table:table-cell>
          <table:table-cell office:value-type="string" calcext:value-type="string">
            <text:p>http://centerprode.com/guide-for-authors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enterprode.com/ojsh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centerprode.com/ojsh.html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centerprode.com/ojsh/ojsh_open_access_policy.html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2-03T18:21:14Z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1-22T11:29:37Z</text:p>
          </table:table-cell>
        </table:table-row>
        <table:table-row table:style-name="ro1">
          <table:table-cell office:value-type="string" calcext:value-type="string">
            <text:p>Open Quaternary</text:p>
          </table:table-cell>
          <table:table-cell office:value-type="string" calcext:value-type="string">
            <text:p>http://www.openquaternary.com/</text:p>
          </table:table-cell>
          <table:table-cell office:value-type="string" calcext:value-type="string">
            <text:p>https://doaj.org/toc/64882194e1e447a48e45fb225823bdb2</text:p>
          </table:table-cell>
          <table:table-cell table:number-columns-repeated="2"/>
          <table:table-cell office:value-type="string" calcext:value-type="string">
            <text:p>2055-298X</text:p>
          </table:table-cell>
          <table:table-cell office:value-type="string" calcext:value-type="string">
            <text:p>archaeology, paleoecology, paleontology, zooarchaeology, archaeobotany, quaternary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biquity Press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openquaternary.com/about/sub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penquaternary.com/articles/10.5334/oq.ai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penquaternary.com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openquaternary.com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penquaternary.com/about/research-integrity/</text:p>
          </table:table-cell>
          <table:table-cell office:value-type="string" calcext:value-type="string">
            <text:p>http://www.openquaternary.com/about/</text:p>
          </table:table-cell>
          <table:table-cell office:value-type="string" calcext:value-type="string">
            <text:p>http://www.openquaternary.com/about/editorialteam/</text:p>
          </table:table-cell>
          <table:table-cell office:value-type="string" calcext:value-type="string">
            <text:p>http://www.openquaternary.com/about/submissions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penquaternary.com/about/submissions/</text:p>
          </table:table-cell>
          <table:table-cell office:value-type="string" calcext:value-type="string">
            <text:p>3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penquaternary.com/about/submissions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openquaternary.com/about/submissions/</text:p>
          </table:table-cell>
          <table:table-cell office:value-type="string" calcext:value-type="string">
            <text:p>LOCKSS, CLOCKSS</text:p>
          </table:table-cell>
          <table:table-cell/>
          <table:table-cell office:value-type="string" calcext:value-type="string">
            <text:p>http://www.openquaternary.com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openquaternary.com/about/</text:p>
          </table:table-cell>
          <table:table-cell table:number-columns-repeated="2"/>
          <table:table-cell office:value-type="string" calcext:value-type="string">
            <text:p>GN281-289|GN700-890|QE701-760</text:p>
          </table:table-cell>
          <table:table-cell office:value-type="string" calcext:value-type="string">
            <text:p>Geography. Anthropology. Recreation: Anthropology: Physical anthropology. Somatology: Human evolution | Geography. Anthropology. Recreation: Anthropology: Prehistoric archaeology | Science: Geology: Paleontolog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16-10-30T14:52:18Z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1-11T05:26:26Z</text:p>
          </table:table-cell>
        </table:table-row>
        <table:table-row table:style-name="ro1">
          <table:table-cell office:value-type="string" calcext:value-type="string">
            <text:p>Õpetatud Eesti Seltsi Aastaraamat/Yearbook of the Learned Estonian Society</text:p>
          </table:table-cell>
          <table:table-cell office:value-type="string" calcext:value-type="string">
            <text:p>http://www.ut.ee/OES/publikatsioonid/</text:p>
          </table:table-cell>
          <table:table-cell office:value-type="string" calcext:value-type="string">
            <text:p>https://doaj.org/toc/91829ce7718d4e538200c825e153c6a4</text:p>
          </table:table-cell>
          <table:table-cell office:value-type="string" calcext:value-type="string">
            <text:p>Annales Litterarum Societatis Esthonicae</text:p>
          </table:table-cell>
          <table:table-cell office:value-type="string" calcext:value-type="string">
            <text:p>1406-8486</text:p>
          </table:table-cell>
          <table:table-cell office:value-type="string" calcext:value-type="string">
            <text:p>2228-4915</text:p>
          </table:table-cell>
          <table:table-cell office:value-type="string" calcext:value-type="string">
            <text:p>estonia, history, archaeology, ethnology, cultural studies, baltics</text:p>
          </table:table-cell>
          <table:table-cell office:value-type="string" calcext:value-type="string">
            <text:p>English, Estonian, German</text:p>
          </table:table-cell>
          <table:table-cell office:value-type="string" calcext:value-type="string">
            <text:p>Õpetatud Eesti Selt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Õpetatud Eesti Selts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ut.ee/OES/publikatsioonid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ut.ee/OES/publikatsioonid/oes-aastaraamatu-autori-meelespea-20151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www.ut.ee/OES/publikatsioonid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ut.ee/OES/english/</text:p>
          </table:table-cell>
          <table:table-cell table:number-columns-repeated="2" office:value-type="string" calcext:value-type="string">
            <text:p>http://www.ut.ee/OES/publikatsiooni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ut.ee/OES/publikatsioonid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ut.ee/OES/publikatsioonid/oes-aastaraamatu-autori-meelespea-20151/</text:p>
          </table:table-cell>
          <table:table-cell table:number-columns-repeated="2"/>
          <table:table-cell office:value-type="string" calcext:value-type="string">
            <text:p>http://www.ut.ee/OES/publikatsioonid/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ut.ee/OES/publikatsioonid/</text:p>
          </table:table-cell>
          <table:table-cell table:number-columns-repeated="2"/>
          <table:table-cell office:value-type="string" calcext:value-type="string">
            <text:p>D|P</text:p>
          </table:table-cell>
          <table:table-cell office:value-type="string" calcext:value-type="string">
            <text:p>History (General) and history of Europe | Language and Liter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2-01T18:05:31Z</text:p>
          </table:table-cell>
          <table:table-cell office:value-type="string" calcext:value-type="string">
            <text:p>2016-01-09T20:26:29Z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4-04T09:29:49Z</text:p>
          </table:table-cell>
        </table:table-row>
        <table:table-row table:style-name="ro1">
          <table:table-cell office:value-type="string" calcext:value-type="string">
            <text:p>Otium</text:p>
          </table:table-cell>
          <table:table-cell office:value-type="string" calcext:value-type="string">
            <text:p>http://www.otium.unipg.it/otium</text:p>
          </table:table-cell>
          <table:table-cell office:value-type="string" calcext:value-type="string">
            <text:p>https://doaj.org/toc/715d3202d9aa4e4e8b5f9293fa6fe851</text:p>
          </table:table-cell>
          <table:table-cell office:value-type="string" calcext:value-type="string">
            <text:p>Otium: Archeologia e Cultura del Mondo Antico</text:p>
          </table:table-cell>
          <table:table-cell/>
          <table:table-cell office:value-type="string" calcext:value-type="string">
            <text:p>2532-0335</text:p>
          </table:table-cell>
          <table:table-cell office:value-type="string" calcext:value-type="string">
            <text:p>archaeology, cultural heritage, ancient greek and roman art, classical antiquity, iconography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University of Perugia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www.otium.unipg.it/otium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tium.unipg.it/otium/article/view/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otium.unipg.it/otium/abou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otium.unipg.it/otium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otium.unipg.it/otium/index</text:p>
          </table:table-cell>
          <table:table-cell office:value-type="string" calcext:value-type="string">
            <text:p>http://www.otium.unipg.it/otium/about/editorialTeam</text:p>
          </table:table-cell>
          <table:table-cell office:value-type="string" calcext:value-type="string">
            <text:p>http://www.otium.unipg.it/index.php/otium/otium-norme-editoria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otium.unipg.it/otium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http://www.otium.unipg.it/otium/about</text:p>
          </table:table-cell>
          <table:table-cell table:number-columns-repeated="2"/>
          <table:table-cell office:value-type="string" calcext:value-type="string">
            <text:p>CC1-960|D51-90</text:p>
          </table:table-cell>
          <table:table-cell office:value-type="string" calcext:value-type="string">
            <text:p>Auxiliary sciences of history: Archaeology | History (General) and history of Europe: History (General): Ancient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6-03T14:05:29Z</text:p>
          </table:table-cell>
          <table:table-cell office:value-type="string" calcext:value-type="string">
            <text:p>2021-01-24T19:06:03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9-06-04T10:01:46Z</text:p>
          </table:table-cell>
        </table:table-row>
        <table:table-row table:style-name="ro1">
          <table:table-cell office:value-type="string" calcext:value-type="string">
            <text:p>Papers from the Institute of Archaeology</text:p>
          </table:table-cell>
          <table:table-cell office:value-type="string" calcext:value-type="string">
            <text:p>http://ojs.lib.ucl.ac.uk/index.php/PIA/index</text:p>
          </table:table-cell>
          <table:table-cell office:value-type="string" calcext:value-type="string">
            <text:p>https://doaj.org/toc/fd115391910f4597887542483a849926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0965-9315</text:p>
          </table:table-cell>
          <table:table-cell office:value-type="string" calcext:value-type="string">
            <text:p>2041-9015</text:p>
          </table:table-cell>
          <table:table-cell office:value-type="string" calcext:value-type="string">
            <text:p>excavations, museum studies, conservation,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ojs.lib.ucl.ac.uk/index.php/PI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pia-journal.co.uk/articles/10.5334/pia.406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js.lib.ucl.ac.uk/index.php/PI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ojs.lib.ucl.ac.uk/index.php/PI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ojs.lib.ucl.ac.uk/index.php/PIA/about/editorialPolicies#focusAndScope</text:p>
          </table:table-cell>
          <table:table-cell office:value-type="string" calcext:value-type="string">
            <text:p>http://ojs.lib.ucl.ac.uk/index.php/PIA/pages/view/editorial-board</text:p>
          </table:table-cell>
          <table:table-cell office:value-type="string" calcext:value-type="string">
            <text:p>http://ojs.lib.ucl.ac.uk/index.php/PIA/about/submissions#authorGuidelin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lib.ucl.ac.uk/index.php/PIA/about/editorialPolicies#custom-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://www.pia-journal.co.uk/about/submissions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lib.ucl.ac.uk/index.php/PIA/about/editorialPolicies#custom-0</text:p>
          </table:table-cell>
          <table:table-cell office:value-type="string" calcext:value-type="string">
            <text:p>CLOCKSS, LOCKSS</text:p>
          </table:table-cell>
          <table:table-cell/>
          <table:table-cell office:value-type="string" calcext:value-type="string">
            <text:p>http://www.pia-journal.co.uk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lib.ucl.ac.uk/index.php/PIA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6-08T10:03:11Z</text:p>
          </table:table-cell>
          <table:table-cell office:value-type="string" calcext:value-type="string">
            <text:p>2020-01-13T14:11:00Z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2018-01-09T13:27:31Z</text:p>
          </table:table-cell>
        </table:table-row>
        <table:table-row table:style-name="ro1">
          <table:table-cell office:value-type="string" calcext:value-type="string">
            <text:p>Peloro</text:p>
          </table:table-cell>
          <table:table-cell office:value-type="string" calcext:value-type="string">
            <text:p>http://cab.unime.it/journals/index.php/peloro/index</text:p>
          </table:table-cell>
          <table:table-cell office:value-type="string" calcext:value-type="string">
            <text:p>https://doaj.org/toc/2e1a1b8b03bd478094863d848bba5e5b</text:p>
          </table:table-cell>
          <table:table-cell table:number-columns-repeated="2"/>
          <table:table-cell office:value-type="string" calcext:value-type="string">
            <text:p>2499-8923</text:p>
          </table:table-cell>
          <table:table-cell office:value-type="string" calcext:value-type="string">
            <text:p>history, archaeology, philology</text:p>
          </table:table-cell>
          <table:table-cell office:value-type="string" calcext:value-type="string">
            <text:p>Italian, English</text:p>
          </table:table-cell>
          <table:table-cell office:value-type="string" calcext:value-type="string">
            <text:p>University of Mess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CAM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cab.unime.it/journals/index.php/peloro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ab.unime.it/journals/index.php/peloro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ab.unime.it/journals/index.php/peloro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ab.unime.it/journals/index.php/peloro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cab.unime.it/journals/index.php/peloro/about/editorialPolicies#focusAndScope</text:p>
          </table:table-cell>
          <table:table-cell office:value-type="string" calcext:value-type="string">
            <text:p>http://cab.unime.it/journals/index.php/peloro/about/editorialTeam</text:p>
          </table:table-cell>
          <table:table-cell office:value-type="string" calcext:value-type="string">
            <text:p>http://cab.unime.it/journals/index.php/peloro/about/submissions#authorGuideli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ab.unime.it/journals/index.php/peloro/about/editorialPolicies#openAccessPolic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://cab.unime.it/journals/index.php/peloro/about/editorialTeam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cab.unime.it/journals/index.php/peloro/about/editorialPolicies#openAccessPolicy</text:p>
          </table:table-cell>
          <table:table-cell table:number-columns-repeated="2"/>
          <table:table-cell office:value-type="string" calcext:value-type="string">
            <text:p>CC1-960|P1-1091</text:p>
          </table:table-cell>
          <table:table-cell office:value-type="string" calcext:value-type="string">
            <text:p>Auxiliary sciences of history: Archaeology | Language and Literature: Philology. Linguist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2-14T18:15:06Z</text:p>
          </table:table-cell>
          <table:table-cell office:value-type="string" calcext:value-type="string">
            <text:p>2021-01-24T18:51:27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2-20T10:06:24Z</text:p>
          </table:table-cell>
        </table:table-row>
        <table:table-row table:style-name="ro1">
          <table:table-cell office:value-type="string" calcext:value-type="string">
            <text:p>Peuce</text:p>
          </table:table-cell>
          <table:table-cell office:value-type="string" calcext:value-type="string">
            <text:p>http://revistapeuce.icemtl.ro/home/</text:p>
          </table:table-cell>
          <table:table-cell office:value-type="string" calcext:value-type="string">
            <text:p>https://doaj.org/toc/4427dd83282245388533ce70ad0ce0ec</text:p>
          </table:table-cell>
          <table:table-cell/>
          <table:table-cell office:value-type="string" calcext:value-type="string">
            <text:p>0258-8102</text:p>
          </table:table-cell>
          <table:table-cell/>
          <table:table-cell office:value-type="string" calcext:value-type="string">
            <text:p>archaeology, ancient history, lower danube, black sea</text:p>
          </table:table-cell>
          <table:table-cell office:value-type="string" calcext:value-type="string">
            <text:p>English, French, Romanian</text:p>
          </table:table-cell>
          <table:table-cell office:value-type="string" calcext:value-type="string">
            <text:p>Institutul de Cercetari Eco-Muzeale ”Gavrila Simion”</text:p>
          </table:table-cell>
          <table:table-cell office:value-type="string" calcext:value-type="string">
            <text:p>Roman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revistapeuce.icemtl.ro/home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peuce.icemtl.ro/home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s://revistapeuce.icemtl.ro/review-proces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peuce.icemtl.ro/home/</text:p>
          </table:table-cell>
          <table:table-cell office:value-type="string" calcext:value-type="string">
            <text:p>https://revistapeuce.icemtl.ro/editorial-board/</text:p>
          </table:table-cell>
          <table:table-cell office:value-type="string" calcext:value-type="string">
            <text:p>https://revistapeuce.icemtl.ro/guideline-author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peuce.icemtl.ro/home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peuce.icemtl.ro/home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1-01-15T07:45:36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1-19T12:55:18Z</text:p>
          </table:table-cell>
        </table:table-row>
        <table:table-row table:style-name="ro1">
          <table:table-cell office:value-type="string" calcext:value-type="string">
            <text:p>Phaselis: Disiplinlerarası Akdeniz Araştırmaları Dergisi</text:p>
          </table:table-cell>
          <table:table-cell office:value-type="string" calcext:value-type="string">
            <text:p>http://journal.phaselis.org</text:p>
          </table:table-cell>
          <table:table-cell office:value-type="string" calcext:value-type="string">
            <text:p>https://doaj.org/toc/9cad3294fc064dd68a80a4e1122dcf4c</text:p>
          </table:table-cell>
          <table:table-cell office:value-type="string" calcext:value-type="string">
            <text:p>Phaselis</text:p>
          </table:table-cell>
          <table:table-cell/>
          <table:table-cell office:value-type="string" calcext:value-type="string">
            <text:p>2149-7826</text:p>
          </table:table-cell>
          <table:table-cell office:value-type="string" calcext:value-type="string">
            <text:p>phaselis, archaeology, urbanism, history, culture, heritage</text:p>
          </table:table-cell>
          <table:table-cell office:value-type="string" calcext:value-type="string">
            <text:p>English, German, Turkish</text:p>
          </table:table-cell>
          <table:table-cell office:value-type="string" calcext:value-type="string">
            <text:p>Akdeniz Universit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Phaselis Project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journal.phaselis.org/en/about-journal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.phaselis.org/en/publication-ru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phaselis.org/en/publication-rules</text:p>
          </table:table-cell>
          <table:table-cell table:number-columns-repeated="2" office:value-type="string" calcext:value-type="string">
            <text:p>http://journal.phaselis.org/en/about-journal</text:p>
          </table:table-cell>
          <table:table-cell office:value-type="string" calcext:value-type="string">
            <text:p>http://journal.phaselis.org/en/publication-ru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.phaselis.org/en/about-journ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.phaselis.org/en/about-journal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.phaselis.org/en/about-journal</text:p>
          </table:table-cell>
          <table:table-cell table:number-columns-repeated="2"/>
          <table:table-cell office:value-type="string" calcext:value-type="string">
            <text:p>DS1-937</text:p>
          </table:table-cell>
          <table:table-cell office:value-type="string" calcext:value-type="string">
            <text:p>History (General) and history of Europe: History of Asi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5-27T10:09:11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rtugália</text:p>
          </table:table-cell>
          <table:table-cell office:value-type="string" calcext:value-type="string">
            <text:p>http://ojs.letras.up.pt/index.php/Port/index</text:p>
          </table:table-cell>
          <table:table-cell office:value-type="string" calcext:value-type="string">
            <text:p>https://doaj.org/toc/c93c5b7adf694b719a40dae0b96464d7</text:p>
          </table:table-cell>
          <table:table-cell office:value-type="string" calcext:value-type="string">
            <text:p>Portugalia: Revista de Arqueologia do Departamento de Ciências e Técnicas do Património da Faculdade de Letras da Universidade do Porto</text:p>
          </table:table-cell>
          <table:table-cell office:value-type="string" calcext:value-type="string">
            <text:p>0871-4290</text:p>
          </table:table-cell>
          <table:table-cell office:value-type="string" calcext:value-type="string">
            <text:p>2183-3516</text:p>
          </table:table-cell>
          <table:table-cell office:value-type="string" calcext:value-type="string">
            <text:p>proto-history, modern archaeology, classic archaeology, medieval archaelogy, archaelogy, pre-history</text:p>
          </table:table-cell>
          <table:table-cell office:value-type="string" calcext:value-type="string">
            <text:p>English, French, Portuguese, Spanish</text:p>
          </table:table-cell>
          <table:table-cell office:value-type="string" calcext:value-type="string">
            <text:p>Universidade do Port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 Porto, Faculdade de Letra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ojs.letras.up.pt/index.php/Port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http://ojs.letras.up.pt/index.php/Port/about/editorialPolicies#focusAndScope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ojs.letras.up.pt/index.php/Port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ojs.letras.up.pt/index.php/Port/about/editorialPolicies#focusAndScope</text:p>
          </table:table-cell>
          <table:table-cell office:value-type="string" calcext:value-type="string">
            <text:p>http://ojs.letras.up.pt/index.php/Port/about/editorialTeam</text:p>
          </table:table-cell>
          <table:table-cell office:value-type="string" calcext:value-type="string">
            <text:p>http://ojs.letras.up.pt/index.php/Port/about/submissions#authorGuidelin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letras.up.pt/index.php/Port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Sherpa/Romeo</text:p>
          </table:table-cell>
          <table:table-cell office:value-type="string" calcext:value-type="string">
            <text:p>https://v2.sherpa.ac.uk/id/publication/1817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ojs.letras.up.pt/index.php/Port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5-31T11:56:43Z</text:p>
          </table:table-cell>
          <table:table-cell office:value-type="string" calcext:value-type="string">
            <text:p>2020-11-26T20:38:45Z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3T14:20:23Z</text:p>
          </table:table-cell>
        </table:table-row>
        <table:table-row table:style-name="ro1">
          <table:table-cell office:value-type="string" calcext:value-type="string">
            <text:p>Povolžskaâ Arheologiâ</text:p>
          </table:table-cell>
          <table:table-cell office:value-type="string" calcext:value-type="string">
            <text:p>http://archaeologie.pro/en/</text:p>
          </table:table-cell>
          <table:table-cell office:value-type="string" calcext:value-type="string">
            <text:p>https://doaj.org/toc/89e90d6efacc4860ace81ac7d2b543a8</text:p>
          </table:table-cell>
          <table:table-cell office:value-type="string" calcext:value-type="string">
            <text:p>Volga River Region Archaeology</text:p>
          </table:table-cell>
          <table:table-cell office:value-type="string" calcext:value-type="string">
            <text:p>2306-4099</text:p>
          </table:table-cell>
          <table:table-cell office:value-type="string" calcext:value-type="string">
            <text:p>2500-2856</text:p>
          </table:table-cell>
          <table:table-cell office:value-type="string" calcext:value-type="string">
            <text:p>archaeology, history, volga region archeology, eurasia archaeology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Institute of Archaelogy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archaeologie.pro/en/subscription-indexation-and-distribution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chaeologie.pro/en/archive/15/255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chaeologie.pro/en/for-authors/5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rchaeologie.pro/en/for-authors/3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chaeologie.pro/en/publication-ethics/</text:p>
          </table:table-cell>
          <table:table-cell office:value-type="string" calcext:value-type="string">
            <text:p>http://archaeologie.pro/en/policy/</text:p>
          </table:table-cell>
          <table:table-cell office:value-type="string" calcext:value-type="string">
            <text:p>http://archaeologie.pro/en/editorial-board/</text:p>
          </table:table-cell>
          <table:table-cell office:value-type="string" calcext:value-type="string">
            <text:p>http://archaeologie.pro/en/for-authors/4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rchaeologie.pro/en/for-authors/5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rchaeologie.pro/en/for-authors/article-submission/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archaeologie.pro/en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11-08T18:28:17Z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2021-01-05T11:37:21Z</text:p>
          </table:table-cell>
        </table:table-row>
        <table:table-row table:style-name="ro1">
          <table:table-cell office:value-type="string" calcext:value-type="string">
            <text:p>Pražské Egyptologické Studie</text:p>
          </table:table-cell>
          <table:table-cell office:value-type="string" calcext:value-type="string">
            <text:p>http://pes.ff.cuni.cz/en/</text:p>
          </table:table-cell>
          <table:table-cell office:value-type="string" calcext:value-type="string">
            <text:p>https://doaj.org/toc/a4985e8c38e64f35a7db79c2a81a21b5</text:p>
          </table:table-cell>
          <table:table-cell office:value-type="string" calcext:value-type="string">
            <text:p>Prague Egyptological Studies</text:p>
          </table:table-cell>
          <table:table-cell office:value-type="string" calcext:value-type="string">
            <text:p>1214-3189</text:p>
          </table:table-cell>
          <table:table-cell office:value-type="string" calcext:value-type="string">
            <text:p>1801-3899</text:p>
          </table:table-cell>
          <table:table-cell office:value-type="string" calcext:value-type="string">
            <text:p>egyptology, history, archaeology, architecture, culture, third millennium bc egypt</text:p>
          </table:table-cell>
          <table:table-cell office:value-type="string" calcext:value-type="string">
            <text:p>Czech, English</text:p>
          </table:table-cell>
          <table:table-cell office:value-type="string" calcext:value-type="string">
            <text:p>Univerzita Karlova, Filozofická fakulta</text:p>
          </table:table-cell>
          <table:table-cell office:value-type="string" calcext:value-type="string">
            <text:p>Czech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pes.ff.cuni.cz/en/about-journal/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pes.ff.cuni.cz/en/guidelines/review-proces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pes.ff.cuni.cz/en/about-journal/</text:p>
          </table:table-cell>
          <table:table-cell office:value-type="string" calcext:value-type="string">
            <text:p>http://pes.ff.cuni.cz/en/editorial-board-2/</text:p>
          </table:table-cell>
          <table:table-cell office:value-type="string" calcext:value-type="string">
            <text:p>http://pes.ff.cuni.cz/en/guidelines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pes.ff.cuni.cz/en/about-journal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pes.ff.cuni.cz/en/about-journal/</text:p>
          </table:table-cell>
          <table:table-cell/>
          <table:table-cell office:value-type="string" calcext:value-type="string">
            <text:p>National Library of the Czech Republic</text:p>
          </table:table-cell>
          <table:table-cell office:value-type="string" calcext:value-type="string">
            <text:p>https://wayback.webarchiv.cz/wayback/*/http://pes.ff.cuni.cz/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pes.ff.cuni.cz/en/about-journal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4-24T07:26:28Z</text:p>
          </table:table-cell>
          <table:table-cell office:value-type="string" calcext:value-type="string">
            <text:p>2018-04-24T08:26:28Z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1-11T11:37:38Z</text:p>
          </table:table-cell>
        </table:table-row>
        <table:table-row table:style-name="ro1">
          <table:table-cell office:value-type="string" calcext:value-type="string">
            <text:p>Protokolle zur Bibel</text:p>
          </table:table-cell>
          <table:table-cell office:value-type="string" calcext:value-type="string">
            <text:p>http://www.protokollezurbibel.at</text:p>
          </table:table-cell>
          <table:table-cell office:value-type="string" calcext:value-type="string">
            <text:p>https://doaj.org/toc/0e8e3e2dc87146a78a851e5f599ccb42</text:p>
          </table:table-cell>
          <table:table-cell table:number-columns-repeated="2"/>
          <table:table-cell office:value-type="string" calcext:value-type="string">
            <text:p>2412-2467</text:p>
          </table:table-cell>
          <table:table-cell office:value-type="string" calcext:value-type="string">
            <text:p>exegesis, biblical studies, biblical archaeology, reception of the bible</text:p>
          </table:table-cell>
          <table:table-cell office:value-type="string" calcext:value-type="string">
            <text:p>English, German</text:p>
          </table:table-cell>
          <table:table-cell office:value-type="string" calcext:value-type="string">
            <text:p>ArgeAss</text:p>
          </table:table-cell>
          <table:table-cell office:value-type="string" calcext:value-type="string">
            <text:p>Austr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www.protokollezurbibel.at/index.php/pzb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protokollezurbibel.at/index.php/pzb/article/view/2754/2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protokollezurbibel.at/index.php/pzb/about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www.protokollezurbibel.at/index.php/pzb/abou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www.protokollezurbibel.at/index.php/pzb/about</text:p>
          </table:table-cell>
          <table:table-cell office:value-type="string" calcext:value-type="string">
            <text:p>https://www.protokollezurbibel.at/index.php/pzb/about/editorialTeam</text:p>
          </table:table-cell>
          <table:table-cell office:value-type="string" calcext:value-type="string">
            <text:p>https://www.protokollezurbibel.at/index.php/pzb/about/submiss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protokollezurbibel.at/index.php/pzb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protokollezurbibel.at/index.php/pzb/about</text:p>
          </table:table-cell>
          <table:table-cell table:number-columns-repeated="2"/>
          <table:table-cell office:value-type="string" calcext:value-type="string">
            <text:p>https://www.protokollezurbibel.at/index.php/pzb/about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www.protokollezurbibel.at/index.php/pzb/about</text:p>
          </table:table-cell>
          <table:table-cell table:number-columns-repeated="2"/>
          <table:table-cell office:value-type="string" calcext:value-type="string">
            <text:p>BS1-2970</text:p>
          </table:table-cell>
          <table:table-cell office:value-type="string" calcext:value-type="string">
            <text:p>Philosophy. Psychology. Religion: The Bibl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11-20T14:18:17Z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021-02-02T20:40:20Z</text:p>
          </table:table-cell>
        </table:table-row>
        <table:table-row table:style-name="ro1">
          <table:table-cell office:value-type="string" calcext:value-type="string">
            <text:p>Pubawidya: Jurnal Penelitian dan Pengembangan Arkeologi</text:p>
          </table:table-cell>
          <table:table-cell office:value-type="string" calcext:value-type="string">
            <text:p>http://purbawidya.kemdikbud.go.id/index.php</text:p>
          </table:table-cell>
          <table:table-cell office:value-type="string" calcext:value-type="string">
            <text:p>https://doaj.org/toc/ba276a6ad4f04e41950aa7b1303a609b</text:p>
          </table:table-cell>
          <table:table-cell office:value-type="string" calcext:value-type="string">
            <text:p>Purbawidya: Jurnal Penelitian dan Pengembangan Arkeologi</text:p>
          </table:table-cell>
          <table:table-cell office:value-type="string" calcext:value-type="string">
            <text:p>2252-3758</text:p>
          </table:table-cell>
          <table:table-cell office:value-type="string" calcext:value-type="string">
            <text:p>2528-3618</text:p>
          </table:table-cell>
          <table:table-cell office:value-type="string" calcext:value-type="string">
            <text:p>archaeology, prehistory, historical archaeology, public archaeology</text:p>
          </table:table-cell>
          <table:table-cell office:value-type="string" calcext:value-type="string">
            <text:p>English, Indonesian</text:p>
          </table:table-cell>
          <table:table-cell office:value-type="string" calcext:value-type="string">
            <text:p>Balai Arkeologi Jawa Barat</text:p>
          </table:table-cell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purbawidya.kemdikbud.go.id/index.php/jurnal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purbawidya.kemdikbud.go.id/index.php/jurnal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purbawidya.kemdikbud.go.id/index.php/jurnal/about/editorialPolicies#focusAndScope</text:p>
          </table:table-cell>
          <table:table-cell office:value-type="string" calcext:value-type="string">
            <text:p>http://purbawidya.kemdikbud.go.id/index.php/jurnal/about/editorialTeam</text:p>
          </table:table-cell>
          <table:table-cell office:value-type="string" calcext:value-type="string">
            <text:p>http://purbawidya.kemdikbud.go.id/index.php/jurnal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purbawidya.kemdikbud.go.id/index.php/jurnal/about/submissions#authorFe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purbawidya.kemdikbud.go.id/index.php/jurnal/about/submissions#authorFee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purbawidya.kemdikbud.go.id/index.php/jurnal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04-25T12:25:12Z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0-06-01T00:20:08Z</text:p>
          </table:table-cell>
        </table:table-row>
        <table:table-row table:style-name="ro1">
          <table:table-cell office:value-type="string" calcext:value-type="string">
            <text:p>Quaternary Science Advances</text:p>
          </table:table-cell>
          <table:table-cell office:value-type="string" calcext:value-type="string">
            <text:p>https://www.journals.elsevier.com/quaternary-science-advances</text:p>
          </table:table-cell>
          <table:table-cell office:value-type="string" calcext:value-type="string">
            <text:p>https://doaj.org/toc/d7c0418d6d6e4f07960afce02093693c</text:p>
          </table:table-cell>
          <table:table-cell table:number-columns-repeated="2"/>
          <table:table-cell office:value-type="string" calcext:value-type="string">
            <text:p>2666-0334</text:p>
          </table:table-cell>
          <table:table-cell office:value-type="string" calcext:value-type="string">
            <text:p>archaeology, climate change, cryosphere, paleology, oceanography, g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, CC BY-NC-ND</text:p>
          </table:table-cell>
          <table:table-cell/>
          <table:table-cell office:value-type="string" calcext:value-type="string">
            <text:p>https://www.elsevier.com/journals/quaternary-science-advances/2666-0334/open-access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sciencedirect.com/science/article/pii/S266603342030001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www.elsevier.com/journals/quaternary-science-advances/2666-0334/guide-for-auth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lsevier.com/journals/quaternary-science-advances/2666-0334/guide-for-authors</text:p>
          </table:table-cell>
          <table:table-cell office:value-type="string" calcext:value-type="string">
            <text:p>https://www.journals.elsevier.com/quaternary-science-advances</text:p>
          </table:table-cell>
          <table:table-cell office:value-type="string" calcext:value-type="string">
            <text:p>https://www.journals.elsevier.com/quaternary-science-advances/editorial-board</text:p>
          </table:table-cell>
          <table:table-cell office:value-type="string" calcext:value-type="string">
            <text:p>https://www.elsevier.com/journals/quaternary-science-advances/2666-0334/guide-for-autho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lsevier.com/journals/quaternary-science-advances/2666-0334/open-access-journal</text:p>
          </table:table-cell>
          <table:table-cell office:value-type="string" calcext:value-type="string">
            <text:p>1600 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lsevier.com/about/policies/pric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lsevier.com/journals/quaternary-science-advances/2666-0334/open-access-journal</text:p>
          </table:table-cell>
          <table:table-cell office:value-type="string" calcext:value-type="string">
            <text:p>CLOCKSS, Portico</text:p>
          </table:table-cell>
          <table:table-cell office:value-type="string" calcext:value-type="string">
            <text:p>Koninklijke Bibliotheek</text:p>
          </table:table-cell>
          <table:table-cell office:value-type="string" calcext:value-type="string">
            <text:p>https://www.elsevier.com/about/our-business/policies/digital-archive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elsevier.com/journals/quaternary-science-advances/2666-0334/open-access-journal</text:p>
          </table:table-cell>
          <table:table-cell table:number-columns-repeated="2"/>
          <table:table-cell office:value-type="string" calcext:value-type="string">
            <text:p>G|CC1-960</text:p>
          </table:table-cell>
          <table:table-cell office:value-type="string" calcext:value-type="string">
            <text:p>Geography. Anthropology. Recreation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9-25T09:15:36Z</text:p>
          </table:table-cell>
          <table:table-cell office:value-type="string" calcext:value-type="string">
            <text:p>2021-01-26T13:09:27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1T04:24:11Z</text:p>
          </table:table-cell>
        </table:table-row>
        <table:table-row table:style-name="ro1">
          <table:table-cell office:value-type="string" calcext:value-type="string">
            <text:p>Radovi : Zavod za Hrvatsku Povijest</text:p>
          </table:table-cell>
          <table:table-cell office:value-type="string" calcext:value-type="string">
            <text:p>http://hrcak.srce.hr/index.php?show=casopis&amp;id_casopis=104</text:p>
          </table:table-cell>
          <table:table-cell office:value-type="string" calcext:value-type="string">
            <text:p>https://doaj.org/toc/e1377a9efd534e9ab3a3030027d8d062</text:p>
          </table:table-cell>
          <table:table-cell office:value-type="string" calcext:value-type="string">
            <text:p>Journal - Institute of Croatia History</text:p>
          </table:table-cell>
          <table:table-cell office:value-type="string" calcext:value-type="string">
            <text:p>0353-295X</text:p>
          </table:table-cell>
          <table:table-cell office:value-type="string" calcext:value-type="string">
            <text:p>1849-0344</text:p>
          </table:table-cell>
          <table:table-cell office:value-type="string" calcext:value-type="string">
            <text:p>archaeology, ethnology, anthropology, history of art</text:p>
          </table:table-cell>
          <table:table-cell office:value-type="string" calcext:value-type="string">
            <text:p>Bosnian, Croatian, English, French, German, Italian, Serbian</text:p>
          </table:table-cell>
          <table:table-cell office:value-type="string" calcext:value-type="string">
            <text:p>Filozofskog Fakulteta Sveučilišta u Zagrebu</text:p>
          </table:table-cell>
          <table:table-cell office:value-type="string" calcext:value-type="string">
            <text:p>Croat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hrcak.srce.hr/radovi-zhp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hrcak.srce.hr/radovi-zhp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hrcak.srce.hr/upute/publication_ethics_Journal_-_Institute_of_Croatian_History.pdf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http://hrcak.srce.hr/index.php?show=casopis&amp;id_casopis=104</text:p>
          </table:table-cell>
          <table:table-cell office:value-type="string" calcext:value-type="string">
            <text:p>http://hrcak.srce.hr/upute/guide_authors_Journal_-_Institute_of_Croatian_History.pd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hrcak.srce.hr/upute/publication_ethics_Journal_-_Institute_of_Croatian_History.pdf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hrcak.srce.hr/upute/publication_ethics_Journal_-_Institute_of_Croatian_History.pdf</text:p>
          </table:table-cell>
          <table:table-cell table:number-columns-repeated="2"/>
          <table:table-cell office:value-type="string" calcext:value-type="string">
            <text:p>http://hrcak.srce.hr/radovi-zhp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hrcak.srce.hr/radovi-zhp</text:p>
          </table:table-cell>
          <table:table-cell table:number-columns-repeated="2"/>
          <table:table-cell office:value-type="string" calcext:value-type="string">
            <text:p>DJK1-77</text:p>
          </table:table-cell>
          <table:table-cell office:value-type="string" calcext:value-type="string">
            <text:p>History (General) and history of Europe: History of Eastern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7-23T11:09:54Z</text:p>
          </table:table-cell>
          <table:table-cell office:value-type="string" calcext:value-type="string">
            <text:p>2017-07-07T09:09:2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dzyński Rocznik Humanistyczny</text:p>
          </table:table-cell>
          <table:table-cell office:value-type="string" calcext:value-type="string">
            <text:p>http://radzynskirocznik.pl/</text:p>
          </table:table-cell>
          <table:table-cell office:value-type="string" calcext:value-type="string">
            <text:p>https://doaj.org/toc/d7892ddceb7c43e7ba6a852c1d95f442</text:p>
          </table:table-cell>
          <table:table-cell/>
          <table:table-cell office:value-type="string" calcext:value-type="string">
            <text:p>1643-4374</text:p>
          </table:table-cell>
          <table:table-cell/>
          <table:table-cell office:value-type="string" calcext:value-type="string">
            <text:p>humanities, history, art sciences, archaeology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Towarzystwo Nauki i Kultury Libra</text:p>
          </table:table-cell>
          <table:table-cell office:value-type="string" calcext:value-type="string">
            <text:p>Poland</text:p>
          </table:table-cell>
          <table:table-cell table:number-columns-repeated="2"/>
          <table:table-cell office:value-type="string" calcext:value-type="string">
            <text:p>CC BY-ND</text:p>
          </table:table-cell>
          <table:table-cell/>
          <table:table-cell office:value-type="string" calcext:value-type="string">
            <text:p>http://radzynskirocznik.pl/?page_id=22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adzynskirocznik.pl/?page_id=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adzynskirocznik.pl/?page_id=6</text:p>
          </table:table-cell>
          <table:table-cell office:value-type="string" calcext:value-type="string">
            <text:p>http://radzynskirocznik.pl/?page_id=12</text:p>
          </table:table-cell>
          <table:table-cell office:value-type="string" calcext:value-type="string">
            <text:p>http://radzynskirocznik.pl/?page_id=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adzynskirocznik.pl/?page_id=10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adzynskirocznik.pl/?page_id=10</text:p>
          </table:table-cell>
          <table:table-cell/>
          <table:table-cell office:value-type="string" calcext:value-type="string">
            <text:p>Bialska Biblioteka Cyfrowa</text:p>
          </table:table-cell>
          <table:table-cell office:value-type="string" calcext:value-type="string">
            <text:p>http://www.bbc.mbp.org.pl/dlibra/publication/5850?tab=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radzynskirocznik.pl/?page_id=22</text:p>
          </table:table-cell>
          <table:table-cell table:number-columns-repeated="2"/>
          <table:table-cell office:value-type="string" calcext:value-type="string">
            <text:p>N|C</text:p>
          </table:table-cell>
          <table:table-cell office:value-type="string" calcext:value-type="string">
            <text:p>Fine Arts | Auxiliary sciences of histor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5-13T09:29:10Z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1-29T17:27:04Z</text:p>
          </table:table-cell>
        </table:table-row>
        <table:table-row table:style-name="ro1">
          <table:table-cell office:value-type="string" calcext:value-type="string">
            <text:p>Relaciones de la Sociedad Argentina de Antropología</text:p>
          </table:table-cell>
          <table:table-cell office:value-type="string" calcext:value-type="string">
            <text:p>http://www.saantropologia.com.ar/revista-relaciones/</text:p>
          </table:table-cell>
          <table:table-cell office:value-type="string" calcext:value-type="string">
            <text:p>https://doaj.org/toc/51cb58ba620c4145b49fdfff69fbabf7</text:p>
          </table:table-cell>
          <table:table-cell/>
          <table:table-cell office:value-type="string" calcext:value-type="string">
            <text:p>0325-2221</text:p>
          </table:table-cell>
          <table:table-cell office:value-type="string" calcext:value-type="string">
            <text:p>1852-1479</text:p>
          </table:table-cell>
          <table:table-cell office:value-type="string" calcext:value-type="string">
            <text:p>archaeology, ethnohistory, bio-anthropology, ethnography, physical anthrop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ociedad Argentina de Antropología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saantropologia.com.ar/revista-relaciones/indizaciones/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www.saantropologia.com.ar/wp-content/uploads/2015/02/NORMAS-EDITORIALES-E-INFORMACION-PARA-LOS-AUTORES-2015.pdf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http://www.saantropologia.com.ar/revista-relaciones/comite-editorial/</text:p>
          </table:table-cell>
          <table:table-cell office:value-type="string" calcext:value-type="string">
            <text:p>http://www.saantropologia.com.ar/wp-content/uploads/2015/02/NORMAS-EDITORIALES-E-INFORMACION-PARA-LOS-AUTORES-2015.pd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saantropologia.com.ar/wp-content/uploads/2015/02/NORMAS-EDITORIALES-E-INFORMACION-PARA-LOS-AUTORES-2015.pd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://www.saantropologia.com.ar/relacion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saantropologia.com.ar/revista-relaciones/indizaciones/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saantropologia.com.ar/revista-relaciones/indizaciones/</text:p>
          </table:table-cell>
          <table:table-cell table:number-columns-repeated="2"/>
          <table:table-cell office:value-type="string" calcext:value-type="string">
            <text:p>GN1-890|CC1-960</text:p>
          </table:table-cell>
          <table:table-cell office:value-type="string" calcext:value-type="string">
            <text:p>Geography. Anthropology. Recreation: Anthrop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5-23T17:22:30Z</text:p>
          </table:table-cell>
          <table:table-cell office:value-type="string" calcext:value-type="string">
            <text:p>2017-04-25T13:59:15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tauro Archeologico</text:p>
          </table:table-cell>
          <table:table-cell office:value-type="string" calcext:value-type="string">
            <text:p>http://www.fupress.net/index.php/ra</text:p>
          </table:table-cell>
          <table:table-cell office:value-type="string" calcext:value-type="string">
            <text:p>https://doaj.org/toc/ae30817f34e9490888df850d01b8540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724-9686</text:p>
          </table:table-cell>
          <table:table-cell office:value-type="string" calcext:value-type="string">
            <text:p>2465-2377</text:p>
          </table:table-cell>
          <table:table-cell office:value-type="string" calcext:value-type="string">
            <text:p>archaeological restoration, industrial archaeology, architecture, archaeology</text:p>
          </table:table-cell>
          <table:table-cell office:value-type="string" calcext:value-type="string">
            <text:p>English, French, German, Italian, Spanish</text:p>
          </table:table-cell>
          <table:table-cell office:value-type="string" calcext:value-type="string">
            <text:p>Firenze University Pres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Florence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oaj.fupress.net/index.php/ra/about/submi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oaj.fupress.net/index.php/ra/article/view/9441/85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oaj.fupress.net/index.php/ra/about/submission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oaj.fupress.net/index.php/r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oaj.fupress.net/index.php/ra/about</text:p>
          </table:table-cell>
          <table:table-cell office:value-type="string" calcext:value-type="string">
            <text:p>https://oaj.fupress.net/index.php/ra/about/editorialTeam</text:p>
          </table:table-cell>
          <table:table-cell office:value-type="string" calcext:value-type="string">
            <text:p>https://oaj.fupress.net/index.php/ra/about/submissio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oaj.fupress.net/index.php/r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oaj.fupress.net/index.php/ra/about</text:p>
          </table:table-cell>
          <table:table-cell table:number-columns-repeated="2"/>
          <table:table-cell office:value-type="string" calcext:value-type="string">
            <text:p>http://www.fupress.net/index.php/ra/about/editorialPolicies#custom-0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oaj.fupress.net/index.php/ra/about</text:p>
          </table:table-cell>
          <table:table-cell table:number-columns-repeated="2"/>
          <table:table-cell office:value-type="string" calcext:value-type="string">
            <text:p>NA1-9428|CC1-960</text:p>
          </table:table-cell>
          <table:table-cell office:value-type="string" calcext:value-type="string">
            <text:p>Fine Arts: Architecture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2-12T10:13:29Z</text:p>
          </table:table-cell>
          <table:table-cell office:value-type="string" calcext:value-type="string">
            <text:p>2020-08-14T08:50:17Z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1-02-02T13:08:13Z</text:p>
          </table:table-cell>
        </table:table-row>
        <table:table-row table:style-name="ro1">
          <table:table-cell office:value-type="string" calcext:value-type="string">
            <text:p>Revista Arheologică</text:p>
          </table:table-cell>
          <table:table-cell office:value-type="string" calcext:value-type="string">
            <text:p>http://archaeology.asm.md/</text:p>
          </table:table-cell>
          <table:table-cell office:value-type="string" calcext:value-type="string">
            <text:p>https://doaj.org/toc/4db7ffd23113412e88fe77c0367b1aa9</text:p>
          </table:table-cell>
          <table:table-cell office:value-type="string" calcext:value-type="string">
            <text:p>Archaeological Magazine</text:p>
          </table:table-cell>
          <table:table-cell office:value-type="string" calcext:value-type="string">
            <text:p>1857-016X</text:p>
          </table:table-cell>
          <table:table-cell office:value-type="string" calcext:value-type="string">
            <text:p>2537-6144</text:p>
          </table:table-cell>
          <table:table-cell office:value-type="string" calcext:value-type="string">
            <text:p>archaeology, cultural heritage, anthropology, zooarchaeology</text:p>
          </table:table-cell>
          <table:table-cell office:value-type="string" calcext:value-type="string">
            <text:p>English, Romanian, Russian</text:p>
          </table:table-cell>
          <table:table-cell office:value-type="string" calcext:value-type="string">
            <text:p>Inst. Patrimoniului Cultural (IPC)</text:p>
          </table:table-cell>
          <table:table-cell office:value-type="string" calcext:value-type="string">
            <text:p>Moldova, Republic of</text:p>
          </table:table-cell>
          <table:table-cell office:value-type="string" calcext:value-type="string">
            <text:p>Institute of Cultural Heritage of the Academy of Sciences of Moldova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archaeology.asm.md/en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chaeology.asm.md/en/volume-xii-no-1-2-volumul-xii-nr-1-2-том-xii-№-1-2-2016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rchaeology.asm.md/en/about-journal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archaeology.asm.md/en/about-journal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archaeology.asm.md/en/about-journal/</text:p>
          </table:table-cell>
          <table:table-cell office:value-type="string" calcext:value-type="string">
            <text:p>http://archaeology.asm.md/en/editorial-board/</text:p>
          </table:table-cell>
          <table:table-cell office:value-type="string" calcext:value-type="string">
            <text:p>http://archaeology.asm.md/en/terms-and-conditions/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rchaeology.asm.md/en/about-journal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rchaeology.asm.md/en/about-journal/</text:p>
          </table:table-cell>
          <table:table-cell table:number-columns-repeated="2"/>
          <table:table-cell office:value-type="string" calcext:value-type="string">
            <text:p>http://archaeology.asm.md/en/about-journal/</text:p>
          </table:table-cell>
          <table:table-cell table:number-columns-repeated="2"/>
          <table:table-cell office:value-type="string" calcext:value-type="string">
            <text:p>ARK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rchaeology.asm.md/en/about-journal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12-07T11:22:40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1-19T15:29:26Z</text:p>
          </table:table-cell>
        </table:table-row>
        <table:table-row table:style-name="ro1">
          <table:table-cell office:value-type="string" calcext:value-type="string">
            <text:p>Revista Arkeogazte Aldizkaria</text:p>
          </table:table-cell>
          <table:table-cell office:value-type="string" calcext:value-type="string">
            <text:p>https://arkeogazterevista.wordpress.com/</text:p>
          </table:table-cell>
          <table:table-cell office:value-type="string" calcext:value-type="string">
            <text:p>https://doaj.org/toc/f3e2c2b210e94555954a328ff13e7d47</text:p>
          </table:table-cell>
          <table:table-cell table:number-columns-repeated="2"/>
          <table:table-cell office:value-type="string" calcext:value-type="string">
            <text:p>2174-856X</text:p>
          </table:table-cell>
          <table:table-cell office:value-type="string" calcext:value-type="string">
            <text:p>archaeology, history, humanities, anthropolog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Arkeogazt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keogazte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arkeogazterevista.wordpress.com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docs.google.com/uc?export=download&amp;id=0B2sXsv_SMpxjZmpVY2J6X1ZKNVE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s://arkeogazterevista.wordpress.co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arkeogazterevista.wordpress.com</text:p>
          </table:table-cell>
          <table:table-cell office:value-type="string" calcext:value-type="string">
            <text:p>https://arkeogazterevista.wordpress.com/comite-editorial-y-cientifico/</text:p>
          </table:table-cell>
          <table:table-cell office:value-type="string" calcext:value-type="string">
            <text:p>https://docs.google.com/uc?export=download&amp;id=0B2sXsv_SMpxjZmpVY2J6X1ZKN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arkeogazterevista.wordpress.co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arkeogazterevista.wordpress.com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s://arkeogazterevista.wordpress.com/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11-20T13:43:2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ista d'Arqueologia de Ponent</text:p>
          </table:table-cell>
          <table:table-cell office:value-type="string" calcext:value-type="string">
            <text:p>http://www.rap.udl.cat/ca/index.html</text:p>
          </table:table-cell>
          <table:table-cell office:value-type="string" calcext:value-type="string">
            <text:p>https://doaj.org/toc/7df24c4c35154b459a162c374d45f66b</text:p>
          </table:table-cell>
          <table:table-cell/>
          <table:table-cell office:value-type="string" calcext:value-type="string">
            <text:p>1131-883X</text:p>
          </table:table-cell>
          <table:table-cell office:value-type="string" calcext:value-type="string">
            <text:p>2385-4723</text:p>
          </table:table-cell>
          <table:table-cell office:value-type="string" calcext:value-type="string">
            <text:p>archaeology, prehistory, protohistory, classical archaeology, ancient history, medieval archaeology</text:p>
          </table:table-cell>
          <table:table-cell office:value-type="string" calcext:value-type="string">
            <text:p>Catalan, Spanish</text:p>
          </table:table-cell>
          <table:table-cell office:value-type="string" calcext:value-type="string">
            <text:p>Universitat de Llei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Lleida, Departament d’Història, Unitat d’Arqueologia, Prehistòria i Història Antiga 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rap.udl.cat/ca/index.htm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rap.udl.cat/ca/normes/page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rap.udl.cat/ca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rap.udl.cat/ca/</text:p>
          </table:table-cell>
          <table:table-cell office:value-type="string" calcext:value-type="string">
            <text:p>http://www.rap.udl.cat/ca/redaccio/Redaccio/</text:p>
          </table:table-cell>
          <table:table-cell office:value-type="string" calcext:value-type="string">
            <text:p>http://www.rap.udl.cat/ca/normes/page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rap.udl.cat/ca/normes/page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rap.udl.cat/ca/normes/page/</text:p>
          </table:table-cell>
          <table:table-cell table:number-columns-repeated="3"/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www.rap.udl.cat/ca/index.html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4-18T15:25:37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ista del Centro de Estudios Históricos de Granada y su Reino</text:p>
          </table:table-cell>
          <table:table-cell office:value-type="string" calcext:value-type="string">
            <text:p>http://www.cehgr.es/revista/</text:p>
          </table:table-cell>
          <table:table-cell office:value-type="string" calcext:value-type="string">
            <text:p>https://doaj.org/toc/5ee4cb93a1b94a2f84a04547f056df0d</text:p>
          </table:table-cell>
          <table:table-cell office:value-type="string" calcext:value-type="string">
            <text:p>Revista del CEHGR</text:p>
          </table:table-cell>
          <table:table-cell/>
          <table:table-cell office:value-type="string" calcext:value-type="string">
            <text:p>2253-9263</text:p>
          </table:table-cell>
          <table:table-cell office:value-type="string" calcext:value-type="string">
            <text:p>history, archaeology, geography, historiograph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de Gran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ro de Estudios Históricos de Granada y su Reino (CEHGR)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cehgr.es/revista/index.php/cehgr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www.cehgr.es/revista/index.php/cehgr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cehgr.es/revista/index.php/cehgr/about/editorialPolicies#custom-0</text:p>
          </table:table-cell>
          <table:table-cell office:value-type="string" calcext:value-type="string">
            <text:p>http://www.cehgr.es/revista/index.php/cehgr/about/editorialPolicies#focusAndScope</text:p>
          </table:table-cell>
          <table:table-cell office:value-type="string" calcext:value-type="string">
            <text:p>http://www.cehgr.es/revista/index.php/cehgr/about/displayMembership/1</text:p>
          </table:table-cell>
          <table:table-cell office:value-type="string" calcext:value-type="string">
            <text:p>http://www.cehgr.es/revista/index.php/cehgr/about/submissions#authorGuidelin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cehgr.es/revista/index.php/cehgr/about/editorialPolici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cehgr.es/revista/index.php/cehgr/about/editorialPolicie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cehgr.es/revista/index.php/cehgr/about/editorialPolicies#openAccessPolicy</text:p>
          </table:table-cell>
          <table:table-cell table:number-columns-repeated="2"/>
          <table:table-cell office:value-type="string" calcext:value-type="string">
            <text:p>DP1-402|D1-2009</text:p>
          </table:table-cell>
          <table:table-cell office:value-type="string" calcext:value-type="string">
            <text:p>History (General) and history of Europe: History of Spain | History (General) and history of Europe: Histor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3-01T17:54:07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ista del Museo de Antropologia</text:p>
          </table:table-cell>
          <table:table-cell office:value-type="string" calcext:value-type="string">
            <text:p>http://revistas.unc.edu.ar/index.php/antropologia/index</text:p>
          </table:table-cell>
          <table:table-cell office:value-type="string" calcext:value-type="string">
            <text:p>https://doaj.org/toc/45d3118a8cc046c88df432f8d15f8f0b</text:p>
          </table:table-cell>
          <table:table-cell/>
          <table:table-cell office:value-type="string" calcext:value-type="string">
            <text:p>1852-060X</text:p>
          </table:table-cell>
          <table:table-cell office:value-type="string" calcext:value-type="string">
            <text:p>1852-4826</text:p>
          </table:table-cell>
          <table:table-cell office:value-type="string" calcext:value-type="string">
            <text:p>archaeology, bioanthropology, social anthropology, museolog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Museo de Antropologia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as.unc.edu.ar/index.php/antropologia/about/submissions#copyrightNotice</text:p>
          </table:table-cell>
          <table:table-cell/>
          <table:table-cell office:value-type="string" calcext:value-type="string">
            <text:p>http://revistas.unc.edu.ar/index.php/antropologi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nc.edu.ar/index.php/antropologia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revistas.unc.edu.ar/index.php/antropologi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nc.edu.ar/index.php/antropologia/about/editorialPolicies#custom-1</text:p>
          </table:table-cell>
          <table:table-cell office:value-type="string" calcext:value-type="string">
            <text:p>http://revistas.unc.edu.ar/index.php/antropologia/about/editorialPolicies#focusAndScope</text:p>
          </table:table-cell>
          <table:table-cell office:value-type="string" calcext:value-type="string">
            <text:p>http://revistas.unc.edu.ar/index.php/antropologia/about/editorialTeam</text:p>
          </table:table-cell>
          <table:table-cell office:value-type="string" calcext:value-type="string">
            <text:p>http://revistas.unc.edu.ar/index.php/antropologia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unc.edu.ar/index.php/antropologia/about/editorialPolicies#custom-0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.unc.edu.ar/index.php/antropologia/about/editorialPolicies#custom-0</text:p>
          </table:table-cell>
          <table:table-cell table:number-columns-repeated="2"/>
          <table:table-cell office:value-type="string" calcext:value-type="string">
            <text:p>http://revistas.unc.edu.ar/index.php/antropologia/index</text:p>
          </table:table-cell>
          <table:table-cell office:value-type="string" calcext:value-type="string">
            <text:p>Sherpa/Rome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revistas.unc.edu.ar/index.php/antropologia/about/editorialPolicies#openAccessPolicy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08-05T13:37:29Z</text:p>
          </table:table-cell>
          <table:table-cell office:value-type="string" calcext:value-type="string">
            <text:p>2016-03-02T09:46:39Z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016-03-02T21:00:09Z</text:p>
          </table:table-cell>
        </table:table-row>
        <table:table-row table:style-name="ro1">
          <table:table-cell office:value-type="string" calcext:value-type="string">
            <text:p>Revista Historia Autónoma</text:p>
          </table:table-cell>
          <table:table-cell office:value-type="string" calcext:value-type="string">
            <text:p>http://www.revistahistoriaautonoma.es</text:p>
          </table:table-cell>
          <table:table-cell office:value-type="string" calcext:value-type="string">
            <text:p>https://doaj.org/toc/cddffa4876774411a5e02e273d328557</text:p>
          </table:table-cell>
          <table:table-cell/>
          <table:table-cell office:value-type="string" calcext:value-type="string">
            <text:p>2254-8726</text:p>
          </table:table-cell>
          <table:table-cell/>
          <table:table-cell office:value-type="string" calcext:value-type="string">
            <text:p>historiography, antiquity, archaeology, medieval, modern, art histor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Autónoma de Madrid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revistas.uam.es/historiaautonom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s.uam.es/historiaautonom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s.uam.es/historiaautonom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revistas.uam.es/historiaautonom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s.uam.es/historiaautonoma/about/editorialPolicies#focusAndScope</text:p>
          </table:table-cell>
          <table:table-cell office:value-type="string" calcext:value-type="string">
            <text:p>https://revistas.uam.es/historiaautonoma/about/editorialTeam</text:p>
          </table:table-cell>
          <table:table-cell office:value-type="string" calcext:value-type="string">
            <text:p>https://revistas.uam.es/historiaautonoma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am.es/historiaautonom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am.es/historiaautonoma/about/editorialPolicies#openAccessPolicy</text:p>
          </table:table-cell>
          <table:table-cell table:number-columns-repeated="3"/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s.uam.es/historiaautonoma/about/editorialPolicies#openAccessPolicy</text:p>
          </table:table-cell>
          <table:table-cell table:number-columns-repeated="2"/>
          <table:table-cell office:value-type="string" calcext:value-type="string">
            <text:p>D|E-F</text:p>
          </table:table-cell>
          <table:table-cell office:value-type="string" calcext:value-type="string">
            <text:p>History (General) and history of Europe | History Amer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7-05T14:03:59Z</text:p>
          </table:table-cell>
          <table:table-cell office:value-type="string" calcext:value-type="string">
            <text:p>2017-11-08T13:48:12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ista Otarq: Otras arqueologías</text:p>
          </table:table-cell>
          <table:table-cell office:value-type="string" calcext:value-type="string">
            <text:p>http://www.otarq.es</text:p>
          </table:table-cell>
          <table:table-cell office:value-type="string" calcext:value-type="string">
            <text:p>https://doaj.org/toc/30f3534a648d455693d8aa46426220bf</text:p>
          </table:table-cell>
          <table:table-cell office:value-type="string" calcext:value-type="string">
            <text:p>Revista Otarq</text:p>
          </table:table-cell>
          <table:table-cell/>
          <table:table-cell office:value-type="string" calcext:value-type="string">
            <text:p>2530-4933</text:p>
          </table:table-cell>
          <table:table-cell office:value-type="string" calcext:value-type="string">
            <text:p>archaeology, anthropology, bioarchae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JAS Arqueología S.L.U.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vistas.jasarqueologia.es/index.php/otarq/about/editorialPolicies#openAccess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s.jasarqueologia.es/index.php/otarq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.jasarqueologia.es/index.php/otarq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.jasarqueologia.es/index.php/otarq/about/editorialPolicies#focusAndScope</text:p>
          </table:table-cell>
          <table:table-cell office:value-type="string" calcext:value-type="string">
            <text:p>http://revistas.jasarqueologia.es/index.php/otarq/about/editorialTeam</text:p>
          </table:table-cell>
          <table:table-cell office:value-type="string" calcext:value-type="string">
            <text:p>http://revistas.jasarqueologia.es/index.php/otarq/about/submissions#authorGuidel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jasarqueologia.es/index.php/otarq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.jasarqueologia.es/index.php/otarq/about/editorialPolicies#openAccessPolicy</text:p>
          </table:table-cell>
          <table:table-cell table:number-columns-repeated="2"/>
          <table:table-cell office:value-type="string" calcext:value-type="string">
            <text:p>http://revistas.jasarqueologia.es/index.php/otarq/about/editorialPolicies#archiving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revistas.jasarqueologia.es/index.php/otarq/about/editorialPolicies#openAccessPolicy</text:p>
          </table:table-cell>
          <table:table-cell table:number-columns-repeated="2"/>
          <table:table-cell office:value-type="string" calcext:value-type="string">
            <text:p>GN1-890|CC1-960</text:p>
          </table:table-cell>
          <table:table-cell office:value-type="string" calcext:value-type="string">
            <text:p>Geography. Anthropology. Recreation: Anthrop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5-24T07:02:25Z</text:p>
          </table:table-cell>
          <table:table-cell office:value-type="string" calcext:value-type="string">
            <text:p>2017-11-08T13:47:48Z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05-29T15:04:13Z</text:p>
          </table:table-cell>
        </table:table-row>
        <table:table-row table:style-name="ro1">
          <table:table-cell office:value-type="string" calcext:value-type="string">
            <text:p>Sagvntum</text:p>
          </table:table-cell>
          <table:table-cell office:value-type="string" calcext:value-type="string">
            <text:p>https://ojs.uv.es/index.php/saguntum/</text:p>
          </table:table-cell>
          <table:table-cell office:value-type="string" calcext:value-type="string">
            <text:p>https://doaj.org/toc/e7b01ff1ba41402db467337879c92368</text:p>
          </table:table-cell>
          <table:table-cell office:value-type="string" calcext:value-type="string">
            <text:p>Sagvntum : Papeles del Laboratorio de Arqueología de Valencia</text:p>
          </table:table-cell>
          <table:table-cell office:value-type="string" calcext:value-type="string">
            <text:p>0210-3729</text:p>
          </table:table-cell>
          <table:table-cell office:value-type="string" calcext:value-type="string">
            <text:p>2174-517X</text:p>
          </table:table-cell>
          <table:table-cell office:value-type="string" calcext:value-type="string">
            <text:p>heritage, archaeology, prehistory, numismatics, archaeobiology</text:p>
          </table:table-cell>
          <table:table-cell office:value-type="string" calcext:value-type="string">
            <text:p>Catalan, English, Spanish</text:p>
          </table:table-cell>
          <table:table-cell office:value-type="string" calcext:value-type="string">
            <text:p>Universitat de Valèn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València, Departament de Prehistòria i Arqueologí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ojs.uv.es/index.php/saguntum/about/editorialPolicies#openAccessPolic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ojs.uv.es/index.php/saguntum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ojs.uv.es/index.php/saguntum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ojs.uv.es/index.php/saguntum/about/editorialPolicies#focusAndScope</text:p>
          </table:table-cell>
          <table:table-cell office:value-type="string" calcext:value-type="string">
            <text:p>https://ojs.uv.es/index.php/saguntum/about/editorialTeam</text:p>
          </table:table-cell>
          <table:table-cell office:value-type="string" calcext:value-type="string">
            <text:p>https://ojs.uv.es/index.php/saguntum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ojs.uv.es/index.php/saguntum/about/submissions#authorFe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ojs.uv.es/index.php/saguntum/about/submissions#authorFees</text:p>
          </table:table-cell>
          <table:table-cell table:number-columns-repeated="3"/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ojs.uv.es/index.php/saguntum/about/editorialPolicies#openAccessPolicy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12-10T17:48:50Z</text:p>
          </table:table-cell>
          <table:table-cell office:value-type="string" calcext:value-type="string">
            <text:p>2016-04-20T11:14:18Z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2016-04-27T10:00:35Z</text:p>
          </table:table-cell>
        </table:table-row>
        <table:table-row table:style-name="ro1">
          <table:table-cell office:value-type="string" calcext:value-type="string">
            <text:p>SCHOLE</text:p>
          </table:table-cell>
          <table:table-cell office:value-type="string" calcext:value-type="string">
            <text:p>http://www.nsu.ru/classics/schole/index.htm</text:p>
          </table:table-cell>
          <table:table-cell office:value-type="string" calcext:value-type="string">
            <text:p>https://doaj.org/toc/726f76d8435740649f442a4d20908e85</text:p>
          </table:table-cell>
          <table:table-cell office:value-type="string" calcext:value-type="string">
            <text:p>Schole: Ancient Philosophy and the Classical Tradition</text:p>
          </table:table-cell>
          <table:table-cell office:value-type="string" calcext:value-type="string">
            <text:p>1995-4328</text:p>
          </table:table-cell>
          <table:table-cell office:value-type="string" calcext:value-type="string">
            <text:p>1995-4336</text:p>
          </table:table-cell>
          <table:table-cell office:value-type="string" calcext:value-type="string">
            <text:p>ancient greek, ancient art and archaeology, classical philosophy, history of science, history of law</text:p>
          </table:table-cell>
          <table:table-cell office:value-type="string" calcext:value-type="string">
            <text:p>English, French, Modern Greek (1453-), Russian</text:p>
          </table:table-cell>
          <table:table-cell office:value-type="string" calcext:value-type="string">
            <text:p>Novosibirsk State University Pres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Centre for Ancient philosophy and the Classical Tradition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nsu.ru/classics/schole/index.htm</text:p>
          </table:table-cell>
          <table:table-cell/>
          <table:table-cell office:value-type="string" calcext:value-type="string">
            <text:p>http://www.nsu.ru/classics/schole/1/1-1-dillon-1.pdf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nsu.ru/classics/schole/schole-review-ethics.pd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nsu.ru/classics/schole/schole-review-ethics.pdf</text:p>
          </table:table-cell>
          <table:table-cell office:value-type="string" calcext:value-type="string">
            <text:p>http://www.nsu.ru/classics/schole/index.htm</text:p>
          </table:table-cell>
          <table:table-cell office:value-type="string" calcext:value-type="string">
            <text:p>http://www.nsu.ru/classics/schole/contact.htm</text:p>
          </table:table-cell>
          <table:table-cell office:value-type="string" calcext:value-type="string">
            <text:p>http://www.nsu.ru/classics/schole/Guidelines.pd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nsu.ru/classics/schole/schole-review-ethics.pdf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nsu.ru/classics/schole/schole-review-ethics.pdf</text:p>
          </table:table-cell>
          <table:table-cell/>
          <table:table-cell office:value-type="string" calcext:value-type="string">
            <text:p>Elibrary.ru</text:p>
          </table:table-cell>
          <table:table-cell office:value-type="string" calcext:value-type="string">
            <text:p>http://www.nsu.ru/classics/schole/index.htm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nsu.ru/classics/schole/schole-review-ethics.pdf</text:p>
          </table:table-cell>
          <table:table-cell table:number-columns-repeated="2"/>
          <table:table-cell office:value-type="string" calcext:value-type="string">
            <text:p>PA|B1-5802</text:p>
          </table:table-cell>
          <table:table-cell office:value-type="string" calcext:value-type="string">
            <text:p>Language and Literature: Greek language and literature. Latin language and literature | Philosophy. Psychology. Religion: Philosoph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4-27T16:02:35Z</text:p>
          </table:table-cell>
          <table:table-cell office:value-type="string" calcext:value-type="string">
            <text:p>2020-03-02T03:38:34Z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18-03-21T08:52:51Z</text:p>
          </table:table-cell>
        </table:table-row>
        <table:table-row table:style-name="ro1">
          <table:table-cell office:value-type="string" calcext:value-type="string">
            <text:p>Science and Technology of Archaeological Research</text:p>
          </table:table-cell>
          <table:table-cell office:value-type="string" calcext:value-type="string">
            <text:p>http://www.tandfonline.com/toc/ysta20/current</text:p>
          </table:table-cell>
          <table:table-cell office:value-type="string" calcext:value-type="string">
            <text:p>https://doaj.org/toc/47edf82cabad4168a308d86268bfdf1a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2054-8923</text:p>
          </table:table-cell>
          <table:table-cell office:value-type="string" calcext:value-type="string">
            <text:p>digital humanities, materials science, heritage science, forensic archaeology, digital archaeology, archae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aylor &amp; Francis Group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, CC BY-NC</text:p>
          </table:table-cell>
          <table:table-cell/>
          <table:table-cell office:value-type="string" calcext:value-type="string">
            <text:p>http://authorservices.taylorandfrancis.com/publishing-agreements-your-opt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tandfonline.com/action/showCopyRight?scroll=top&amp;doi=10.1080%2F20548923.2016.125882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tandfonline.com/action/authorSubmission?journalCode=YSTA&amp;page=instruc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tandfonline.com/action/authorSubmission?journalCode=YSTA&amp;page=instructions</text:p>
          </table:table-cell>
          <table:table-cell office:value-type="string" calcext:value-type="string">
            <text:p>http://www.tandfonline.com/action/journalInformation?show=aimsScope&amp;journalCode=YSTA</text:p>
          </table:table-cell>
          <table:table-cell office:value-type="string" calcext:value-type="string">
            <text:p>http://www.tandfonline.com/action/journalInformation?show=editorialBoard&amp;journalCode=YSTA</text:p>
          </table:table-cell>
          <table:table-cell office:value-type="string" calcext:value-type="string">
            <text:p>http://www.tandfonline.com/action/authorSubmission?journalCode=YSTA&amp;page=instructio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tandfonline.com/action/authorSubmission?journalCode=YSTA&amp;page=instructions</text:p>
          </table:table-cell>
          <table:table-cell office:value-type="string" calcext:value-type="string">
            <text:p>1200 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uthorservices.taylorandfrancis.com/hrf_faq/can-the-apc-be-discounted-or-waived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tandfonline.com/action/authorSubmission?journalCode=YSTA&amp;page=instructions</text:p>
          </table:table-cell>
          <table:table-cell office:value-type="string" calcext:value-type="string">
            <text:p>LOCKSS, CLOCKSS, Portico</text:p>
          </table:table-cell>
          <table:table-cell/>
          <table:table-cell office:value-type="string" calcext:value-type="string">
            <text:p>http://www.tandf.co.uk/libsite/productInfo/journals/onlineArchive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tandfonline.com/action/authorSubmission?journalCode=YSTA&amp;page=instruction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6-17T11:01:29Z</text:p>
          </table:table-cell>
          <table:table-cell office:value-type="string" calcext:value-type="string">
            <text:p>2021-01-14T20:07:26Z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1-15T13:32:57Z</text:p>
          </table:table-cell>
        </table:table-row>
        <table:table-row table:style-name="ro1">
          <table:table-cell office:value-type="string" calcext:value-type="string">
            <text:p>Shedet</text:p>
          </table:table-cell>
          <table:table-cell office:value-type="string" calcext:value-type="string">
            <text:p>https://shedet.journals.ekb.eg/</text:p>
          </table:table-cell>
          <table:table-cell office:value-type="string" calcext:value-type="string">
            <text:p>https://doaj.org/toc/f917fc12f1c94b56b41bfbbe9ea77639</text:p>
          </table:table-cell>
          <table:table-cell/>
          <table:table-cell office:value-type="string" calcext:value-type="string">
            <text:p>2356-8704</text:p>
          </table:table-cell>
          <table:table-cell office:value-type="string" calcext:value-type="string">
            <text:p>2536-9954</text:p>
          </table:table-cell>
          <table:table-cell office:value-type="string" calcext:value-type="string">
            <text:p>coptic archaeology, islamic archaeology, museology, ancient egyp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ACULTY OF ARCHAEOLOGY, FAYOUM UNIVERSIT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youm University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fayoum.edu.eg/english/shedet/Home.aspx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shedet.journals.ekb.eg/journal/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shedet.journals.ekb.eg/journal/aim_scope</text:p>
          </table:table-cell>
          <table:table-cell office:value-type="string" calcext:value-type="string">
            <text:p>https://shedet.journals.ekb.eg/journal/editorial.board</text:p>
          </table:table-cell>
          <table:table-cell office:value-type="string" calcext:value-type="string">
            <text:p>https://shedet.journals.ekb.eg/journal/authors.no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fayoum.edu.eg/english/shedet/FEES_PAYMENT.aspx</text:p>
          </table:table-cell>
          <table:table-cell office:value-type="string" calcext:value-type="string">
            <text:p>150 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fayoum.edu.eg/english/shedet/FEES_PAYMENT.asp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fayoum.edu.eg/english/shedet/PAPERSUBMISSION.aspx</text:p>
          </table:table-cell>
          <table:table-cell table:number-columns-repeated="2"/>
          <table:table-cell office:value-type="string" calcext:value-type="string">
            <text:p>http://www.fayoum.edu.eg/english/shedet/Basicinformation.aspx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shedet.journals.ekb.eg/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1-22T21:13:14Z</text:p>
          </table:table-cell>
          <table:table-cell office:value-type="string" calcext:value-type="string">
            <text:p>2020-05-16T16:29:44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0-05-12T01:48:55Z</text:p>
          </table:table-cell>
        </table:table-row>
        <table:table-row table:style-name="ro1">
          <table:table-cell office:value-type="string" calcext:value-type="string">
            <text:p>SPAFA Journal</text:p>
          </table:table-cell>
          <table:table-cell office:value-type="string" calcext:value-type="string">
            <text:p>http://www.spafajournal.org/index.php/spafajournal</text:p>
          </table:table-cell>
          <table:table-cell office:value-type="string" calcext:value-type="string">
            <text:p>https://doaj.org/toc/faa614042df64f43ae0c9db91d9c47b0</text:p>
          </table:table-cell>
          <table:table-cell/>
          <table:table-cell office:value-type="string" calcext:value-type="string">
            <text:p>0858-1975</text:p>
          </table:table-cell>
          <table:table-cell office:value-type="string" calcext:value-type="string">
            <text:p>2586-8721</text:p>
          </table:table-cell>
          <table:table-cell office:value-type="string" calcext:value-type="string">
            <text:p>southeast asia, archaeology, fine arts, culture, heritag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AMEO Regional Centre for Archaeology and Fine Arts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EAMEO Regional Centre for Archaeology and Fine Art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spafajournal.org/index.php/spafajournal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spafajournal.org/index.php/spafajournal/article/view/1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spafajournal.org/index.php/spafajournal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spafajournal.org/index.php/spafajournal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spafajournal.org/index.php/spafajournal/about/editorialPolicies#focusAndScope</text:p>
          </table:table-cell>
          <table:table-cell office:value-type="string" calcext:value-type="string">
            <text:p>http://www.spafajournal.org/index.php/spafajournal/about/editorialTeam</text:p>
          </table:table-cell>
          <table:table-cell office:value-type="string" calcext:value-type="string">
            <text:p>http://www.spafajournal.org/index.php/spafajournal/about/submissions#authorGuideli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spafajournal.org/index.php/spafajournal/about/submissions#onlineSubmiss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spafajournal.org/index.php/spafajournal/about/submissions#onlineSubmissions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://www.spafajournal.org/index.php/spafajournal/about/editorialPolicies#archiv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spafajournal.org/index.php/spafajournal/about/editorialPolicies#openAccessPolicy</text:p>
          </table:table-cell>
          <table:table-cell table:number-columns-repeated="2"/>
          <table:table-cell office:value-type="string" calcext:value-type="string">
            <text:p>N|CC1-960</text:p>
          </table:table-cell>
          <table:table-cell office:value-type="string" calcext:value-type="string">
            <text:p>Fine Arts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8-14T12:21:08Z</text:p>
          </table:table-cell>
          <table:table-cell office:value-type="string" calcext:value-type="string">
            <text:p>2018-08-20T12:40:51Z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11-06T04:46:48Z</text:p>
          </table:table-cell>
        </table:table-row>
        <table:table-row table:style-name="ro1">
          <table:table-cell office:value-type="string" calcext:value-type="string">
            <text:p>Starinar</text:p>
          </table:table-cell>
          <table:table-cell office:value-type="string" calcext:value-type="string">
            <text:p>http://www.doiserbia.nb.rs/journal.aspx?issn=0350-0241</text:p>
          </table:table-cell>
          <table:table-cell office:value-type="string" calcext:value-type="string">
            <text:p>https://doaj.org/toc/daa74abb940048c5b5106247652d76b8</text:p>
          </table:table-cell>
          <table:table-cell/>
          <table:table-cell office:value-type="string" calcext:value-type="string">
            <text:p>0350-0241</text:p>
          </table:table-cell>
          <table:table-cell office:value-type="string" calcext:value-type="string">
            <text:p>2406-0739</text:p>
          </table:table-cell>
          <table:table-cell office:value-type="string" calcext:value-type="string">
            <text:p>archaeology, prehistory, antiquity, medieval archaeology, balkans, central europe</text:p>
          </table:table-cell>
          <table:table-cell office:value-type="string" calcext:value-type="string">
            <text:p>English, French, German, Serbian</text:p>
          </table:table-cell>
          <table:table-cell office:value-type="string" calcext:value-type="string">
            <text:p>Institute of Archaeology, Belgrade, Serbia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doiserbia.nb.rs/journal.aspx?issn=0350-0241&amp;pg=editorialpolicy#Open access 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doiserbia.nb.rs/journal.aspx?issn=0350-0241&amp;pg=editorialpolicy#Peer revie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doiserbia.nb.rs/journal.aspx?issn=0350-0241&amp;pg=editorialpolicy</text:p>
          </table:table-cell>
          <table:table-cell office:value-type="string" calcext:value-type="string">
            <text:p>http://www.doiserbia.nb.rs/journal.aspx?issn=0350-0241</text:p>
          </table:table-cell>
          <table:table-cell office:value-type="string" calcext:value-type="string">
            <text:p>http://www.doiserbia.nb.rs/journal.aspx?issn=0350-0241&amp;pg=instructionsforautho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oiserbia.nb.rs/journal.aspx?issn=0350-0241&amp;pg=editorialpolicy#Open access 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doiserbia.nb.rs/journal.aspx?issn=0350-0241&amp;pg=editorialpolicy#Open access policy</text:p>
          </table:table-cell>
          <table:table-cell/>
          <table:table-cell office:value-type="string" calcext:value-type="string">
            <text:p>National Library of Serbia</text:p>
          </table:table-cell>
          <table:table-cell office:value-type="string" calcext:value-type="string">
            <text:p>http://www.doiserbia.nb.rs/journal.aspx?issn=0350-0241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doiserbia.nb.rs/journal.aspx?issn=0350-0241&amp;pg=editorialpolicy#Open access 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8-26T16:41:22Z</text:p>
          </table:table-cell>
          <table:table-cell office:value-type="string" calcext:value-type="string">
            <text:p>2017-08-31T15:37:21Z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021-02-05T08:27:09Z</text:p>
          </table:table-cell>
        </table:table-row>
        <table:table-row table:style-name="ro1">
          <table:table-cell office:value-type="string" calcext:value-type="string">
            <text:p>Studia Antiqua et Archaeologica</text:p>
          </table:table-cell>
          <table:table-cell office:value-type="string" calcext:value-type="string">
            <text:p>http://saa.uaic.ro/</text:p>
          </table:table-cell>
          <table:table-cell office:value-type="string" calcext:value-type="string">
            <text:p>https://doaj.org/toc/87aa764b13ce4d09817ca8551cd5667f</text:p>
          </table:table-cell>
          <table:table-cell/>
          <table:table-cell office:value-type="string" calcext:value-type="string">
            <text:p>1224-2284</text:p>
          </table:table-cell>
          <table:table-cell office:value-type="string" calcext:value-type="string">
            <text:p>2392-6031</text:p>
          </table:table-cell>
          <table:table-cell office:value-type="string" calcext:value-type="string">
            <text:p>antiquity, classics, prehistory, archaeology of eastern europe, archaeology of the balkans</text:p>
          </table:table-cell>
          <table:table-cell office:value-type="string" calcext:value-type="string">
            <text:p>English, French, German, Italian, Romanian, Spanish</text:p>
          </table:table-cell>
          <table:table-cell office:value-type="string" calcext:value-type="string">
            <text:p>Alexandru Ioan Cuza University of Iaşi</text:p>
          </table:table-cell>
          <table:table-cell office:value-type="string" calcext:value-type="string">
            <text:p>Romania</text:p>
          </table:table-cell>
          <table:table-cell table:number-columns-repeated="2"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saa.uaic.ro/about-the-journal/submissions/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saa.uaic.ro/articles/SAA.25.2.2019.335-351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saa.uaic.ro/about-the-journal/submissions/#copyrightNotice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saa.uaic.ro/about-the-journal/editorial-policies/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saa.uaic.ro/about-the-journal/editorial-policies/#focusAndScope</text:p>
          </table:table-cell>
          <table:table-cell office:value-type="string" calcext:value-type="string">
            <text:p>http://saa.uaic.ro/about-the-journal/editorial-board/</text:p>
          </table:table-cell>
          <table:table-cell office:value-type="string" calcext:value-type="string">
            <text:p>http://saa.uaic.ro/about-the-journal/submissions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saa.uaic.ro/about-the-journal/submissions/#fe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saa.uaic.ro/about-the-journal/submissions/#fees</text:p>
          </table:table-cell>
          <table:table-cell table:number-columns-repeated="2"/>
          <table:table-cell office:value-type="string" calcext:value-type="string">
            <text:p>http://saa.uaic.ro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saa.uaic.ro/about-the-journal/editorial-policies/#focusAndScope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07-24T13:58:02Z</text:p>
          </table:table-cell>
          <table:table-cell office:value-type="string" calcext:value-type="string">
            <text:p>2020-05-19T12:38:51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dia Celtica Fennica</text:p>
          </table:table-cell>
          <table:table-cell office:value-type="string" calcext:value-type="string">
            <text:p>https://journal.fi/scf</text:p>
          </table:table-cell>
          <table:table-cell office:value-type="string" calcext:value-type="string">
            <text:p>https://doaj.org/toc/cfc8fd165c7949d39894a08b89851efe</text:p>
          </table:table-cell>
          <table:table-cell/>
          <table:table-cell office:value-type="string" calcext:value-type="string">
            <text:p>1795-097X</text:p>
          </table:table-cell>
          <table:table-cell office:value-type="string" calcext:value-type="string">
            <text:p>2242-4261</text:p>
          </table:table-cell>
          <table:table-cell office:value-type="string" calcext:value-type="string">
            <text:p>celtic studies, celtic literature, celtic linguistics, celtic history, celtic archaeology</text:p>
          </table:table-cell>
          <table:table-cell office:value-type="string" calcext:value-type="string">
            <text:p>English, Finnish, Swedish</text:p>
          </table:table-cell>
          <table:table-cell office:value-type="string" calcext:value-type="string">
            <text:p>Finnish Society for Celtic Studies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journal.fi/scf/abo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.fi/scf/about/submission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ournal.fi/scf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journal.fi/scf/about</text:p>
          </table:table-cell>
          <table:table-cell office:value-type="string" calcext:value-type="string">
            <text:p>https://journal.fi/scf/about/editorialTeam</text:p>
          </table:table-cell>
          <table:table-cell office:value-type="string" calcext:value-type="string">
            <text:p>https://journal.fi/scf/about/submiss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.fi/scf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.fi/scf/abou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s://journal.fi/scf/about</text:p>
          </table:table-cell>
          <table:table-cell table:number-columns-repeated="2"/>
          <table:table-cell office:value-type="string" calcext:value-type="string">
            <text:p>GR1-950|D1-2009</text:p>
          </table:table-cell>
          <table:table-cell office:value-type="string" calcext:value-type="string">
            <text:p>Geography. Anthropology. Recreation: Folklore | History (General) and history of Europe: Histor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5-08T10:19:33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5-29T11:59:20Z</text:p>
          </table:table-cell>
        </table:table-row>
        <table:table-row table:style-name="ro1">
          <table:table-cell office:value-type="string" calcext:value-type="string">
            <text:p>Studia Hercynia</text:p>
          </table:table-cell>
          <table:table-cell office:value-type="string" calcext:value-type="string">
            <text:p>https://studiahercynia.ff.cuni.cz/en/</text:p>
          </table:table-cell>
          <table:table-cell office:value-type="string" calcext:value-type="string">
            <text:p>https://doaj.org/toc/2d588965f47741b8b7b56ce99e8f1819</text:p>
          </table:table-cell>
          <table:table-cell/>
          <table:table-cell office:value-type="string" calcext:value-type="string">
            <text:p>1212-5865</text:p>
          </table:table-cell>
          <table:table-cell office:value-type="string" calcext:value-type="string">
            <text:p>2336-8144</text:p>
          </table:table-cell>
          <table:table-cell office:value-type="string" calcext:value-type="string">
            <text:p>history, antiquity, archaeology, classical archaeology, material culture</text:p>
          </table:table-cell>
          <table:table-cell office:value-type="string" calcext:value-type="string">
            <text:p>Czech, English</text:p>
          </table:table-cell>
          <table:table-cell office:value-type="string" calcext:value-type="string">
            <text:p>Univerzita Karlova, Filozofická fakulta</text:p>
          </table:table-cell>
          <table:table-cell office:value-type="string" calcext:value-type="string">
            <text:p>Czech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studiahercynia.ff.cuni.cz/en/journal-2/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studiahercynia.ff.cuni.cz/en/review-proces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studiahercynia.ff.cuni.cz/en/journal-2/</text:p>
          </table:table-cell>
          <table:table-cell office:value-type="string" calcext:value-type="string">
            <text:p>https://studiahercynia.ff.cuni.cz/en/editorial-board/</text:p>
          </table:table-cell>
          <table:table-cell office:value-type="string" calcext:value-type="string">
            <text:p>https://studiahercynia.ff.cuni.cz/en/guidelines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studiahercynia.ff.cuni.cz/en/journal-2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studiahercynia.ff.cuni.cz/en/journal-2/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s://studiahercynia.ff.cuni.cz/en/journal-2/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8-10-15T09:59:24Z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0-11-30T13:58:13Z</text:p>
          </table:table-cell>
        </table:table-row>
        <table:table-row table:style-name="ro1">
          <table:table-cell office:value-type="string" calcext:value-type="string">
            <text:p>Studia Universitatis Hereditati</text:p>
          </table:table-cell>
          <table:table-cell office:value-type="string" calcext:value-type="string">
            <text:p>http://www.hippocampus.si/issn/2350-5443/</text:p>
          </table:table-cell>
          <table:table-cell office:value-type="string" calcext:value-type="string">
            <text:p>https://doaj.org/toc/0cfbe2a7972545f7af57b7888a853501</text:p>
          </table:table-cell>
          <table:table-cell table:number-columns-repeated="2"/>
          <table:table-cell office:value-type="string" calcext:value-type="string">
            <text:p>2350-5443</text:p>
          </table:table-cell>
          <table:table-cell office:value-type="string" calcext:value-type="string">
            <text:p>archaeology, architecture, ethnology, linguistics, history</text:p>
          </table:table-cell>
          <table:table-cell office:value-type="string" calcext:value-type="string">
            <text:p>English, Italian, Slovenian</text:p>
          </table:table-cell>
          <table:table-cell office:value-type="string" calcext:value-type="string">
            <text:p>University of Primorsk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Faculty of Humanitie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hippocampus.si/issn/2350-5443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hippocampus.si/ISSN/2350-5443/author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hippocampus.si/ISSN/2350-5443/author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hippocampus.si/ISSN/2350-5443/authors/</text:p>
          </table:table-cell>
          <table:table-cell office:value-type="string" calcext:value-type="string">
            <text:p>http://www.hippocampus.si/issn/2350-5443/</text:p>
          </table:table-cell>
          <table:table-cell office:value-type="string" calcext:value-type="string">
            <text:p>http://www.hippocampus.si/ISSN/2350-5443/board/</text:p>
          </table:table-cell>
          <table:table-cell office:value-type="string" calcext:value-type="string">
            <text:p>http://www.hippocampus.si/ISSN/2350-5443/authors/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hippocampus.si/ISSN/2350-5443/author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hippocampus.si/ISSN/2350-5443/authors/</text:p>
          </table:table-cell>
          <table:table-cell table:number-columns-repeated="2"/>
          <table:table-cell office:value-type="string" calcext:value-type="string">
            <text:p>http://www.hippocampus.si/issn/2350-5443/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hippocampus.si/issn/2350-5443/</text:p>
          </table:table-cell>
          <table:table-cell table:number-columns-repeated="2"/>
          <table:table-cell office:value-type="string" calcext:value-type="string">
            <text:p>NA1-9428|CC1-960</text:p>
          </table:table-cell>
          <table:table-cell office:value-type="string" calcext:value-type="string">
            <text:p>Fine Arts: Architecture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4-28T08:49:31Z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6-11T17:58:59Z</text:p>
          </table:table-cell>
        </table:table-row>
        <table:table-row table:style-name="ro1">
          <table:table-cell office:value-type="string" calcext:value-type="string">
            <text:p>Studies in Digital Heritage</text:p>
          </table:table-cell>
          <table:table-cell office:value-type="string" calcext:value-type="string">
            <text:p>https://scholarworks.iu.edu/journals/index.php/sdh</text:p>
          </table:table-cell>
          <table:table-cell office:value-type="string" calcext:value-type="string">
            <text:p>https://doaj.org/toc/b0226b065990472b91cf00ec9a2d3755</text:p>
          </table:table-cell>
          <table:table-cell office:value-type="string" calcext:value-type="string">
            <text:p>SDH</text:p>
          </table:table-cell>
          <table:table-cell/>
          <table:table-cell office:value-type="string" calcext:value-type="string">
            <text:p>2574-1748</text:p>
          </table:table-cell>
          <table:table-cell office:value-type="string" calcext:value-type="string">
            <text:p>digital storytelling, 3d technology, archaeology, architecture, conservation science, egypt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diana University Office of Scholarly Publishin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 University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scholarworks.iu.edu/journals/index.php/sdh/about/submi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scholarworks.iu.edu/journals/index.php/sdh/article/view/24590/314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scholarworks.iu.edu/journals/index.php/sdh/abou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scholarworks.iu.edu/journals/index.php/sdh/about</text:p>
          </table:table-cell>
          <table:table-cell office:value-type="string" calcext:value-type="string">
            <text:p>https://scholarworks.iu.edu/journals/index.php/sdh/about/editorialTeam</text:p>
          </table:table-cell>
          <table:table-cell office:value-type="string" calcext:value-type="string">
            <text:p>https://scholarworks.iu.edu/journals/index.php/sdh/about/submissio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scholarworks.iu.edu/journals/index.php/sdh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scholarworks.iu.edu/journals/index.php/sdh/about</text:p>
          </table:table-cell>
          <table:table-cell table:number-columns-repeated="2"/>
          <table:table-cell office:value-type="string" calcext:value-type="string">
            <text:p>https://libraries.indiana.edu/iuscholarworks-preserves-clockss-archive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scholarworks.iu.edu/journals/index.php/sdh/about</text:p>
          </table:table-cell>
          <table:table-cell table:number-columns-repeated="2"/>
          <table:table-cell office:value-type="string" calcext:value-type="string">
            <text:p>GN1-890|D1-2009</text:p>
          </table:table-cell>
          <table:table-cell office:value-type="string" calcext:value-type="string">
            <text:p>Geography. Anthropology. Recreation: Anthropology | 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2-14T18:20:44Z</text:p>
          </table:table-cell>
          <table:table-cell office:value-type="string" calcext:value-type="string">
            <text:p>2019-03-12T15:00:31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0-11-07T02:00:08Z</text:p>
          </table:table-cell>
        </table:table-row>
        <table:table-row table:style-name="ro1">
          <table:table-cell office:value-type="string" calcext:value-type="string">
            <text:p>Studii de Preistorie</text:p>
          </table:table-cell>
          <table:table-cell office:value-type="string" calcext:value-type="string">
            <text:p>http://www.arheologie.ro/Preistorie/en/index.html</text:p>
          </table:table-cell>
          <table:table-cell office:value-type="string" calcext:value-type="string">
            <text:p>https://doaj.org/toc/32088b3d78e048f59a07ef9d11a5efc5</text:p>
          </table:table-cell>
          <table:table-cell/>
          <table:table-cell office:value-type="string" calcext:value-type="string">
            <text:p>2065-2526</text:p>
          </table:table-cell>
          <table:table-cell office:value-type="string" calcext:value-type="string">
            <text:p>2065-2534</text:p>
          </table:table-cell>
          <table:table-cell office:value-type="string" calcext:value-type="string">
            <text:p>archaeology, prehistory, anthropology, holocene</text:p>
          </table:table-cell>
          <table:table-cell office:value-type="string" calcext:value-type="string">
            <text:p>English, French, German, Romanian</text:p>
          </table:table-cell>
          <table:table-cell office:value-type="string" calcext:value-type="string">
            <text:p>Editura Cetatea de Scaun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sociatia Romana de Arheologie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arheologie.ro/Preistorie/en/index.htm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arheologie.ro/Preistorie/en/instructiuni.html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www.arheologie.ro/Preistorie/en/instructiuni.htm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arheologie.ro/Preistorie/en/index.html</text:p>
          </table:table-cell>
          <table:table-cell office:value-type="string" calcext:value-type="string">
            <text:p>http://www.arheologie.ro/Preistorie/en/colegiul_redactie.html</text:p>
          </table:table-cell>
          <table:table-cell office:value-type="string" calcext:value-type="string">
            <text:p>http://www.arheologie.ro/Preistorie/en/instructiuni.htm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rheologie.ro/Preistorie/en/instructiuni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arheologie.ro/Preistorie/en/instructiuni.html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arheologie.ro/Preistorie/en/index.html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12-15T10:38:59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VMMA: Revista de Cultures Medievals</text:p>
          </table:table-cell>
          <table:table-cell office:value-type="string" calcext:value-type="string">
            <text:p>http://revistes.ub.edu/index.php/SVMMA/index</text:p>
          </table:table-cell>
          <table:table-cell office:value-type="string" calcext:value-type="string">
            <text:p>https://doaj.org/toc/1c7b4bf9e415463d873febc069d3500d</text:p>
          </table:table-cell>
          <table:table-cell office:value-type="string" calcext:value-type="string">
            <text:p>SVMMA</text:p>
          </table:table-cell>
          <table:table-cell/>
          <table:table-cell office:value-type="string" calcext:value-type="string">
            <text:p>2014-7023</text:p>
          </table:table-cell>
          <table:table-cell office:value-type="string" calcext:value-type="string">
            <text:p>medieval cultures, medieval history, medieval literature, medieval philosophy, medieval archaeology, medieval art</text:p>
          </table:table-cell>
          <table:table-cell office:value-type="string" calcext:value-type="string">
            <text:p>Catalan, French, Italian, Spanish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Barcelona, Institut de Recerca en Cultures Medievals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es.ub.edu/index.php/SVMMA/about/submissions</text:p>
          </table:table-cell>
          <table:table-cell/>
          <table:table-cell office:value-type="string" calcext:value-type="string">
            <text:p>http://revistes.ub.edu/index.php/SVMMA/about/submi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es.ub.edu/index.php/SVMM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es.ub.edu/index.php/SVMM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es.ub.edu/index.php/SVMMA/about/editorialPolicies#peerReviewProcess</text:p>
          </table:table-cell>
          <table:table-cell office:value-type="string" calcext:value-type="string">
            <text:p>http://revistes.ub.edu/index.php/SVMMA/about/editorialTeam</text:p>
          </table:table-cell>
          <table:table-cell office:value-type="string" calcext:value-type="string">
            <text:p>http://revistes.ub.edu/public/journals/21/autors/normes.ht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es.ub.edu/index.php/SVMM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es.ub.edu/index.php/SVMMA/about/editorialPolicies#openAccessPolicy</text:p>
          </table:table-cell>
          <table:table-cell table:number-columns-repeated="2"/>
          <table:table-cell office:value-type="string" calcext:value-type="string">
            <text:p>http://www.raco.cat/index.php/SVMMA</text:p>
          </table:table-cell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revistes.ub.edu/index.php/SVMMA/about/editorialPolicies#custom-1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1-20T12:51:13Z</text:p>
          </table:table-cell>
          <table:table-cell office:value-type="string" calcext:value-type="string">
            <text:p>2020-03-03T09:25:37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1-30T03:33:08Z</text:p>
          </table:table-cell>
        </table:table-row>
        <table:table-row table:style-name="ro1">
          <table:table-cell office:value-type="string" calcext:value-type="string">
            <text:p>Terra Sebus: Acta Musei Sabesiensis</text:p>
          </table:table-cell>
          <table:table-cell office:value-type="string" calcext:value-type="string">
            <text:p>https://www.cclbsebes.ro/terra-sebus-english-version/</text:p>
          </table:table-cell>
          <table:table-cell office:value-type="string" calcext:value-type="string">
            <text:p>https://doaj.org/toc/f46c4221c08c4a9889534adcf15b6c72</text:p>
          </table:table-cell>
          <table:table-cell/>
          <table:table-cell office:value-type="string" calcext:value-type="string">
            <text:p>2066-9143</text:p>
          </table:table-cell>
          <table:table-cell office:value-type="string" calcext:value-type="string">
            <text:p>2344-5432</text:p>
          </table:table-cell>
          <table:table-cell office:value-type="string" calcext:value-type="string">
            <text:p>ancient history, archaeology, museology, restoration, conservation</text:p>
          </table:table-cell>
          <table:table-cell office:value-type="string" calcext:value-type="string">
            <text:p>English, German, Romanian</text:p>
          </table:table-cell>
          <table:table-cell office:value-type="string" calcext:value-type="string">
            <text:p>Muzeul Municipal ”Ioan Raica” Sebeș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uzeul Municipal „Ioan Raica” Sebeş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s://www.cclbsebes.ro/terra-sebus-english-version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cclbsebes.ro/terra-sebus-english-version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www.cclbsebes.ro/terra-sebus-review-proces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cclbsebes.ro/terra-sebus-english-version/</text:p>
          </table:table-cell>
          <table:table-cell office:value-type="string" calcext:value-type="string">
            <text:p>https://www.cclbsebes.ro/terra-sebus-editorial-board/</text:p>
          </table:table-cell>
          <table:table-cell office:value-type="string" calcext:value-type="string">
            <text:p>https://www.cclbsebes.ro/publication-guidelin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clbsebes.ro/terra-sebus-english-version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cclbsebes.ro/terra-sebus-english-version/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s://www.cclbsebes.ro/terra-sebus-english-version/</text:p>
          </table:table-cell>
          <table:table-cell table:number-columns-repeated="2"/>
          <table:table-cell office:value-type="string" calcext:value-type="string">
            <text:p>C|CC1-960|D1-2009</text:p>
          </table:table-cell>
          <table:table-cell office:value-type="string" calcext:value-type="string">
            <text:p>Auxiliary sciences of history: Archaeology | 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11-17T14:24:26Z</text:p>
          </table:table-cell>
          <table:table-cell office:value-type="string" calcext:value-type="string">
            <text:p>2020-03-09T09:41:22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retical Roman Archaeology Journal</text:p>
          </table:table-cell>
          <table:table-cell office:value-type="string" calcext:value-type="string">
            <text:p>https://traj.openlibhums.org/</text:p>
          </table:table-cell>
          <table:table-cell office:value-type="string" calcext:value-type="string">
            <text:p>https://doaj.org/toc/2e21eb02c50d42f5983e6c3f902ce115</text:p>
          </table:table-cell>
          <table:table-cell office:value-type="string" calcext:value-type="string">
            <text:p>TRAJ</text:p>
          </table:table-cell>
          <table:table-cell/>
          <table:table-cell office:value-type="string" calcext:value-type="string">
            <text:p>2515-2289</text:p>
          </table:table-cell>
          <table:table-cell office:value-type="string" calcext:value-type="string">
            <text:p>roman archaeology, classics, ancient histo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Open Library of Humanities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CC BY, CC BY-SA, CC BY-ND, CC BY-NC, CC BY-NC-SA, CC BY-NC-ND</text:p>
          </table:table-cell>
          <table:table-cell/>
          <table:table-cell office:value-type="string" calcext:value-type="string">
            <text:p>https://traj.openlibhums.org/about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traj.openlibhums.org/articles/10.16995/traj.359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traj.openlibhums.org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traj.openlibhums.org/about/editorialpolicie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traj.openlibhums.org/about/research-integrity/</text:p>
          </table:table-cell>
          <table:table-cell office:value-type="string" calcext:value-type="string">
            <text:p>https://traj.openlibhums.org/about/</text:p>
          </table:table-cell>
          <table:table-cell office:value-type="string" calcext:value-type="string">
            <text:p>https://traj.openlibhums.org/about/editorialteam/</text:p>
          </table:table-cell>
          <table:table-cell office:value-type="string" calcext:value-type="string">
            <text:p>https://traj.openlibhums.org/about/submissions/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traj.openlibhums.org/about/submission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s://traj.openlibhums.org/about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traj.openlibhums.org/about/</text:p>
          </table:table-cell>
          <table:table-cell table:number-columns-repeated="2"/>
          <table:table-cell office:value-type="string" calcext:value-type="string">
            <text:p>CC1-960|DE1-100</text:p>
          </table:table-cell>
          <table:table-cell office:value-type="string" calcext:value-type="string">
            <text:p>Auxiliary sciences of history: Archaeology | History (General) and history of Europe: History of the Greco-Roman Wor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11-08T10:13:40Z</text:p>
          </table:table-cell>
          <table:table-cell office:value-type="string" calcext:value-type="string">
            <text:p>2020-12-14T12:43:02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21-01-11T05:28:30Z</text:p>
          </table:table-cell>
        </table:table-row>
        <table:table-row table:style-name="ro1">
          <table:table-cell office:value-type="string" calcext:value-type="string">
            <text:p>Trabajos de Prehistoria</text:p>
          </table:table-cell>
          <table:table-cell office:value-type="string" calcext:value-type="string">
            <text:p>http://tp.revistas.csic.es</text:p>
          </table:table-cell>
          <table:table-cell office:value-type="string" calcext:value-type="string">
            <text:p>https://doaj.org/toc/9db2acf2e4ba422388fd964c0ec01286</text:p>
          </table:table-cell>
          <table:table-cell/>
          <table:table-cell office:value-type="string" calcext:value-type="string">
            <text:p>0082-5638</text:p>
          </table:table-cell>
          <table:table-cell office:value-type="string" calcext:value-type="string">
            <text:p>1988-3218</text:p>
          </table:table-cell>
          <table:table-cell office:value-type="string" calcext:value-type="string">
            <text:p>prehistoric archaeology, cultural heritage management, iberian peninsula</text:p>
          </table:table-cell>
          <table:table-cell office:value-type="string" calcext:value-type="string">
            <text:p>English, French, Spanish</text:p>
          </table:table-cell>
          <table:table-cell office:value-type="string" calcext:value-type="string">
            <text:p>Consejo Superior de Investigaciones Científicas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tp.revistas.csic.es/index.php/t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tp.revistas.csic.es/index.php/tp/article/view/794/81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tp.revistas.csic.es/index.php/tp/about/editorialPolicies#peerReviewProces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tp.revistas.csic.es/index.php/tp/about/editorialPolicies#focusAndScope</text:p>
          </table:table-cell>
          <table:table-cell office:value-type="string" calcext:value-type="string">
            <text:p>http://tp.revistas.csic.es/index.php/tp/about/editorialTeam</text:p>
          </table:table-cell>
          <table:table-cell office:value-type="string" calcext:value-type="string">
            <text:p>http://tp.revistas.csic.es/index.php/tp/about/submissions#authorGuidelin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tp.revistas.csic.es/index.php/tp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tp.revistas.csic.es/index.php/tp/about/editorialPolicies</text:p>
          </table:table-cell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://tp.revistas.csic.es/index.php/tp/about/editorialPolicies#focusAndScope</text:p>
          </table:table-cell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tp.revistas.csic.es/index.php/tp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1-14T11:18:29Z</text:p>
          </table:table-cell>
          <table:table-cell office:value-type="string" calcext:value-type="string">
            <text:p>2019-11-04T22:07:13Z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2021-02-11T19:24:00Z</text:p>
          </table:table-cell>
        </table:table-row>
        <table:table-row table:style-name="ro1">
          <table:table-cell office:value-type="string" calcext:value-type="string">
            <text:p>Trakya Üniversitesi Edebiyat Fakültesi Dergisi</text:p>
          </table:table-cell>
          <table:table-cell office:value-type="string" calcext:value-type="string">
            <text:p>http://dergipark.gov.tr/trkede</text:p>
          </table:table-cell>
          <table:table-cell office:value-type="string" calcext:value-type="string">
            <text:p>https://doaj.org/toc/06dc7026167a4724838ede19ddf1ffdc</text:p>
          </table:table-cell>
          <table:table-cell/>
          <table:table-cell office:value-type="string" calcext:value-type="string">
            <text:p>1309-7660</text:p>
          </table:table-cell>
          <table:table-cell/>
          <table:table-cell office:value-type="string" calcext:value-type="string">
            <text:p>history, archaeology, literature, humanities, social sciences</text:p>
          </table:table-cell>
          <table:table-cell office:value-type="string" calcext:value-type="string">
            <text:p>English, Turkish</text:p>
          </table:table-cell>
          <table:table-cell office:value-type="string" calcext:value-type="string">
            <text:p>Trakya Universit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akya University, Faculty of Letter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dergipark.gov.tr/trked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dergipark.gov.tr/trkede/page/6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dergipark.gov.tr/trkede/page/699</text:p>
          </table:table-cell>
          <table:table-cell office:value-type="string" calcext:value-type="string">
            <text:p>http://dergipark.gov.tr/trkede/aim-and-scope</text:p>
          </table:table-cell>
          <table:table-cell office:value-type="string" calcext:value-type="string">
            <text:p>http://dergipark.gov.tr/trkede/board</text:p>
          </table:table-cell>
          <table:table-cell office:value-type="string" calcext:value-type="string">
            <text:p>http://dergipark.gov.tr/trkede/writing-ru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dergipark.gov.tr/trkede/page/699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dergipark.gov.tr/trkede/page/699</text:p>
          </table:table-cell>
          <table:table-cell table:number-columns-repeated="2"/>
          <table:table-cell office:value-type="string" calcext:value-type="string">
            <text:p>http://dergipark.gov.tr/trkede/page/699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dergipark.gov.tr/trkede/page/699</text:p>
          </table:table-cell>
          <table:table-cell table:number-columns-repeated="2"/>
          <table:table-cell office:value-type="string" calcext:value-type="string">
            <text:p>AZ20-999</text:p>
          </table:table-cell>
          <table:table-cell office:value-type="string" calcext:value-type="string">
            <text:p>General Works: History of scholarship and learning. The humaniti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5-10T15:15:32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ragetia</text:p>
          </table:table-cell>
          <table:table-cell office:value-type="string" calcext:value-type="string">
            <text:p>http://www.nationalmuseum.md/en/press_releases/journal_tyragetia/</text:p>
          </table:table-cell>
          <table:table-cell office:value-type="string" calcext:value-type="string">
            <text:p>https://doaj.org/toc/917a1fab09bc4d6dadbe7e60ebce3e9a</text:p>
          </table:table-cell>
          <table:table-cell/>
          <table:table-cell office:value-type="string" calcext:value-type="string">
            <text:p>1857-0240</text:p>
          </table:table-cell>
          <table:table-cell office:value-type="string" calcext:value-type="string">
            <text:p>2537-6330</text:p>
          </table:table-cell>
          <table:table-cell office:value-type="string" calcext:value-type="string">
            <text:p>archaeology, history, museology</text:p>
          </table:table-cell>
          <table:table-cell office:value-type="string" calcext:value-type="string">
            <text:p>English, French, German, Romanian, Russian</text:p>
          </table:table-cell>
          <table:table-cell office:value-type="string" calcext:value-type="string">
            <text:p>National Museum of History of Moldova</text:p>
          </table:table-cell>
          <table:table-cell office:value-type="string" calcext:value-type="string">
            <text:p>Moldova, Republic of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www.nationalmuseum.md/en/press_releases/journal_tyragetia/open_access_policy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nationalmuseum.md/en/press_releases/journal_tyragetia/portrait_of_maria_lupu_radziwill_in_the_works_of_the_polish_painter_korneli_szlegiel_1851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nationalmuseum.md/en/press_releases/journal_tyragetia/guidelines_for_authors/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www.nationalmuseum.md/en/press_releases/journal_tyragetia/peer_review_of_article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nationalmuseum.md/en/press_releases/journal_tyragetia/</text:p>
          </table:table-cell>
          <table:table-cell office:value-type="string" calcext:value-type="string">
            <text:p>http://www.nationalmuseum.md/en/press_releases/journal_tyragetia/editorial_board/</text:p>
          </table:table-cell>
          <table:table-cell office:value-type="string" calcext:value-type="string">
            <text:p>http://www.nationalmuseum.md/en/press_releases/journal_tyragetia/guidelines_for_authors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nationalmuseum.md/en/press_releases/journal_tyragetia/guidelines_for_authors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nationalmuseum.md/en/press_releases/journal_tyragetia/guidelines_for_authors/</text:p>
          </table:table-cell>
          <table:table-cell table:number-columns-repeated="2"/>
          <table:table-cell office:value-type="string" calcext:value-type="string">
            <text:p>https://ibn.idsi.md/en/vizualizare_revista/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www.nationalmuseum.md/en/press_releases/journal_tyragetia/open_access_policy/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8-08T08:31:52Z</text:p>
          </table:table-cell>
          <table:table-cell office:value-type="string" calcext:value-type="string">
            <text:p>2017-08-08T09:31:52Z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2021-01-17T20:39:26Z</text:p>
          </table:table-cell>
        </table:table-row>
        <table:table-row table:style-name="ro1">
          <table:table-cell office:value-type="string" calcext:value-type="string">
            <text:p>Vestígios</text:p>
          </table:table-cell>
          <table:table-cell office:value-type="string" calcext:value-type="string">
            <text:p>https://periodicos.ufmg.br/index.php/vestigios</text:p>
          </table:table-cell>
          <table:table-cell office:value-type="string" calcext:value-type="string">
            <text:p>https://doaj.org/toc/0d0a26073db341c38fae37d96a26b30e</text:p>
          </table:table-cell>
          <table:table-cell office:value-type="string" calcext:value-type="string">
            <text:p>Vestigios - Latin American Journal of Historical Archeology</text:p>
          </table:table-cell>
          <table:table-cell office:value-type="string" calcext:value-type="string">
            <text:p>1981-5875</text:p>
          </table:table-cell>
          <table:table-cell office:value-type="string" calcext:value-type="string">
            <text:p>2316-9699</text:p>
          </table:table-cell>
          <table:table-cell office:value-type="string" calcext:value-type="string">
            <text:p>historical archeology latin america archaeological theory, historical archeology latin america, archaeological theory, historical archaeology, latin america</text:p>
          </table:table-cell>
          <table:table-cell office:value-type="string" calcext:value-type="string">
            <text:p>Portuguese, Spanish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periodicos.ufmg.br/index.php/vestigios/abou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periodicos.ufmg.br/index.php/vestigios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periodicos.ufmg.br/index.php/vestigios/about</text:p>
          </table:table-cell>
          <table:table-cell office:value-type="string" calcext:value-type="string">
            <text:p>https://periodicos.ufmg.br/index.php/vestigios/about/editorialTeam</text:p>
          </table:table-cell>
          <table:table-cell office:value-type="string" calcext:value-type="string">
            <text:p>https://periodicos.ufmg.br/index.php/vestigios/about/submiss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eriodicos.ufmg.br/index.php/vestigios/abou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periodicos.ufmg.br/index.php/vestigios/ab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eriodicos.ufmg.br/index.php/vestigios/about</text:p>
          </table:table-cell>
          <table:table-cell table:number-columns-repeated="2"/>
          <table:table-cell office:value-type="string" calcext:value-type="string">
            <text:p>https://periodicos.ufmg.br/index.php/vestigios/about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periodicos.ufmg.br/index.php/vestigios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11-06T18:14:30Z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20-07-23T15:25:19Z</text:p>
          </table:table-cell>
        </table:table-row>
        <table:table-row table:style-name="ro1">
          <table:table-cell office:value-type="string" calcext:value-type="string">
            <text:p>Vestígios</text:p>
          </table:table-cell>
          <table:table-cell office:value-type="string" calcext:value-type="string">
            <text:p>https://periodicos.ufmg.br/index.php/vestigios</text:p>
          </table:table-cell>
          <table:table-cell office:value-type="string" calcext:value-type="string">
            <text:p>https://doaj.org/toc/0d0a26073db341c38fae37d96a26b30e</text:p>
          </table:table-cell>
          <table:table-cell office:value-type="string" calcext:value-type="string">
            <text:p>Vestigios - Latin American Journal of Historical Archeology</text:p>
          </table:table-cell>
          <table:table-cell office:value-type="string" calcext:value-type="string">
            <text:p>1981-5875</text:p>
          </table:table-cell>
          <table:table-cell office:value-type="string" calcext:value-type="string">
            <text:p>2316-9699</text:p>
          </table:table-cell>
          <table:table-cell office:value-type="string" calcext:value-type="string">
            <text:p>historical archeology latin america archaeological theory, historical archeology latin america, archaeological theory, historical archaeology, latin america</text:p>
          </table:table-cell>
          <table:table-cell office:value-type="string" calcext:value-type="string">
            <text:p>Portuguese, Spanish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periodicos.ufmg.br/index.php/vestigios/abou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periodicos.ufmg.br/index.php/vestigios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periodicos.ufmg.br/index.php/vestigios/about</text:p>
          </table:table-cell>
          <table:table-cell office:value-type="string" calcext:value-type="string">
            <text:p>https://periodicos.ufmg.br/index.php/vestigios/about/editorialTeam</text:p>
          </table:table-cell>
          <table:table-cell office:value-type="string" calcext:value-type="string">
            <text:p>https://periodicos.ufmg.br/index.php/vestigios/about/submiss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eriodicos.ufmg.br/index.php/vestigios/abou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periodicos.ufmg.br/index.php/vestigios/ab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eriodicos.ufmg.br/index.php/vestigios/about</text:p>
          </table:table-cell>
          <table:table-cell table:number-columns-repeated="2"/>
          <table:table-cell office:value-type="string" calcext:value-type="string">
            <text:p>https://periodicos.ufmg.br/index.php/vestigios/about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periodicos.ufmg.br/index.php/vestigios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11-06T18:14:30Z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20-07-23T15:25:19Z</text:p>
          </table:table-cell>
        </table:table-row>
        <table:table-row table:style-name="ro1">
          <table:table-cell office:value-type="string" calcext:value-type="string">
            <text:p>Vestnik Tomskogo Gosudarstvennogo Pedagogičeskogo Universiteta</text:p>
          </table:table-cell>
          <table:table-cell office:value-type="string" calcext:value-type="string">
            <text:p>https://vestnik.tspu.edu.ru/en/</text:p>
          </table:table-cell>
          <table:table-cell office:value-type="string" calcext:value-type="string">
            <text:p>https://doaj.org/toc/bc4f8e0014f44582af6aaa320b73e5da</text:p>
          </table:table-cell>
          <table:table-cell office:value-type="string" calcext:value-type="string">
            <text:p>Tomsk State Pedagogical University Bulletin</text:p>
          </table:table-cell>
          <table:table-cell office:value-type="string" calcext:value-type="string">
            <text:p>1609-624X</text:p>
          </table:table-cell>
          <table:table-cell/>
          <table:table-cell office:value-type="string" calcext:value-type="string">
            <text:p>history, linguistics, pedagogy, literature, archaeology</text:p>
          </table:table-cell>
          <table:table-cell office:value-type="string" calcext:value-type="string">
            <text:p>English, Russian</text:p>
          </table:table-cell>
          <table:table-cell office:value-type="string" calcext:value-type="string">
            <text:p>Tomsk State Pedagogical University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vestnik.tspu.edu.ru/en/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vestnik.tspu.edu.ru/en/vestnik-review-procedure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vestnik.tspu.edu.ru/en/vestnik-for-authors.html</text:p>
          </table:table-cell>
          <table:table-cell office:value-type="string" calcext:value-type="string">
            <text:p>https://vestnik.tspu.edu.ru/en/</text:p>
          </table:table-cell>
          <table:table-cell office:value-type="string" calcext:value-type="string">
            <text:p>https://vestnik.tspu.edu.ru/en/vestnik-editorial-board.html</text:p>
          </table:table-cell>
          <table:table-cell office:value-type="string" calcext:value-type="string">
            <text:p>https://vestnik.tspu.edu.ru/en/vestnik-for-authors.htm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vestnik.tspu.edu.ru/en/vestnik-for-authors.html</text:p>
          </table:table-cell>
          <table:table-cell office:value-type="string" calcext:value-type="string">
            <text:p>8000 RU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vestnik.tspu.edu.ru/en/vestnik-for-authors.ht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vestnik.tspu.edu.ru/en/vestnik-for-authors.html</text:p>
          </table:table-cell>
          <table:table-cell/>
          <table:table-cell office:value-type="string" calcext:value-type="string">
            <text:p>https://elibrary.ru/</text:p>
          </table:table-cell>
          <table:table-cell office:value-type="string" calcext:value-type="string">
            <text:p>https://elibrary.ru/title_about.asp?id=8558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vestnik.tspu.edu.ru/en/</text:p>
          </table:table-cell>
          <table:table-cell table:number-columns-repeated="2"/>
          <table:table-cell office:value-type="string" calcext:value-type="string">
            <text:p>L7-991</text:p>
          </table:table-cell>
          <table:table-cell office:value-type="string" calcext:value-type="string">
            <text:p>Education: Education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12-20T16:58:13Z</text:p>
          </table:table-cell>
          <table:table-cell office:value-type="string" calcext:value-type="string">
            <text:p>2019-03-09T16:53:27Z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021-02-01T07:04:35Z</text:p>
          </table:table-cell>
        </table:table-row>
        <table:table-row table:style-name="ro1">
          <table:table-cell office:value-type="string" calcext:value-type="string">
            <text:p>Vestnik Volgogradskogo Gosudarstvennogo Universiteta. Seriâ 4. Istoriâ, Regionovedenie, Meždunarodnye Otnošeniâ</text:p>
          </table:table-cell>
          <table:table-cell office:value-type="string" calcext:value-type="string">
            <text:p>http://hfrir.jvolsu.com/</text:p>
          </table:table-cell>
          <table:table-cell office:value-type="string" calcext:value-type="string">
            <text:p>https://doaj.org/toc/5b571ebb1aa74a4697f9ab5e1f8003d0</text:p>
          </table:table-cell>
          <table:table-cell office:value-type="string" calcext:value-type="string">
            <text:p>Science Journal of Volgograd State University. History. Area Studies. International Relations</text:p>
          </table:table-cell>
          <table:table-cell office:value-type="string" calcext:value-type="string">
            <text:p>1998-9938</text:p>
          </table:table-cell>
          <table:table-cell office:value-type="string" calcext:value-type="string">
            <text:p>2312-8704</text:p>
          </table:table-cell>
          <table:table-cell office:value-type="string" calcext:value-type="string">
            <text:p>history, area studies, international relations, political science, archaeology, historiography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Volgograd State Universit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Volgograd State Universit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hfrir.jvolsu.com/index.php/en/information-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frir.jvolsu.com/index.php/en/archive-en/171-science-journal-of-volsu-history-area-studies-international-relations-2013-2-24/arshaeology/485-x-ray-screening-of-the-artificially-deformed-skulls-from-the-middle-bronze-age-of-the-low-volga-region-paleopathology-asp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hfrir.jvolsu.com/index.php/en/peer-review-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frir.jvolsu.com/index.php/en/information-en</text:p>
          </table:table-cell>
          <table:table-cell office:value-type="string" calcext:value-type="string">
            <text:p>http://hfrir.jvolsu.com/index.php/en/problem-en</text:p>
          </table:table-cell>
          <table:table-cell office:value-type="string" calcext:value-type="string">
            <text:p>http://hfrir.jvolsu.com/index.php/en/edit-board-en</text:p>
          </table:table-cell>
          <table:table-cell office:value-type="string" calcext:value-type="string">
            <text:p>http://hfrir.jvolsu.com/index.php/en/for-author-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hfrir.jvolsu.com/index.php/en/information-e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hfrir.jvolsu.com/index.php/en/information-en</text:p>
          </table:table-cell>
          <table:table-cell office:value-type="string" calcext:value-type="string">
            <text:p>eLIBRARY.RU - Scientific Electronic Library</text:p>
          </table:table-cell>
          <table:table-cell/>
          <table:table-cell office:value-type="string" calcext:value-type="string">
            <text:p>http://hfrir.jvolsu.com/index.php/en/information-en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hfrir.jvolsu.com/index.php/en/information-en</text:p>
          </table:table-cell>
          <table:table-cell table:number-columns-repeated="2"/>
          <table:table-cell office:value-type="string" calcext:value-type="string">
            <text:p>DK1-4735|JZ2-6530</text:p>
          </table:table-cell>
          <table:table-cell office:value-type="string" calcext:value-type="string">
            <text:p>History (General) and history of Europe: History of Russia. Soviet Union. Former Soviet Republics | Political science: International re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08-29T10:03:42Z</text:p>
          </table:table-cell>
          <table:table-cell office:value-type="string" calcext:value-type="string">
            <text:p>2020-08-04T09:40:00Z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2020-03-17T10:07:58Z</text:p>
          </table:table-cell>
        </table:table-row>
        <table:table-row table:style-name="ro1">
          <table:table-cell office:value-type="string" calcext:value-type="string">
            <text:p>Viking</text:p>
          </table:table-cell>
          <table:table-cell office:value-type="string" calcext:value-type="string">
            <text:p>https://journals.uio.no/index.php/viking</text:p>
          </table:table-cell>
          <table:table-cell office:value-type="string" calcext:value-type="string">
            <text:p>https://doaj.org/toc/b6f07267d4984e88a097efd67eb51cef</text:p>
          </table:table-cell>
          <table:table-cell/>
          <table:table-cell office:value-type="string" calcext:value-type="string">
            <text:p>0332-608X</text:p>
          </table:table-cell>
          <table:table-cell office:value-type="string" calcext:value-type="string">
            <text:p>2535-2660</text:p>
          </table:table-cell>
          <table:table-cell office:value-type="string" calcext:value-type="string">
            <text:p>archaeology, prehistory, historical archaeology, heritage management, cultural history</text:p>
          </table:table-cell>
          <table:table-cell office:value-type="string" calcext:value-type="string">
            <text:p>Norwegian Bokmål, Swedish</text:p>
          </table:table-cell>
          <table:table-cell office:value-type="string" calcext:value-type="string">
            <text:p>Norsk arkeologisk selskap</text:p>
          </table:table-cell>
          <table:table-cell office:value-type="string" calcext:value-type="string">
            <text:p>Norway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journals.uio.no/index.php/viking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journals.uio.no/index.php/prismet/about/submissions#copyrightNotic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s://journals.uio.no/index.php/viking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journals.uio.no/index.php/viking/about/editorialPolicies#focusAndScope</text:p>
          </table:table-cell>
          <table:table-cell office:value-type="string" calcext:value-type="string">
            <text:p>https://journals.uio.no/index.php/viking/about/editorialTeam</text:p>
          </table:table-cell>
          <table:table-cell office:value-type="string" calcext:value-type="string">
            <text:p>https://journals.uio.no/index.php/viking/about/submissions#authorGuidelin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journals.uio.no/index.php/viking/about/editorialPolicies#focusAndScop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journals.uio.no/index.php/viking/about/editorialPolicies#focusAndScope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uio.no/index.php/viking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3-22T10:18:57Z</text:p>
          </table:table-cell>
          <table:table-cell office:value-type="string" calcext:value-type="string">
            <text:p>2018-03-27T15:04:11Z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0-10-06T09:44:29Z</text:p>
          </table:table-cell>
        </table:table-row>
        <table:table-row table:style-name="ro1">
          <table:table-cell office:value-type="string" calcext:value-type="string">
            <text:p>Virtual Archaeology Review</text:p>
          </table:table-cell>
          <table:table-cell office:value-type="string" calcext:value-type="string">
            <text:p>http://polipapers.upv.es/index.php/var/index</text:p>
          </table:table-cell>
          <table:table-cell office:value-type="string" calcext:value-type="string">
            <text:p>https://doaj.org/toc/7c56af3ea884497fabbdea873fa89764</text:p>
          </table:table-cell>
          <table:table-cell table:number-columns-repeated="2"/>
          <table:table-cell office:value-type="string" calcext:value-type="string">
            <text:p>1989-9947</text:p>
          </table:table-cell>
          <table:table-cell office:value-type="string" calcext:value-type="string">
            <text:p>virtual archaeology, virtual museums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Universidad Politécnica de Valen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Politécnica de Valencia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polipapers.upv.es/index.php/var/about/submissions#copyrightNotic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polipapers.upv.es/index.php/var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polipapers.upv.es/index.php/var/about/editorialPolicies#custom-1</text:p>
          </table:table-cell>
          <table:table-cell office:value-type="string" calcext:value-type="string">
            <text:p>http://polipapers.upv.es/index.php/var/about/editorialPolicies#focusAndScope</text:p>
          </table:table-cell>
          <table:table-cell office:value-type="string" calcext:value-type="string">
            <text:p>http://polipapers.upv.es/index.php/var/about/editorialTeam</text:p>
          </table:table-cell>
          <table:table-cell office:value-type="string" calcext:value-type="string">
            <text:p>http://polipapers.upv.es/index.php/var/about/submissions#authorGuidelin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polipapers.upv.es/index.php/var/about/submissions#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polipapers.upv.es/index.php/var/about/submissions#authorGuidelines</text:p>
          </table:table-cell>
          <table:table-cell table:number-columns-repeated="3"/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polipapers.upv.es/index.php/var/about/editorialPolicies#openAccessPolicy</text:p>
          </table:table-cell>
          <table:table-cell table:number-columns-repeated="2"/>
          <table:table-cell office:value-type="string" calcext:value-type="string">
            <text:p>AM1-501|CC1-960</text:p>
          </table:table-cell>
          <table:table-cell office:value-type="string" calcext:value-type="string">
            <text:p>General Works: Museums. Collectors and collecting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4-07T15:17:24Z</text:p>
          </table:table-cell>
          <table:table-cell office:value-type="string" calcext:value-type="string">
            <text:p>2019-11-30T01:15:46Z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01-19T12:48:49Z</text:p>
          </table:table-cell>
        </table:table-row>
        <table:table-row table:style-name="ro1">
          <table:table-cell office:value-type="string" calcext:value-type="string">
            <text:p>Vìsnik - Kiïvsʹkij nacìonalʹnij unìversitet ìmenì Tarasa Ševčenka: Ìstorìâ</text:p>
          </table:table-cell>
          <table:table-cell office:value-type="string" calcext:value-type="string">
            <text:p>https://visnyk.history.knu.ua/</text:p>
          </table:table-cell>
          <table:table-cell office:value-type="string" calcext:value-type="string">
            <text:p>https://doaj.org/toc/7109bc01d6a34244be3b730796c873a6</text:p>
          </table:table-cell>
          <table:table-cell office:value-type="string" calcext:value-type="string">
            <text:p>Вісник Київського національного університету імені Тараса Шевченка: Історія</text:p>
          </table:table-cell>
          <table:table-cell office:value-type="string" calcext:value-type="string">
            <text:p>1728-2640</text:p>
          </table:table-cell>
          <table:table-cell/>
          <table:table-cell office:value-type="string" calcext:value-type="string">
            <text:p>history, archaeology, world history, archival studies, regional studies, history of ukraine</text:p>
          </table:table-cell>
          <table:table-cell office:value-type="string" calcext:value-type="string">
            <text:p>English, Ukrainian</text:p>
          </table:table-cell>
          <table:table-cell office:value-type="string" calcext:value-type="string">
            <text:p>Publishing and printing center "Kyivskyi Universytet"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aras Shevchenko National University of Kyiv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visnyk.history.knu.ua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visnyk.history.knu.ua/eng/about-the-bulletin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visnyk.history.knu.ua/eng/about-the-bulletin#h.p_OjFFubUu4Hs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visnyk.history.knu.ua/eng/about-the-bulletin#h.p_-gLDh89b3nSN</text:p>
          </table:table-cell>
          <table:table-cell office:value-type="string" calcext:value-type="string">
            <text:p>https://visnyk.history.knu.ua/eng/editorial-board</text:p>
          </table:table-cell>
          <table:table-cell office:value-type="string" calcext:value-type="string">
            <text:p>https://visnyk.history.knu.ua/eng/require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visnyk.history.knu.ua/eng/about-the-bulletin#h.p_F2ezEOqDVGOd</text:p>
          </table:table-cell>
          <table:table-cell office:value-type="string" calcext:value-type="string">
            <text:p>1047 UA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visnyk.history.knu.ua/eng/about-the-bulletin#h.p_F2ezEOqDVG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visnyk.history.knu.ua/eng/about-the-bulletin#h.p_F2ezEOqDVGOd</text:p>
          </table:table-cell>
          <table:table-cell/>
          <table:table-cell office:value-type="string" calcext:value-type="string">
            <text:p>Vernadsky National Library of Ukraine</text:p>
          </table:table-cell>
          <table:table-cell office:value-type="string" calcext:value-type="string">
            <text:p>https://visnyk.history.knu.ua/eng/about-the-bulletin#h.p_dJBJThdDU69i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visnyk.history.knu.ua/eng/about-the-bulletin#h.p_6wk3jxMVUsO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5-11T15:47:01Z</text:p>
          </table:table-cell>
          <table:table-cell office:value-type="string" calcext:value-type="string">
            <text:p>2020-05-20T15:19:25Z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10-19T09:48:56Z</text:p>
          </table:table-cell>
        </table:table-row>
        <table:table-row table:style-name="ro1">
          <table:table-cell office:value-type="string" calcext:value-type="string">
            <text:p>Vìsnik Dnìpropetrovsʹkogo Unìversitetu. Serìâ: Ìstorìâ ta Arheologìâ</text:p>
          </table:table-cell>
          <table:table-cell office:value-type="string" calcext:value-type="string">
            <text:p>http://via.dp.ua/index.php/VIA/index</text:p>
          </table:table-cell>
          <table:table-cell office:value-type="string" calcext:value-type="string">
            <text:p>https://doaj.org/toc/c6633a7f224948edb862d2fb824a7b34</text:p>
          </table:table-cell>
          <table:table-cell office:value-type="string" calcext:value-type="string">
            <text:p>Dnipropetrovsk University bulletin. History &amp; archaeology series</text:p>
          </table:table-cell>
          <table:table-cell office:value-type="string" calcext:value-type="string">
            <text:p>2412-5334</text:p>
          </table:table-cell>
          <table:table-cell office:value-type="string" calcext:value-type="string">
            <text:p>2414-9578</text:p>
          </table:table-cell>
          <table:table-cell office:value-type="string" calcext:value-type="string">
            <text:p>source study, historiography, archaeology, history of ukraine</text:p>
          </table:table-cell>
          <table:table-cell office:value-type="string" calcext:value-type="string">
            <text:p>English, Russian, Ukrainian</text:p>
          </table:table-cell>
          <table:table-cell office:value-type="string" calcext:value-type="string">
            <text:p>Oles Honchar Dnipropetrovsk National University</text:p>
          </table:table-cell>
          <table:table-cell office:value-type="string" calcext:value-type="string">
            <text:p>Ukraine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via.dp.ua/index.php/VIA/about/editorialPolicies#openAccessPoli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via.dp.ua/index.php/VIA/article/view/261603/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via.dp.ua/index.php/VIA/about/submissions#copyrightNotice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via.dp.ua/index.php/VI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via.dp.ua/index.php/VIA/about/editorialPolicies#peerReviewProcess</text:p>
          </table:table-cell>
          <table:table-cell office:value-type="string" calcext:value-type="string">
            <text:p>http://via.dp.ua/index.php/VIA/about/editorialTeam</text:p>
          </table:table-cell>
          <table:table-cell office:value-type="string" calcext:value-type="string">
            <text:p>http://via.dp.ua/index.php/VIA/about/submissions#authorGuideli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via.dp.ua/index.php/VIA/about/submissions#authorGuidelines</text:p>
          </table:table-cell>
          <table:table-cell office:value-type="string" calcext:value-type="string">
            <text:p>300 UA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via.dp.ua/index.php/VIA/about/submissions#authorFe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via.dp.ua/index.php/VIA/about/submissions#authorFees</text:p>
          </table:table-cell>
          <table:table-cell/>
          <table:table-cell office:value-type="string" calcext:value-type="string">
            <text:p>Vernadsky National Library of Ukraine</text:p>
          </table:table-cell>
          <table:table-cell office:value-type="string" calcext:value-type="string">
            <text:p>http://www.irbis-nbuv.gov.ua/cgi-bin/irbis_nbuv/cgiirbis_64.exe?Z21ID=&amp;I21DBN=UJRN&amp;P21DBN=UJRN&amp;S21STN=1&amp;S21REF=10&amp;S21FMT=juu_all&amp;C21COM=S&amp;S21CNR=20&amp;S21P01=0&amp;S21P02=0&amp;S21P03=PREF=&amp;S21COLORTERMS=0&amp;S21STR=vduia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via.dp.ua/index.php/VIA/about/editorialPolicies#openAccessPolicy</text:p>
          </table:table-cell>
          <table:table-cell table:number-columns-repeated="2"/>
          <table:table-cell office:value-type="string" calcext:value-type="string">
            <text:p>CC1-960|D1-2009</text:p>
          </table:table-cell>
          <table:table-cell office:value-type="string" calcext:value-type="string">
            <text:p>Auxiliary sciences of history: Archaeology | History (General) and history of Europe: Histor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9-22T14:36:32Z</text:p>
          </table:table-cell>
          <table:table-cell office:value-type="string" calcext:value-type="string">
            <text:p>2017-11-08T13:48:57Z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8-02-08T13:29:19Z</text:p>
          </table:table-cell>
        </table:table-row>
        <table:table-row table:style-name="ro1">
          <table:table-cell office:value-type="string" calcext:value-type="string">
            <text:p>Vjesnik Arheološkog muzeja u Zagrebu</text:p>
          </table:table-cell>
          <table:table-cell office:value-type="string" calcext:value-type="string">
            <text:p>https://hrcak.srce.hr/vjesnik-amz?lang=en</text:p>
          </table:table-cell>
          <table:table-cell office:value-type="string" calcext:value-type="string">
            <text:p>https://doaj.org/toc/dc64759300c74d1e867e48cd4e1dbff7</text:p>
          </table:table-cell>
          <table:table-cell office:value-type="string" calcext:value-type="string">
            <text:p>Journal of the Archaeological Museum in Zagreb</text:p>
          </table:table-cell>
          <table:table-cell office:value-type="string" calcext:value-type="string">
            <text:p>0350-7165</text:p>
          </table:table-cell>
          <table:table-cell office:value-type="string" calcext:value-type="string">
            <text:p>1849-1561</text:p>
          </table:table-cell>
          <table:table-cell office:value-type="string" calcext:value-type="string">
            <text:p>archaeology, pannonia, dalmatia, history, art history</text:p>
          </table:table-cell>
          <table:table-cell office:value-type="string" calcext:value-type="string">
            <text:p>Croatian, English, German, Italian, Latin</text:p>
          </table:table-cell>
          <table:table-cell office:value-type="string" calcext:value-type="string">
            <text:p>Arheološki muzej u Zagrebu</text:p>
          </table:table-cell>
          <table:table-cell office:value-type="string" calcext:value-type="string">
            <text:p>Croat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hrcak.srce.hr/vjesnik-amz?lang=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hrcak.srce.hr/upute/privatnost_en_Vjesnik_Arheoloskog_muzeja_u_Zagrebu.pdf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hrcak.srce.hr/vjesnik-amz?lang=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hrcak.srce.hr/vjesnik-amz?lang=en</text:p>
          </table:table-cell>
          <table:table-cell office:value-type="string" calcext:value-type="string">
            <text:p>https://hrcak.srce.hr/upute/impressum_en_Vjesnik_Arheoloskog_muzeja_u_Zagrebu.pdf</text:p>
          </table:table-cell>
          <table:table-cell office:value-type="string" calcext:value-type="string">
            <text:p>https://hrcak.srce.hr/upute/guide_authors_Vjesnik_Arheoloskog_muzeja_u_Zagrebu.pd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hrcak.srce.hr/vjesnik-amz?lang=e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hrcak.srce.hr/vjesnik-amz?lang=en</text:p>
          </table:table-cell>
          <table:table-cell office:value-type="string" calcext:value-type="string">
            <text:p>HRČAK</text:p>
          </table:table-cell>
          <table:table-cell/>
          <table:table-cell office:value-type="string" calcext:value-type="string">
            <text:p>https://hrcak.srce.hr/vjesnik-amz?lang=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hrcak.srce.hr/vjesnik-amz?lang=en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11-19T18:14:02Z</text:p>
          </table:table-cell>
          <table:table-cell office:value-type="string" calcext:value-type="string">
            <text:p>2018-11-19T18:20:05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cana: Journal of the Humanities of Indonesia</text:p>
          </table:table-cell>
          <table:table-cell office:value-type="string" calcext:value-type="string">
            <text:p>http://wacana.ui.ac.id</text:p>
          </table:table-cell>
          <table:table-cell office:value-type="string" calcext:value-type="string">
            <text:p>https://doaj.org/toc/4f83303fa69f40c78acf1a6302b0b042</text:p>
          </table:table-cell>
          <table:table-cell office:value-type="string" calcext:value-type="string">
            <text:p>Wacana: Jurnal Ilmu Pengetahuan Budaya</text:p>
          </table:table-cell>
          <table:table-cell office:value-type="string" calcext:value-type="string">
            <text:p>1411-2272</text:p>
          </table:table-cell>
          <table:table-cell office:value-type="string" calcext:value-type="string">
            <text:p>2407-6899</text:p>
          </table:table-cell>
          <table:table-cell office:value-type="string" calcext:value-type="string">
            <text:p>literature, linguistics, archaeology, history, philosophy, religion</text:p>
          </table:table-cell>
          <table:table-cell office:value-type="string" calcext:value-type="string">
            <text:p>English, Indonesian</text:p>
          </table:table-cell>
          <table:table-cell office:value-type="string" calcext:value-type="string">
            <text:p>University of 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University of Indonesia, Faculty of Humanities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acana.ui.ac.id/index.php/wjhi/about/editorialPolicies#openAccess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acana.ui.ac.id/index.php/wjhi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acana.ui.ac.id/index.php/wjhi/pages/view/publication_ethics</text:p>
          </table:table-cell>
          <table:table-cell office:value-type="string" calcext:value-type="string">
            <text:p>http://wacana.ui.ac.id/index.php/wjhi/about/editorialPolicies#focusAndScope</text:p>
          </table:table-cell>
          <table:table-cell office:value-type="string" calcext:value-type="string">
            <text:p>http://wacana.ui.ac.id/index.php/wjhi/about/editorialTeam</text:p>
          </table:table-cell>
          <table:table-cell office:value-type="string" calcext:value-type="string">
            <text:p>http://wacana.ui.ac.id/index.php/wjhi/about/submissions#authorGuidelin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acana.ui.ac.id/index.php/wjhi/about/editorialPolicies#peerReviewProces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acana.ui.ac.id/index.php/wjhi/about/editorialPolicies#peerReviewProces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acana.ui.ac.id/index.php/wjhi/about/editorialPolicies#openAccessPolic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General W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6-10T14:37:21Z</text:p>
          </table:table-cell>
          <table:table-cell office:value-type="string" calcext:value-type="string">
            <text:p>2020-02-10T08:25:30Z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21-01-12T04:18:17Z</text:p>
          </table:table-cell>
        </table:table-row>
        <table:table-row table:style-name="ro1">
          <table:table-cell office:value-type="string" calcext:value-type="string">
            <text:p>Zapiski Historyczne</text:p>
          </table:table-cell>
          <table:table-cell office:value-type="string" calcext:value-type="string">
            <text:p>http://www.zapiskihistoryczne.pl</text:p>
          </table:table-cell>
          <table:table-cell office:value-type="string" calcext:value-type="string">
            <text:p>https://doaj.org/toc/6333c751c2a1432591baf05e02208d60</text:p>
          </table:table-cell>
          <table:table-cell office:value-type="string" calcext:value-type="string">
            <text:p>Historical Records</text:p>
          </table:table-cell>
          <table:table-cell office:value-type="string" calcext:value-type="string">
            <text:p>0044-1791</text:p>
          </table:table-cell>
          <table:table-cell office:value-type="string" calcext:value-type="string">
            <text:p>2449-8637</text:p>
          </table:table-cell>
          <table:table-cell office:value-type="string" calcext:value-type="string">
            <text:p>history, baltic region, archaeology</text:p>
          </table:table-cell>
          <table:table-cell office:value-type="string" calcext:value-type="string">
            <text:p>English, German, Polish</text:p>
          </table:table-cell>
          <table:table-cell office:value-type="string" calcext:value-type="string">
            <text:p>Towarzystwo Naukowe w Toruniu</text:p>
          </table:table-cell>
          <table:table-cell office:value-type="string" calcext:value-type="string">
            <text:p>Poland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www.zapiskihistoryczne.pl/en/page/copyright-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zapiskihistoryczne.pl/en/page/re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zapiskihistoryczne.pl/en/page/editorial-guidelines</text:p>
          </table:table-cell>
          <table:table-cell office:value-type="string" calcext:value-type="string">
            <text:p>http://www.zapiskihistoryczne.pl/en/page/editorial</text:p>
          </table:table-cell>
          <table:table-cell office:value-type="string" calcext:value-type="string">
            <text:p>http://www.zapiskihistoryczne.pl/en/page/the-editorial-committee</text:p>
          </table:table-cell>
          <table:table-cell office:value-type="string" calcext:value-type="string">
            <text:p>http://www.zapiskihistoryczne.pl/en/page/editorial-guideli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zapiskihistoryczne.pl/pl/page/tes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zapiskihistoryczne.pl/pl/page/test</text:p>
          </table:table-cell>
          <table:table-cell table:number-columns-repeated="2"/>
          <table:table-cell office:value-type="string" calcext:value-type="string">
            <text:p>http://www.zapiskihistoryczne.pl/en/issues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zapiskihistoryczne.pl/pl/page/tes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1-31T10:26:53Z</text:p>
          </table:table-cell>
          <table:table-cell office:value-type="string" calcext:value-type="string">
            <text:p>2019-09-24T15:39:12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Археологія</text:p>
          </table:table-cell>
          <table:table-cell office:value-type="string" calcext:value-type="string">
            <text:p>https://arheologia.com.ua/index.php/arheologia</text:p>
          </table:table-cell>
          <table:table-cell office:value-type="string" calcext:value-type="string">
            <text:p>https://doaj.org/toc/9454712f296446468aa2ab0caddd3e54</text:p>
          </table:table-cell>
          <table:table-cell office:value-type="string" calcext:value-type="string">
            <text:p>Arheologia</text:p>
          </table:table-cell>
          <table:table-cell office:value-type="string" calcext:value-type="string">
            <text:p>0235-3490</text:p>
          </table:table-cell>
          <table:table-cell office:value-type="string" calcext:value-type="string">
            <text:p>2616-499X</text:p>
          </table:table-cell>
          <table:table-cell office:value-type="string" calcext:value-type="string">
            <text:p>archaeology, stone age, antiquity, anthropology, numismatics, excavations</text:p>
          </table:table-cell>
          <table:table-cell office:value-type="string" calcext:value-type="string">
            <text:p>English, Russian, Ukrainian</text:p>
          </table:table-cell>
          <table:table-cell office:value-type="string" calcext:value-type="string">
            <text:p>National Academy of Sciences of Ukraine. Institute of Archaeolog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ational Academy of Sciences of Ukraine. Institute of Archaeolog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arheologia.com.ua/index.php/arheologi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arheologia.com.ua/index.php/arheologia/publication-ethic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arheologia.com.ua/index.php/arheologia/procedure-publish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rheologia.com.ua/index.php/arheologia/plagiarism-policy</text:p>
          </table:table-cell>
          <table:table-cell office:value-type="string" calcext:value-type="string">
            <text:p>https://arheologia.com.ua/index.php/arheologia/aims-and-scope</text:p>
          </table:table-cell>
          <table:table-cell office:value-type="string" calcext:value-type="string">
            <text:p>https://arheologia.com.ua/index.php/arheologia/about/editorialTeam</text:p>
          </table:table-cell>
          <table:table-cell office:value-type="string" calcext:value-type="string">
            <text:p>https://arheologia.com.ua/index.php/arheologia/about/submissio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arheologia.com.ua/index.php/arheologia/about/submiss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arheologia.com.ua/index.php/arheologia/about/submissions</text:p>
          </table:table-cell>
          <table:table-cell table:number-columns-repeated="2"/>
          <table:table-cell office:value-type="string" calcext:value-type="string">
            <text:p>https://arheologia.com.ua/index.php/arheologia/issue/archiv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arheologia.com.ua/index.php/arheologia/open-access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4-12T15:18:39Z</text:p>
          </table:table-cell>
          <table:table-cell office:value-type="string" calcext:value-type="string">
            <text:p>2020-04-20T15:54:22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Българско е-Списание за Археология</text:p>
          </table:table-cell>
          <table:table-cell office:value-type="string" calcext:value-type="string">
            <text:p>https://be-ja.org</text:p>
          </table:table-cell>
          <table:table-cell office:value-type="string" calcext:value-type="string">
            <text:p>https://doaj.org/toc/1062ba9cc7d1477d8d69b9c672d78bbb</text:p>
          </table:table-cell>
          <table:table-cell office:value-type="string" calcext:value-type="string">
            <text:p>Bulgarian e-Journal of Archaeology</text:p>
          </table:table-cell>
          <table:table-cell/>
          <table:table-cell office:value-type="string" calcext:value-type="string">
            <text:p>1314-5088</text:p>
          </table:table-cell>
          <table:table-cell office:value-type="string" calcext:value-type="string">
            <text:p>archaeology, archeometry, cultural heraitage</text:p>
          </table:table-cell>
          <table:table-cell office:value-type="string" calcext:value-type="string">
            <text:p>Bulgarian, English</text:p>
          </table:table-cell>
          <table:table-cell office:value-type="string" calcext:value-type="string">
            <text:p>Association of Bulgarian Archaeologists</text:p>
          </table:table-cell>
          <table:table-cell office:value-type="string" calcext:value-type="string">
            <text:p>Bulgaria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be-ja.org/index.php/journal/about#C1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be-ja.org/index.php/journal/about#C12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be-ja.org/index.php/journal/Peer-review-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be-ja.org/index.php/journal/about#C1</text:p>
          </table:table-cell>
          <table:table-cell office:value-type="string" calcext:value-type="string">
            <text:p>https://be-ja.org/index.php/journal/about/editorialTeam</text:p>
          </table:table-cell>
          <table:table-cell office:value-type="string" calcext:value-type="string">
            <text:p>https://be-ja.org/index.php/journal/about/submiss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be-ja.org/index.php/journal/about#C4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be-ja.org/index.php/journal/about#C4</text:p>
          </table:table-cell>
          <table:table-cell table:number-columns-repeated="2"/>
          <table:table-cell office:value-type="string" calcext:value-type="string">
            <text:p>https://be-ja.org/index.php/journal/about#C1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be-ja.org/index.php/journal/about#C3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1-03T15:05:34Z</text:p>
          </table:table-cell>
          <table:table-cell office:value-type="string" calcext:value-type="string">
            <text:p>2020-04-13T18:20:08Z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21-01-17T08:13:54Z</text:p>
          </table:table-cell>
        </table:table-row>
        <table:table-row table:style-name="ro1">
          <table:table-cell office:value-type="string" calcext:value-type="string">
            <text:p>Вестник археологии, антропологии и этнографии</text:p>
          </table:table-cell>
          <table:table-cell office:value-type="string" calcext:value-type="string">
            <text:p>http://www.ipdn.ru/</text:p>
          </table:table-cell>
          <table:table-cell office:value-type="string" calcext:value-type="string">
            <text:p>https://doaj.org/toc/2d699b89ae64455fac7198d45af19dc7</text:p>
          </table:table-cell>
          <table:table-cell office:value-type="string" calcext:value-type="string">
            <text:p>Vestnik Arheologii, Antropologii i Etnografii</text:p>
          </table:table-cell>
          <table:table-cell office:value-type="string" calcext:value-type="string">
            <text:p>1811-7465</text:p>
          </table:table-cell>
          <table:table-cell office:value-type="string" calcext:value-type="string">
            <text:p>2071-0437</text:p>
          </table:table-cell>
          <table:table-cell office:value-type="string" calcext:value-type="string">
            <text:p>anthropology, paleoecology, archaeology, ethnology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Tyumen Scientific Centre SB 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yumen Scientific Centre SB RA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ipdn.ru/va-en/_private/open-access.h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ipdn.ru/_private/a44/15-24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ipdn.ru/va-en/_private/open-access.htm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www.ipdn.ru/va-en/_private/resens.h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ipdn.ru/va-en/_private/etika.htm</text:p>
          </table:table-cell>
          <table:table-cell office:value-type="string" calcext:value-type="string">
            <text:p>http://www.ipdn.ru/va-en/index-en.htm</text:p>
          </table:table-cell>
          <table:table-cell office:value-type="string" calcext:value-type="string">
            <text:p>http://www.ipdn.ru/_private/reds.htm</text:p>
          </table:table-cell>
          <table:table-cell office:value-type="string" calcext:value-type="string">
            <text:p>http://www.ipdn.ru/va-en/_private/vni.ht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ipdn.ru/va-en/_private/open-access.ht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ipdn.ru/va-en/_private/open-access.htm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ipdn.ru/va-en/_private/open-access.htm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4-23T18:48:17Z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20-12-07T10:26:12Z</text:p>
          </table:table-cell>
        </table:table-row>
        <table:table-row table:style-name="ro1">
          <table:table-cell office:value-type="string" calcext:value-type="string">
            <text:p>Вісник Київського національного університету культури і мистецтв. Серія: Музеєзнавство і пам’яткознавство</text:p>
          </table:table-cell>
          <table:table-cell office:value-type="string" calcext:value-type="string">
            <text:p>http://museum-monument.knukim.edu.ua/</text:p>
          </table:table-cell>
          <table:table-cell office:value-type="string" calcext:value-type="string">
            <text:p>https://doaj.org/toc/dcb7a14a95cf4070af44e4dfb02e8084</text:p>
          </table:table-cell>
          <table:table-cell office:value-type="string" calcext:value-type="string">
            <text:p>Bulletin of Kyiv National University of Culture and Arts: Series in Museology and Monumental Studies</text:p>
          </table:table-cell>
          <table:table-cell office:value-type="string" calcext:value-type="string">
            <text:p>2617-7943</text:p>
          </table:table-cell>
          <table:table-cell office:value-type="string" calcext:value-type="string">
            <text:p>2617-9490</text:p>
          </table:table-cell>
          <table:table-cell office:value-type="string" calcext:value-type="string">
            <text:p>museology, heritage science, heritage studies, museum curatorship, archaeology</text:p>
          </table:table-cell>
          <table:table-cell office:value-type="string" calcext:value-type="string">
            <text:p>English, Russian, Ukrainian</text:p>
          </table:table-cell>
          <table:table-cell office:value-type="string" calcext:value-type="string">
            <text:p>KNUKiM Publishing Centr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Kyiv National University of Culture and Arts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museum-monument.knukim.edu.ua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museum-monument.knukim.edu.ua/article/view/1725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museum-monument.knukim.edu.u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museum-monument.knukim.edu.u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museum-monument.knukim.edu.ua/about/editorialPolicies#custom-0</text:p>
          </table:table-cell>
          <table:table-cell office:value-type="string" calcext:value-type="string">
            <text:p>http://museum-monument.knukim.edu.ua/about/editorialPolicies#focusAndScope</text:p>
          </table:table-cell>
          <table:table-cell office:value-type="string" calcext:value-type="string">
            <text:p>http://museum-monument.knukim.edu.ua/about/editorialTeam</text:p>
          </table:table-cell>
          <table:table-cell office:value-type="string" calcext:value-type="string">
            <text:p>http://museum-monument.knukim.edu.ua/about/submissions#authorGuidel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museum-monument.knukim.edu.ua/about/journalSponsorship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museum-monument.knukim.edu.ua/about/journalSponsorship</text:p>
          </table:table-cell>
          <table:table-cell/>
          <table:table-cell office:value-type="string" calcext:value-type="string">
            <text:p>V. I. Vernadsky National Library of Ukraine</text:p>
          </table:table-cell>
          <table:table-cell office:value-type="string" calcext:value-type="string">
            <text:p>http://www.irbis-nbuv.gov.ua/cgi-bin/irbis_nbuv/cgiirbis_64.exe?Z21ID=&amp;I21DBN=UJRN&amp;P21DBN=UJRN&amp;S21STN=1&amp;S21REF=10&amp;S21FMT=juu_eng&amp;C21COM=S&amp;S21CNR=20&amp;S21P01=0&amp;S21P02=0&amp;S21P03=I=&amp;S21COLORTERMS=0&amp;S21STR=%D0%9670398:%D0%9C%D0%9F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museum-monument.knukim.edu.ua/about/editorialPolicies#openAccessPolicy</text:p>
          </table:table-cell>
          <table:table-cell table:number-columns-repeated="2"/>
          <table:table-cell office:value-type="string" calcext:value-type="string">
            <text:p>AM1-501|HN1-995</text:p>
          </table:table-cell>
          <table:table-cell office:value-type="string" calcext:value-type="string">
            <text:p>General Works: Museums. Collectors and collecting | Social Sciences: Social history and conditions. Social problems. Social reform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11-17T17:33:01Z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2-30T14:54:33Z</text:p>
          </table:table-cell>
        </table:table-row>
        <table:table-row table:style-name="ro1">
          <table:table-cell office:value-type="string" calcext:value-type="string">
            <text:p>Емінак</text:p>
          </table:table-cell>
          <table:table-cell office:value-type="string" calcext:value-type="string">
            <text:p>https://www.eminak.net.ua</text:p>
          </table:table-cell>
          <table:table-cell office:value-type="string" calcext:value-type="string">
            <text:p>https://doaj.org/toc/39d673f0a87f4eba92fcc15033ac566a</text:p>
          </table:table-cell>
          <table:table-cell office:value-type="string" calcext:value-type="string">
            <text:p>Eminak</text:p>
          </table:table-cell>
          <table:table-cell office:value-type="string" calcext:value-type="string">
            <text:p>1998-4634</text:p>
          </table:table-cell>
          <table:table-cell office:value-type="string" calcext:value-type="string">
            <text:p>2708-0226</text:p>
          </table:table-cell>
          <table:table-cell office:value-type="string" calcext:value-type="string">
            <text:p>history, world history, ukrainian history, international relations, archaeology</text:p>
          </table:table-cell>
          <table:table-cell office:value-type="string" calcext:value-type="string">
            <text:p>English, Russian, Ukrainian</text:p>
          </table:table-cell>
          <table:table-cell office:value-type="string" calcext:value-type="string">
            <text:p>Scientific Research Centre «Lukomorie»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cientific Research Centre «Lukomorie»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www.eminak.net.ua/index.php/eminak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eminak.net.ua/index.php/eminak/reviewing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www.eminak.net.ua/index.php/eminak/review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eminak.net.ua/index.php/eminak</text:p>
          </table:table-cell>
          <table:table-cell office:value-type="string" calcext:value-type="string">
            <text:p>https://www.eminak.net.ua/index.php/eminak/about/editorialTeam</text:p>
          </table:table-cell>
          <table:table-cell office:value-type="string" calcext:value-type="string">
            <text:p>https://www.eminak.net.ua/index.php/eminak/auth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minak.net.ua/index.php/eminak/authors</text:p>
          </table:table-cell>
          <table:table-cell office:value-type="string" calcext:value-type="string">
            <text:p>40 US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minak.net.ua/index.php/eminak/authors</text:p>
          </table:table-cell>
          <table:table-cell/>
          <table:table-cell office:value-type="string" calcext:value-type="string">
            <text:p>V.I. Vernadsky National Library of Ukraine</text:p>
          </table:table-cell>
          <table:table-cell office:value-type="string" calcext:value-type="string">
            <text:p>https://www.eminak.net.ua/index.php/eminak/index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eminak.net.ua/index.php/eminak</text:p>
          </table:table-cell>
          <table:table-cell table:number-columns-repeated="2"/>
          <table:table-cell office:value-type="string" calcext:value-type="string">
            <text:p>CC1-960|DJK1-77</text:p>
          </table:table-cell>
          <table:table-cell office:value-type="string" calcext:value-type="string">
            <text:p>Auxiliary sciences of history: Archaeology | History (General) and history of Europe: History of Eastern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12-19T19:21:53Z</text:p>
          </table:table-cell>
          <table:table-cell office:value-type="string" calcext:value-type="string">
            <text:p>2020-06-09T12:15:10Z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1-02-09T09:31:26Z</text:p>
          </table:table-cell>
        </table:table-row>
        <table:table-row table:style-name="ro1">
          <table:table-cell office:value-type="string" calcext:value-type="string">
            <text:p>Журнал Белорусского государственного университета: История</text:p>
          </table:table-cell>
          <table:table-cell office:value-type="string" calcext:value-type="string">
            <text:p>https://journals.bsu.by/index.php/history</text:p>
          </table:table-cell>
          <table:table-cell office:value-type="string" calcext:value-type="string">
            <text:p>https://doaj.org/toc/375678312f9445298a74437cb5a8af1a</text:p>
          </table:table-cell>
          <table:table-cell office:value-type="string" calcext:value-type="string">
            <text:p>Journal of the Belarusian State University: History</text:p>
          </table:table-cell>
          <table:table-cell office:value-type="string" calcext:value-type="string">
            <text:p>2520-6338</text:p>
          </table:table-cell>
          <table:table-cell office:value-type="string" calcext:value-type="string">
            <text:p>2617-4006</text:p>
          </table:table-cell>
          <table:table-cell office:value-type="string" calcext:value-type="string">
            <text:p>belarusian history, world history, historiography, art history, archaeology</text:p>
          </table:table-cell>
          <table:table-cell office:value-type="string" calcext:value-type="string">
            <text:p>Belarusian, English, Russian</text:p>
          </table:table-cell>
          <table:table-cell office:value-type="string" calcext:value-type="string">
            <text:p>Belarusian State University</text:p>
          </table:table-cell>
          <table:table-cell office:value-type="string" calcext:value-type="string">
            <text:p>Belarus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journals.bsu.by/index.php/history/about/submi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s.bsu.by/index.php/history/article/view/683/6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ournals.bsu.by/index.php/history/about/submissions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ournals.bsu.by/index.php/history/abou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journals.bsu.by/index.php/history/about</text:p>
          </table:table-cell>
          <table:table-cell office:value-type="string" calcext:value-type="string">
            <text:p>https://journals.bsu.by/index.php/history/about/editorialTeam</text:p>
          </table:table-cell>
          <table:table-cell office:value-type="string" calcext:value-type="string">
            <text:p>https://journals.bsu.by/index.php/history/about/submissio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ournals.bsu.by/index.php/history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journals.bsu.by/index.php/history/about</text:p>
          </table:table-cell>
          <table:table-cell office:value-type="string" calcext:value-type="string">
            <text:p>elibrary.ru</text:p>
          </table:table-cell>
          <table:table-cell/>
          <table:table-cell office:value-type="string" calcext:value-type="string">
            <text:p>https://elibrary.ru/title_about.asp?id=64254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ournals.bsu.by/index.php/history/about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10-20T09:57:15Z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020-12-10T17:54:39Z</text:p>
          </table:table-cell>
        </table:table-row>
        <table:table-row table:style-name="ro1">
          <table:table-cell office:value-type="string" calcext:value-type="string">
            <text:p>Материалы по археологии и истории античного и средневекового Крыма</text:p>
          </table:table-cell>
          <table:table-cell office:value-type="string" calcext:value-type="string">
            <text:p>https://maiask.ru</text:p>
          </table:table-cell>
          <table:table-cell office:value-type="string" calcext:value-type="string">
            <text:p>https://doaj.org/toc/f99600d8995c4dd0a562a52cd7f3b3ec</text:p>
          </table:table-cell>
          <table:table-cell office:value-type="string" calcext:value-type="string">
            <text:p>Materials in Archaeology and History of Ancient and Medieval Crimea</text:p>
          </table:table-cell>
          <table:table-cell/>
          <table:table-cell office:value-type="string" calcext:value-type="string">
            <text:p>2219-8857</text:p>
          </table:table-cell>
          <table:table-cell office:value-type="string" calcext:value-type="string">
            <text:p>archaeology, numismatics, history, sigillography, epigraphy</text:p>
          </table:table-cell>
          <table:table-cell office:value-type="string" calcext:value-type="string">
            <text:p>Bulgarian, English, Russian</text:p>
          </table:table-cell>
          <table:table-cell office:value-type="string" calcext:value-type="string">
            <text:p>Nizhnevartovsk State University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maiask.ru/licenzirovanie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maiask.ru/data/documents/MAIASK-9-Stupko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maiask.ru/licenzirovanie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maiask.ru/eticheskie-pravila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maiask.ru/licenzirovanie/</text:p>
          </table:table-cell>
          <table:table-cell office:value-type="string" calcext:value-type="string">
            <text:p>https://maiask.ru/politika-zhurnala/</text:p>
          </table:table-cell>
          <table:table-cell office:value-type="string" calcext:value-type="string">
            <text:p>https://maiask.ru/redkollegiya/</text:p>
          </table:table-cell>
          <table:table-cell office:value-type="string" calcext:value-type="string">
            <text:p>https://maiask.ru/avtoram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maiask.ru/avtoram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maiask.ru/avtoram/</text:p>
          </table:table-cell>
          <table:table-cell office:value-type="string" calcext:value-type="string">
            <text:p>CEEOL</text:p>
          </table:table-cell>
          <table:table-cell/>
          <table:table-cell office:value-type="string" calcext:value-type="string">
            <text:p>https://www.ceeol.com/browse/browse-by-journals?cid=136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maiask.ru/licenzirovanie/</text:p>
          </table:table-cell>
          <table:table-cell/>
          <table:table-cell office:value-type="string" calcext:value-type="string">
            <text:p>2713-2021</text:p>
          </table:table-cell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6-27T15:21:06Z</text:p>
          </table:table-cell>
          <table:table-cell office:value-type="string" calcext:value-type="string">
            <text:p>2020-07-12T17:13:16Z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20-03-24T06:55:16Z</text:p>
          </table:table-cell>
        </table:table-row>
        <table:table-row table:style-name="ro1">
          <table:table-cell office:value-type="string" calcext:value-type="string">
            <text:p>Материалы по археологии и истории античного и средневекового Причерноморья</text:p>
          </table:table-cell>
          <table:table-cell office:value-type="string" calcext:value-type="string">
            <text:p>https://maiask.ru/</text:p>
          </table:table-cell>
          <table:table-cell office:value-type="string" calcext:value-type="string">
            <text:p>https://doaj.org/toc/1de433346fa44c5bb5d4bc48f2448b43</text:p>
          </table:table-cell>
          <table:table-cell office:value-type="string" calcext:value-type="string">
            <text:p>Proceedings in Archaeology and History of Ancient and Medieval Black Sea Region</text:p>
          </table:table-cell>
          <table:table-cell/>
          <table:table-cell office:value-type="string" calcext:value-type="string">
            <text:p>2713-2021</text:p>
          </table:table-cell>
          <table:table-cell office:value-type="string" calcext:value-type="string">
            <text:p>archaeology, history, numismatics, sigillography, epigraphy</text:p>
          </table:table-cell>
          <table:table-cell office:value-type="string" calcext:value-type="string">
            <text:p>English, Russian</text:p>
          </table:table-cell>
          <table:table-cell office:value-type="string" calcext:value-type="string">
            <text:p>Cimmeria Publishing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Lobachevsky State University of Nizhni Novgorod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maiask.ru/licenzirovanie/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maiask.ru/licenzirovanie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maiask.ru/eticheskie-pravila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maiask.ru/licenzirovanie/</text:p>
          </table:table-cell>
          <table:table-cell office:value-type="string" calcext:value-type="string">
            <text:p>https://maiask.ru/politika-zhurnala/</text:p>
          </table:table-cell>
          <table:table-cell office:value-type="string" calcext:value-type="string">
            <text:p>https://maiask.ru/redkollegiya/</text:p>
          </table:table-cell>
          <table:table-cell office:value-type="string" calcext:value-type="string">
            <text:p>https://maiask.ru/avtoram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maiask.ru/avtoram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maiask.ru/avtoram/</text:p>
          </table:table-cell>
          <table:table-cell office:value-type="string" calcext:value-type="string">
            <text:p>e-Library</text:p>
          </table:table-cell>
          <table:table-cell/>
          <table:table-cell office:value-type="string" calcext:value-type="string">
            <text:p>https://www.elibrary.ru/title_about_new.asp?id=70307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maiask.ru/licenzirovanie/</text:p>
          </table:table-cell>
          <table:table-cell office:value-type="string" calcext:value-type="string">
            <text:p>2219-8857</text:p>
          </table:table-cell>
          <table:table-cell/>
          <table:table-cell office:value-type="string" calcext:value-type="string">
            <text:p>CC1-960|DJK1-77</text:p>
          </table:table-cell>
          <table:table-cell office:value-type="string" calcext:value-type="string">
            <text:p>Auxiliary sciences of history: Archaeology | History (General) and history of Europe: History of Eastern Europ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7-12T17:09:48Z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7-12T19:15:13Z</text:p>
          </table:table-cell>
        </table:table-row>
        <table:table-row table:style-name="ro1">
          <table:table-cell office:value-type="string" calcext:value-type="string">
            <text:p>Народы и религии Евразии</text:p>
          </table:table-cell>
          <table:table-cell office:value-type="string" calcext:value-type="string">
            <text:p>http://journal.asu.ru/wv</text:p>
          </table:table-cell>
          <table:table-cell office:value-type="string" calcext:value-type="string">
            <text:p>https://doaj.org/toc/0746e877bb3e4ef1b08cdf9a29301175</text:p>
          </table:table-cell>
          <table:table-cell office:value-type="string" calcext:value-type="string">
            <text:p>Nations and Religions of Eurasia</text:p>
          </table:table-cell>
          <table:table-cell office:value-type="string" calcext:value-type="string">
            <text:p>2542-2332</text:p>
          </table:table-cell>
          <table:table-cell office:value-type="string" calcext:value-type="string">
            <text:p>2686-8040</text:p>
          </table:table-cell>
          <table:table-cell office:value-type="string" calcext:value-type="string">
            <text:p>еthno-cultural history, state-confessional relations, ethnology and national policy, archaeology, religious studies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Altai State Universit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ltai State Universit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journal.asu.ru/wv/copyr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.asu.ru/wv/copyrigh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.asu.ru/wv/re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asu.ru/wv/plag</text:p>
          </table:table-cell>
          <table:table-cell office:value-type="string" calcext:value-type="string">
            <text:p>http://journal.asu.ru/wv/scope</text:p>
          </table:table-cell>
          <table:table-cell office:value-type="string" calcext:value-type="string">
            <text:p>http://journal.asu.ru/wv/about/editorialTeam</text:p>
          </table:table-cell>
          <table:table-cell office:value-type="string" calcext:value-type="string">
            <text:p>http://journal.asu.ru/wv/about/submiss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.asu.ru/wv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.asu.ru/wv</text:p>
          </table:table-cell>
          <table:table-cell/>
          <table:table-cell office:value-type="string" calcext:value-type="string">
            <text:p>eLIBRARY.ru</text:p>
          </table:table-cell>
          <table:table-cell office:value-type="string" calcext:value-type="string">
            <text:p>http://journal.asu.ru/wv/archiving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journal.asu.ru/wv/open</text:p>
          </table:table-cell>
          <table:table-cell table:number-columns-repeated="2"/>
          <table:table-cell office:value-type="string" calcext:value-type="string">
            <text:p>GN301-674</text:p>
          </table:table-cell>
          <table:table-cell office:value-type="string" calcext:value-type="string">
            <text:p>Geography. Anthropology. Recreation: Anthropology: Ethnology. Social and cultural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6-12T17:19:32Z</text:p>
          </table:table-cell>
          <table:table-cell office:value-type="string" calcext:value-type="string">
            <text:p>2020-04-20T13:47:43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20-11-24T03:51:01Z</text:p>
          </table:table-cell>
        </table:table-row>
        <table:table-row table:style-name="ro1">
          <table:table-cell office:value-type="string" calcext:value-type="string">
            <text:p>Українознавство</text:p>
          </table:table-cell>
          <table:table-cell office:value-type="string" calcext:value-type="string">
            <text:p>http://journal.ndiu.org.ua/</text:p>
          </table:table-cell>
          <table:table-cell office:value-type="string" calcext:value-type="string">
            <text:p>https://doaj.org/toc/d21a8dcaa65141c1b09cc800d8a0c76b</text:p>
          </table:table-cell>
          <table:table-cell office:value-type="string" calcext:value-type="string">
            <text:p>Ukrainian Studies</text:p>
          </table:table-cell>
          <table:table-cell office:value-type="string" calcext:value-type="string">
            <text:p>2413-7065</text:p>
          </table:table-cell>
          <table:table-cell office:value-type="string" calcext:value-type="string">
            <text:p>2413-7103</text:p>
          </table:table-cell>
          <table:table-cell office:value-type="string" calcext:value-type="string">
            <text:p>history, archaeology, culture, linguistics, philosophy, education</text:p>
          </table:table-cell>
          <table:table-cell office:value-type="string" calcext:value-type="string">
            <text:p>English, Ukrainian</text:p>
          </table:table-cell>
          <table:table-cell office:value-type="string" calcext:value-type="string">
            <text:p>RIUS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esearch Institute of Ukrainian Studie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journal.ndiu.org.ua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.ndiu.org.u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.ndiu.org.u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ndiu.org.ua/about/editorialPolicies#peerReviewProcess</text:p>
          </table:table-cell>
          <table:table-cell office:value-type="string" calcext:value-type="string">
            <text:p>http://journal.ndiu.org.ua/about/editorialPolicies#focusAndScope</text:p>
          </table:table-cell>
          <table:table-cell office:value-type="string" calcext:value-type="string">
            <text:p>http://journal.ndiu.org.ua/</text:p>
          </table:table-cell>
          <table:table-cell office:value-type="string" calcext:value-type="string">
            <text:p>http://journal.ndiu.org.ua/about/submissions#authorGuidelin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.ndiu.org.u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.ndiu.org.ua/about/editorialPolicies#openAccessPolicy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ournal.ndiu.org.ua/about/editorialPolicies#openAccessPolicy</text:p>
          </table:table-cell>
          <table:table-cell table:number-columns-repeated="2"/>
          <table:table-cell office:value-type="string" calcext:value-type="string">
            <text:p>DJK1-77</text:p>
          </table:table-cell>
          <table:table-cell office:value-type="string" calcext:value-type="string">
            <text:p>History (General) and history of Europe: History of Eastern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3T17:10:58Z</text:p>
          </table:table-cell>
          <table:table-cell office:value-type="string" calcext:value-type="string">
            <text:p>2020-08-28T17:02:08Z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2021-02-09T12:11:39Z</text:p>
          </table:table-cell>
        </table:table-row>
        <table:table-row table:style-name="ro1">
          <table:table-cell office:value-type="string" calcext:value-type="string">
            <text:p>Финно-угорский мир</text:p>
          </table:table-cell>
          <table:table-cell office:value-type="string" calcext:value-type="string">
            <text:p>http://csfu.mrsu.ru/en/about-2</text:p>
          </table:table-cell>
          <table:table-cell office:value-type="string" calcext:value-type="string">
            <text:p>https://doaj.org/toc/f81e230dd5934000961e9f83fc851c6b</text:p>
          </table:table-cell>
          <table:table-cell office:value-type="string" calcext:value-type="string">
            <text:p>Finno-Ugric World</text:p>
          </table:table-cell>
          <table:table-cell office:value-type="string" calcext:value-type="string">
            <text:p>2076-2577</text:p>
          </table:table-cell>
          <table:table-cell office:value-type="string" calcext:value-type="string">
            <text:p>2541-982X</text:p>
          </table:table-cell>
          <table:table-cell office:value-type="string" calcext:value-type="string">
            <text:p>philology, linguistics, finno-ugric studies, cultural studies, history, archaeology</text:p>
          </table:table-cell>
          <table:table-cell office:value-type="string" calcext:value-type="string">
            <text:p>English, Russian</text:p>
          </table:table-cell>
          <table:table-cell office:value-type="string" calcext:value-type="string">
            <text:p>National Research Mordova State University; MRSU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National Research Mordovia State Universit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csfu.mrsu.ru/en/about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csfu.mrsu.ru/en/en_ed_policy#2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sfu.mrsu.ru/en/en_ed_policy#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csfu.mrsu.ru/en/about-2</text:p>
          </table:table-cell>
          <table:table-cell office:value-type="string" calcext:value-type="string">
            <text:p>http://csfu.mrsu.ru/en/editorial-board</text:p>
          </table:table-cell>
          <table:table-cell office:value-type="string" calcext:value-type="string">
            <text:p>http://csfu.mrsu.ru/en/en_autho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sfu.mrsu.ru/en/en_author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csfu.mrsu.ru/en/en_authors</text:p>
          </table:table-cell>
          <table:table-cell/>
          <table:table-cell office:value-type="string" calcext:value-type="string">
            <text:p>elibrary</text:p>
          </table:table-cell>
          <table:table-cell office:value-type="string" calcext:value-type="string">
            <text:p>https://elibrary.ru/title_about.asp?id=3266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csfu.mrsu.ru/en/about-2</text:p>
          </table:table-cell>
          <table:table-cell table:number-columns-repeated="2"/>
          <table:table-cell office:value-type="string" calcext:value-type="string">
            <text:p>P1-1091</text:p>
          </table:table-cell>
          <table:table-cell office:value-type="string" calcext:value-type="string">
            <text:p>Language and Literature: Philology. Linguistic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8-12-04T14:07:31Z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0-12-27T22:52:07Z</text:p>
          </table:table-cell>
        </table:table-row>
        <table:table-row table:style-name="ro1">
          <table:table-cell office:value-type="string" calcext:value-type="string">
            <text:p>Academia: Архитектура и строительство</text:p>
          </table:table-cell>
          <table:table-cell office:value-type="string" calcext:value-type="string">
            <text:p>http://aac.raasn.ru/</text:p>
          </table:table-cell>
          <table:table-cell office:value-type="string" calcext:value-type="string">
            <text:p>https://doaj.org/toc/61acc4ab2bac472e9af9ccaae87864ff</text:p>
          </table:table-cell>
          <table:table-cell office:value-type="string" calcext:value-type="string">
            <text:p>Academia: Architecture and Construction</text:p>
          </table:table-cell>
          <table:table-cell office:value-type="string" calcext:value-type="string">
            <text:p>2077-9038</text:p>
          </table:table-cell>
          <table:table-cell/>
          <table:table-cell office:value-type="string" calcext:value-type="string">
            <text:p>arts, historical sciences, archeology, engineering sciences, construction, architectur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ian Academy of Architecture and Construction Sciences (RAACS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sian Academy of Architecture and Construction Sciences (RAACS)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aac.raasn.ru/abo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ac.raasn.ru/EditorialBoardPolicy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ac.raasn.ru/PeerRe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ac.raasn.ru/EditorialBoardPolicy</text:p>
          </table:table-cell>
          <table:table-cell office:value-type="string" calcext:value-type="string">
            <text:p>http://aac.raasn.ru/Aims</text:p>
          </table:table-cell>
          <table:table-cell office:value-type="string" calcext:value-type="string">
            <text:p>http://aac.raasn.ru/about/editorialTeam</text:p>
          </table:table-cell>
          <table:table-cell office:value-type="string" calcext:value-type="string">
            <text:p>http://aac.raasn.ru/Au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ac.raasn.ru/EditorialBoard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ac.raasn.ru/EditorialBoardPolicy</text:p>
          </table:table-cell>
          <table:table-cell/>
          <table:table-cell office:value-type="string" calcext:value-type="string">
            <text:p>elibrary.ru</text:p>
          </table:table-cell>
          <table:table-cell office:value-type="string" calcext:value-type="string">
            <text:p>https://elibrary.ru/title_about.asp?id=25208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ac.raasn.ru/about</text:p>
          </table:table-cell>
          <table:table-cell table:number-columns-repeated="2"/>
          <table:table-cell office:value-type="string" calcext:value-type="string">
            <text:p>NA1-9428</text:p>
          </table:table-cell>
          <table:table-cell office:value-type="string" calcext:value-type="string">
            <text:p>Fine Arts: Architec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10-16T09:21:13Z</text:p>
          </table:table-cell>
          <table:table-cell office:value-type="string" calcext:value-type="string">
            <text:p>2018-10-16T09:26:39Z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21-01-14T11:14:23Z</text:p>
          </table:table-cell>
        </table:table-row>
        <table:table-row table:style-name="ro1">
          <table:table-cell office:value-type="string" calcext:value-type="string">
            <text:p>Afriques</text:p>
          </table:table-cell>
          <table:table-cell office:value-type="string" calcext:value-type="string">
            <text:p>http://afriques.revues.org/</text:p>
          </table:table-cell>
          <table:table-cell office:value-type="string" calcext:value-type="string">
            <text:p>https://doaj.org/toc/42b672278dd344daa33cc3119715bf8b</text:p>
          </table:table-cell>
          <table:table-cell office:value-type="string" calcext:value-type="string">
            <text:p>Afriques: Débats, Méthodes et Terrains d'Histoire</text:p>
          </table:table-cell>
          <table:table-cell/>
          <table:table-cell office:value-type="string" calcext:value-type="string">
            <text:p>2108-6796</text:p>
          </table:table-cell>
          <table:table-cell office:value-type="string" calcext:value-type="string">
            <text:p>archeology, philology, anthropology, linguistics, history of africa</text:p>
          </table:table-cell>
          <table:table-cell office:value-type="string" calcext:value-type="string">
            <text:p>English, French, German</text:p>
          </table:table-cell>
          <table:table-cell office:value-type="string" calcext:value-type="string">
            <text:p>Institut des Mondes Africains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afriques.revues.org/5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friques.revues.org/1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friques.revues.org/570#tocto1n3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friques.revues.org/?page=informat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afriques.revues.org/570</text:p>
          </table:table-cell>
          <table:table-cell office:value-type="string" calcext:value-type="string">
            <text:p>http://afriques.revues.org/554</text:p>
          </table:table-cell>
          <table:table-cell office:value-type="string" calcext:value-type="string">
            <text:p>http://afriques.revues.org/5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friques.revues.org/?page=informat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friques.revues.org/?page=information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afriques.revues.org/?page=informations</text:p>
          </table:table-cell>
          <table:table-cell table:number-columns-repeated="2"/>
          <table:table-cell office:value-type="string" calcext:value-type="string">
            <text:p>DT1-3415</text:p>
          </table:table-cell>
          <table:table-cell office:value-type="string" calcext:value-type="string">
            <text:p>History (General) and history of Europe: History of Afr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4-11T10:22:59Z</text:p>
          </table:table-cell>
          <table:table-cell office:value-type="string" calcext:value-type="string">
            <text:p>2016-11-16T21:37:43Z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21-01-04T07:57:08Z</text:p>
          </table:table-cell>
        </table:table-row>
        <table:table-row table:style-name="ro1">
          <table:table-cell office:value-type="string" calcext:value-type="string">
            <text:p>Allpanchis</text:p>
          </table:table-cell>
          <table:table-cell office:value-type="string" calcext:value-type="string">
            <text:p>http://revistas.ucsp.edu.pe/index.php/Allpanchis</text:p>
          </table:table-cell>
          <table:table-cell office:value-type="string" calcext:value-type="string">
            <text:p>https://doaj.org/toc/1a270be626244bf38d557e8e99f63f76</text:p>
          </table:table-cell>
          <table:table-cell office:value-type="string" calcext:value-type="string">
            <text:p>Allpanchis Phuturinqa</text:p>
          </table:table-cell>
          <table:table-cell office:value-type="string" calcext:value-type="string">
            <text:p>0252-8835</text:p>
          </table:table-cell>
          <table:table-cell office:value-type="string" calcext:value-type="string">
            <text:p>2708-8960</text:p>
          </table:table-cell>
          <table:table-cell office:value-type="string" calcext:value-type="string">
            <text:p>social sciences, andes, archeology, history, anthrop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Católica San Pabl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entro de Estudios Peruano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vistas.ucsp.edu.pe/index.php/Allpanchis/open-a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csp.edu.pe/index.php/Allpanchis/article/view/29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.ucsp.edu.pe/index.php/Allpanchis/Evaluacio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.ucsp.edu.pe/index.php/Allpanchis/about</text:p>
          </table:table-cell>
          <table:table-cell office:value-type="string" calcext:value-type="string">
            <text:p>http://revistas.ucsp.edu.pe/index.php/Allpanchis/about/editorialTeam</text:p>
          </table:table-cell>
          <table:table-cell office:value-type="string" calcext:value-type="string">
            <text:p>http://revistas.ucsp.edu.pe/index.php/Allpanchis/about/submissio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ucsp.edu.pe/index.php/Allpanchis/Charg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.ucsp.edu.pe/index.php/Allpanchis/Charge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revistas.ucsp.edu.pe/index.php/Allpanchis/about</text:p>
          </table:table-cell>
          <table:table-cell table:number-columns-repeated="2"/>
          <table:table-cell office:value-type="string" calcext:value-type="string">
            <text:p>CB3-482|F1201-3799</text:p>
          </table:table-cell>
          <table:table-cell office:value-type="string" calcext:value-type="string">
            <text:p>Auxiliary sciences of history: History of Civilization | History America: Latin America. Spanish Americ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9-29T10:05:03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hropological Review</text:p>
          </table:table-cell>
          <table:table-cell office:value-type="string" calcext:value-type="string">
            <text:p>http://www.degruyter.com/view/j/anre</text:p>
          </table:table-cell>
          <table:table-cell office:value-type="string" calcext:value-type="string">
            <text:p>https://doaj.org/toc/0fb5263dcf054dda95f0cbbee1d7a7b5</text:p>
          </table:table-cell>
          <table:table-cell table:number-columns-repeated="2"/>
          <table:table-cell office:value-type="string" calcext:value-type="string">
            <text:p>2083-4594</text:p>
          </table:table-cell>
          <table:table-cell office:value-type="string" calcext:value-type="string">
            <text:p>physical anthropology, human biology, evolution and human variati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d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ish Anthropological Society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degruyter.com/view/supplement/s20834594_Open_Access_License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degruyter.com/view/j/anre.2014.77.issue-3/anre-2014-0020/anre-2014-0020.xml?format=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degruyter.com/view/supplement/s20834594_Guidelines_for_Authors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degruyter.com/page/859</text:p>
          </table:table-cell>
          <table:table-cell table:number-columns-repeated="2" office:value-type="string" calcext:value-type="string">
            <text:p>http://www.degruyter.com/view/j/anre</text:p>
          </table:table-cell>
          <table:table-cell office:value-type="string" calcext:value-type="string">
            <text:p>http://www.degruyter.com/view/supplement/s20834594_Guidelines_for_Authors.pd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egruyter.com/view/supplement/s20834594_Guidelines_for_Authors.pdf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degruyter.com/view/supplement/s20834594_Guidelines_for_Authors.pdf</text:p>
          </table:table-cell>
          <table:table-cell office:value-type="string" calcext:value-type="string">
            <text:p>Portico</text:p>
          </table:table-cell>
          <table:table-cell/>
          <table:table-cell office:value-type="string" calcext:value-type="string">
            <text:p>http://www.degruyter.com/page/859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degruyter.com/page/943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7-01T08:54:24Z</text:p>
          </table:table-cell>
          <table:table-cell office:value-type="string" calcext:value-type="string">
            <text:p>2018-07-05T13:48:35Z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20-11-08T19:15:02Z</text:p>
          </table:table-cell>
        </table:table-row>
        <table:table-row table:style-name="ro1">
          <table:table-cell office:value-type="string" calcext:value-type="string">
            <text:p>Antropologia Portuguesa</text:p>
          </table:table-cell>
          <table:table-cell office:value-type="string" calcext:value-type="string">
            <text:p>https://impactum-journals.uc.pt/antropologiaportuguesa</text:p>
          </table:table-cell>
          <table:table-cell office:value-type="string" calcext:value-type="string">
            <text:p>https://doaj.org/toc/c87368637cbc4559ae37594f8ee38243</text:p>
          </table:table-cell>
          <table:table-cell/>
          <table:table-cell office:value-type="string" calcext:value-type="string">
            <text:p>0870-0990</text:p>
          </table:table-cell>
          <table:table-cell office:value-type="string" calcext:value-type="string">
            <text:p>2182-7982</text:p>
          </table:table-cell>
          <table:table-cell office:value-type="string" calcext:value-type="string">
            <text:p>cultural anthropology, biological anthropology, social anthropology</text:p>
          </table:table-cell>
          <table:table-cell office:value-type="string" calcext:value-type="string">
            <text:p>English, Portuguese</text:p>
          </table:table-cell>
          <table:table-cell office:value-type="string" calcext:value-type="string">
            <text:p>Coimbra University Press</text:p>
          </table:table-cell>
          <table:table-cell office:value-type="string" calcext:value-type="string">
            <text:p>Portugal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impactum-journals.uc.pt/antropologiaportuguesa/about/submission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impactum-journals.uc.pt/antropologiaportuguesa/about/submissions/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impactum-journals.uc.pt/antropologiaportuguesa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impactum-journals.uc.pt/antropologiaportuguesa/about</text:p>
          </table:table-cell>
          <table:table-cell office:value-type="string" calcext:value-type="string">
            <text:p>https://impactum-journals.uc.pt/antropologiaportuguesa/about/editorialTeam</text:p>
          </table:table-cell>
          <table:table-cell office:value-type="string" calcext:value-type="string">
            <text:p>https://impactum-journals.uc.pt/antropologiaportuguesa/about/submissions/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impactum-journals.uc.pt/antropologiaportuguesa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impactum-journals.uc.pt/antropologiaportuguesa/about</text:p>
          </table:table-cell>
          <table:table-cell table:number-columns-repeated="2"/>
          <table:table-cell office:value-type="string" calcext:value-type="string">
            <text:p>https://impactum-journals.uc.pt/antropologiaportuguesa/about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impactum-journals.uc.pt/antropologiaportuguesa/about</text:p>
          </table:table-cell>
          <table:table-cell table:number-columns-repeated="2"/>
          <table:table-cell office:value-type="string" calcext:value-type="string">
            <text:p>GN1-890|GN301-674</text:p>
          </table:table-cell>
          <table:table-cell office:value-type="string" calcext:value-type="string">
            <text:p>Geography. Anthropology. Recreation: Anthropology: Ethnology. Social and cultural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6-18T16:50:07Z</text:p>
          </table:table-cell>
          <table:table-cell office:value-type="string" calcext:value-type="string">
            <text:p>2020-06-22T09:22:06Z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0-12-11T10:20:38Z</text:p>
          </table:table-cell>
        </table:table-row>
        <table:table-row table:style-name="ro1">
          <table:table-cell office:value-type="string" calcext:value-type="string">
            <text:p>Antropoloji</text:p>
          </table:table-cell>
          <table:table-cell office:value-type="string" calcext:value-type="string">
            <text:p>https://dergipark.org.tr/en/pub/antropolojidergisi</text:p>
          </table:table-cell>
          <table:table-cell office:value-type="string" calcext:value-type="string">
            <text:p>https://doaj.org/toc/2663891b9f474fa886faaac5faef9228</text:p>
          </table:table-cell>
          <table:table-cell office:value-type="string" calcext:value-type="string">
            <text:p>Anthropologie</text:p>
          </table:table-cell>
          <table:table-cell office:value-type="string" calcext:value-type="string">
            <text:p>0378-2891</text:p>
          </table:table-cell>
          <table:table-cell office:value-type="string" calcext:value-type="string">
            <text:p>2687-4296</text:p>
          </table:table-cell>
          <table:table-cell office:value-type="string" calcext:value-type="string">
            <text:p>anthropology, biological anthropology, social anthropology, forensic anthropology, paleontology, cultural anthropology</text:p>
          </table:table-cell>
          <table:table-cell office:value-type="string" calcext:value-type="string">
            <text:p>English, Turkish</text:p>
          </table:table-cell>
          <table:table-cell office:value-type="string" calcext:value-type="string">
            <text:p>Ankara University</text:p>
          </table:table-cell>
          <table:table-cell office:value-type="string" calcext:value-type="string">
            <text:p>Turkey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dergipark.org.tr/en/pub/antropolojidergisi/page/95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antropolojidergisi/page/9506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dergipark.org.tr/en/pub/antropolojidergisi/page/95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antropolojidergisi/page/9509</text:p>
          </table:table-cell>
          <table:table-cell office:value-type="string" calcext:value-type="string">
            <text:p>https://dergipark.org.tr/en/pub/antropolojidergisi/aim-and-scope</text:p>
          </table:table-cell>
          <table:table-cell office:value-type="string" calcext:value-type="string">
            <text:p>https://dergipark.org.tr/en/pub/antropolojidergisi/board</text:p>
          </table:table-cell>
          <table:table-cell office:value-type="string" calcext:value-type="string">
            <text:p>https://dergipark.org.tr/en/pub/antropolojidergisi/writing-ru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dergipark.org.tr/en/pub/antropolojidergisi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dergipark.org.tr/en/pub/antropolojidergisi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s://dergipark.org.tr/en/pub/antropolojidergisi/lockss-manifest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antropolojidergisi/page/9505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4-27T21:18:15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chaeologia Lituana</text:p>
          </table:table-cell>
          <table:table-cell office:value-type="string" calcext:value-type="string">
            <text:p>http://www.journals.vu.lt/archaeologia-lituana/</text:p>
          </table:table-cell>
          <table:table-cell office:value-type="string" calcext:value-type="string">
            <text:p>https://doaj.org/toc/e4e8dc7dc17d4ca9b791ad4c51db8087</text:p>
          </table:table-cell>
          <table:table-cell/>
          <table:table-cell office:value-type="string" calcext:value-type="string">
            <text:p>1392-6748</text:p>
          </table:table-cell>
          <table:table-cell office:value-type="string" calcext:value-type="string">
            <text:p>2538-8738</text:p>
          </table:table-cell>
          <table:table-cell office:value-type="string" calcext:value-type="string">
            <text:p>archeology, archaelogical research, baltic region</text:p>
          </table:table-cell>
          <table:table-cell office:value-type="string" calcext:value-type="string">
            <text:p>English, Lithuanian</text:p>
          </table:table-cell>
          <table:table-cell office:value-type="string" calcext:value-type="string">
            <text:p>Vilnius University Press</text:p>
          </table:table-cell>
          <table:table-cell office:value-type="string" calcext:value-type="string">
            <text:p>Lithuan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journals.vu.lt/archaeologia-lituana/journalpoli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ournals.vu.lt/archaeologia-lituana/article/view/12789/115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ournals.vu.lt/archaeologia-lituana/journalpolicy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journals.vu.lt/archaeologia-lituana/peerre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journals.vu.lt/archaeologia-lituana/journalpolicy</text:p>
          </table:table-cell>
          <table:table-cell office:value-type="string" calcext:value-type="string">
            <text:p>http://www.journals.vu.lt/archaeologia-lituana/</text:p>
          </table:table-cell>
          <table:table-cell office:value-type="string" calcext:value-type="string">
            <text:p>http://www.journals.vu.lt/archaeologia-lituana/about/editorialTeam</text:p>
          </table:table-cell>
          <table:table-cell office:value-type="string" calcext:value-type="string">
            <text:p>http://www.journals.vu.lt/archaeologia-lituana/about/submissi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journals.vu.lt/archaeologia-lituana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journals.vu.lt/archaeologia-lituana/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journals.vu.lt/archaeologia-lituana/journal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5-26T13:20:10Z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0-02-26T07:02:52Z</text:p>
          </table:table-cell>
        </table:table-row>
        <table:table-row table:style-name="ro1">
          <table:table-cell office:value-type="string" calcext:value-type="string">
            <text:p>Archivo Español de Arqueología</text:p>
          </table:table-cell>
          <table:table-cell office:value-type="string" calcext:value-type="string">
            <text:p>http://aespa.revistas.csic.es/</text:p>
          </table:table-cell>
          <table:table-cell office:value-type="string" calcext:value-type="string">
            <text:p>https://doaj.org/toc/cbb963772a6c4bd2ade9c29fad10d361</text:p>
          </table:table-cell>
          <table:table-cell/>
          <table:table-cell office:value-type="string" calcext:value-type="string">
            <text:p>0066-6742</text:p>
          </table:table-cell>
          <table:table-cell office:value-type="string" calcext:value-type="string">
            <text:p>1988-3110</text:p>
          </table:table-cell>
          <table:table-cell office:value-type="string" calcext:value-type="string">
            <text:p>archeolog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Consejo Superior de Investigaciones Científicas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aespa.revistas.csic.es/index.php/aespa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espa.revistas.csic.es/index.php/aespa/article/view/544/54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aespa.revistas.csic.es/index.php/aespa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espa.revistas.csic.es/index.php/aespa/about/editorialPolicies</text:p>
          </table:table-cell>
          <table:table-cell office:value-type="string" calcext:value-type="string">
            <text:p>http://aespa.revistas.csic.es/index.php/aespa/about/editorialPolicies#focusAndScope</text:p>
          </table:table-cell>
          <table:table-cell office:value-type="string" calcext:value-type="string">
            <text:p>http://aespa.revistas.csic.es/index.php/aespa/about/editorialTeam</text:p>
          </table:table-cell>
          <table:table-cell office:value-type="string" calcext:value-type="string">
            <text:p>http://aespa.revistas.csic.es/index.php/aespa/about/submissions#authorGuidelin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aespa.revistas.csic.es/index.php/aesp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aespa.revistas.csic.es/index.php/aespa/about/editorialPolicies</text:p>
          </table:table-cell>
          <table:table-cell office:value-type="string" calcext:value-type="string">
            <text:p>PKP PN</text:p>
          </table:table-cell>
          <table:table-cell/>
          <table:table-cell office:value-type="string" calcext:value-type="string">
            <text:p>http://aespa.revistas.csic.es/index.php/aespa/about/editorialPolicies</text:p>
          </table:table-cell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espa.revistas.csic.es/index.php/aespa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5-28T18:32:36Z</text:p>
          </table:table-cell>
          <table:table-cell office:value-type="string" calcext:value-type="string">
            <text:p>2019-11-04T22:34:56Z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2020-09-10T06:28:42Z</text:p>
          </table:table-cell>
        </table:table-row>
        <table:table-row table:style-name="ro1">
          <table:table-cell office:value-type="string" calcext:value-type="string">
            <text:p>ASANKA</text:p>
          </table:table-cell>
          <table:table-cell office:value-type="string" calcext:value-type="string">
            <text:p>http://jurnal.iainponorogo.ac.id/index.php/asanka</text:p>
          </table:table-cell>
          <table:table-cell office:value-type="string" calcext:value-type="string">
            <text:p>https://doaj.org/toc/07fa944c14084a68b3b862ac86264363</text:p>
          </table:table-cell>
          <table:table-cell office:value-type="string" calcext:value-type="string">
            <text:p>Journal of Social Science and Education</text:p>
          </table:table-cell>
          <table:table-cell office:value-type="string" calcext:value-type="string">
            <text:p>2723-0007</text:p>
          </table:table-cell>
          <table:table-cell office:value-type="string" calcext:value-type="string">
            <text:p>2722-9998</text:p>
          </table:table-cell>
          <table:table-cell office:value-type="string" calcext:value-type="string">
            <text:p>education, social science, history, geography, anthropology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Ponorogo: Jurusan Tadris Ilmu Pengetahuan Sosial Fakultas Tarbiyah dan Ilmu Keguruan IAIN Ponorogo</text:p>
          </table:table-cell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jurnal.iainponorogo.ac.id/index.php/asanka/about/editorialPolicies#custom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jurnal.iainponorogo.ac.id/index.php/asank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urnal.iainponorogo.ac.id/index.php/asank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urnal.iainponorogo.ac.id/index.php/asanka/about/editorialPolicies#focusAndScope</text:p>
          </table:table-cell>
          <table:table-cell office:value-type="string" calcext:value-type="string">
            <text:p>http://jurnal.iainponorogo.ac.id/index.php/asanka/about/editorialTeam</text:p>
          </table:table-cell>
          <table:table-cell office:value-type="string" calcext:value-type="string">
            <text:p>http://jurnal.iainponorogo.ac.id/index.php/asanka/about/submissions#authorGuideli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urnal.iainponorogo.ac.id/index.php/asanka/about/editorialPolicies#custom-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O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urnal.iainponorogo.ac.id/index.php/asanka/about/editorialPolicies#openAccessPolicy</text:p>
          </table:table-cell>
          <table:table-cell table:number-columns-repeated="2"/>
          <table:table-cell office:value-type="string" calcext:value-type="string">
            <text:p>BJ1188-1295|B1-5802</text:p>
          </table:table-cell>
          <table:table-cell office:value-type="string" calcext:value-type="string">
            <text:p>Philosophy. Psychology. Religion: Ethics: Religious ethics | Philosophy. Psychology. Religion: Philosoph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1-01-27T09:49:59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2-01T04:06:44Z</text:p>
          </table:table-cell>
        </table:table-row>
        <table:table-row table:style-name="ro1">
          <table:table-cell office:value-type="string" calcext:value-type="string">
            <text:p>Boletín Cultural y Bibliográfico</text:p>
          </table:table-cell>
          <table:table-cell office:value-type="string" calcext:value-type="string">
            <text:p>http://publicaciones.banrepcultural.org/index.php/boletin_cultural</text:p>
          </table:table-cell>
          <table:table-cell office:value-type="string" calcext:value-type="string">
            <text:p>https://doaj.org/toc/cdaae4e5e2c741d09f50ff7492c7bbed</text:p>
          </table:table-cell>
          <table:table-cell/>
          <table:table-cell office:value-type="string" calcext:value-type="string">
            <text:p>0006-6184</text:p>
          </table:table-cell>
          <table:table-cell/>
          <table:table-cell office:value-type="string" calcext:value-type="string">
            <text:p>culture, colombian heritage, bibliography, archeology, cartography, special librari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Banco de la Repúbl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anco de la Repúblic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www.banrepcultural.org/boletin-cultural/content/derechos-de-autor-y-c%C3%B3mo-citar-esta-p%C3%A1gina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orial review</text:p>
          </table:table-cell>
          <table:table-cell office:value-type="string" calcext:value-type="string">
            <text:p>http://publicaciones.banrepcultural.org/index.php/boletin_cultural/about/histor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publicaciones.banrepcultural.org/index.php/boletin_cultural/about/history</text:p>
          </table:table-cell>
          <table:table-cell table:number-columns-repeated="2" office:value-type="string" calcext:value-type="string">
            <text:p>http://www.banrepcultural.org/boletin-cultural/acerc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publicaciones.banrepcultural.org/index.php/boletin_cultural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publicaciones.banrepcultural.org/index.php/boletin_cultural/about/editorialPolicies#openAccessPolic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publicaciones.banrepcultural.org/index.php/boletin_cultural/about/editorialPolicies#openAccessPolicy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Bibliography. Library science. Information resourc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3-14T11:19:15Z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2018-12-28T13:29:46Z</text:p>
          </table:table-cell>
        </table:table-row>
        <table:table-row table:style-name="ro1">
          <table:table-cell office:value-type="string" calcext:value-type="string">
            <text:p>Cadernos do LEPAARQ</text:p>
          </table:table-cell>
          <table:table-cell office:value-type="string" calcext:value-type="string">
            <text:p>https://periodicos.ufpel.edu.br/ojs2/index.php/lepaarq/index</text:p>
          </table:table-cell>
          <table:table-cell office:value-type="string" calcext:value-type="string">
            <text:p>https://doaj.org/toc/3811243d06f7401ca906630fbe9da768</text:p>
          </table:table-cell>
          <table:table-cell office:value-type="string" calcext:value-type="string">
            <text:p>Cadernos do LEPAARQ: Revista do Laboratório de Ensino e Pesquisa em Antropologia e Arqueologia da Universidade Federal de Pelotas</text:p>
          </table:table-cell>
          <table:table-cell office:value-type="string" calcext:value-type="string">
            <text:p>1806-9118</text:p>
          </table:table-cell>
          <table:table-cell office:value-type="string" calcext:value-type="string">
            <text:p>2316-8412</text:p>
          </table:table-cell>
          <table:table-cell office:value-type="string" calcext:value-type="string">
            <text:p>cultural heritage, archaelogy, anthropology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Universidade Federal de Pelo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lotas, Laboratório de Ensino e Pesquisa em Antropologia e Arqueologia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s://periodicos.ufpel.edu.br/ojs2/index.php/lepaarq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eriodicos.ufpel.edu.br/ojs2/index.php/lepaarq/article/view/7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eriodicos.ufpel.edu.br/ojs2/index.php/lepaarq/about/submissions#copyrightNotice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s://periodicos.ufpel.edu.br/ojs2/index.php/lepaarq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periodicos.ufpel.edu.br/ojs2/index.php/lepaarq/about/editorialPolicies#focusAndScope</text:p>
          </table:table-cell>
          <table:table-cell office:value-type="string" calcext:value-type="string">
            <text:p>https://periodicos.ufpel.edu.br/ojs2/index.php/lepaarq/about/editorialTeam</text:p>
          </table:table-cell>
          <table:table-cell office:value-type="string" calcext:value-type="string">
            <text:p>https://periodicos.ufpel.edu.br/ojs2/index.php/lepaarq/about/submissions#authorGuidelin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eriodicos.ufpel.edu.br/ojs2/index.php/lepaarq/about/submissions#copyrightNotic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periodicos.ufpel.edu.br/ojs2/index.php/lepaarq/about/submissions#copyrightNotice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s://periodicos.ufpel.edu.br/ojs2/index.php/lepaarq/about/editorialPolicies#openAccessPolicy</text:p>
          </table:table-cell>
          <table:table-cell table:number-columns-repeated="2"/>
          <table:table-cell office:value-type="string" calcext:value-type="string">
            <text:p>GN1-890|CC1-960</text:p>
          </table:table-cell>
          <table:table-cell office:value-type="string" calcext:value-type="string">
            <text:p>Geography. Anthropology. Recreation: Anthrop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2-17T15:50:04Z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16-02-17T20:04:21Z</text:p>
          </table:table-cell>
        </table:table-row>
        <table:table-row table:style-name="ro1">
          <table:table-cell office:value-type="string" calcext:value-type="string">
            <text:p>Ciencia y Sociedad</text:p>
          </table:table-cell>
          <table:table-cell office:value-type="string" calcext:value-type="string">
            <text:p>https://revistas.intec.edu.do/index.php/ciso</text:p>
          </table:table-cell>
          <table:table-cell office:value-type="string" calcext:value-type="string">
            <text:p>https://doaj.org/toc/b59cf423114543e1b4ec1bbbde196b80</text:p>
          </table:table-cell>
          <table:table-cell/>
          <table:table-cell office:value-type="string" calcext:value-type="string">
            <text:p>0378-7680</text:p>
          </table:table-cell>
          <table:table-cell office:value-type="string" calcext:value-type="string">
            <text:p>2613-8751</text:p>
          </table:table-cell>
          <table:table-cell office:value-type="string" calcext:value-type="string">
            <text:p>social sciencies, communication sciences, linguistics, arche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stituto Tecnológico de Santo Domingo</text:p>
          </table:table-cell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revistas.intec.edu.do/index.php/ciso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revistas.intec.edu.do/index.php/ciso/article/view/137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revistas.intec.edu.do/index.php/ciso/abou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s://revistas.intec.edu.do/index.php/ciso/about</text:p>
          </table:table-cell>
          <table:table-cell office:value-type="string" calcext:value-type="string">
            <text:p>https://revistas.intec.edu.do/index.php/ciso/about/editorialTeam</text:p>
          </table:table-cell>
          <table:table-cell office:value-type="string" calcext:value-type="string">
            <text:p>https://revistas.intec.edu.do/index.php/ciso/about/submissio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intec.edu.do/index.php/ciso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intec.edu.do/index.php/ciso/about</text:p>
          </table:table-cell>
          <table:table-cell table:number-columns-repeated="2"/>
          <table:table-cell office:value-type="string" calcext:value-type="string">
            <text:p>https://revistas.intec.edu.do/index.php/ciso/about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s.intec.edu.do/index.php/ciso/about</text:p>
          </table:table-cell>
          <table:table-cell table:number-columns-repeated="2"/>
          <table:table-cell office:value-type="string" calcext:value-type="string">
            <text:p>P87-96|H1-99</text:p>
          </table:table-cell>
          <table:table-cell office:value-type="string" calcext:value-type="string">
            <text:p>Language and Literature: Philology. Linguistics: Communication. Mass media | Social Sciences: Social sciences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10-10T20:13:23Z</text:p>
          </table:table-cell>
          <table:table-cell office:value-type="string" calcext:value-type="string">
            <text:p>2020-02-05T13:06:14Z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2021-02-02T20:05:05Z</text:p>
          </table:table-cell>
        </table:table-row>
        <table:table-row table:style-name="ro1">
          <table:table-cell office:value-type="string" calcext:value-type="string">
            <text:p>Cuadernos de Antropología</text:p>
          </table:table-cell>
          <table:table-cell office:value-type="string" calcext:value-type="string">
            <text:p>http://revistas.ucr.ac.cr/index.php/antropologia</text:p>
          </table:table-cell>
          <table:table-cell office:value-type="string" calcext:value-type="string">
            <text:p>https://doaj.org/toc/ba19398c37434a7a8c30d49a16e8e147</text:p>
          </table:table-cell>
          <table:table-cell office:value-type="string" calcext:value-type="string">
            <text:p>Revista del Laboratorio de Etnología Maria Eugenia Bozzoli Vargas</text:p>
          </table:table-cell>
          <table:table-cell office:value-type="string" calcext:value-type="string">
            <text:p>1409-3138</text:p>
          </table:table-cell>
          <table:table-cell office:value-type="string" calcext:value-type="string">
            <text:p>2215-356X</text:p>
          </table:table-cell>
          <table:table-cell office:value-type="string" calcext:value-type="string">
            <text:p>anthropology, archaelogy, linguistic anthropology, biological anthropolog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Universidad de Costa Ri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niversidad de Costa Rica, Facultad de Ciencias Sociales, Escuela de Antropologí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revistas.ucr.ac.cr/index.php/antropologia/inde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s.ucr.ac.cr/index.php/antropologi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.ucr.ac.cr/index.php/antropologia/about/editorialPolicies#openAccessPolic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.ucr.ac.cr/index.php/antropologia/about/editorialPolicies#focusAndScope</text:p>
          </table:table-cell>
          <table:table-cell office:value-type="string" calcext:value-type="string">
            <text:p>http://revistas.ucr.ac.cr/index.php/antropologia/about/editorialTeam</text:p>
          </table:table-cell>
          <table:table-cell office:value-type="string" calcext:value-type="string">
            <text:p>http://revistas.ucr.ac.cr/index.php/antropologia/about/submissions#authorGuidelin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ucr.ac.cr/index.php/antropologia/about/submissions#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.ucr.ac.cr/index.php/antropologia/about/submissions#authorGuideline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revistas.ucr.ac.cr/index.php/antropologia/about/editorialPolicies#openAccessPolicy</text:p>
          </table:table-cell>
          <table:table-cell table:number-columns-repeated="2"/>
          <table:table-cell office:value-type="string" calcext:value-type="string">
            <text:p>G|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4-16T14:50:14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adernos de Arte Prehistórico</text:p>
          </table:table-cell>
          <table:table-cell office:value-type="string" calcext:value-type="string">
            <text:p>http://cuadernosdearteprehistorico.com/Inicio/</text:p>
          </table:table-cell>
          <table:table-cell office:value-type="string" calcext:value-type="string">
            <text:p>https://doaj.org/toc/cc9eba7fba454188940ab2fbb8e6c3c7</text:p>
          </table:table-cell>
          <table:table-cell table:number-columns-repeated="2"/>
          <table:table-cell office:value-type="string" calcext:value-type="string">
            <text:p>0719-7012</text:p>
          </table:table-cell>
          <table:table-cell office:value-type="string" calcext:value-type="string">
            <text:p>archeology, anthropology, history, art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ditorial Cuadernos de Sofí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entro de Arte Rupestre Moratalla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cuadernosdearteprehistorico.com/Inicio/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uadernosdearteprehistorico.com/Normas-%C3%89ticas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cuadernosdearteprehistorico.com/Inicio/</text:p>
          </table:table-cell>
          <table:table-cell office:value-type="string" calcext:value-type="string">
            <text:p>http://cuadernosdearteprehistorico.com/Comit%C3%A9-Editorial-y-Cient%C3%ADfico/</text:p>
          </table:table-cell>
          <table:table-cell office:value-type="string" calcext:value-type="string">
            <text:p>http://cuadernosdearteprehistorico.com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uadernosdearteprehistorico.com/Inicio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cuadernosdearteprehistorico.com/Inicio/</text:p>
          </table:table-cell>
          <table:table-cell table:number-columns-repeated="2"/>
          <table:table-cell office:value-type="string" calcext:value-type="string">
            <text:p>http://cuadernosdearteprehistorico.com/Inicio/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cuadernosdearteprehistorico.com/Inicio/</text:p>
          </table:table-cell>
          <table:table-cell table:number-columns-repeated="2"/>
          <table:table-cell office:value-type="string" calcext:value-type="string">
            <text:p>NX440-632|GN700-890</text:p>
          </table:table-cell>
          <table:table-cell office:value-type="string" calcext:value-type="string">
            <text:p>Fine Arts: Arts in general: History of the arts | Geography. Anthropology. Recreation: Anthropology: Prehistoric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2-24T00:17:47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adernos de Prehistoria y Arqueología de la Universidad de Granada</text:p>
          </table:table-cell>
          <table:table-cell office:value-type="string" calcext:value-type="string">
            <text:p>http://revistaseug.ugr.es/index.php/cpag</text:p>
          </table:table-cell>
          <table:table-cell office:value-type="string" calcext:value-type="string">
            <text:p>https://doaj.org/toc/40bfed7c2aa340048afbdc5ba8f0cd93</text:p>
          </table:table-cell>
          <table:table-cell/>
          <table:table-cell office:value-type="string" calcext:value-type="string">
            <text:p>2174-8063</text:p>
          </table:table-cell>
          <table:table-cell/>
          <table:table-cell office:value-type="string" calcext:value-type="string">
            <text:p>archeology, prehistor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de Gran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Granada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vistaseug.ugr.es/index.php/cpag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seug.ugr.es/index.php/cpag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eug.ugr.es/index.php/cpag/about/editorialPolicies#custom-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eug.ugr.es/index.php/cpag/about/editorialPolicies#focusAndScope</text:p>
          </table:table-cell>
          <table:table-cell office:value-type="string" calcext:value-type="string">
            <text:p>http://revistaseug.ugr.es/index.php/cpag/about/editorialTeam</text:p>
          </table:table-cell>
          <table:table-cell office:value-type="string" calcext:value-type="string">
            <text:p>http://revistaseug.ugr.es/index.php/cpag/about/submissions#authorGuidelin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eug.ugr.es/index.php/cpag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eug.ugr.es/index.php/cpag/about/editorialPolicies#openAccessPolicy</text:p>
          </table:table-cell>
          <table:table-cell table:number-columns-repeated="2"/>
          <table:table-cell office:value-type="string" calcext:value-type="string">
            <text:p>http://revistaseug.ugr.es/index.php/cpag/about</text:p>
          </table:table-cell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revistaseug.ugr.es/index.php/cpag/about/editorialPolicies#openAccessPolicy</text:p>
          </table:table-cell>
          <table:table-cell table:number-columns-repeated="2"/>
          <table:table-cell office:value-type="string" calcext:value-type="string">
            <text:p>GN700-890|CC1-960</text:p>
          </table:table-cell>
          <table:table-cell office:value-type="string" calcext:value-type="string">
            <text:p>Geography. Anthropology. Recreation: Anthropology: Prehistoric archaeology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10-21T14:52:26Z</text:p>
          </table:table-cell>
          <table:table-cell office:value-type="string" calcext:value-type="string">
            <text:p>2020-02-05T13:06:16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volutionary Human Sciences</text:p>
          </table:table-cell>
          <table:table-cell office:value-type="string" calcext:value-type="string">
            <text:p>https://www.cambridge.org/core/journals/evolutionary-human-sciences</text:p>
          </table:table-cell>
          <table:table-cell office:value-type="string" calcext:value-type="string">
            <text:p>https://doaj.org/toc/daae0faf6ab5441d8df70287bf19bab9</text:p>
          </table:table-cell>
          <table:table-cell table:number-columns-repeated="2"/>
          <table:table-cell office:value-type="string" calcext:value-type="string">
            <text:p>2513-843X</text:p>
          </table:table-cell>
          <table:table-cell office:value-type="string" calcext:value-type="string">
            <text:p>evolution, anthropology, cultural evolution, palaeoanthropology, evolutionary medicine, phylogenetic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an Human Behaviour and Evolution Association</text:p>
          </table:table-cell>
          <table:table-cell/>
          <table:table-cell office:value-type="string" calcext:value-type="string">
            <text:p>CC BY, CC BY-NC-SA, CC BY-NC-ND</text:p>
          </table:table-cell>
          <table:table-cell/>
          <table:table-cell office:value-type="string" calcext:value-type="string">
            <text:p>https://www.cambridge.org/core/journals/evolutionary-human-sciences/information/open-access-publi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cambridge.org/core/journals/evolutionary-human-sciences/article/majority-rules-how-good-are-we-at-aggregating-convergent-opinions/4EF8411F0637FFA1C0ADEFFB631A487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www.cambridge.org/core/journals/evolutionary-human-sciences/information/instructions-contribut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cambridge.org/core/journals/evolutionary-human-sciences/information/instructions-contributors</text:p>
          </table:table-cell>
          <table:table-cell office:value-type="string" calcext:value-type="string">
            <text:p>https://www.cambridge.org/core/journals/evolutionary-human-sciences</text:p>
          </table:table-cell>
          <table:table-cell office:value-type="string" calcext:value-type="string">
            <text:p>https://www.cambridge.org/core/journals/evolutionary-human-sciences/information/editorial-board</text:p>
          </table:table-cell>
          <table:table-cell office:value-type="string" calcext:value-type="string">
            <text:p>https://www.cambridge.org/core/journals/evolutionary-human-sciences/information/instructions-contribu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cambridge.org/core/journals/evolutionary-human-sciences/information/open-access-publication</text:p>
          </table:table-cell>
          <table:table-cell office:value-type="string" calcext:value-type="string">
            <text:p>170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cambridge.org/core/journals/evolutionary-human-sciences/information/open-access-publication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ww.cambridge.org/core/journals/evolutionary-human-sciences/information/open-access-publication</text:p>
          </table:table-cell>
          <table:table-cell table:number-columns-repeated="2"/>
          <table:table-cell office:value-type="string" calcext:value-type="string">
            <text:p>GN281-289|QH359-425</text:p>
          </table:table-cell>
          <table:table-cell office:value-type="string" calcext:value-type="string">
            <text:p>Geography. Anthropology. Recreation: Anthropology: Physical anthropology. Somatology: Human evolution | Science: Biology (General): Evolu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9-23T10:18:21Z</text:p>
          </table:table-cell>
          <table:table-cell office:value-type="string" calcext:value-type="string">
            <text:p>2021-01-18T17:26:0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asnik Antropološkog Društva Srbije</text:p>
          </table:table-cell>
          <table:table-cell office:value-type="string" calcext:value-type="string">
            <text:p>http://scindeks.ceon.rs/journalDetails.aspx?issn=1820-7936&amp;lang=en</text:p>
          </table:table-cell>
          <table:table-cell office:value-type="string" calcext:value-type="string">
            <text:p>https://doaj.org/toc/6fbca8bfa2d049a7a490d1fce060ed2e</text:p>
          </table:table-cell>
          <table:table-cell/>
          <table:table-cell office:value-type="string" calcext:value-type="string">
            <text:p>1820-7936</text:p>
          </table:table-cell>
          <table:table-cell office:value-type="string" calcext:value-type="string">
            <text:p>1820-8827</text:p>
          </table:table-cell>
          <table:table-cell office:value-type="string" calcext:value-type="string">
            <text:p>demography, human biology, human ecology, medical anthropology, human evolution, population biology</text:p>
          </table:table-cell>
          <table:table-cell office:value-type="string" calcext:value-type="string">
            <text:p>English, Serbian</text:p>
          </table:table-cell>
          <table:table-cell office:value-type="string" calcext:value-type="string">
            <text:p>Antropološko društvo Srbije i Univerzitet u Nišu, Prirodno-matematički fakultet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scindeks.ceon.rs/PublicationPolicy.aspx?issn=1820-7936&amp;lang=en#ppL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scindeks.ceon.rs/article.aspx?artid=1820-79361651001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scindeks.ceon.rs/PublicationPolicy.aspx?issn=1820-7936&amp;lang=en#ppCC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scindeks.ceon.rs/PublicationPolicy.aspx?issn=1820-7936&amp;lang=en#pp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scindeks.ceon.rs/PublicationPolicy.aspx?issn=1820-7936&amp;lang=en#ppSP</text:p>
          </table:table-cell>
          <table:table-cell office:value-type="string" calcext:value-type="string">
            <text:p>http://scindeks.ceon.rs/Portrait.aspx?issn=1820-7936</text:p>
          </table:table-cell>
          <table:table-cell office:value-type="string" calcext:value-type="string">
            <text:p>http://scindeks.ceon.rs/EditorialBoard.aspx?issn=1820-7936&amp;lang=en</text:p>
          </table:table-cell>
          <table:table-cell office:value-type="string" calcext:value-type="string">
            <text:p>http://scindeks-clanci.ceon.rs/data/uputstva/1820-7936ue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scindeks.ceon.rs/PublicationPolicy.aspx?issn=1820-7936&amp;lang=en#ppA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://scindeks.ceon.rs/PublicationPolicy.aspx?issn=1820-7936&amp;lang=en#ppAC</text:p>
          </table:table-cell>
          <table:table-cell/>
          <table:table-cell office:value-type="string" calcext:value-type="string">
            <text:p>National Library of Serbia</text:p>
          </table:table-cell>
          <table:table-cell office:value-type="string" calcext:value-type="string">
            <text:p>https://scindeks.ceon.rs/PublicationPolicy.aspx?issn=1820-7936&amp;lang=en#ppAD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scindeks.ceon.rs/PublicationPolicy.aspx?issn=1820-7936&amp;lang=en#ppOA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07-27T18:56:12Z</text:p>
          </table:table-cell>
          <table:table-cell office:value-type="string" calcext:value-type="string">
            <text:p>2019-11-02T10:54:01Z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20-03-28T09:13:21Z</text:p>
          </table:table-cell>
        </table:table-row>
        <table:table-row table:style-name="ro1">
          <table:table-cell office:value-type="string" calcext:value-type="string">
            <text:p>Horizontes Antropológicos</text:p>
          </table:table-cell>
          <table:table-cell office:value-type="string" calcext:value-type="string">
            <text:p>http://www.scielo.br/scielo.php/script_sci_serial/lng_pt/pid_0104-7183/nrm_iso</text:p>
          </table:table-cell>
          <table:table-cell office:value-type="string" calcext:value-type="string">
            <text:p>https://doaj.org/toc/f3448a80078c4486bc0f8126e9509bb9</text:p>
          </table:table-cell>
          <table:table-cell/>
          <table:table-cell office:value-type="string" calcext:value-type="string">
            <text:p>0104-7183</text:p>
          </table:table-cell>
          <table:table-cell office:value-type="string" calcext:value-type="string">
            <text:p>1806-9983</text:p>
          </table:table-cell>
          <table:table-cell office:value-type="string" calcext:value-type="string">
            <text:p>social anthropology, archeology</text:p>
          </table:table-cell>
          <table:table-cell office:value-type="string" calcext:value-type="string">
            <text:p>English, French, Portuguese, Spanish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FCH-UFRGS, Programa de Pós-Graduação em Antropologia Social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scielo.br/revistas/ha/psubscrp.h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scielo.br/scielo.php?script=sci_arttext&amp;pid=S0104-71832014000200002&amp;lng=en&amp;nrm=iso&amp;tlng=p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www.scielo.br/revistas/ha/paboutj.ht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scielo.br/revistas/ha/paboutj.htm</text:p>
          </table:table-cell>
          <table:table-cell office:value-type="string" calcext:value-type="string">
            <text:p>http://www.scielo.br/revistas/ha/pedboard.htm</text:p>
          </table:table-cell>
          <table:table-cell office:value-type="string" calcext:value-type="string">
            <text:p>http://www.scielo.br/revistas/ha/pinstruc.ht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scielo.br/revistas/ha/pinstruc.ht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scielo.br/revistas/ha/pinstruc.htm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scielo.br/revistas/ha/psubscrp.htm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4-04-23T21:31:00Z</text:p>
          </table:table-cell>
          <table:table-cell office:value-type="string" calcext:value-type="string">
            <text:p>2016-07-22T20:19:44Z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019-08-09T10:38:12Z</text:p>
          </table:table-cell>
        </table:table-row>
        <table:table-row table:style-name="ro1">
          <table:table-cell office:value-type="string" calcext:value-type="string">
            <text:p>Indonesian Journal of Social and Environmental Issues</text:p>
          </table:table-cell>
          <table:table-cell office:value-type="string" calcext:value-type="string">
            <text:p>https://ojs.literacyinstitute.org/index.php/ijsei</text:p>
          </table:table-cell>
          <table:table-cell office:value-type="string" calcext:value-type="string">
            <text:p>https://doaj.org/toc/d876810a5f6c4a3599977c3894778a38</text:p>
          </table:table-cell>
          <table:table-cell office:value-type="string" calcext:value-type="string">
            <text:p>IJSEI</text:p>
          </table:table-cell>
          <table:table-cell/>
          <table:table-cell office:value-type="string" calcext:value-type="string">
            <text:p>2722-1369</text:p>
          </table:table-cell>
          <table:table-cell office:value-type="string" calcext:value-type="string">
            <text:p>child trafficking, social welfare, anthropology, environmental issues, ec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teracy Institut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iteracy Institute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s://ojs.literacyinstitute.org/index.php/ijsei/copyright-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ojs.literacyinstitute.org/index.php/ijsei/copyright-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ojs.literacyinstitute.org/index.php/ijsei/peer-review-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ojs.literacyinstitute.org/index.php/ijsei/anti-plagiarism-policy</text:p>
          </table:table-cell>
          <table:table-cell office:value-type="string" calcext:value-type="string">
            <text:p>https://ojs.literacyinstitute.org/index.php/ijsei/scope</text:p>
          </table:table-cell>
          <table:table-cell office:value-type="string" calcext:value-type="string">
            <text:p>https://ojs.literacyinstitute.org/index.php/ijsei/about/editorialTeam</text:p>
          </table:table-cell>
          <table:table-cell office:value-type="string" calcext:value-type="string">
            <text:p>https://ojs.literacyinstitute.org/index.php/ijsei/author-guideli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ojs.literacyinstitute.org/index.php/ijsei/publication-charg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ojs.literacyinstitute.org/index.php/ijsei/publication-charge</text:p>
          </table:table-cell>
          <table:table-cell office:value-type="string" calcext:value-type="string">
            <text:p>CLOCKSS, LOCKSS, PKP PN</text:p>
          </table:table-cell>
          <table:table-cell office:value-type="string" calcext:value-type="string">
            <text:p>Indonesia One Search</text:p>
          </table:table-cell>
          <table:table-cell office:value-type="string" calcext:value-type="string">
            <text:p>https://ojs.literacyinstitute.org/index.php/ijsei/archiving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ojs.literacyinstitute.org/index.php/ijsei/open-access-policy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Social Scienc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8-31T14:52:34Z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12-05T22:00:15Z</text:p>
          </table:table-cell>
        </table:table-row>
        <table:table-row table:style-name="ro1">
          <table:table-cell office:value-type="string" calcext:value-type="string">
            <text:p>Intrecci d'arte</text:p>
          </table:table-cell>
          <table:table-cell office:value-type="string" calcext:value-type="string">
            <text:p>http://intreccidarte.unibo.it</text:p>
          </table:table-cell>
          <table:table-cell office:value-type="string" calcext:value-type="string">
            <text:p>https://doaj.org/toc/f87f6ef6902d439db0991c96e97a5b1d</text:p>
          </table:table-cell>
          <table:table-cell/>
          <table:table-cell office:value-type="string" calcext:value-type="string">
            <text:p>2240-7251</text:p>
          </table:table-cell>
          <table:table-cell/>
          <table:table-cell office:value-type="string" calcext:value-type="string">
            <text:p>art, archeology, history of arts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University of Bologna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intreccidarte.unibo.it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ntreccidarte.unibo.it/article/view/55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ntreccidarte.unibo.it/about/editorialPolicies#openAccessPolicy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intreccidarte.unibo.it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intreccidarte.unibo.it/about/editorialPolicies#focusAndScope</text:p>
          </table:table-cell>
          <table:table-cell office:value-type="string" calcext:value-type="string">
            <text:p>http://intreccidarte.unibo.it/index</text:p>
          </table:table-cell>
          <table:table-cell office:value-type="string" calcext:value-type="string">
            <text:p>http://intreccidarte.unibo.it/about/submissions#authorGuidel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intreccidarte.unibo.it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intreccidarte.unibo.it/about/editorialPolicies#openAccessPolicy</text:p>
          </table:table-cell>
          <table:table-cell/>
          <table:table-cell office:value-type="string" calcext:value-type="string">
            <text:p>Biblioteche Nazionali Centrali di Roma e Firenze - Magazzini Digitali</text:p>
          </table:table-cell>
          <table:table-cell office:value-type="string" calcext:value-type="string">
            <text:p>http://intreccidarte.unibo.it/about/editorialPolicies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intreccidarte.unibo.it/about/editorialPolicies#openAccessPolicy</text:p>
          </table:table-cell>
          <table:table-cell table:number-columns-repeated="2"/>
          <table:table-cell office:value-type="string" calcext:value-type="string">
            <text:p>N|NX1-820</text:p>
          </table:table-cell>
          <table:table-cell office:value-type="string" calcext:value-type="string">
            <text:p>Fine Arts: Arts in gene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2-09-17T15:11:54Z</text:p>
          </table:table-cell>
          <table:table-cell office:value-type="string" calcext:value-type="string">
            <text:p>2020-08-13T09:42:54Z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20-12-09T09:43:21Z</text:p>
          </table:table-cell>
        </table:table-row>
        <table:table-row table:style-name="ro1">
          <table:table-cell office:value-type="string" calcext:value-type="string">
            <text:p>IpoTESI di Preistoria</text:p>
          </table:table-cell>
          <table:table-cell office:value-type="string" calcext:value-type="string">
            <text:p>http://ipotesidipreistoria.unibo.it/</text:p>
          </table:table-cell>
          <table:table-cell office:value-type="string" calcext:value-type="string">
            <text:p>https://doaj.org/toc/102731ffc82e460baf24f52cea31c87b</text:p>
          </table:table-cell>
          <table:table-cell/>
          <table:table-cell office:value-type="string" calcext:value-type="string">
            <text:p>2038-2898</text:p>
          </table:table-cell>
          <table:table-cell office:value-type="string" calcext:value-type="string">
            <text:p>1974-7985</text:p>
          </table:table-cell>
          <table:table-cell office:value-type="string" calcext:value-type="string">
            <text:p>anthropology, prehistory, protohistory, bronze age, italian prehistory, italian bronze ag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University of Bolog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Bologna, Department of History of Civilization</text:p>
          </table:table-cell>
          <table:table-cell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ipotesidipreistoria.unibo.it/about/submissions#copyrightNo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potesidipreistoria.unibo.it/article/view/50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ipotesidipreistoria.unibo.it/about/editorialPolicies#openAccessPolicy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ipotesidipreistoria.unibo.it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ipotesidipreistoria.unibo.it/about/editorialPolicies#focusAndScope</text:p>
          </table:table-cell>
          <table:table-cell office:value-type="string" calcext:value-type="string">
            <text:p>http://ipotesidipreistoria.unibo.it/index</text:p>
          </table:table-cell>
          <table:table-cell office:value-type="string" calcext:value-type="string">
            <text:p>http://ipotesidipreistoria.unibo.it/about/submissions#authorGuideli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ipotesidipreistoria.unibo.it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ipotesidipreistoria.unibo.it/about/editorialPolicies#openAccessPolicy</text:p>
          </table:table-cell>
          <table:table-cell/>
          <table:table-cell office:value-type="string" calcext:value-type="string">
            <text:p>Biblioteche Nazionali Centrali di Roma e Firenze, Magazzini Digitali</text:p>
          </table:table-cell>
          <table:table-cell office:value-type="string" calcext:value-type="string">
            <text:p>http://www.depositolegale.it/journals/</text:p>
          </table:table-cell>
          <table:table-cell office:value-type="string" calcext:value-type="string">
            <text:p>Sherpa/Romeo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ipotesidipreistoria.unibo.it/about/editorialPolicies#openAccessPolicy</text:p>
          </table:table-cell>
          <table:table-cell table:number-columns-repeated="2"/>
          <table:table-cell office:value-type="string" calcext:value-type="string">
            <text:p>CC1-960|DG11-999</text:p>
          </table:table-cell>
          <table:table-cell office:value-type="string" calcext:value-type="string">
            <text:p>Auxiliary sciences of history: Archaeology | History (General) and history of Europe: History of 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9-17T18:01:15Z</text:p>
          </table:table-cell>
          <table:table-cell office:value-type="string" calcext:value-type="string">
            <text:p>2020-08-13T09:14:32Z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21-01-12T08:03:33Z</text:p>
          </table:table-cell>
        </table:table-row>
        <table:table-row table:style-name="ro1">
          <table:table-cell office:value-type="string" calcext:value-type="string">
            <text:p>Journal of Physiological Anthropology</text:p>
          </table:table-cell>
          <table:table-cell office:value-type="string" calcext:value-type="string">
            <text:p>https://jphysiolanthropol.biomedcentral.com/</text:p>
          </table:table-cell>
          <table:table-cell office:value-type="string" calcext:value-type="string">
            <text:p>https://doaj.org/toc/38c2f79cd2de46cb96deed1e4aed2d92</text:p>
          </table:table-cell>
          <table:table-cell/>
          <table:table-cell office:value-type="string" calcext:value-type="string">
            <text:p>1880-6791</text:p>
          </table:table-cell>
          <table:table-cell office:value-type="string" calcext:value-type="string">
            <text:p>1880-6805</text:p>
          </table:table-cell>
          <table:table-cell office:value-type="string" calcext:value-type="string">
            <text:p>physical anthropology, human adaptabilit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Japan Society of Physiological Anthropology</text:p>
          </table:table-cell>
          <table:table-cell/>
          <table:table-cell office:value-type="string" calcext:value-type="string">
            <text:p>CC BY, CC0</text:p>
          </table:table-cell>
          <table:table-cell/>
          <table:table-cell office:value-type="string" calcext:value-type="string">
            <text:p>https://jphysiolanthropol.biomedcentral.com/submission-guidelines/copyr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physiolanthropol.biomedcentral.com/articles/10.1186/s40101-018-0181-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biomedcentral.com/about/policies/license-agreemen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jphysiolanthropol.biomedcentral.com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biomedcentral.com/getpublished/editorial-policies</text:p>
          </table:table-cell>
          <table:table-cell office:value-type="string" calcext:value-type="string">
            <text:p>https://jphysiolanthropol.biomedcentral.com/about</text:p>
          </table:table-cell>
          <table:table-cell office:value-type="string" calcext:value-type="string">
            <text:p>https://jphysiolanthropol.biomedcentral.com/about/editorial-board</text:p>
          </table:table-cell>
          <table:table-cell office:value-type="string" calcext:value-type="string">
            <text:p>https://jphysiolanthropol.biomedcentral.com/submission-guideli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physiolanthropol.biomedcentral.com/about</text:p>
          </table:table-cell>
          <table:table-cell office:value-type="string" calcext:value-type="string">
            <text:p>1270 GB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jphysiolanthropol.biomedcentral.com/ab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jphysiolanthropol.biomedcentral.com/about</text:p>
          </table:table-cell>
          <table:table-cell office:value-type="string" calcext:value-type="string">
            <text:p>CLOCKSS, LOCKSS, PMC, Portico</text:p>
          </table:table-cell>
          <table:table-cell office:value-type="string" calcext:value-type="string">
            <text:p>British Library; Koninklijke Bibliotheek; Library of Congress</text:p>
          </table:table-cell>
          <table:table-cell office:value-type="string" calcext:value-type="string">
            <text:p>https://www.biomedcentral.com/getpublished/indexing-archiving-and-access-to-data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jphysiolanthropol.biomedcentral.com/about</text:p>
          </table:table-cell>
          <table:table-cell table:number-columns-repeated="2"/>
          <table:table-cell office:value-type="string" calcext:value-type="string">
            <text:p>GN49-298</text:p>
          </table:table-cell>
          <table:table-cell office:value-type="string" calcext:value-type="string">
            <text:p>Geography. Anthropology. Recreation: Anthropology: Physical anthropology. Somat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9-21T11:39:53Z</text:p>
          </table:table-cell>
          <table:table-cell office:value-type="string" calcext:value-type="string">
            <text:p>2021-02-14T16:19:51Z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1-02-14T12:14:40Z</text:p>
          </table:table-cell>
        </table:table-row>
        <table:table-row table:style-name="ro1">
          <table:table-cell office:value-type="string" calcext:value-type="string">
            <text:p>Journal of Research &amp; Reviews in Social Sciences Pakistan</text:p>
          </table:table-cell>
          <table:table-cell office:value-type="string" calcext:value-type="string">
            <text:p>http://journal.kinnaird.edu.pk/</text:p>
          </table:table-cell>
          <table:table-cell office:value-type="string" calcext:value-type="string">
            <text:p>https://doaj.org/toc/fe63c8e822c44a8ea1d8ea620a389ff7</text:p>
          </table:table-cell>
          <table:table-cell/>
          <table:table-cell office:value-type="string" calcext:value-type="string">
            <text:p>2616-6259</text:p>
          </table:table-cell>
          <table:table-cell office:value-type="string" calcext:value-type="string">
            <text:p>2617-5029</text:p>
          </table:table-cell>
          <table:table-cell office:value-type="string" calcext:value-type="string">
            <text:p>social sciences, archeology, sociology, islamic studies, gender studi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innaird College for Wome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Kinnaird College for Women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journal.kinnaird.edu.pk/copyright-permission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kinnaird.edu.pk/wp-content/uploads/2019/06/10.-Kiran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kinnaird.edu.pk/copyright-permissions/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journal.kinnaird.edu.pk/peerreviewprocess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urnal.kinnaird.edu.pk/plagiarismpolicy/</text:p>
          </table:table-cell>
          <table:table-cell office:value-type="string" calcext:value-type="string">
            <text:p>http://journal.kinnaird.edu.pk/aimscope/</text:p>
          </table:table-cell>
          <table:table-cell office:value-type="string" calcext:value-type="string">
            <text:p>http://journal.kinnaird.edu.pk/advisoryeditorboard/</text:p>
          </table:table-cell>
          <table:table-cell office:value-type="string" calcext:value-type="string">
            <text:p>http://journal.kinnaird.edu.pk/authosguidelines/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.kinnaird.edu.pk/subscription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.kinnaird.edu.pk/subscription/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journal.kinnaird.edu.pk/</text:p>
          </table:table-cell>
          <table:table-cell table:number-columns-repeated="2"/>
          <table:table-cell office:value-type="string" calcext:value-type="string">
            <text:p>B|HM401-1281</text:p>
          </table:table-cell>
          <table:table-cell office:value-type="string" calcext:value-type="string">
            <text:p>Philosophy. Psychology. Religion | Social Sciences: Sociolog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6-20T07:44:1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óot</text:p>
          </table:table-cell>
          <table:table-cell office:value-type="string" calcext:value-type="string">
            <text:p>http://biblioteca.utec.edu.sv/koot/index.php/koot</text:p>
          </table:table-cell>
          <table:table-cell office:value-type="string" calcext:value-type="string">
            <text:p>https://doaj.org/toc/41dbc5c02aff4b5eb4bc840d02958c81</text:p>
          </table:table-cell>
          <table:table-cell/>
          <table:table-cell office:value-type="string" calcext:value-type="string">
            <text:p>2078-0664</text:p>
          </table:table-cell>
          <table:table-cell office:value-type="string" calcext:value-type="string">
            <text:p>2307-3942</text:p>
          </table:table-cell>
          <table:table-cell office:value-type="string" calcext:value-type="string">
            <text:p>museology, anthropology, archeology, history, art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Tecnológica de El Salvador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Universidad Tecnológica de El Salvador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biblioteca.utec.edu.sv/koot/index.php/koot/politicas_de_reproduccion_y_acces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biblioteca.utec.edu.sv/koot/index.php/koot/article/view/129/25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biblioteca.utec.edu.sv/koot/index.php/koot/sistema_de_arbitraj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biblioteca.utec.edu.sv/koot/index.php/koot/about</text:p>
          </table:table-cell>
          <table:table-cell office:value-type="string" calcext:value-type="string">
            <text:p>http://biblioteca.utec.edu.sv/koot/index.php/koot/about/editorialTeam</text:p>
          </table:table-cell>
          <table:table-cell office:value-type="string" calcext:value-type="string">
            <text:p>http://biblioteca.utec.edu.sv/koot/index.php/koot/directrices_para_aut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biblioteca.utec.edu.sv/koot/index.php/koot/politicas_de_reproduccion_y_acces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OI, Handl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biblioteca.utec.edu.sv/koot/index.php/koot/politicas_de_reproduccion_y_acceso</text:p>
          </table:table-cell>
          <table:table-cell table:number-columns-repeated="2"/>
          <table:table-cell office:value-type="string" calcext:value-type="string">
            <text:p>AM1-501|CC1-960</text:p>
          </table:table-cell>
          <table:table-cell office:value-type="string" calcext:value-type="string">
            <text:p>General Works: Museums. Collectors and collecting | 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3-01T20:27:58Z</text:p>
          </table:table-cell>
          <table:table-cell office:value-type="string" calcext:value-type="string">
            <text:p>2021-02-08T20:09:15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s Carnets de l’ACoSt</text:p>
          </table:table-cell>
          <table:table-cell office:value-type="string" calcext:value-type="string">
            <text:p>http://acost.revues.org</text:p>
          </table:table-cell>
          <table:table-cell office:value-type="string" calcext:value-type="string">
            <text:p>https://doaj.org/toc/4287e5e6410345f09ebeafad18e6ac46</text:p>
          </table:table-cell>
          <table:table-cell table:number-columns-repeated="2"/>
          <table:table-cell office:value-type="string" calcext:value-type="string">
            <text:p>2431-8574</text:p>
          </table:table-cell>
          <table:table-cell office:value-type="string" calcext:value-type="string">
            <text:p>history of religions, cultural history, history of art, prehistory and antiquity, early middle ages</text:p>
          </table:table-cell>
          <table:table-cell office:value-type="string" calcext:value-type="string">
            <text:p>English, French</text:p>
          </table:table-cell>
          <table:table-cell office:value-type="string" calcext:value-type="string">
            <text:p>ACoSt - Association for Coroplastic Studies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acost.revues.org/1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acost.revues.org/57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orial review</text:p>
          </table:table-cell>
          <table:table-cell office:value-type="string" calcext:value-type="string">
            <text:p>http://acost.revues.org/19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acost.revues.org</text:p>
          </table:table-cell>
          <table:table-cell office:value-type="string" calcext:value-type="string">
            <text:p>http://acost.revues.org/564</text:p>
          </table:table-cell>
          <table:table-cell office:value-type="string" calcext:value-type="string">
            <text:p>http://acost.revues.org/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openedition.org/13469?lang=e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openedition.org/13469?lang=en</text:p>
          </table:table-cell>
          <table:table-cell table:number-columns-repeated="5"/>
          <table:table-cell office:value-type="string" calcext:value-type="string">
            <text:p>Handl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acost.revues.org/?page=information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6-08-17T11:43:20Z</text:p>
          </table:table-cell>
          <table:table-cell office:value-type="string" calcext:value-type="string">
            <text:p>2017-11-08T13:50:15Z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0-12-08T11:32:50Z</text:p>
          </table:table-cell>
        </table:table-row>
        <table:table-row table:style-name="ro1">
          <table:table-cell office:value-type="string" calcext:value-type="string">
            <text:p>Micronesica</text:p>
          </table:table-cell>
          <table:table-cell office:value-type="string" calcext:value-type="string">
            <text:p>http://micronesica.org</text:p>
          </table:table-cell>
          <table:table-cell office:value-type="string" calcext:value-type="string">
            <text:p>https://doaj.org/toc/bb9ea721f1ad41b8ba261c2b42f6622d</text:p>
          </table:table-cell>
          <table:table-cell/>
          <table:table-cell office:value-type="string" calcext:value-type="string">
            <text:p>0026-279X</text:p>
          </table:table-cell>
          <table:table-cell/>
          <table:table-cell office:value-type="string" calcext:value-type="string">
            <text:p>guam, micronesia, tropical western pacific, biology, physical anthropology, agricultur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niversity of Guam Press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University of Guam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micronesica.org/about-micronesica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micronesica.org/instructions-autho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micronesica.org/instructions-authors</text:p>
          </table:table-cell>
          <table:table-cell office:value-type="string" calcext:value-type="string">
            <text:p>http://micronesica.org/about-micronesica</text:p>
          </table:table-cell>
          <table:table-cell office:value-type="string" calcext:value-type="string">
            <text:p>http://micronesica.org/instructions-autho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micronesica.org/instructions-authors</text:p>
          </table:table-cell>
          <table:table-cell office:value-type="string" calcext:value-type="string">
            <text:p>350 US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micronesica.org/instructions-author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micronesica.org/about-micronesica</text:p>
          </table:table-cell>
          <table:table-cell table:number-columns-repeated="2"/>
          <table:table-cell office:value-type="string" calcext:value-type="string">
            <text:p>G1-922</text:p>
          </table:table-cell>
          <table:table-cell office:value-type="string" calcext:value-type="string">
            <text:p>Geography. Anthropology. Recreation: Geography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10-15T15:25:37Z</text:p>
          </table:table-cell>
          <table:table-cell office:value-type="string" calcext:value-type="string">
            <text:p>2017-03-27T14:23:08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10-31T02:47:11Z</text:p>
          </table:table-cell>
        </table:table-row>
        <table:table-row table:style-name="ro1">
          <table:table-cell office:value-type="string" calcext:value-type="string">
            <text:p>Munibe Antropologia-Arkeologia</text:p>
          </table:table-cell>
          <table:table-cell office:value-type="string" calcext:value-type="string">
            <text:p>http://www.aranzadi-zientziak.org/munibe-antropologia-arkeologia?lang=en</text:p>
          </table:table-cell>
          <table:table-cell office:value-type="string" calcext:value-type="string">
            <text:p>https://doaj.org/toc/bb75bd6673d44fe0967824261dfa4f34</text:p>
          </table:table-cell>
          <table:table-cell/>
          <table:table-cell office:value-type="string" calcext:value-type="string">
            <text:p>1132-2217</text:p>
          </table:table-cell>
          <table:table-cell office:value-type="string" calcext:value-type="string">
            <text:p>2172-4555</text:p>
          </table:table-cell>
          <table:table-cell office:value-type="string" calcext:value-type="string">
            <text:p>anthropology, paleontology, archeology</text:p>
          </table:table-cell>
          <table:table-cell office:value-type="string" calcext:value-type="string">
            <text:p>Basque, English, French, German, Spanish</text:p>
          </table:table-cell>
          <table:table-cell office:value-type="string" calcext:value-type="string">
            <text:p>Sociedad de Ciencias Aranzadi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aranzadi-zientziak.org/munibe-antropologia-arkeologia?lang=en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aranzadi.eus/guia-para-los-autor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aranzadi.eus/munibe-antropologia-arkeologia</text:p>
          </table:table-cell>
          <table:table-cell office:value-type="string" calcext:value-type="string">
            <text:p>http://www.aranzadi-zientziak.org/munibe-antropologia-arkeologia?lang=en</text:p>
          </table:table-cell>
          <table:table-cell office:value-type="string" calcext:value-type="string">
            <text:p>http://www.aranzadi.eus/guia-para-los-auto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ranzadi-zientziak.org/munibe-antropologia-arkeologia?lang=e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aranzadi-zientziak.org/munibe-antropologia-arkeologia?lang=en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www.aranzadi-zientziak.org/munibe-antropologia-arkeologia?lang=en</text:p>
          </table:table-cell>
          <table:table-cell table:number-columns-repeated="2"/>
          <table:table-cell office:value-type="string" calcext:value-type="string">
            <text:p>C|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3-01-24T14:10:19Z</text:p>
          </table:table-cell>
          <table:table-cell office:value-type="string" calcext:value-type="string">
            <text:p>2015-10-19T19:44:36Z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021-01-15T13:24:17Z</text:p>
          </table:table-cell>
        </table:table-row>
        <table:table-row table:style-name="ro1">
          <table:table-cell office:value-type="string" calcext:value-type="string">
            <text:p>Navigator</text:p>
          </table:table-cell>
          <table:table-cell office:value-type="string" calcext:value-type="string">
            <text:p>https://portaldeperiodicos.marinha.mil.br/index.php/navigator</text:p>
          </table:table-cell>
          <table:table-cell office:value-type="string" calcext:value-type="string">
            <text:p>https://doaj.org/toc/b3662506bfe84e6fbc354eb828048255</text:p>
          </table:table-cell>
          <table:table-cell office:value-type="string" calcext:value-type="string">
            <text:p>Navigator: Subsídios para a História Marítima do Brasil</text:p>
          </table:table-cell>
          <table:table-cell office:value-type="string" calcext:value-type="string">
            <text:p>0100-1248</text:p>
          </table:table-cell>
          <table:table-cell/>
          <table:table-cell office:value-type="string" calcext:value-type="string">
            <text:p>maritime history, naval history, military history, underwater archeology</text:p>
          </table:table-cell>
          <table:table-cell office:value-type="string" calcext:value-type="string">
            <text:p>Portuguese, Spanish</text:p>
          </table:table-cell>
          <table:table-cell office:value-type="string" calcext:value-type="string">
            <text:p>Diretoria do Patrimônio Histórico e Documentação da Marin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iretoria do Patrimônio Histórico e Documentação da Marinha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s://portaldeperiodicos.marinha.mil.br/index.php/navigator/index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orial review</text:p>
          </table:table-cell>
          <table:table-cell office:value-type="string" calcext:value-type="string">
            <text:p>https://portaldeperiodicos.marinha.mil.br/index.php/navigator/about/submiss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portaldeperiodicos.marinha.mil.br/index.php/navigator/about</text:p>
          </table:table-cell>
          <table:table-cell office:value-type="string" calcext:value-type="string">
            <text:p>https://portaldeperiodicos.marinha.mil.br/index.php/navigator/about/editorialTeam</text:p>
          </table:table-cell>
          <table:table-cell office:value-type="string" calcext:value-type="string">
            <text:p>https://portaldeperiodicos.marinha.mil.br/index.php/navigator/about/submiss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portaldeperiodicos.marinha.mil.br/index.php/navigator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portaldeperiodicos.marinha.mil.br/index.php/navigator/about</text:p>
          </table:table-cell>
          <table:table-cell table:number-columns-repeated="3"/>
          <table:table-cell office:value-type="string" calcext:value-type="string">
            <text:p>Diadorim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s://portaldeperiodicos.marinha.mil.br/index.php/navigator/about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Naval Sc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3-20T17:45:54Z</text:p>
          </table:table-cell>
          <table:table-cell office:value-type="string" calcext:value-type="string">
            <text:p>2020-10-10T10:48:08Z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0-06-25T11:33:16Z</text:p>
          </table:table-cell>
        </table:table-row>
        <table:table-row table:style-name="ro1">
          <table:table-cell office:value-type="string" calcext:value-type="string">
            <text:p>Onoba. Revista de Arqueología y Antigüedad</text:p>
          </table:table-cell>
          <table:table-cell office:value-type="string" calcext:value-type="string">
            <text:p>http://www.uhu.es/publicaciones/ojs/index.php/onoba</text:p>
          </table:table-cell>
          <table:table-cell office:value-type="string" calcext:value-type="string">
            <text:p>https://doaj.org/toc/cec557c581b6419eafa63d3e56f6cc8b</text:p>
          </table:table-cell>
          <table:table-cell/>
          <table:table-cell office:value-type="string" calcext:value-type="string">
            <text:p>2340-3047</text:p>
          </table:table-cell>
          <table:table-cell office:value-type="string" calcext:value-type="string">
            <text:p>2340-4027</text:p>
          </table:table-cell>
          <table:table-cell office:value-type="string" calcext:value-type="string">
            <text:p>archeology, ancient history, methodology, patrimon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de Huelv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Huelva, Servicio de Publicaciones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www.uhu.es/publicaciones/ojs/index.php/onoba/about/editorialPolicies#openAccess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uhu.es/publicaciones/ojs/index.php/onoba/about/editorialPolicies#custom-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uhu.es/publicaciones/ojs/index.php/onoba/about/editorialPolicies#custom-6</text:p>
          </table:table-cell>
          <table:table-cell office:value-type="string" calcext:value-type="string">
            <text:p>http://www.uhu.es/publicaciones/ojs/index.php/onoba/about/editorialPolicies#focusAndScope</text:p>
          </table:table-cell>
          <table:table-cell office:value-type="string" calcext:value-type="string">
            <text:p>http://www.uhu.es/publicaciones/ojs/index.php/onoba/about/editorialTeam</text:p>
          </table:table-cell>
          <table:table-cell office:value-type="string" calcext:value-type="string">
            <text:p>http://www.uhu.es/publicaciones/ojs/index.php/onoba/about/submissions#authorGuidelin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uhu.es/publicaciones/ojs/index.php/onob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uhu.es/publicaciones/ojs/index.php/onoba/about/editorialPolicies#openAccessPolicy</text:p>
          </table:table-cell>
          <table:table-cell table:number-columns-repeated="2"/>
          <table:table-cell office:value-type="string" calcext:value-type="string">
            <text:p>http://www.uhu.es/publicaciones/ojs/index.php/onoba/about/editorialPolicies#custom-8</text:p>
          </table:table-cell>
          <table:table-cell office:value-type="string" calcext:value-type="string">
            <text:p>Dulcine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www.uhu.es/publicaciones/ojs/index.php/onoba/about/editorialPolicies#openAccessPolicy</text:p>
          </table:table-cell>
          <table:table-cell table:number-columns-repeated="2"/>
          <table:table-cell office:value-type="string" calcext:value-type="string">
            <text:p>CC1-960|D51-90</text:p>
          </table:table-cell>
          <table:table-cell office:value-type="string" calcext:value-type="string">
            <text:p>Auxiliary sciences of history: Archaeology | History (General) and history of Europe: History (General): Ancient his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5-19T13:56:08Z</text:p>
          </table:table-cell>
          <table:table-cell office:value-type="string" calcext:value-type="string">
            <text:p>2020-05-22T16:27:06Z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0-07-15T06:23:39Z</text:p>
          </table:table-cell>
        </table:table-row>
        <table:table-row table:style-name="ro1">
          <table:table-cell office:value-type="string" calcext:value-type="string">
            <text:p>Open Journal for Anthropological Studies</text:p>
          </table:table-cell>
          <table:table-cell office:value-type="string" calcext:value-type="string">
            <text:p>http://centerprode.com/ojas.html</text:p>
          </table:table-cell>
          <table:table-cell office:value-type="string" calcext:value-type="string">
            <text:p>https://doaj.org/toc/8bede8a57deb48d8bf2a36dd66f15aea</text:p>
          </table:table-cell>
          <table:table-cell office:value-type="string" calcext:value-type="string">
            <text:p>OJAS</text:p>
          </table:table-cell>
          <table:table-cell/>
          <table:table-cell office:value-type="string" calcext:value-type="string">
            <text:p>2560-5348</text:p>
          </table:table-cell>
          <table:table-cell office:value-type="string" calcext:value-type="string">
            <text:p>cultural anthropology, social anthropology, ethnology, physical anthropology, medical anthropology, linguistic anthrop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enter for Open Access in Science, Belgrade, Serbia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centerprode.com/ojas/ojas_open_access_policy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enterprode.com/ojas/ojas0202/coas.ojas.0202.01037s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enterprode.com/ojas/ojas_open_access_policy.html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centerprode.com/ojas/ojas_peer_review_policy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enterprode.com/ojas/ojas_publication_ethics.html</text:p>
          </table:table-cell>
          <table:table-cell office:value-type="string" calcext:value-type="string">
            <text:p>http://centerprode.com/ojas/ojas_aims_and_scope.html</text:p>
          </table:table-cell>
          <table:table-cell office:value-type="string" calcext:value-type="string">
            <text:p>http://centerprode.com/ojas/ojas_editorial_team.html</text:p>
          </table:table-cell>
          <table:table-cell office:value-type="string" calcext:value-type="string">
            <text:p>http://centerprode.com/guide-for-authors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centerprode.com/ojas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centerprode.com/ojas.html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centerprode.com/ojas/ojas_open_access_policy.html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9-01-31T17:28:30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1-11T19:52:59Z</text:p>
          </table:table-cell>
        </table:table-row>
        <table:table-row table:style-name="ro1">
          <table:table-cell office:value-type="string" calcext:value-type="string">
            <text:p>Peristil</text:p>
          </table:table-cell>
          <table:table-cell office:value-type="string" calcext:value-type="string">
            <text:p>https://hrcak.srce.hr/peristil?lang=en</text:p>
          </table:table-cell>
          <table:table-cell office:value-type="string" calcext:value-type="string">
            <text:p>https://doaj.org/toc/7bdb427e3a034ad18d2ad3b26c3afba8</text:p>
          </table:table-cell>
          <table:table-cell/>
          <table:table-cell office:value-type="string" calcext:value-type="string">
            <text:p>0553-6707</text:p>
          </table:table-cell>
          <table:table-cell office:value-type="string" calcext:value-type="string">
            <text:p>1849-6547</text:p>
          </table:table-cell>
          <table:table-cell office:value-type="string" calcext:value-type="string">
            <text:p>art history, history, archeology, architecture, cultural heritage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ian Society of Art Historian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roatian Society of Art Historians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hrcak.srce.hr/peristil?lang=en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hrcak.srce.hr/peristil?lang=en</text:p>
          </table:table-cell>
          <table:table-cell office:value-type="string" calcext:value-type="string">
            <text:p>No</text:p>
          </table:table-cell>
          <table:table-cell/>
          <table:table-cell table:number-columns-repeated="3" office:value-type="string" calcext:value-type="string">
            <text:p>https://hrcak.srce.hr/peristil?lang=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hrcak.srce.hr/peristil?lang=e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hrcak.srce.hr/peristil?lang=en</text:p>
          </table:table-cell>
          <table:table-cell office:value-type="string" calcext:value-type="string">
            <text:p>Hrčak, Portal of Scientific Journals of Croatia</text:p>
          </table:table-cell>
          <table:table-cell/>
          <table:table-cell office:value-type="string" calcext:value-type="string">
            <text:p>https://hrcak.srce.hr/peristil?lang=en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hrcak.srce.hr/peristil?lang=en</text:p>
          </table:table-cell>
          <table:table-cell table:number-columns-repeated="2"/>
          <table:table-cell office:value-type="string" calcext:value-type="string">
            <text:p>NX440-632</text:p>
          </table:table-cell>
          <table:table-cell office:value-type="string" calcext:value-type="string">
            <text:p>Fine Arts: Arts in general: History of the ar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4-27T08:42:19Z</text:p>
          </table:table-cell>
          <table:table-cell office:value-type="string" calcext:value-type="string">
            <text:p>2018-05-16T20:16:00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aternary and Environmental Geosciences</text:p>
          </table:table-cell>
          <table:table-cell office:value-type="string" calcext:value-type="string">
            <text:p>https://revistas.ufpr.br/abequa/index</text:p>
          </table:table-cell>
          <table:table-cell office:value-type="string" calcext:value-type="string">
            <text:p>https://doaj.org/toc/f602a3ee899640b6acd05183ca9841e0</text:p>
          </table:table-cell>
          <table:table-cell office:value-type="string" calcext:value-type="string">
            <text:p>QEG</text:p>
          </table:table-cell>
          <table:table-cell/>
          <table:table-cell office:value-type="string" calcext:value-type="string">
            <text:p>2176-6142</text:p>
          </table:table-cell>
          <table:table-cell office:value-type="string" calcext:value-type="string">
            <text:p>environmental geosciences, anthropocene, environmental changes, coastal geology, paleoclimate, quaternary period</text:p>
          </table:table-cell>
          <table:table-cell office:value-type="string" calcext:value-type="string">
            <text:p>English, Portuguese, Spanish</text:p>
          </table:table-cell>
          <table:table-cell office:value-type="string" calcext:value-type="string">
            <text:p>Associação Brasileira de Estudos do Quaternário (ABEQUA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BEQUA</text:p>
          </table:table-cell>
          <table:table-cell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://ojs.c3sl.ufpr.br/ojs2/index.php/abequa/about/submissions#copyrightNotice</text:p>
          </table:table-cell>
          <table:table-cell/>
          <table:table-cell office:value-type="string" calcext:value-type="string">
            <text:p>http://ojs.c3sl.ufpr.br/ojs2/index.php/index/about/aboutThisPublishingSy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c3sl.ufpr.br/ojs2/index.php/abequa/about/submissions#copyrightNotice</text:p>
          </table:table-cell>
          <table:table-cell office:value-type="string" calcext:value-type="string">
            <text:p>Peer review</text:p>
          </table:table-cell>
          <table:table-cell office:value-type="string" calcext:value-type="string">
            <text:p>http://ojs.c3sl.ufpr.br/ojs2/index.php/abequa/help/view/editorial/topic/0000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c3sl.ufpr.br/ojs2/index.php/abequa/about/submissions#onlineSubmissions</text:p>
          </table:table-cell>
          <table:table-cell office:value-type="string" calcext:value-type="string">
            <text:p>http://ojs.c3sl.ufpr.br/ojs2/index.php/abequa/about/editorialPolicies#focusAndScope</text:p>
          </table:table-cell>
          <table:table-cell office:value-type="string" calcext:value-type="string">
            <text:p>http://ojs.c3sl.ufpr.br/ojs2/index.php/abequa/about/editorialTeam</text:p>
          </table:table-cell>
          <table:table-cell office:value-type="string" calcext:value-type="string">
            <text:p>http://ojs.c3sl.ufpr.br/ojs2/index.php/abequa/about/submissions#authorGuideli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ojs.c3sl.ufpr.br/ojs2/index.php/abequa/about/submissions#authorFe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ojs.c3sl.ufpr.br/ojs2/index.php/abequa/about/submissions#authorFees</text:p>
          </table:table-cell>
          <table:table-cell table:number-columns-repeated="2"/>
          <table:table-cell office:value-type="string" calcext:value-type="string">
            <text:p>http://ojs.c3sl.ufpr.br/ojs2/index.php/abequa/about/editorialPolicies#archiv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ojs.c3sl.ufpr.br/ojs2/index.php/abequa/about/editorialPolicies#openAccessPolicy</text:p>
          </table:table-cell>
          <table:table-cell table:number-columns-repeated="2"/>
          <table:table-cell office:value-type="string" calcext:value-type="string">
            <text:p>QE1-996.5</text:p>
          </table:table-cell>
          <table:table-cell office:value-type="string" calcext:value-type="string">
            <text:p>Science: G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8-27T13:30:56Z</text:p>
          </table:table-cell>
          <table:table-cell office:value-type="string" calcext:value-type="string">
            <text:p>2020-02-20T09:36:56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HPA: Revista de Historia, Patrimonio, Arqueología y Antropología Americana</text:p>
          </table:table-cell>
          <table:table-cell office:value-type="string" calcext:value-type="string">
            <text:p>http://rehpa.net/ojs/index.php/rehpa</text:p>
          </table:table-cell>
          <table:table-cell office:value-type="string" calcext:value-type="string">
            <text:p>https://doaj.org/toc/4bce7b47c0d04f748613ab3a78f3b37c</text:p>
          </table:table-cell>
          <table:table-cell table:number-columns-repeated="2"/>
          <table:table-cell office:value-type="string" calcext:value-type="string">
            <text:p>2697-3553</text:p>
          </table:table-cell>
          <table:table-cell office:value-type="string" calcext:value-type="string">
            <text:p>history, archeology, anthropology, heritage, americ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Grupo de Investigación Puruhá/Universidad Técnica de Manabí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rupo de Investigación Puruhá/Universidad Técnica de Manabí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hpa.net/ojs/index.php/rehpa/about/submi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hpa.net/ojs/index.php/rehpa/article/view/3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://rehpa.net/ojs/index.php/rehpa/abou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http://rehpa.net/ojs/index.php/rehpa/about</text:p>
          </table:table-cell>
          <table:table-cell office:value-type="string" calcext:value-type="string">
            <text:p>http://rehpa.net/ojs/index.php/rehpa/about/editorialTeam</text:p>
          </table:table-cell>
          <table:table-cell office:value-type="string" calcext:value-type="string">
            <text:p>http://rehpa.net/ojs/index.php/rehpa/about/submissio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hpa.net/ojs/index.php/rehpa/about/submiss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hpa.net/ojs/index.php/rehpa/about/submissions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rehpa.net/ojs/index.php/rehpa/about</text:p>
          </table:table-cell>
          <table:table-cell table:number-columns-repeated="2"/>
          <table:table-cell office:value-type="string" calcext:value-type="string">
            <text:p>GN301-674|CC1-960|F1201-3799</text:p>
          </table:table-cell>
          <table:table-cell office:value-type="string" calcext:value-type="string">
            <text:p>Geography. Anthropology. Recreation: Anthropology: Ethnology. Social and cultural anthropology | Auxiliary sciences of history: Archaeology | History America: Latin America. Spanish Americ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11-04T19:10:50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ista Argentina de Antropología Biológica</text:p>
          </table:table-cell>
          <table:table-cell office:value-type="string" calcext:value-type="string">
            <text:p>https://www.revistas.unlp.edu.ar/raab</text:p>
          </table:table-cell>
          <table:table-cell office:value-type="string" calcext:value-type="string">
            <text:p>https://doaj.org/toc/416d18dfaa8c41568078c9022cc5b412</text:p>
          </table:table-cell>
          <table:table-cell/>
          <table:table-cell office:value-type="string" calcext:value-type="string">
            <text:p>1514-7991</text:p>
          </table:table-cell>
          <table:table-cell office:value-type="string" calcext:value-type="string">
            <text:p>1853-6387</text:p>
          </table:table-cell>
          <table:table-cell office:value-type="string" calcext:value-type="string">
            <text:p>biological anthropology, physical anthropology, evolution and human variation, primat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sociación de Antropología Biológica Argentina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revistas.unlp.edu.ar/raab/inde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revistas.unlp.edu.ar/raab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revistas.unlp.edu.ar/raab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revistas.unlp.edu.ar/raab/about</text:p>
          </table:table-cell>
          <table:table-cell office:value-type="string" calcext:value-type="string">
            <text:p>https://revistas.unlp.edu.ar/raab/about/editorialTeam</text:p>
          </table:table-cell>
          <table:table-cell office:value-type="string" calcext:value-type="string">
            <text:p>https://www.revistas.unlp.edu.ar/raab/about/submissions#authorGuideli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nlp.edu.ar/raab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nlp.edu.ar/raab/about</text:p>
          </table:table-cell>
          <table:table-cell table:number-columns-repeated="2"/>
          <table:table-cell office:value-type="string" calcext:value-type="string">
            <text:p>http://www.revistas.unlp.edu.ar/raab/about/submissions#onlineSubmission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s://revistas.unlp.edu.ar/raab/about</text:p>
          </table:table-cell>
          <table:table-cell table:number-columns-repeated="2"/>
          <table:table-cell office:value-type="string" calcext:value-type="string">
            <text:p>GN1-890|GN49-298</text:p>
          </table:table-cell>
          <table:table-cell office:value-type="string" calcext:value-type="string">
            <text:p>Geography. Anthropology. Recreation: Anthropology: Physical anthropology. Somat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1-05-23T08:48:05Z</text:p>
          </table:table-cell>
          <table:table-cell office:value-type="string" calcext:value-type="string">
            <text:p>2020-10-15T07:59:20Z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2019-07-06T11:34:30Z</text:p>
          </table:table-cell>
        </table:table-row>
        <table:table-row table:style-name="ro1">
          <table:table-cell office:value-type="string" calcext:value-type="string">
            <text:p>Revista Científica y Tecnológica UPSE</text:p>
          </table:table-cell>
          <table:table-cell office:value-type="string" calcext:value-type="string">
            <text:p>https://incyt.upse.edu.ec/ciencia/revistas/index.php/rctu</text:p>
          </table:table-cell>
          <table:table-cell office:value-type="string" calcext:value-type="string">
            <text:p>https://doaj.org/toc/30e5fcb9ecb74ba3a99a0e9edd291f4f</text:p>
          </table:table-cell>
          <table:table-cell office:value-type="string" calcext:value-type="string">
            <text:p>Revista Científica y Tecnológica INCYT UPSE</text:p>
          </table:table-cell>
          <table:table-cell office:value-type="string" calcext:value-type="string">
            <text:p>1390-7638</text:p>
          </table:table-cell>
          <table:table-cell office:value-type="string" calcext:value-type="string">
            <text:p>1390-7697</text:p>
          </table:table-cell>
          <table:table-cell office:value-type="string" calcext:value-type="string">
            <text:p>business, agronomy, education, biology, archeolog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Península de Santa Elena</text:p>
          </table:table-cell>
          <table:table-cell office:value-type="string" calcext:value-type="string">
            <text:p>Ecuador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incyt.upse.edu.ec/ciencia/revistas/index.php/rctu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incyt.upse.edu.ec/ciencia/revistas/index.php/rctu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incyt.upse.edu.ec/ciencia/revistas/index.php/rctu/about</text:p>
          </table:table-cell>
          <table:table-cell office:value-type="string" calcext:value-type="string">
            <text:p>https://incyt.upse.edu.ec/ciencia/revistas/index.php/rctu/comite-editorial</text:p>
          </table:table-cell>
          <table:table-cell office:value-type="string" calcext:value-type="string">
            <text:p>https://incyt.upse.edu.ec/ciencia/revistas/index.php/rctu/about/submis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incyt.upse.edu.ec/ciencia/revistas/index.php/rctu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incyt.upse.edu.ec/ciencia/revistas/index.php/rctu/about</text:p>
          </table:table-cell>
          <table:table-cell table:number-columns-repeated="5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incyt.upse.edu.ec/ciencia/revistas/index.php/rctu/accesoabierto</text:p>
          </table:table-cell>
          <table:table-cell table:number-columns-repeated="2"/>
          <table:table-cell office:value-type="string" calcext:value-type="string">
            <text:p>Q|H</text:p>
          </table:table-cell>
          <table:table-cell office:value-type="string" calcext:value-type="string">
            <text:p>Social Scien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7-12-22T15:22:36Z</text:p>
          </table:table-cell>
          <table:table-cell office:value-type="string" calcext:value-type="string">
            <text:p>2019-06-11T18:15:13Z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21-02-02T11:48:23Z</text:p>
          </table:table-cell>
        </table:table-row>
        <table:table-row table:style-name="ro1">
          <table:table-cell office:value-type="string" calcext:value-type="string">
            <text:p>Revista de Arqueologia</text:p>
          </table:table-cell>
          <table:table-cell office:value-type="string" calcext:value-type="string">
            <text:p>http://www.revista.sabnet.org</text:p>
          </table:table-cell>
          <table:table-cell office:value-type="string" calcext:value-type="string">
            <text:p>https://doaj.org/toc/b90fdc6d57e7474c80d5e1cad7619b49</text:p>
          </table:table-cell>
          <table:table-cell office:value-type="string" calcext:value-type="string">
            <text:p>Revista de Arqueologia da SAB</text:p>
          </table:table-cell>
          <table:table-cell office:value-type="string" calcext:value-type="string">
            <text:p>0102-0420</text:p>
          </table:table-cell>
          <table:table-cell office:value-type="string" calcext:value-type="string">
            <text:p>1982-1999</text:p>
          </table:table-cell>
          <table:table-cell office:value-type="string" calcext:value-type="string">
            <text:p>archeology, heritage, brazil, history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Sociedade de Arqueologia Brasil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ciedade de Arqueologia Brasileira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://www.revista.sabnet.org/index.php/SAB/abou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revista.sabnet.org/index.php/SAB/ab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.sabnet.org/index.php/SAB/about</text:p>
          </table:table-cell>
          <table:table-cell office:value-type="string" calcext:value-type="string">
            <text:p>http://www.revista.sabnet.org/index.php/SAB/about</text:p>
          </table:table-cell>
          <table:table-cell office:value-type="string" calcext:value-type="string">
            <text:p>https://www.revista.sabnet.org/index.php/SAB/about/editorialTeam</text:p>
          </table:table-cell>
          <table:table-cell office:value-type="string" calcext:value-type="string">
            <text:p>http://www.revista.sabnet.org/index.php/SAB/about/submissi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.sabnet.org/index.php/SAB/abou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.sabnet.org/index.php/SAB/about</text:p>
          </table:table-cell>
          <table:table-cell office:value-type="string" calcext:value-type="string">
            <text:p>Cariniana Network</text:p>
          </table:table-cell>
          <table:table-cell/>
          <table:table-cell office:value-type="string" calcext:value-type="string">
            <text:p>https://thekeepers.org/purl/issn/0102-0420</text:p>
          </table:table-cell>
          <table:table-cell office:value-type="string" calcext:value-type="string">
            <text:p>Diadorim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www.revista.sabnet.org/index.php/SAB/about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4-04T11:14:37Z</text:p>
          </table:table-cell>
          <table:table-cell office:value-type="string" calcext:value-type="string">
            <text:p>2019-11-13T19:10:20Z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020-12-29T16:51:09Z</text:p>
          </table:table-cell>
        </table:table-row>
        <table:table-row table:style-name="ro1">
          <table:table-cell office:value-type="string" calcext:value-type="string">
            <text:p>Revista Memorare</text:p>
          </table:table-cell>
          <table:table-cell office:value-type="string" calcext:value-type="string">
            <text:p>http://www.portaldeperiodicos.unisul.br/index.php/memorare_grupep</text:p>
          </table:table-cell>
          <table:table-cell office:value-type="string" calcext:value-type="string">
            <text:p>https://doaj.org/toc/3858157c002e4fd5b20c8f7b44b2f35b</text:p>
          </table:table-cell>
          <table:table-cell table:number-columns-repeated="2"/>
          <table:table-cell office:value-type="string" calcext:value-type="string">
            <text:p>2358-0593</text:p>
          </table:table-cell>
          <table:table-cell office:value-type="string" calcext:value-type="string">
            <text:p>archeology, heritage, memory, identity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Universidade do Sul de Santa Cat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upo de Pesquisa em Arqueologia e Educação Patrimonial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www.portaldeperiodicos.unisul.br/index.php/memorare_grupep/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portaldeperiodicos.unisul.br/index.php/memorare_grupep/article/view/333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er review</text:p>
          </table:table-cell>
          <table:table-cell office:value-type="string" calcext:value-type="string">
            <text:p>http://www.portaldeperiodicos.unisul.br/index.php/memorare_grupep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portaldeperiodicos.unisul.br/index.php/memorare_grupep/about/editorialPolicies#focusAndScope</text:p>
          </table:table-cell>
          <table:table-cell office:value-type="string" calcext:value-type="string">
            <text:p>http://www.portaldeperiodicos.unisul.br/index.php/memorare_grupep/about/editorialTeam</text:p>
          </table:table-cell>
          <table:table-cell office:value-type="string" calcext:value-type="string">
            <text:p>http://www.portaldeperiodicos.unisul.br/index.php/memorare_grupep/about/submissions#authorGuidel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portaldeperiodicos.unisul.br/index.php/memorare_grupep/about/editorialPolicies#focusAndScop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www.portaldeperiodicos.unisul.br/index.php/memorare_grupep/about/editorialPolicies#focusAndScope</text:p>
          </table:table-cell>
          <table:table-cell table:number-columns-repeated="3"/>
          <table:table-cell office:value-type="string" calcext:value-type="string">
            <text:p>Sherpa/Rome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www.portaldeperiodicos.unisul.br/index.php/memorare_grupep/about/editorialPolicies#openAccessPolicy</text:p>
          </table:table-cell>
          <table:table-cell table:number-columns-repeated="2"/>
          <table:table-cell office:value-type="string" calcext:value-type="string">
            <text:p>GN301-674|C|CC1-960</text:p>
          </table:table-cell>
          <table:table-cell office:value-type="string" calcext:value-type="string">
            <text:p>Geography. Anthropology. Recreation: Anthropology: Ethnology. Social and cultural anthropology | Auxiliary sciences of history: Archaeolog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6-03-09T14:17:59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ista Numismática Hécate</text:p>
          </table:table-cell>
          <table:table-cell office:value-type="string" calcext:value-type="string">
            <text:p>http://www.revista-hecate.org/</text:p>
          </table:table-cell>
          <table:table-cell office:value-type="string" calcext:value-type="string">
            <text:p>https://doaj.org/toc/bd1bf3fe62c74d9fa04ee0951f6249d8</text:p>
          </table:table-cell>
          <table:table-cell office:value-type="string" calcext:value-type="string">
            <text:p>Hécate</text:p>
          </table:table-cell>
          <table:table-cell/>
          <table:table-cell office:value-type="string" calcext:value-type="string">
            <text:p>2386-8643</text:p>
          </table:table-cell>
          <table:table-cell office:value-type="string" calcext:value-type="string">
            <text:p>numismatics, archeology, histor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Revista Numismática Hécate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revista-hecate.org/numeros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revista-hecate.org/numeros.ht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-hecate.org/normas.html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www.revista-hecate.org/normas-de-presentacion.ht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revista-hecate.org/numeros.html</text:p>
          </table:table-cell>
          <table:table-cell office:value-type="string" calcext:value-type="string">
            <text:p>http://www.revista-hecate.org/index.html</text:p>
          </table:table-cell>
          <table:table-cell office:value-type="string" calcext:value-type="string">
            <text:p>http://www.revista-hecate.org/equipo.html</text:p>
          </table:table-cell>
          <table:table-cell office:value-type="string" calcext:value-type="string">
            <text:p>http://www.revista-hecate.org/normas-de-presentacion.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-hecate.org/normas.htm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-hecate.org/normas.html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http://revista-hecate.org/normas.html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8-07T15:06:25Z</text:p>
          </table:table-cell>
          <table:table-cell office:value-type="string" calcext:value-type="string">
            <text:p>2020-02-18T16:39:46Z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18-07-07T14:33:11Z</text:p>
          </table:table-cell>
        </table:table-row>
        <table:table-row table:style-name="ro1">
          <table:table-cell office:value-type="string" calcext:value-type="string">
            <text:p>Rukopisna ta Knižkova Spadŝina Ukraïni</text:p>
          </table:table-cell>
          <table:table-cell office:value-type="string" calcext:value-type="string">
            <text:p>http://rksu.nbuv.gov.ua</text:p>
          </table:table-cell>
          <table:table-cell office:value-type="string" calcext:value-type="string">
            <text:p>https://doaj.org/toc/445d43b384ab4e799601ba8cb5b1cd22</text:p>
          </table:table-cell>
          <table:table-cell office:value-type="string" calcext:value-type="string">
            <text:p>Manuscript and Book Heritage of Ukraine</text:p>
          </table:table-cell>
          <table:table-cell office:value-type="string" calcext:value-type="string">
            <text:p>2222-4203</text:p>
          </table:table-cell>
          <table:table-cell/>
          <table:table-cell office:value-type="string" calcext:value-type="string">
            <text:p>archeography, source study, codidology, librarianship</text:p>
          </table:table-cell>
          <table:table-cell office:value-type="string" calcext:value-type="string">
            <text:p>English, Russian, Ukrainian</text:p>
          </table:table-cell>
          <table:table-cell office:value-type="string" calcext:value-type="string">
            <text:p>Vernadsky National Library of Ukrai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ernadsky National Library of Ukraine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ksu.nbuv.gov.ua/en/abou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orial review</text:p>
          </table:table-cell>
          <table:table-cell office:value-type="string" calcext:value-type="string">
            <text:p>http://rksu.nbuv.gov.ua/en/ab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ksu.nbuv.gov.ua/en/about</text:p>
          </table:table-cell>
          <table:table-cell office:value-type="string" calcext:value-type="string">
            <text:p>http://rksu.nbuv.gov.ua/en/editorial</text:p>
          </table:table-cell>
          <table:table-cell office:value-type="string" calcext:value-type="string">
            <text:p>http://rksu.nbuv.gov.ua/en/for_auth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ksu.nbuv.gov.ua/en/for_author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ksu.nbuv.gov.ua/en/for_authors</text:p>
          </table:table-cell>
          <table:table-cell/>
          <table:table-cell office:value-type="string" calcext:value-type="string">
            <text:p>Vernadsky National Library of Ukraine</text:p>
          </table:table-cell>
          <table:table-cell office:value-type="string" calcext:value-type="string">
            <text:p>http://www.irbis-nbuv.gov.ua/cgi-bin/irbis_nbuv/cgiirbis_64.exe?Z21ID=&amp;I21DBN=UJRN&amp;P21DBN=UJRN&amp;S21STN=1&amp;S21REF=10&amp;S21FMT=juu_all&amp;C21COM=S&amp;S21CNR=20&amp;S21P01=0&amp;S21P02=0&amp;S21P03=PREF=&amp;S21COLORTERMS=0&amp;S21STR=rk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rksu.nbuv.gov.ua/en/node/8</text:p>
          </table:table-cell>
          <table:table-cell table:number-columns-repeated="2"/>
          <table:table-cell office:value-type="string" calcext:value-type="string">
            <text:p>CB3-482</text:p>
          </table:table-cell>
          <table:table-cell office:value-type="string" calcext:value-type="string">
            <text:p>Auxiliary sciences of history: History of Civiliz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8-01-24T20:27:04Z</text:p>
          </table:table-cell>
          <table:table-cell office:value-type="string" calcext:value-type="string">
            <text:p>2018-03-19T12:10:22Z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020-12-20T11:47:13Z</text:p>
          </table:table-cell>
        </table:table-row>
        <table:table-row table:style-name="ro1">
          <table:table-cell office:value-type="string" calcext:value-type="string">
            <text:p>Runa</text:p>
          </table:table-cell>
          <table:table-cell office:value-type="string" calcext:value-type="string">
            <text:p>http://revistascientificas.filo.uba.ar/index.php/runa</text:p>
          </table:table-cell>
          <table:table-cell office:value-type="string" calcext:value-type="string">
            <text:p>https://doaj.org/toc/a48ce3b9a5e944cca17855e6ff53554c</text:p>
          </table:table-cell>
          <table:table-cell office:value-type="string" calcext:value-type="string">
            <text:p>Runa: Archivo para las Ciencias del Hombre</text:p>
          </table:table-cell>
          <table:table-cell office:value-type="string" calcext:value-type="string">
            <text:p>0325-1217</text:p>
          </table:table-cell>
          <table:table-cell office:value-type="string" calcext:value-type="string">
            <text:p>1851-9628</text:p>
          </table:table-cell>
          <table:table-cell office:value-type="string" calcext:value-type="string">
            <text:p>social anthropology, biological anthropology, ethnology, ethnohistory, folklore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niversidad de Buenos Ai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de Buenos Aires, Facultad de Filosofía y Letras, Instituto de Ciencias Antropológicas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vistascientificas.filo.uba.ar/index.php/runa/about/editorialPolicies#openAccessPoli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runa/article/view/14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runa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cientificas.filo.uba.ar/index.php/runa/about/editorialPolicies#peerReviewProc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revistascientificas.filo.uba.ar/index.php/runa/about/editorialPolicies#focusAndScope</text:p>
          </table:table-cell>
          <table:table-cell office:value-type="string" calcext:value-type="string">
            <text:p>http://revistascientificas.filo.uba.ar/index.php/runa/pages/view/redaccion</text:p>
          </table:table-cell>
          <table:table-cell office:value-type="string" calcext:value-type="string">
            <text:p>http://revistascientificas.filo.uba.ar/index.php/runa/about/submissions#authorGuidelin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cientificas.filo.uba.ar/index.php/runa/about/editorialPolicies#openAccess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revistascientificas.filo.uba.ar/index.php/runa/about/editorialPolicies#openAccessPolicy</text:p>
          </table:table-cell>
          <table:table-cell office:value-type="string" calcext:value-type="string">
            <text:p>CLOCKSS</text:p>
          </table:table-cell>
          <table:table-cell/>
          <table:table-cell office:value-type="string" calcext:value-type="string">
            <text:p>http://revistascientificas.filo.uba.ar/index.php/runa/about/editorialPolicies#archiving</text:p>
          </table:table-cell>
          <table:table-cell office:value-type="string" calcext:value-type="string">
            <text:p>Sherpa/Rome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http://revistascientificas.filo.uba.ar/index.php/runa/about/submissions#copyrightNotice</text:p>
          </table:table-cell>
          <table:table-cell table:number-columns-repeated="2"/>
          <table:table-cell office:value-type="string" calcext:value-type="string">
            <text:p>GN1-890</text:p>
          </table:table-cell>
          <table:table-cell office:value-type="string" calcext:value-type="string">
            <text:p>Geography. Anthropology. Recreation: Anthrop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0-10-28T14:25:46Z</text:p>
          </table:table-cell>
          <table:table-cell office:value-type="string" calcext:value-type="string">
            <text:p>2016-12-12T14:24:30Z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021-02-16T23:06:39Z</text:p>
          </table:table-cell>
        </table:table-row>
        <table:table-row table:style-name="ro1">
          <table:table-cell office:value-type="string" calcext:value-type="string">
            <text:p>Sibirskie Istoričeskie Issledovaniâ</text:p>
          </table:table-cell>
          <table:table-cell office:value-type="string" calcext:value-type="string">
            <text:p>http://journals.tsu.ru/siberia/en/</text:p>
          </table:table-cell>
          <table:table-cell office:value-type="string" calcext:value-type="string">
            <text:p>https://doaj.org/toc/74274c740cad4ff387eee8c3acfb3e43</text:p>
          </table:table-cell>
          <table:table-cell office:value-type="string" calcext:value-type="string">
            <text:p>Siberian Historical Research</text:p>
          </table:table-cell>
          <table:table-cell office:value-type="string" calcext:value-type="string">
            <text:p>2312-461X</text:p>
          </table:table-cell>
          <table:table-cell office:value-type="string" calcext:value-type="string">
            <text:p>2312-4628</text:p>
          </table:table-cell>
          <table:table-cell office:value-type="string" calcext:value-type="string">
            <text:p>sociocultural anthropology, history, archeology, political studies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Tomsk State University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journals.tsu.ru/siberia/&amp;journal_page=text&amp;pageid=234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journals.tsu.ru/siberia/en/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journals.tsu.ru/siberia/en/</text:p>
          </table:table-cell>
          <table:table-cell office:value-type="string" calcext:value-type="string">
            <text:p>http://journals.tsu.ru/siberia/en/&amp;journal_page=edition&amp;id=150</text:p>
          </table:table-cell>
          <table:table-cell office:value-type="string" calcext:value-type="string">
            <text:p>http://journals.tsu.ru/siberia/en/&amp;journal_page=text&amp;pageid=2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journals.tsu.ru/siberia/en/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journals.tsu.ru/siberia/en/</text:p>
          </table:table-cell>
          <table:table-cell/>
          <table:table-cell office:value-type="string" calcext:value-type="string">
            <text:p>E-library</text:p>
          </table:table-cell>
          <table:table-cell office:value-type="string" calcext:value-type="string">
            <text:p>http://elibrary.ru/title_about.asp?id=4072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http://journals.tsu.ru/siberia/en/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5-08-05T08:58:41Z</text:p>
          </table:table-cell>
          <table:table-cell office:value-type="string" calcext:value-type="string">
            <text:p>2020-02-18T12:58:58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dia Maritima</text:p>
          </table:table-cell>
          <table:table-cell office:value-type="string" calcext:value-type="string">
            <text:p>https://wnus.edu.pl/sm/en/</text:p>
          </table:table-cell>
          <table:table-cell office:value-type="string" calcext:value-type="string">
            <text:p>https://doaj.org/toc/dbc9378378364d9795f65388389f82e1</text:p>
          </table:table-cell>
          <table:table-cell/>
          <table:table-cell office:value-type="string" calcext:value-type="string">
            <text:p>0137-3587</text:p>
          </table:table-cell>
          <table:table-cell office:value-type="string" calcext:value-type="string">
            <text:p>2353-303X</text:p>
          </table:table-cell>
          <table:table-cell office:value-type="string" calcext:value-type="string">
            <text:p>history, archeology, marine problems, seaside and coastal regions</text:p>
          </table:table-cell>
          <table:table-cell office:value-type="string" calcext:value-type="string">
            <text:p>English, German, Norwegian, Polish, Swedish</text:p>
          </table:table-cell>
          <table:table-cell office:value-type="string" calcext:value-type="string">
            <text:p>Wydawnictwo Naukowe Uniwersytetu Szczecińskieg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Szczecin</text:p>
          </table:table-cell>
          <table:table-cell/>
          <table:table-cell office:value-type="string" calcext:value-type="string">
            <text:p>CC BY-SA</text:p>
          </table:table-cell>
          <table:table-cell/>
          <table:table-cell office:value-type="string" calcext:value-type="string">
            <text:p>https://wnus.edu.pl/sm/en/page/149065451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nus.edu.pl/sm/en/page/1490654518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wnus.edu.pl/sm/en/page/1489447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nus.edu.pl/sm/en/page/1513122609</text:p>
          </table:table-cell>
          <table:table-cell office:value-type="string" calcext:value-type="string">
            <text:p>https://wnus.edu.pl/sm/en/page/75/</text:p>
          </table:table-cell>
          <table:table-cell office:value-type="string" calcext:value-type="string">
            <text:p>https://wnus.edu.pl/sm/en/page/1489446954</text:p>
          </table:table-cell>
          <table:table-cell office:value-type="string" calcext:value-type="string">
            <text:p>https://wnus.edu.pl/sm/en/page/14906545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nus.edu.pl/sm/en/page/1490654518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nus.edu.pl/sm/en/page/1490654518</text:p>
          </table:table-cell>
          <table:table-cell table:number-columns-repeated="2"/>
          <table:table-cell office:value-type="string" calcext:value-type="string">
            <text:p>https://www.ceeol.com/search/search-result?f=%7B%22SearchText%22%3A%22studia%20maritima%22%2C%22SearchInOption%22%3A%223%22%7D, http://cejsh.icm.edu.pl/cejsh/search/page.action?token=3e1174c3-2794-4891-80a1-702a7aa44449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wnus.edu.pl/sm/en/</text:p>
          </table:table-cell>
          <table:table-cell table:number-columns-repeated="2"/>
          <table:table-cell office:value-type="string" calcext:value-type="string">
            <text:p>V|D</text:p>
          </table:table-cell>
          <table:table-cell office:value-type="string" calcext:value-type="string">
            <text:p>Naval Science | History (General) and history of Europ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7-07T11:45:52Z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20-08-11T11:51:54Z</text:p>
          </table:table-cell>
        </table:table-row>
        <table:table-row table:style-name="ro1">
          <table:table-cell office:value-type="string" calcext:value-type="string">
            <text:p>Traces in Time</text:p>
          </table:table-cell>
          <table:table-cell office:value-type="string" calcext:value-type="string">
            <text:p>http://www.archaeologicaltraces.org/index.php/2014-01-28-09-56-01/traces-in-time</text:p>
          </table:table-cell>
          <table:table-cell office:value-type="string" calcext:value-type="string">
            <text:p>https://doaj.org/toc/46939db84223425c92ad90373bbb28a7</text:p>
          </table:table-cell>
          <table:table-cell/>
          <table:table-cell office:value-type="string" calcext:value-type="string">
            <text:p>2038-7709</text:p>
          </table:table-cell>
          <table:table-cell/>
          <table:table-cell office:value-type="string" calcext:value-type="string">
            <text:p>prehistory, bronze age, neolithic, iron age, paleolithic</text:p>
          </table:table-cell>
          <table:table-cell office:value-type="string" calcext:value-type="string">
            <text:p>Italian, English</text:p>
          </table:table-cell>
          <table:table-cell office:value-type="string" calcext:value-type="string">
            <text:p>A.T.P.G.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www.archaeologicaltraces.org/index.p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icaltraces.org/index.php/2014-01-28-09-56-01/traces-in-time/29-tit-1-2011/38-tit0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archaeologicaltraces.org/index.php/2014-01-28-09-56-01/traces-in-time</text:p>
          </table:table-cell>
          <table:table-cell office:value-type="string" calcext:value-type="string">
            <text:p>Blind peer review</text:p>
          </table:table-cell>
          <table:table-cell office:value-type="string" calcext:value-type="string">
            <text:p>http://www.archaeologicaltraces.org/index.php/2014-01-28-09-56-01/traces-in-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www.archaeologicaltraces.org/index.php/2014-01-28-09-56-01/traces-in-time</text:p>
          </table:table-cell>
          <table:table-cell office:value-type="string" calcext:value-type="string">
            <text:p>http://www.archaeologicaltraces.org/index.php/board</text:p>
          </table:table-cell>
          <table:table-cell office:value-type="string" calcext:value-type="string">
            <text:p>http://www.archaeologicaltraces.org/index.php/8-general/85-publication-guidelines-for-auth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archaeologicaltraces.org/index.php/2014-01-28-09-56-01/traces-in-tim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http://www.archaeologicaltraces.org/index.php/2014-01-28-09-56-01/traces-in-time</text:p>
          </table:table-cell>
          <table:table-cell table:number-columns-repeated="2"/>
          <table:table-cell office:value-type="string" calcext:value-type="string">
            <text:p>GN700-890</text:p>
          </table:table-cell>
          <table:table-cell office:value-type="string" calcext:value-type="string">
            <text:p>Geography. Anthropology. Recreation: Anthropology: Prehistoric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2-08-27T16:38:54Z</text:p>
          </table:table-cell>
          <table:table-cell office:value-type="string" calcext:value-type="string">
            <text:p>2021-01-24T17:13:30Z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11-29T08:47:21Z</text:p>
          </table:table-cell>
        </table:table-row>
        <table:table-row table:style-name="ro1">
          <table:table-cell office:value-type="string" calcext:value-type="string">
            <text:p>Vakanüvis Uluslararası Tarih Araştırmaları Dergisi</text:p>
          </table:table-cell>
          <table:table-cell office:value-type="string" calcext:value-type="string">
            <text:p>https://dergipark.org.tr/tr/pub/vakanuvis</text:p>
          </table:table-cell>
          <table:table-cell office:value-type="string" calcext:value-type="string">
            <text:p>https://doaj.org/toc/c7af24a8052a4907a4976024ee63a21d</text:p>
          </table:table-cell>
          <table:table-cell office:value-type="string" calcext:value-type="string">
            <text:p>Vakanuvis International Journal of Historical Researches</text:p>
          </table:table-cell>
          <table:table-cell office:value-type="string" calcext:value-type="string">
            <text:p>2149-9535</text:p>
          </table:table-cell>
          <table:table-cell office:value-type="string" calcext:value-type="string">
            <text:p>2636-7777</text:p>
          </table:table-cell>
          <table:table-cell office:value-type="string" calcext:value-type="string">
            <text:p>history, archeology, anthropology, world history, history writing</text:p>
          </table:table-cell>
          <table:table-cell office:value-type="string" calcext:value-type="string">
            <text:p>English, Turkish</text:p>
          </table:table-cell>
          <table:table-cell office:value-type="string" calcext:value-type="string">
            <text:p>Vakanüvis Uluslararası Tarih Araştırmaları Dergisi</text:p>
          </table:table-cell>
          <table:table-cell office:value-type="string" calcext:value-type="string">
            <text:p>Turkey</text:p>
          </table:table-cell>
          <table:table-cell table:number-columns-repeated="2"/>
          <table:table-cell office:value-type="string" calcext:value-type="string">
            <text:p>CC BY-NC-SA</text:p>
          </table:table-cell>
          <table:table-cell/>
          <table:table-cell office:value-type="string" calcext:value-type="string">
            <text:p>https://dergipark.org.tr/en/pub/vakanuvis/page/890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vakanuvis/page/8909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dergipark.org.tr/en/pub/vakanuvis/page/89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vakanuvis/page/8908</text:p>
          </table:table-cell>
          <table:table-cell office:value-type="string" calcext:value-type="string">
            <text:p>https://dergipark.org.tr/en/pub/vakanuvis/aim-and-scope</text:p>
          </table:table-cell>
          <table:table-cell office:value-type="string" calcext:value-type="string">
            <text:p>https://dergipark.org.tr/en/pub/vakanuvis/board</text:p>
          </table:table-cell>
          <table:table-cell office:value-type="string" calcext:value-type="string">
            <text:p>https://dergipark.org.tr/en/pub/vakanuvis/writing-ru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dergipark.org.tr/en/pub/vakanuvis/writing-rul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dergipark.org.tr/en/pub/vakanuvis/writing-rules</text:p>
          </table:table-cell>
          <table:table-cell table:number-columns-repeated="2"/>
          <table:table-cell office:value-type="string" calcext:value-type="string">
            <text:p>https://dergipark.org.tr/en/pub/vakanuvis/writing-rules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dergipark.org.tr/en/pub/vakanuvis/page/8909</text:p>
          </table:table-cell>
          <table:table-cell table:number-columns-repeated="2"/>
          <table:table-cell office:value-type="string" calcext:value-type="string">
            <text:p>D1-2009</text:p>
          </table:table-cell>
          <table:table-cell office:value-type="string" calcext:value-type="string">
            <text:p>History (General) and history of Europe: History (General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0-03-09T15:25:53Z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-03-09T16:44:46Z</text:p>
          </table:table-cell>
        </table:table-row>
        <table:table-row table:style-name="ro1">
          <table:table-cell office:value-type="string" calcext:value-type="string">
            <text:p>Zbornik Radova Vizantološkog Instituta</text:p>
          </table:table-cell>
          <table:table-cell office:value-type="string" calcext:value-type="string">
            <text:p>http://www.doiserbia.nb.rs/journal.aspx?issn=0584-9888</text:p>
          </table:table-cell>
          <table:table-cell office:value-type="string" calcext:value-type="string">
            <text:p>https://doaj.org/toc/db3eddc171794b5f98d7f21e43206075</text:p>
          </table:table-cell>
          <table:table-cell/>
          <table:table-cell office:value-type="string" calcext:value-type="string">
            <text:p>0584-9888</text:p>
          </table:table-cell>
          <table:table-cell office:value-type="string" calcext:value-type="string">
            <text:p>2406-0917</text:p>
          </table:table-cell>
          <table:table-cell office:value-type="string" calcext:value-type="string">
            <text:p>history, archeology, ethnology</text:p>
          </table:table-cell>
          <table:table-cell office:value-type="string" calcext:value-type="string">
            <text:p>Bulgarian, English, French, German, Russian, Serbian</text:p>
          </table:table-cell>
          <table:table-cell office:value-type="string" calcext:value-type="string">
            <text:p>Institute for Byzantine Studies of the Serbian Academy of Sciences and Arts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C BY-NC</text:p>
          </table:table-cell>
          <table:table-cell/>
          <table:table-cell office:value-type="string" calcext:value-type="string">
            <text:p>http://doiserbia.nb.rs/journal.aspx?issn=0584-9888&amp;pg=editorialpolicy#Open access polic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doiserbia.nb.rs/journal.aspx?issn=0584-9888&amp;pg=editorialpolicy#Peer revie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://doiserbia.nb.rs/journal.aspx?issn=0584-9888&amp;pg=editorialpolicy#Editorial policy</text:p>
          </table:table-cell>
          <table:table-cell office:value-type="string" calcext:value-type="string">
            <text:p>http://doiserbia.nb.rs/journal.aspx?issn=0584-9888</text:p>
          </table:table-cell>
          <table:table-cell office:value-type="string" calcext:value-type="string">
            <text:p>http://doiserbia.nb.rs/journal.aspx?issn=0584-9888&amp;pg=instructionsforauthor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doiserbia.nb.rs/journal.aspx?issn=0584-9888&amp;pg=editorialpolicy#Open access polic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doiserbia.nb.rs/journal.aspx?issn=0584-9888&amp;pg=editorialpolicy#Open access policy</text:p>
          </table:table-cell>
          <table:table-cell/>
          <table:table-cell office:value-type="string" calcext:value-type="string">
            <text:p>National Library of Serbia</text:p>
          </table:table-cell>
          <table:table-cell office:value-type="string" calcext:value-type="string">
            <text:p>http://doiserbia.nb.rs/journal.aspx?issn=0584-9888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doiserbia.nb.rs/journal.aspx?issn=0584-9888&amp;pg=editorialpolicy#Open access polic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17-03-29T21:15:19Z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021-02-05T08:35:08Z</text:p>
          </table:table-cell>
        </table:table-row>
        <table:table-row table:style-name="ro1">
          <table:table-cell office:value-type="string" calcext:value-type="string">
            <text:p>Zephyrus</text:p>
          </table:table-cell>
          <table:table-cell office:value-type="string" calcext:value-type="string">
            <text:p>http://revistas.usal.es/index.php/0514-7336/index</text:p>
          </table:table-cell>
          <table:table-cell office:value-type="string" calcext:value-type="string">
            <text:p>https://doaj.org/toc/e568f8e599fe42a28022218a66275ccd</text:p>
          </table:table-cell>
          <table:table-cell office:value-type="string" calcext:value-type="string">
            <text:p>ZEPHYRVS</text:p>
          </table:table-cell>
          <table:table-cell office:value-type="string" calcext:value-type="string">
            <text:p>0514-7336</text:p>
          </table:table-cell>
          <table:table-cell office:value-type="string" calcext:value-type="string">
            <text:p>2386-3943</text:p>
          </table:table-cell>
          <table:table-cell office:value-type="string" calcext:value-type="string">
            <text:p>archeology, prehistory</text:p>
          </table:table-cell>
          <table:table-cell office:value-type="string" calcext:value-type="string">
            <text:p>English, Spanish</text:p>
          </table:table-cell>
          <table:table-cell office:value-type="string" calcext:value-type="string">
            <text:p>Ediciones Universidad de Salamanc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Salamanca</text:p>
          </table:table-cell>
          <table:table-cell/>
          <table:table-cell office:value-type="string" calcext:value-type="string">
            <text:p>CC BY-NC-ND</text:p>
          </table:table-cell>
          <table:table-cell/>
          <table:table-cell office:value-type="string" calcext:value-type="string">
            <text:p>http://revistas.usal.es/index.php/0514-7336/about/editorialPolicies#openAccessPoli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sal.es/index.php/0514-7336/article/view/zephyrus20147345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revistas.usal.es/index.php/0514-7336/information/sampleCopyrightWording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revistas.usal.es/index.php/0514-7336/about/editorialPolicies#peerReviewProc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revistas.usal.es/index.php/0514-7336/about/editorialPolicies#custom-0</text:p>
          </table:table-cell>
          <table:table-cell office:value-type="string" calcext:value-type="string">
            <text:p>http://revistas.usal.es/index.php/0514-7336/about/editorialPolicies#focusAndScope</text:p>
          </table:table-cell>
          <table:table-cell office:value-type="string" calcext:value-type="string">
            <text:p>http://revistas.usal.es/index.php/0514-7336/about/editorialTeam</text:p>
          </table:table-cell>
          <table:table-cell office:value-type="string" calcext:value-type="string">
            <text:p>http://revistas.usal.es/index.php/0514-7336/about/submissions#authorGuidel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revistas.usal.es/index.php/0514-7336/about/editorialPolicies#peerReviewProces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revistas.usal.es/index.php/0514-7336/about/editorialPolicies#peerReviewProcess</text:p>
          </table:table-cell>
          <table:table-cell table:number-columns-repeated="2"/>
          <table:table-cell office:value-type="string" calcext:value-type="string">
            <text:p>http://revistas.usal.es/index.php/0514-7336/about/editorialPolicies#archiving</text:p>
          </table:table-cell>
          <table:table-cell office:value-type="string" calcext:value-type="string">
            <text:p>Sherpa/Romeo, Dulcinea</text:p>
          </table:table-cell>
          <table:table-cell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revistas.usal.es/index.php/0514-7336/about/editorialPolicies#openAccessPolicy</text:p>
          </table:table-cell>
          <table:table-cell table:number-columns-repeated="2"/>
          <table:table-cell office:value-type="string" calcext:value-type="string">
            <text:p>CC1-960</text:p>
          </table:table-cell>
          <table:table-cell office:value-type="string" calcext:value-type="string">
            <text:p>Auxiliary sciences of history: Archae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4-10-07T15:14:33Z</text:p>
          </table:table-cell>
          <table:table-cell office:value-type="string" calcext:value-type="string">
            <text:p>2020-08-04T08:53:06Z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2020-08-28T12:00:28Z</text:p>
          </table:table-cell>
        </table:table-row>
        <table:table-row table:style-name="ro1">
          <table:table-cell office:value-type="string" calcext:value-type="string">
            <text:p>Вестник Кемеровского государственного университета</text:p>
          </table:table-cell>
          <table:table-cell office:value-type="string" calcext:value-type="string">
            <text:p>https://vestnik.kemsu.ru</text:p>
          </table:table-cell>
          <table:table-cell office:value-type="string" calcext:value-type="string">
            <text:p>https://doaj.org/toc/94d50f39a713407c822dd4c9fc38bdb3</text:p>
          </table:table-cell>
          <table:table-cell office:value-type="string" calcext:value-type="string">
            <text:p>Bulletin of Kemerovo State University</text:p>
          </table:table-cell>
          <table:table-cell office:value-type="string" calcext:value-type="string">
            <text:p>2078-8975</text:p>
          </table:table-cell>
          <table:table-cell office:value-type="string" calcext:value-type="string">
            <text:p>2078-8983</text:p>
          </table:table-cell>
          <table:table-cell office:value-type="string" calcext:value-type="string">
            <text:p>archeology, russian history, historiography, comparative linguistics, psychology</text:p>
          </table:table-cell>
          <table:table-cell office:value-type="string" calcext:value-type="string">
            <text:p>English, Russian</text:p>
          </table:table-cell>
          <table:table-cell office:value-type="string" calcext:value-type="string">
            <text:p>Kemerovo State Universit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Kemerovo State University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vestnik.kemsu.ru/jour/about/submissions#copyrightNot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vestnik.kemsu.ru/jour/about/submissions#copyrightNotice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vestnik.kemsu.ru/jour/about/editorialPolicies#peerReview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vestnik.kemsu.ru/jour/about/editorialPolicies#custom-5</text:p>
          </table:table-cell>
          <table:table-cell office:value-type="string" calcext:value-type="string">
            <text:p>https://vestnik.kemsu.ru/jour/about/editorialPolicies#focusAndScope</text:p>
          </table:table-cell>
          <table:table-cell office:value-type="string" calcext:value-type="string">
            <text:p>https://vestnik.kemsu.ru/jour/pages/view/EditorialC</text:p>
          </table:table-cell>
          <table:table-cell office:value-type="string" calcext:value-type="string">
            <text:p>https://vestnik.kemsu.ru/jour/about/submissions#authorGuidelin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vestnik.kemsu.ru/jour/about/editorialPolicies#custom-7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vestnik.kemsu.ru/jour/about/editorialPolicies#custom-7</text:p>
          </table:table-cell>
          <table:table-cell office:value-type="string" calcext:value-type="string">
            <text:p>https://elibrary.ru/contents.asp?titleid=9764</text:p>
          </table:table-cell>
          <table:table-cell/>
          <table:table-cell office:value-type="string" calcext:value-type="string">
            <text:p>https://vestnik.kemsu.ru/jour/about/editorialPolicies#archiving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vestnik.kemsu.ru/jour/about/editorialPolicies#openAccessPolicy</text:p>
          </table:table-cell>
          <table:table-cell table:number-columns-repeated="2"/>
          <table:table-cell office:value-type="string" calcext:value-type="string">
            <text:p>DK1-4735|BF1-990</text:p>
          </table:table-cell>
          <table:table-cell office:value-type="string" calcext:value-type="string">
            <text:p>History (General) and history of Europe: History of Russia. Soviet Union. Former Soviet Republics | Philosophy. Psychology. Religion: Psycholog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10-26T12:38:43Z</text:p>
          </table:table-cell>
          <table:table-cell office:value-type="string" calcext:value-type="string">
            <text:p>2019-11-01T11:30:45Z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2021-01-14T04:07:20Z</text:p>
          </table:table-cell>
        </table:table-row>
        <table:table-row table:style-name="ro1">
          <table:table-cell office:value-type="string" calcext:value-type="string">
            <text:p>Історія науки і техніки</text:p>
          </table:table-cell>
          <table:table-cell office:value-type="string" calcext:value-type="string">
            <text:p>http://hst-journal.com</text:p>
          </table:table-cell>
          <table:table-cell office:value-type="string" calcext:value-type="string">
            <text:p>https://doaj.org/toc/32ab0f6dbb99416fa762a25f133fcad1</text:p>
          </table:table-cell>
          <table:table-cell office:value-type="string" calcext:value-type="string">
            <text:p>History of Science and Technology</text:p>
          </table:table-cell>
          <table:table-cell office:value-type="string" calcext:value-type="string">
            <text:p>2415-7422</text:p>
          </table:table-cell>
          <table:table-cell office:value-type="string" calcext:value-type="string">
            <text:p>2415-7430</text:p>
          </table:table-cell>
          <table:table-cell office:value-type="string" calcext:value-type="string">
            <text:p>historiography, source study, theory and methodology of historical science, history of technology, history of science, history of archeology</text:p>
          </table:table-cell>
          <table:table-cell office:value-type="string" calcext:value-type="string">
            <text:p>English, Russian, Ukrainian</text:p>
          </table:table-cell>
          <table:table-cell office:value-type="string" calcext:value-type="string">
            <text:p>State University of Infrastructure and Technologies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tate University of Infrastructure and Technologies</text:p>
          </table:table-cell>
          <table:table-cell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://hst-journal.com/index.php/hst/transfer-of-copy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st-journal.com/index.php/hst/article/view/292/24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ouble blind peer review</text:p>
          </table:table-cell>
          <table:table-cell office:value-type="string" calcext:value-type="string">
            <text:p>http://hst-journal.com/index.php/hst/review_proced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st-journal.com/index.php/hst/Plagiarism_policy</text:p>
          </table:table-cell>
          <table:table-cell office:value-type="string" calcext:value-type="string">
            <text:p>http://hst-journal.com/index.php/hst/Aims_and_Scope</text:p>
          </table:table-cell>
          <table:table-cell office:value-type="string" calcext:value-type="string">
            <text:p>http://hst-journal.com/index.php/hst/about/editorialTeam</text:p>
          </table:table-cell>
          <table:table-cell office:value-type="string" calcext:value-type="string">
            <text:p>http://hst-journal.com/index.php/hst/for_autho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hst-journal.com/index.php/hst/Submit</text:p>
          </table:table-cell>
          <table:table-cell office:value-type="string" calcext:value-type="string">
            <text:p>300 UAH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://hst-journal.com/index.php/hst/Submit</text:p>
          </table:table-cell>
          <table:table-cell/>
          <table:table-cell office:value-type="string" calcext:value-type="string">
            <text:p>Vernadsky National Library Of Ukraine http://www.irbis-nbuv.gov.ua/cgi-bin/irbis_nbuv/cgiirbis_64.exe?Z21ID=&amp;I21DBN=UJRN&amp;P21DBN=UJRN&amp;S21STN=1&amp;S21REF=10&amp;S21FMT=juu_all&amp;C21COM=S&amp;S21CNR=20&amp;S21P01=0&amp;S21P02=0&amp;S21P03=I=&amp;S21COLORTERMS=0&amp;S21STR=%D0%9674226</text:p>
          </table:table-cell>
          <table:table-cell office:value-type="string" calcext:value-type="string">
            <text:p>http://hst-journal.com/index.php/hst/Home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://hst-journal.com/index.php/hst/open-access</text:p>
          </table:table-cell>
          <table:table-cell table:number-columns-repeated="2"/>
          <table:table-cell office:value-type="string" calcext:value-type="string">
            <text:p>D|Q1-390</text:p>
          </table:table-cell>
          <table:table-cell office:value-type="string" calcext:value-type="string">
            <text:p>History (General) and history of Europe | Science: Science (Gener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3-26T18:55:07Z</text:p>
          </table:table-cell>
          <table:table-cell office:value-type="string" calcext:value-type="string">
            <text:p>2019-12-25T14:25:17Z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020-12-14T12:18:13Z</text:p>
          </table:table-cell>
        </table:table-row>
        <table:table-row table:style-name="ro1">
          <table:table-cell office:value-type="string" calcext:value-type="string">
            <text:p>Простір в історичних дослідженнях</text:p>
          </table:table-cell>
          <table:table-cell office:value-type="string" calcext:value-type="string">
            <text:p>https://spacehist.wixsite.com/prostir</text:p>
          </table:table-cell>
          <table:table-cell office:value-type="string" calcext:value-type="string">
            <text:p>https://doaj.org/toc/c05d65cde68b4fd9b1be958fd028b3c8</text:p>
          </table:table-cell>
          <table:table-cell office:value-type="string" calcext:value-type="string">
            <text:p>Space in Нistorical Research</text:p>
          </table:table-cell>
          <table:table-cell office:value-type="string" calcext:value-type="string">
            <text:p>2709-8370</text:p>
          </table:table-cell>
          <table:table-cell/>
          <table:table-cell office:value-type="string" calcext:value-type="string">
            <text:p>history, archeology, gis, remote sensing, spatial analysis, historical landscape</text:p>
          </table:table-cell>
          <table:table-cell office:value-type="string" calcext:value-type="string">
            <text:p>English, Ukrainian</text:p>
          </table:table-cell>
          <table:table-cell office:value-type="string" calcext:value-type="string">
            <text:p>National Historical and Ethnographic Reserve «Pereiaslav»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ational Historical and Ethnographic Reserve «Pereiaslav»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spacehist.wixsite.com/prostir/copyrigh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https://spacehist.wixsite.com/prostir/copyright</text:p>
          </table:table-cell>
          <table:table-cell office:value-type="string" calcext:value-type="string">
            <text:p>Double blind peer review</text:p>
          </table:table-cell>
          <table:table-cell office:value-type="string" calcext:value-type="string">
            <text:p>https://spacehist.wixsite.com/prostir/peerrevie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spacehist.wixsite.com/prostir/aims-scope</text:p>
          </table:table-cell>
          <table:table-cell office:value-type="string" calcext:value-type="string">
            <text:p>https://spacehist.wixsite.com/prostir/editorialboard</text:p>
          </table:table-cell>
          <table:table-cell office:value-type="string" calcext:value-type="string">
            <text:p>https://spacehist.wixsite.com/prostir/authorguidel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spacehist.wixsite.com/prostir/authorguidelin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net Archive, ePHSHEIR repository</text:p>
          </table:table-cell>
          <table:table-cell/>
          <table:table-cell office:value-type="string" calcext:value-type="string">
            <text:p>http://ephsheir.phdpu.edu.ua/handle/8989898989/4803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spacehist.wixsite.com/prostir/open-acces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2021-01-30T13:07:26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1-30T20:43:25Z</text:p>
          </table:table-cell>
        </table:table-row>
        <table:table-row table:style-name="ro1">
          <table:table-cell office:value-type="string" calcext:value-type="string">
            <text:p>Український нумізматичний щорічник</text:p>
          </table:table-cell>
          <table:table-cell office:value-type="string" calcext:value-type="string">
            <text:p>http://www.numismatic-journal.com</text:p>
          </table:table-cell>
          <table:table-cell office:value-type="string" calcext:value-type="string">
            <text:p>https://doaj.org/toc/2339f8a2b36a463c83b66265fc0aa61a</text:p>
          </table:table-cell>
          <table:table-cell office:value-type="string" calcext:value-type="string">
            <text:p>Ukrainian Numismatic Annual</text:p>
          </table:table-cell>
          <table:table-cell office:value-type="string" calcext:value-type="string">
            <text:p>2616-6275</text:p>
          </table:table-cell>
          <table:table-cell office:value-type="string" calcext:value-type="string">
            <text:p>2617-9822</text:p>
          </table:table-cell>
          <table:table-cell office:value-type="string" calcext:value-type="string">
            <text:p>numismatics, archeology, history, coins, treasures</text:p>
          </table:table-cell>
          <table:table-cell office:value-type="string" calcext:value-type="string">
            <text:p>English, Polish, Ukrainian</text:p>
          </table:table-cell>
          <table:table-cell office:value-type="string" calcext:value-type="string">
            <text:p>Hryhorii Skovoroda Pereyaslav-Khmelnytskyi State Pedagogical University, Institute of History of Ukraine of the National Academy of Sciences of Ukraine, Central Ukrainian National Technical University</text:p>
          </table:table-cell>
          <table:table-cell office:value-type="string" calcext:value-type="string">
            <text:p>Ukraine</text:p>
          </table:table-cell>
          <table:table-cell table:number-columns-repeated="2"/>
          <table:table-cell office:value-type="string" calcext:value-type="string">
            <text:p>CC BY</text:p>
          </table:table-cell>
          <table:table-cell/>
          <table:table-cell office:value-type="string" calcext:value-type="string">
            <text:p>https://numismatic-journal.com/index.php/journal/open-acces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lind peer review</text:p>
          </table:table-cell>
          <table:table-cell office:value-type="string" calcext:value-type="string">
            <text:p>https://numismatic-journal.com/index.php/journal/peer-review-pro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numismatic-journal.com/index.php/journal/plagiarism-policy</text:p>
          </table:table-cell>
          <table:table-cell office:value-type="string" calcext:value-type="string">
            <text:p>https://numismatic-journal.com/index.php/journal/aims-and-scope</text:p>
          </table:table-cell>
          <table:table-cell office:value-type="string" calcext:value-type="string">
            <text:p>https://numismatic-journal.com/index.php/journal/about/editorialTeam</text:p>
          </table:table-cell>
          <table:table-cell office:value-type="string" calcext:value-type="string">
            <text:p>https://numismatic-journal.com/index.php/journal/about/submiss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numismatic-journal.com/index.php/journal/about/submissio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numismatic-journal.com/index.php/journal/about/submissions</text:p>
          </table:table-cell>
          <table:table-cell office:value-type="string" calcext:value-type="string">
            <text:p>LOCKSS</text:p>
          </table:table-cell>
          <table:table-cell/>
          <table:table-cell office:value-type="string" calcext:value-type="string">
            <text:p>https://numismatic-journal.com/index.php/journal/about/aboutThisPublishingSystem</text:p>
          </table:table-cell>
          <table:table-cell table:number-columns-repeated="2"/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https://numismatic-journal.com/index.php/journal/open-acces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story (General) and history of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19-07-30T10:20:08Z</text:p>
          </table:table-cell>
          <table:table-cell office:value-type="string" calcext:value-type="string">
            <text:p>2019-08-17T10:58:07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8-01T08:12:35Z</text:p>
          </table:table-cell>
        </table:table-row>
      </table:table>
      <table:named-expressions/>
      <table:database-ranges>
        <table:database-range table:name="__Anonymous_Sheet_DB__0" table:target-range-address="Feuille1.A1:Feuille1.AMJ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currency-style style:name="N12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7T12:18:13.386000000</meta:creation-date>
    <dc:date>2021-02-17T12:50:53.855000000</dc:date>
    <meta:editing-duration>PT10M19S</meta:editing-duration>
    <meta:editing-cycles>2</meta:editing-cycles>
    <meta:generator>LibreOffice/6.4.0.3$Windows_X86_64 LibreOffice_project/b0a288ab3d2d4774cb44b62f04d5d28733ac6df8</meta:generator>
    <meta:document-statistic meta:table-count="1" meta:cell-count="8133" meta:object-count="0"/>
  </office:meta>
</office:document-meta>
</file>